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545cm" table:align="left"/>
    </style:style>
    <style:style style:name="Table1.A" style:family="table-column">
      <style:table-column-properties style:column-width="10.545cm"/>
    </style:style>
    <style:style style:name="Table1.A1" style:family="table-cell">
      <style:table-cell-properties style:vertical-align="middle" fo:padding="0.049cm" fo:border="none"/>
    </style:style>
    <style:style style:name="Table2" style:family="table">
      <style:table-properties style:width="12.607cm" table:align="left"/>
    </style:style>
    <style:style style:name="Table2.A" style:family="table-column">
      <style:table-column-properties style:column-width="1.879cm"/>
    </style:style>
    <style:style style:name="Table2.B" style:family="table-column">
      <style:table-column-properties style:column-width="5.399cm"/>
    </style:style>
    <style:style style:name="Table2.C" style:family="table-column">
      <style:table-column-properties style:column-width="5.329cm"/>
    </style:style>
    <style:style style:name="Table2.A1" style:family="table-cell">
      <style:table-cell-properties style:vertical-align="middle" fo:padding="0.049cm" fo:border="none"/>
    </style:style>
    <style:style style:name="Table3" style:family="table">
      <style:table-properties style:width="12.017cm" table:align="left"/>
    </style:style>
    <style:style style:name="Table3.A" style:family="table-column">
      <style:table-column-properties style:column-width="3.44cm"/>
    </style:style>
    <style:style style:name="Table3.B" style:family="table-column">
      <style:table-column-properties style:column-width="4.249cm"/>
    </style:style>
    <style:style style:name="Table3.C" style:family="table-column">
      <style:table-column-properties style:column-width="4.329cm"/>
    </style:style>
    <style:style style:name="Table3.A1" style:family="table-cell">
      <style:table-cell-properties style:vertical-align="middle" fo:padding="0.049cm" fo:border="none"/>
    </style:style>
    <style:style style:name="Table4" style:family="table">
      <style:table-properties style:width="10.968cm" table:align="left"/>
    </style:style>
    <style:style style:name="Table4.A" style:family="table-column">
      <style:table-column-properties style:column-width="3.44cm"/>
    </style:style>
    <style:style style:name="Table4.B" style:family="table-column">
      <style:table-column-properties style:column-width="2.429cm"/>
    </style:style>
    <style:style style:name="Table4.C" style:family="table-column">
      <style:table-column-properties style:column-width="2.263cm"/>
    </style:style>
    <style:style style:name="Table4.D" style:family="table-column">
      <style:table-column-properties style:column-width="2.836cm"/>
    </style:style>
    <style:style style:name="Table4.A1" style:family="table-cell">
      <style:table-cell-properties style:vertical-align="middle" fo:padding="0.049cm" fo:border="none"/>
    </style:style>
    <style:style style:name="Table5" style:family="table">
      <style:table-properties style:width="10.825cm" table:align="left"/>
    </style:style>
    <style:style style:name="Table5.A" style:family="table-column">
      <style:table-column-properties style:column-width="3.44cm"/>
    </style:style>
    <style:style style:name="Table5.B" style:family="table-column">
      <style:table-column-properties style:column-width="2.381cm"/>
    </style:style>
    <style:style style:name="Table5.C" style:family="table-column">
      <style:table-column-properties style:column-width="2.215cm"/>
    </style:style>
    <style:style style:name="Table5.D" style:family="table-column">
      <style:table-column-properties style:column-width="2.789cm"/>
    </style:style>
    <style:style style:name="Table5.A1" style:family="table-cell">
      <style:table-cell-properties style:vertical-align="middle" fo:padding="0.049cm" fo:border="none"/>
    </style:style>
    <style:style style:name="Table6" style:family="table">
      <style:table-properties style:width="9.603cm" table:align="left"/>
    </style:style>
    <style:style style:name="Table6.A" style:family="table-column">
      <style:table-column-properties style:column-width="9.603cm"/>
    </style:style>
    <style:style style:name="Table6.A1" style:family="table-cell">
      <style:table-cell-properties style:vertical-align="middle" fo:padding="0.049cm" fo:border="none"/>
    </style:style>
    <style:style style:name="Table7" style:family="table">
      <style:table-properties style:width="8.304cm" table:align="left"/>
    </style:style>
    <style:style style:name="Table7.A" style:family="table-column">
      <style:table-column-properties style:column-width="8.304cm"/>
    </style:style>
    <style:style style:name="Table7.A1" style:family="table-cell">
      <style:table-cell-properties style:vertical-align="middle" fo:padding="0.049cm" fo:border="none"/>
    </style:style>
    <style:style style:name="Table8" style:family="table">
      <style:table-properties style:width="7.019cm" table:align="left"/>
    </style:style>
    <style:style style:name="Table8.A" style:family="table-column">
      <style:table-column-properties style:column-width="7.019cm"/>
    </style:style>
    <style:style style:name="Table8.A1" style:family="table-cell">
      <style:table-cell-properties style:vertical-align="middle" fo:padding="0.049cm" fo:border="none"/>
    </style:style>
    <style:style style:name="Table9" style:family="table">
      <style:table-properties style:width="8.929cm" table:align="left"/>
    </style:style>
    <style:style style:name="Table9.A" style:family="table-column">
      <style:table-column-properties style:column-width="8.929cm"/>
    </style:style>
    <style:style style:name="Table9.A1" style:family="table-cell">
      <style:table-cell-properties style:vertical-align="middle" fo:padding="0.049cm" fo:border="none"/>
    </style:style>
    <style:style style:name="Table10" style:family="table">
      <style:table-properties style:width="8.073cm" table:align="left"/>
    </style:style>
    <style:style style:name="Table10.A" style:family="table-column">
      <style:table-column-properties style:column-width="8.073cm"/>
    </style:style>
    <style:style style:name="Table10.A1" style:family="table-cell">
      <style:table-cell-properties style:vertical-align="middle" fo:padding="0.049cm" fo:border="none"/>
    </style:style>
    <style:style style:name="Table11" style:family="table">
      <style:table-properties style:width="9.698cm" table:align="left"/>
    </style:style>
    <style:style style:name="Table11.A" style:family="table-column">
      <style:table-column-properties style:column-width="3.44cm"/>
    </style:style>
    <style:style style:name="Table11.B" style:family="table-column">
      <style:table-column-properties style:column-width="6.258cm"/>
    </style:style>
    <style:style style:name="Table11.A1" style:family="table-cell">
      <style:table-cell-properties style:vertical-align="middle" fo:padding="0.049cm" fo:border="none"/>
    </style:style>
    <style:style style:name="Table12" style:family="table">
      <style:table-properties style:width="9.398cm" table:align="left"/>
    </style:style>
    <style:style style:name="Table12.A" style:family="table-column">
      <style:table-column-properties style:column-width="9.398cm"/>
    </style:style>
    <style:style style:name="Table12.A1" style:family="table-cell">
      <style:table-cell-properties style:vertical-align="middle" fo:padding="0.049cm" fo:border="none"/>
    </style:style>
    <style:style style:name="Table13" style:family="table">
      <style:table-properties style:width="8.897cm" table:align="left"/>
    </style:style>
    <style:style style:name="Table13.A" style:family="table-column">
      <style:table-column-properties style:column-width="8.897cm"/>
    </style:style>
    <style:style style:name="Table13.A1" style:family="table-cell">
      <style:table-cell-properties style:vertical-align="middle" fo:padding="0.049cm" fo:border="none"/>
    </style:style>
    <style:style style:name="Table14" style:family="table">
      <style:table-properties style:width="11.919cm" table:align="left"/>
    </style:style>
    <style:style style:name="Table14.A" style:family="table-column">
      <style:table-column-properties style:column-width="1.879cm"/>
    </style:style>
    <style:style style:name="Table14.B" style:family="table-column">
      <style:table-column-properties style:column-width="5.14cm"/>
    </style:style>
    <style:style style:name="Table14.C" style:family="table-column">
      <style:table-column-properties style:column-width="4.9cm"/>
    </style:style>
    <style:style style:name="Table14.A1" style:family="table-cell">
      <style:table-cell-properties style:vertical-align="middle" fo:padding="0.049cm" fo:border="none"/>
    </style:style>
    <style:style style:name="Table15" style:family="table">
      <style:table-properties style:width="11.414cm" table:align="left"/>
    </style:style>
    <style:style style:name="Table15.A" style:family="table-column">
      <style:table-column-properties style:column-width="3.44cm"/>
    </style:style>
    <style:style style:name="Table15.B" style:family="table-column">
      <style:table-column-properties style:column-width="3.293cm"/>
    </style:style>
    <style:style style:name="Table15.C" style:family="table-column">
      <style:table-column-properties style:column-width="4.681cm"/>
    </style:style>
    <style:style style:name="Table15.A1" style:family="table-cell">
      <style:table-cell-properties style:vertical-align="middle" fo:padding="0.049cm" fo:border="none"/>
    </style:style>
    <style:style style:name="Table16" style:family="table">
      <style:table-properties style:width="9.297cm" table:align="left"/>
    </style:style>
    <style:style style:name="Table16.A" style:family="table-column">
      <style:table-column-properties style:column-width="3.44cm"/>
    </style:style>
    <style:style style:name="Table16.B" style:family="table-column">
      <style:table-column-properties style:column-width="2.006cm"/>
    </style:style>
    <style:style style:name="Table16.C" style:family="table-column">
      <style:table-column-properties style:column-width="2.004cm"/>
    </style:style>
    <style:style style:name="Table16.D" style:family="table-column">
      <style:table-column-properties style:column-width="1.849cm"/>
    </style:style>
    <style:style style:name="Table16.A1" style:family="table-cell">
      <style:table-cell-properties style:vertical-align="middle" fo:padding="0.049cm" fo:border="none"/>
    </style:style>
    <style:style style:name="Table17" style:family="table">
      <style:table-properties style:width="8.237cm" table:align="left"/>
    </style:style>
    <style:style style:name="Table17.A" style:family="table-column">
      <style:table-column-properties style:column-width="3.44cm"/>
    </style:style>
    <style:style style:name="Table17.B" style:family="table-column">
      <style:table-column-properties style:column-width="1.439cm"/>
    </style:style>
    <style:style style:name="Table17.C" style:family="table-column">
      <style:table-column-properties style:column-width="1.699cm"/>
    </style:style>
    <style:style style:name="Table17.D" style:family="table-column">
      <style:table-column-properties style:column-width="1.66cm"/>
    </style:style>
    <style:style style:name="Table17.A1" style:family="table-cell">
      <style:table-cell-properties style:vertical-align="middle" fo:padding="0.049cm" fo:border="none"/>
    </style:style>
    <style:style style:name="Table18" style:family="table">
      <style:table-properties style:width="9.086cm" table:align="left"/>
    </style:style>
    <style:style style:name="Table18.A" style:family="table-column">
      <style:table-column-properties style:column-width="3.44cm"/>
    </style:style>
    <style:style style:name="Table18.B" style:family="table-column">
      <style:table-column-properties style:column-width="1.887cm"/>
    </style:style>
    <style:style style:name="Table18.C" style:family="table-column">
      <style:table-column-properties style:column-width="1.863cm"/>
    </style:style>
    <style:style style:name="Table18.D" style:family="table-column">
      <style:table-column-properties style:column-width="1.896cm"/>
    </style:style>
    <style:style style:name="Table18.A1" style:family="table-cell">
      <style:table-cell-properties style:vertical-align="middle" fo:padding="0.049cm" fo:border="none"/>
    </style:style>
    <style:style style:name="Table19" style:family="table">
      <style:table-properties style:width="3.81cm" table:align="left"/>
    </style:style>
    <style:style style:name="Table19.A" style:family="table-column">
      <style:table-column-properties style:column-width="1.656cm"/>
    </style:style>
    <style:style style:name="Table19.B" style:family="table-column">
      <style:table-column-properties style:column-width="2.154cm"/>
    </style:style>
    <style:style style:name="Table19.A1" style:family="table-cell">
      <style:table-cell-properties style:vertical-align="middle" fo:padding="0.049cm" fo:border="none"/>
    </style:style>
    <style:style style:name="Table20" style:family="table">
      <style:table-properties style:width="3.503cm" table:align="left"/>
    </style:style>
    <style:style style:name="Table20.A" style:family="table-column">
      <style:table-column-properties style:column-width="1.536cm"/>
    </style:style>
    <style:style style:name="Table20.B" style:family="table-column">
      <style:table-column-properties style:column-width="1.967cm"/>
    </style:style>
    <style:style style:name="Table20.A1" style:family="table-cell">
      <style:table-cell-properties style:vertical-align="middle" fo:padding="0.049cm" fo:border="none"/>
    </style:style>
    <style:style style:name="Table21" style:family="table">
      <style:table-properties style:width="4.209cm" table:align="left"/>
    </style:style>
    <style:style style:name="Table21.A" style:family="table-column">
      <style:table-column-properties style:column-width="1.889cm"/>
    </style:style>
    <style:style style:name="Table21.B" style:family="table-column">
      <style:table-column-properties style:column-width="2.32cm"/>
    </style:style>
    <style:style style:name="Table21.A1" style:family="table-cell">
      <style:table-cell-properties style:vertical-align="middle" fo:padding="0.049cm" fo:border="none"/>
    </style:style>
    <style:style style:name="Table22" style:family="table">
      <style:table-properties style:width="3.177cm" table:align="left"/>
    </style:style>
    <style:style style:name="Table22.A" style:family="table-column">
      <style:table-column-properties style:column-width="1.281cm"/>
    </style:style>
    <style:style style:name="Table22.B" style:family="table-column">
      <style:table-column-properties style:column-width="1.896cm"/>
    </style:style>
    <style:style style:name="Table22.A1" style:family="table-cell">
      <style:table-cell-properties style:vertical-align="middle" fo:padding="0.049cm" fo:border="none"/>
    </style:style>
    <style:style style:name="Table23" style:family="table">
      <style:table-properties style:width="3.785cm" table:align="left"/>
    </style:style>
    <style:style style:name="Table23.A" style:family="table-column">
      <style:table-column-properties style:column-width="1.584cm"/>
    </style:style>
    <style:style style:name="Table23.B" style:family="table-column">
      <style:table-column-properties style:column-width="2.201cm"/>
    </style:style>
    <style:style style:name="Table23.A1" style:family="table-cell">
      <style:table-cell-properties style:vertical-align="middle" fo:padding="0.049cm" fo:border="none"/>
    </style:style>
    <style:style style:name="Table24" style:family="table">
      <style:table-properties style:width="3.646cm" table:align="left"/>
    </style:style>
    <style:style style:name="Table24.A" style:family="table-column">
      <style:table-column-properties style:column-width="1.515cm"/>
    </style:style>
    <style:style style:name="Table24.B" style:family="table-column">
      <style:table-column-properties style:column-width="2.131cm"/>
    </style:style>
    <style:style style:name="Table24.A1" style:family="table-cell">
      <style:table-cell-properties style:vertical-align="middle" fo:padding="0.049cm" fo:border="none"/>
    </style:style>
    <style:style style:name="Table25" style:family="table">
      <style:table-properties style:width="3.69cm" table:align="left"/>
    </style:style>
    <style:style style:name="Table25.A" style:family="table-column">
      <style:table-column-properties style:column-width="1.536cm"/>
    </style:style>
    <style:style style:name="Table25.B" style:family="table-column">
      <style:table-column-properties style:column-width="2.154cm"/>
    </style:style>
    <style:style style:name="Table25.A1" style:family="table-cell">
      <style:table-cell-properties style:vertical-align="middle" fo:padding="0.049cm" fo:border="none"/>
    </style:style>
    <style:style style:name="Table26" style:family="table">
      <style:table-properties style:width="4.373cm" table:align="left"/>
    </style:style>
    <style:style style:name="Table26.A" style:family="table-column">
      <style:table-column-properties style:column-width="1.937cm"/>
    </style:style>
    <style:style style:name="Table26.B" style:family="table-column">
      <style:table-column-properties style:column-width="2.436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3.623cm"/>
    </style:style>
    <style:style style:name="Table27.B" style:family="table-column">
      <style:table-column-properties style:column-width="2.805cm"/>
    </style:style>
    <style:style style:name="Table27.C" style:family="table-column">
      <style:table-column-properties style:column-width="6.075cm"/>
    </style:style>
    <style:style style:name="Table27.D" style:family="table-column">
      <style:table-column-properties style:column-width="4.498cm"/>
    </style:style>
    <style:style style:name="Table27.A1" style:family="table-cell">
      <style:table-cell-properties style:vertical-align="middle" fo:padding="0.049cm" fo:border="none"/>
    </style:style>
    <style:style style:name="Table28" style:family="table">
      <style:table-properties style:width="8.407cm" table:align="left"/>
    </style:style>
    <style:style style:name="Table28.A" style:family="table-column">
      <style:table-column-properties style:column-width="8.407cm"/>
    </style:style>
    <style:style style:name="Table28.A1" style:family="table-cell">
      <style:table-cell-properties style:vertical-align="middle" fo:padding="0.049cm" fo:border="none"/>
    </style:style>
    <style:style style:name="Table29" style:family="table">
      <style:table-properties style:width="10.663cm" table:align="left"/>
    </style:style>
    <style:style style:name="Table29.A" style:family="table-column">
      <style:table-column-properties style:column-width="10.663cm"/>
    </style:style>
    <style:style style:name="Table29.A1" style:family="table-cell">
      <style:table-cell-properties style:vertical-align="middle" fo:padding="0.049cm" fo:border="none"/>
    </style:style>
    <style:style style:name="Table30" style:family="table">
      <style:table-properties style:width="13.4cm" table:align="left"/>
    </style:style>
    <style:style style:name="Table30.A" style:family="table-column">
      <style:table-column-properties style:column-width="3.3cm"/>
    </style:style>
    <style:style style:name="Table30.B" style:family="table-column">
      <style:table-column-properties style:column-width="4.526cm"/>
    </style:style>
    <style:style style:name="Table30.C" style:family="table-column">
      <style:table-column-properties style:column-width="2.766cm"/>
    </style:style>
    <style:style style:name="Table30.D" style:family="table-column">
      <style:table-column-properties style:column-width="2.808cm"/>
    </style:style>
    <style:style style:name="Table30.A1" style:family="table-cell">
      <style:table-cell-properties style:vertical-align="middle" fo:padding="0.049cm" fo:border="none"/>
    </style:style>
    <style:style style:name="Table31" style:family="table">
      <style:table-properties style:width="7.916cm" table:align="left"/>
    </style:style>
    <style:style style:name="Table31.A" style:family="table-column">
      <style:table-column-properties style:column-width="7.916cm"/>
    </style:style>
    <style:style style:name="Table31.A1" style:family="table-cell">
      <style:table-cell-properties style:vertical-align="middle" fo:padding="0.049cm" fo:border="none"/>
    </style:style>
    <style:style style:name="Table32" style:family="table">
      <style:table-properties style:width="10.248cm" table:align="left"/>
    </style:style>
    <style:style style:name="Table32.A" style:family="table-column">
      <style:table-column-properties style:column-width="2.656cm"/>
    </style:style>
    <style:style style:name="Table32.B" style:family="table-column">
      <style:table-column-properties style:column-width="2.452cm"/>
    </style:style>
    <style:style style:name="Table32.C" style:family="table-column">
      <style:table-column-properties style:column-width="1.91cm"/>
    </style:style>
    <style:style style:name="Table32.D" style:family="table-column">
      <style:table-column-properties style:column-width="3.23cm"/>
    </style:style>
    <style:style style:name="Table32.A1" style:family="table-cell">
      <style:table-cell-properties style:vertical-align="middle" fo:padding="0.049cm" fo:border="none"/>
    </style:style>
    <style:style style:name="Table33" style:family="table">
      <style:table-properties style:width="8.804cm" table:align="left"/>
    </style:style>
    <style:style style:name="Table33.A" style:family="table-column">
      <style:table-column-properties style:column-width="8.804cm"/>
    </style:style>
    <style:style style:name="Table33.A1" style:family="table-cell">
      <style:table-cell-properties style:vertical-align="middle" fo:padding="0.049cm" fo:border="none"/>
    </style:style>
    <style:style style:name="Table34" style:family="table">
      <style:table-properties style:width="9.396cm" table:align="left"/>
    </style:style>
    <style:style style:name="Table34.A" style:family="table-column">
      <style:table-column-properties style:column-width="2.496cm"/>
    </style:style>
    <style:style style:name="Table34.B" style:family="table-column">
      <style:table-column-properties style:column-width="2.889cm"/>
    </style:style>
    <style:style style:name="Table34.C" style:family="table-column">
      <style:table-column-properties style:column-width="1.976cm"/>
    </style:style>
    <style:style style:name="Table34.D" style:family="table-column">
      <style:table-column-properties style:column-width="2.036cm"/>
    </style:style>
    <style:style style:name="Table34.A1" style:family="table-cell">
      <style:table-cell-properties style:vertical-align="middle" fo:padding="0.049cm" fo:border="none"/>
    </style:style>
    <style:style style:name="Table35" style:family="table">
      <style:table-properties style:width="7.65cm" table:align="left"/>
    </style:style>
    <style:style style:name="Table35.A" style:family="table-column">
      <style:table-column-properties style:column-width="7.65cm"/>
    </style:style>
    <style:style style:name="Table35.A1" style:family="table-cell">
      <style:table-cell-properties style:vertical-align="middle" fo:padding="0.049cm" fo:border="none"/>
    </style:style>
    <style:style style:name="Table36" style:family="table">
      <style:table-properties style:width="11.116cm" table:align="left"/>
    </style:style>
    <style:style style:name="Table36.A" style:family="table-column">
      <style:table-column-properties style:column-width="3.073cm"/>
    </style:style>
    <style:style style:name="Table36.B" style:family="table-column">
      <style:table-column-properties style:column-width="3.159cm"/>
    </style:style>
    <style:style style:name="Table36.C" style:family="table-column">
      <style:table-column-properties style:column-width="2.302cm"/>
    </style:style>
    <style:style style:name="Table36.D" style:family="table-column">
      <style:table-column-properties style:column-width="2.582cm"/>
    </style:style>
    <style:style style:name="Table36.A1" style:family="table-cell">
      <style:table-cell-properties style:vertical-align="middle" fo:padding="0.049cm" fo:border="none"/>
    </style:style>
    <style:style style:name="Table37" style:family="table">
      <style:table-properties style:width="7.421cm" table:align="left"/>
    </style:style>
    <style:style style:name="Table37.A" style:family="table-column">
      <style:table-column-properties style:column-width="7.421cm"/>
    </style:style>
    <style:style style:name="Table37.A1" style:family="table-cell">
      <style:table-cell-properties style:vertical-align="middle" fo:padding="0.049cm" fo:border="none"/>
    </style:style>
    <style:style style:name="Table38" style:family="table">
      <style:table-properties style:width="8.567cm" table:align="left"/>
    </style:style>
    <style:style style:name="Table38.A" style:family="table-column">
      <style:table-column-properties style:column-width="8.567cm"/>
    </style:style>
    <style:style style:name="Table38.A1" style:family="table-cell">
      <style:table-cell-properties style:vertical-align="middle" fo:padding="0.049cm" fo:border="none"/>
    </style:style>
    <style:style style:name="Table39" style:family="table">
      <style:table-properties style:width="8.336cm" table:align="left"/>
    </style:style>
    <style:style style:name="Table39.A" style:family="table-column">
      <style:table-column-properties style:column-width="8.336cm"/>
    </style:style>
    <style:style style:name="Table39.A1" style:family="table-cell">
      <style:table-cell-properties style:vertical-align="middle" fo:padding="0.049cm" fo:border="none"/>
    </style:style>
    <style:style style:name="Table40" style:family="table">
      <style:table-properties style:width="8.684cm" table:align="left"/>
    </style:style>
    <style:style style:name="Table40.A" style:family="table-column">
      <style:table-column-properties style:column-width="8.684cm"/>
    </style:style>
    <style:style style:name="Table40.A1" style:family="table-cell">
      <style:table-cell-properties style:vertical-align="middle" fo:padding="0.049cm" fo:border="none"/>
    </style:style>
    <style:style style:name="Table41" style:family="table">
      <style:table-properties style:width="5.311cm" table:align="left"/>
    </style:style>
    <style:style style:name="Table41.A" style:family="table-column">
      <style:table-column-properties style:column-width="3.291cm"/>
    </style:style>
    <style:style style:name="Table41.B" style:family="table-column">
      <style:table-column-properties style:column-width="2.02cm"/>
    </style:style>
    <style:style style:name="Table41.A1" style:family="table-cell">
      <style:table-cell-properties style:vertical-align="middle" fo:padding="0.049cm" fo:border="none"/>
    </style:style>
    <style:style style:name="Table42" style:family="table">
      <style:table-properties style:width="8.112cm" table:align="left"/>
    </style:style>
    <style:style style:name="Table42.A" style:family="table-column">
      <style:table-column-properties style:column-width="8.112cm"/>
    </style:style>
    <style:style style:name="Table42.A1" style:family="table-cell">
      <style:table-cell-properties style:vertical-align="middle" fo:padding="0.049cm" fo:border="none"/>
    </style:style>
    <style:style style:name="Table43" style:family="table">
      <style:table-properties style:width="8.839cm" table:align="left"/>
    </style:style>
    <style:style style:name="Table43.A" style:family="table-column">
      <style:table-column-properties style:column-width="4.41cm"/>
    </style:style>
    <style:style style:name="Table43.B" style:family="table-column">
      <style:table-column-properties style:column-width="4.429cm"/>
    </style:style>
    <style:style style:name="Table43.A1" style:family="table-cell">
      <style:table-cell-properties style:vertical-align="middle" fo:padding="0.049cm" fo:border="none"/>
    </style:style>
    <style:style style:name="Table44" style:family="table">
      <style:table-properties style:width="7.835cm" table:align="left"/>
    </style:style>
    <style:style style:name="Table44.A" style:family="table-column">
      <style:table-column-properties style:column-width="7.835cm"/>
    </style:style>
    <style:style style:name="Table44.A1" style:family="table-cell">
      <style:table-cell-properties style:vertical-align="middle" fo:padding="0.049cm" fo:border="none"/>
    </style:style>
    <style:style style:name="Table45" style:family="table">
      <style:table-properties style:width="7.384cm" table:align="left"/>
    </style:style>
    <style:style style:name="Table45.A" style:family="table-column">
      <style:table-column-properties style:column-width="2.914cm"/>
    </style:style>
    <style:style style:name="Table45.B" style:family="table-column">
      <style:table-column-properties style:column-width="4.47cm"/>
    </style:style>
    <style:style style:name="Table45.A1" style:family="table-cell">
      <style:table-cell-properties style:vertical-align="middle" fo:padding="0.049cm" fo:border="none"/>
    </style:style>
    <style:style style:name="Table46" style:family="table">
      <style:table-properties style:width="10.021cm" table:align="left"/>
    </style:style>
    <style:style style:name="Table46.A" style:family="table-column">
      <style:table-column-properties style:column-width="10.021cm"/>
    </style:style>
    <style:style style:name="Table46.A1" style:family="table-cell">
      <style:table-cell-properties style:vertical-align="middle" fo:padding="0.049cm" fo:border="none"/>
    </style:style>
    <style:style style:name="Table47" style:family="table">
      <style:table-properties style:width="9.85cm" table:align="left"/>
    </style:style>
    <style:style style:name="Table47.A" style:family="table-column">
      <style:table-column-properties style:column-width="9.85cm"/>
    </style:style>
    <style:style style:name="Table47.A1" style:family="table-cell">
      <style:table-cell-properties style:vertical-align="middle" fo:padding="0.049cm" fo:border="none"/>
    </style:style>
    <style:style style:name="Table48" style:family="table">
      <style:table-properties style:width="8.045cm" table:align="left"/>
    </style:style>
    <style:style style:name="Table48.A" style:family="table-column">
      <style:table-column-properties style:column-width="2.999cm"/>
    </style:style>
    <style:style style:name="Table48.B" style:family="table-column">
      <style:table-column-properties style:column-width="5.046cm"/>
    </style:style>
    <style:style style:name="Table48.A1" style:family="table-cell">
      <style:table-cell-properties style:vertical-align="middle" fo:padding="0.049cm" fo:border="none"/>
    </style:style>
    <style:style style:name="Table49" style:family="table">
      <style:table-properties style:width="10.426cm" table:align="left"/>
    </style:style>
    <style:style style:name="Table49.A" style:family="table-column">
      <style:table-column-properties style:column-width="10.426cm"/>
    </style:style>
    <style:style style:name="Table49.A1" style:family="table-cell">
      <style:table-cell-properties style:vertical-align="middle" fo:padding="0.049cm" fo:border="none"/>
    </style:style>
    <style:style style:name="Table50" style:family="table">
      <style:table-properties style:width="5.964cm" table:align="left"/>
    </style:style>
    <style:style style:name="Table50.A" style:family="table-column">
      <style:table-column-properties style:column-width="5.964cm"/>
    </style:style>
    <style:style style:name="Table50.A1" style:family="table-cell">
      <style:table-cell-properties style:vertical-align="middle" fo:padding="0.049cm" fo:border="none"/>
    </style:style>
    <style:style style:name="Table51" style:family="table">
      <style:table-properties style:width="5.964cm" table:align="left"/>
    </style:style>
    <style:style style:name="Table51.A" style:family="table-column">
      <style:table-column-properties style:column-width="5.964cm"/>
    </style:style>
    <style:style style:name="Table51.A1" style:family="table-cell">
      <style:table-cell-properties style:vertical-align="middle" fo:padding="0.049cm" fo:border="none"/>
    </style:style>
    <style:style style:name="Table52" style:family="table">
      <style:table-properties style:width="5.964cm" table:align="left"/>
    </style:style>
    <style:style style:name="Table52.A" style:family="table-column">
      <style:table-column-properties style:column-width="5.964cm"/>
    </style:style>
    <style:style style:name="Table52.A1" style:family="table-cell">
      <style:table-cell-properties style:vertical-align="middle" fo:padding="0.049cm" fo:border="none"/>
    </style:style>
    <style:style style:name="Table53" style:family="table">
      <style:table-properties style:width="5.17cm" table:align="left"/>
    </style:style>
    <style:style style:name="Table53.A" style:family="table-column">
      <style:table-column-properties style:column-width="5.17cm"/>
    </style:style>
    <style:style style:name="Table53.A1" style:family="table-cell">
      <style:table-cell-properties style:vertical-align="middle" fo:padding="0.049cm" fo:border="none"/>
    </style:style>
    <style:style style:name="Table54" style:family="table">
      <style:table-properties style:width="6.077cm" table:align="left"/>
    </style:style>
    <style:style style:name="Table54.A" style:family="table-column">
      <style:table-column-properties style:column-width="6.077cm"/>
    </style:style>
    <style:style style:name="Table54.A1" style:family="table-cell">
      <style:table-cell-properties style:vertical-align="middle" fo:padding="0.049cm" fo:border="none"/>
    </style:style>
    <style:style style:name="Table55" style:family="table">
      <style:table-properties style:width="7.086cm" table:align="left"/>
    </style:style>
    <style:style style:name="Table55.A" style:family="table-column">
      <style:table-column-properties style:column-width="7.086cm"/>
    </style:style>
    <style:style style:name="Table55.A1" style:family="table-cell">
      <style:table-cell-properties style:vertical-align="middle" fo:padding="0.049cm" fo:border="none"/>
    </style:style>
    <style:style style:name="Table56" style:family="table">
      <style:table-properties style:width="7.65cm" table:align="left"/>
    </style:style>
    <style:style style:name="Table56.A" style:family="table-column">
      <style:table-column-properties style:column-width="7.65cm"/>
    </style:style>
    <style:style style:name="Table56.A1" style:family="table-cell">
      <style:table-cell-properties style:vertical-align="middle" fo:padding="0.049cm" fo:border="none"/>
    </style:style>
    <style:style style:name="Table57" style:family="table">
      <style:table-properties style:width="7.408cm" table:align="left"/>
    </style:style>
    <style:style style:name="Table57.A" style:family="table-column">
      <style:table-column-properties style:column-width="7.408cm"/>
    </style:style>
    <style:style style:name="Table57.A1" style:family="table-cell">
      <style:table-cell-properties style:vertical-align="middle" fo:padding="0.049cm" fo:border="none"/>
    </style:style>
    <style:style style:name="Table58" style:family="table">
      <style:table-properties style:width="7.916cm" table:align="left"/>
    </style:style>
    <style:style style:name="Table58.A" style:family="table-column">
      <style:table-column-properties style:column-width="7.916cm"/>
    </style:style>
    <style:style style:name="Table58.A1" style:family="table-cell">
      <style:table-cell-properties style:vertical-align="middle" fo:padding="0.049cm" fo:border="none"/>
    </style:style>
    <style:style style:name="Table59" style:family="table">
      <style:table-properties style:width="11.088cm" table:align="left"/>
    </style:style>
    <style:style style:name="Table59.A" style:family="table-column">
      <style:table-column-properties style:column-width="1.907cm"/>
    </style:style>
    <style:style style:name="Table59.B" style:family="table-column">
      <style:table-column-properties style:column-width="4.551cm"/>
    </style:style>
    <style:style style:name="Table59.C" style:family="table-column">
      <style:table-column-properties style:column-width="4.63cm"/>
    </style:style>
    <style:style style:name="Table59.A1" style:family="table-cell">
      <style:table-cell-properties style:vertical-align="middle" fo:padding="0.049cm" fo:border="none"/>
    </style:style>
    <style:style style:name="Table60" style:family="table">
      <style:table-properties style:width="11.603cm" table:align="left"/>
    </style:style>
    <style:style style:name="Table60.A" style:family="table-column">
      <style:table-column-properties style:column-width="11.603cm"/>
    </style:style>
    <style:style style:name="Table60.A1" style:family="table-cell">
      <style:table-cell-properties style:vertical-align="middle" fo:padding="0.049cm" fo:border="none"/>
    </style:style>
    <style:style style:name="Table61" style:family="table">
      <style:table-properties style:width="15.674cm" table:align="left"/>
    </style:style>
    <style:style style:name="Table61.A" style:family="table-column">
      <style:table-column-properties style:column-width="15.674cm"/>
    </style:style>
    <style:style style:name="Table61.A1" style:family="table-cell">
      <style:table-cell-properties style:vertical-align="middle" fo:padding="0.049cm" fo:border="none"/>
    </style:style>
    <style:style style:name="Table62" style:family="table">
      <style:table-properties style:width="13.079cm" table:align="left"/>
    </style:style>
    <style:style style:name="Table62.A" style:family="table-column">
      <style:table-column-properties style:column-width="13.079cm"/>
    </style:style>
    <style:style style:name="Table62.A1" style:family="table-cell">
      <style:table-cell-properties style:vertical-align="middle" fo:padding="0.049cm" fo:border="none"/>
    </style:style>
    <style:style style:name="Table63" style:family="table">
      <style:table-properties style:width="7.108cm" table:align="left"/>
    </style:style>
    <style:style style:name="Table63.A" style:family="table-column">
      <style:table-column-properties style:column-width="3.44cm"/>
    </style:style>
    <style:style style:name="Table63.B" style:family="table-column">
      <style:table-column-properties style:column-width="3.669cm"/>
    </style:style>
    <style:style style:name="Table63.A1" style:family="table-cell">
      <style:table-cell-properties style:vertical-align="middle" fo:padding="0.049cm" fo:border="none"/>
    </style:style>
    <style:style style:name="Table64" style:family="table">
      <style:table-properties style:width="17cm" table:align="left"/>
    </style:style>
    <style:style style:name="Table64.A" style:family="table-column">
      <style:table-column-properties style:column-width="17cm"/>
    </style:style>
    <style:style style:name="Table64.A1" style:family="table-cell">
      <style:table-cell-properties style:vertical-align="middle" fo:padding="0.049cm" fo:border="none"/>
    </style:style>
    <style:style style:name="Table65" style:family="table">
      <style:table-properties style:width="17cm" table:align="left"/>
    </style:style>
    <style:style style:name="Table65.A" style:family="table-column">
      <style:table-column-properties style:column-width="17cm"/>
    </style:style>
    <style:style style:name="Table65.A1" style:family="table-cell">
      <style:table-cell-properties style:vertical-align="middle" fo:padding="0.049cm" fo:border="none"/>
    </style:style>
    <style:style style:name="Table66" style:family="table">
      <style:table-properties style:width="16.736cm" table:align="left"/>
    </style:style>
    <style:style style:name="Table66.A" style:family="table-column">
      <style:table-column-properties style:column-width="16.736cm"/>
    </style:style>
    <style:style style:name="Table66.A1" style:family="table-cell">
      <style:table-cell-properties style:vertical-align="middle" fo:padding="0.049cm" fo:border="none"/>
    </style:style>
    <style:style style:name="Table67" style:family="table">
      <style:table-properties style:width="17cm" table:align="left"/>
    </style:style>
    <style:style style:name="Table67.A" style:family="table-column">
      <style:table-column-properties style:column-width="17cm"/>
    </style:style>
    <style:style style:name="Table67.A1" style:family="table-cell">
      <style:table-cell-properties style:vertical-align="middle" fo:padding="0.049cm" fo:border="none"/>
    </style:style>
    <style:style style:name="Table68" style:family="table">
      <style:table-properties style:width="7.689cm" table:align="left"/>
    </style:style>
    <style:style style:name="Table68.A" style:family="table-column">
      <style:table-column-properties style:column-width="2.909cm"/>
    </style:style>
    <style:style style:name="Table68.B" style:family="table-column">
      <style:table-column-properties style:column-width="4.78cm"/>
    </style:style>
    <style:style style:name="Table68.A1" style:family="table-cell">
      <style:table-cell-properties style:vertical-align="middle" fo:padding="0.049cm" fo:border="none"/>
    </style:style>
    <style:style style:name="Table69" style:family="table">
      <style:table-properties style:width="10.947cm" table:align="left"/>
    </style:style>
    <style:style style:name="Table69.A" style:family="table-column">
      <style:table-column-properties style:column-width="1.879cm"/>
    </style:style>
    <style:style style:name="Table69.B" style:family="table-column">
      <style:table-column-properties style:column-width="4.288cm"/>
    </style:style>
    <style:style style:name="Table69.C" style:family="table-column">
      <style:table-column-properties style:column-width="4.78cm"/>
    </style:style>
    <style:style style:name="Table69.A1" style:family="table-cell">
      <style:table-cell-properties style:vertical-align="middle" fo:padding="0.049cm" fo:border="none"/>
    </style:style>
    <style:style style:name="Table70" style:family="table">
      <style:table-properties style:width="5.022cm" table:align="left"/>
    </style:style>
    <style:style style:name="Table70.A" style:family="table-column">
      <style:table-column-properties style:column-width="3.44cm"/>
    </style:style>
    <style:style style:name="Table70.B" style:family="table-column">
      <style:table-column-properties style:column-width="1.582cm"/>
    </style:style>
    <style:style style:name="Table70.A1" style:family="table-cell">
      <style:table-cell-properties style:vertical-align="middle" fo:padding="0.049cm" fo:border="none"/>
    </style:style>
    <style:style style:name="Table71" style:family="table">
      <style:table-properties style:width="13.118cm" table:align="left"/>
    </style:style>
    <style:style style:name="Table71.A" style:family="table-column">
      <style:table-column-properties style:column-width="13.118cm"/>
    </style:style>
    <style:style style:name="Table71.A1" style:family="table-cell">
      <style:table-cell-properties style:vertical-align="middle" fo:padding="0.049cm" fo:border="none"/>
    </style:style>
    <style:style style:name="Table72" style:family="table">
      <style:table-properties style:width="12.319cm" table:align="left"/>
    </style:style>
    <style:style style:name="Table72.A" style:family="table-column">
      <style:table-column-properties style:column-width="2.731cm"/>
    </style:style>
    <style:style style:name="Table72.B" style:family="table-column">
      <style:table-column-properties style:column-width="3.642cm"/>
    </style:style>
    <style:style style:name="Table72.C" style:family="table-column">
      <style:table-column-properties style:column-width="2.224cm"/>
    </style:style>
    <style:style style:name="Table72.D" style:family="table-column">
      <style:table-column-properties style:column-width="3.722cm"/>
    </style:style>
    <style:style style:name="Table72.A1" style:family="table-cell">
      <style:table-cell-properties style:vertical-align="middle" fo:padding="0.049cm" fo:border="none"/>
    </style:style>
    <style:style style:name="Table73" style:family="table">
      <style:table-properties style:width="17cm" table:align="left"/>
    </style:style>
    <style:style style:name="Table73.A" style:family="table-column">
      <style:table-column-properties style:column-width="9.67cm"/>
    </style:style>
    <style:style style:name="Table73.B" style:family="table-column">
      <style:table-column-properties style:column-width="7.331cm"/>
    </style:style>
    <style:style style:name="Table73.A1" style:family="table-cell">
      <style:table-cell-properties style:vertical-align="middle" fo:padding="0.049cm" fo:border="none"/>
    </style:style>
    <style:style style:name="Table74" style:family="table">
      <style:table-properties style:width="9.338cm" table:align="left"/>
    </style:style>
    <style:style style:name="Table74.A" style:family="table-column">
      <style:table-column-properties style:column-width="9.338cm"/>
    </style:style>
    <style:style style:name="Table74.A1" style:family="table-cell">
      <style:table-cell-properties style:vertical-align="middle" fo:padding="0.049cm" fo:border="none"/>
    </style:style>
    <style:style style:name="Table75" style:family="table">
      <style:table-properties style:width="7.945cm" table:align="left"/>
    </style:style>
    <style:style style:name="Table75.A" style:family="table-column">
      <style:table-column-properties style:column-width="7.945cm"/>
    </style:style>
    <style:style style:name="Table75.A1" style:family="table-cell">
      <style:table-cell-properties style:vertical-align="middle" fo:padding="0.049cm" fo:border="none"/>
    </style:style>
    <style:style style:name="Table76" style:family="table">
      <style:table-properties style:width="8.214cm" table:align="left"/>
    </style:style>
    <style:style style:name="Table76.A" style:family="table-column">
      <style:table-column-properties style:column-width="3.44cm"/>
    </style:style>
    <style:style style:name="Table76.B" style:family="table-column">
      <style:table-column-properties style:column-width="4.775cm"/>
    </style:style>
    <style:style style:name="Table76.A1" style:family="table-cell">
      <style:table-cell-properties style:vertical-align="middle" fo:padding="0.049cm" fo:border="none"/>
    </style:style>
    <style:style style:name="Table77" style:family="table">
      <style:table-properties style:width="14.053cm" table:align="left"/>
    </style:style>
    <style:style style:name="Table77.A" style:family="table-column">
      <style:table-column-properties style:column-width="14.053cm"/>
    </style:style>
    <style:style style:name="Table77.A1" style:family="table-cell">
      <style:table-cell-properties style:vertical-align="middle" fo:padding="0.049cm" fo:border="none"/>
    </style:style>
    <style:style style:name="Table78" style:family="table">
      <style:table-properties style:width="8.62cm" table:align="left"/>
    </style:style>
    <style:style style:name="Table78.A" style:family="table-column">
      <style:table-column-properties style:column-width="8.62cm"/>
    </style:style>
    <style:style style:name="Table78.A1" style:family="table-cell">
      <style:table-cell-properties style:vertical-align="middle" fo:padding="0.049cm" fo:border="none"/>
    </style:style>
    <style:style style:name="Table79" style:family="table">
      <style:table-properties style:width="6.81cm" table:align="left"/>
    </style:style>
    <style:style style:name="Table79.A" style:family="table-column">
      <style:table-column-properties style:column-width="6.81cm"/>
    </style:style>
    <style:style style:name="Table79.A1" style:family="table-cell">
      <style:table-cell-properties style:vertical-align="middle" fo:padding="0.049cm" fo:border="none"/>
    </style:style>
    <style:style style:name="Table80" style:family="table">
      <style:table-properties style:width="4.47cm" table:align="left"/>
    </style:style>
    <style:style style:name="Table80.A" style:family="table-column">
      <style:table-column-properties style:column-width="4.47cm"/>
    </style:style>
    <style:style style:name="Table80.A1" style:family="table-cell">
      <style:table-cell-properties style:vertical-align="middle" fo:padding="0.049cm" fo:border="none"/>
    </style:style>
    <style:style style:name="Table81" style:family="table">
      <style:table-properties style:width="5.872cm" table:align="left"/>
    </style:style>
    <style:style style:name="Table81.A" style:family="table-column">
      <style:table-column-properties style:column-width="5.872cm"/>
    </style:style>
    <style:style style:name="Table81.A1" style:family="table-cell">
      <style:table-cell-properties style:vertical-align="middle" fo:padding="0.049cm" fo:border="none"/>
    </style:style>
    <style:style style:name="Table82" style:family="table">
      <style:table-properties style:width="6.893cm" table:align="left"/>
    </style:style>
    <style:style style:name="Table82.A" style:family="table-column">
      <style:table-column-properties style:column-width="6.893cm"/>
    </style:style>
    <style:style style:name="Table82.A1" style:family="table-cell">
      <style:table-cell-properties style:vertical-align="middle" fo:padding="0.049cm" fo:border="none"/>
    </style:style>
    <style:style style:name="Table83" style:family="table">
      <style:table-properties style:width="7.218cm" table:align="left"/>
    </style:style>
    <style:style style:name="Table83.A" style:family="table-column">
      <style:table-column-properties style:column-width="3.44cm"/>
    </style:style>
    <style:style style:name="Table83.B" style:family="table-column">
      <style:table-column-properties style:column-width="3.778cm"/>
    </style:style>
    <style:style style:name="Table83.A1" style:family="table-cell">
      <style:table-cell-properties style:vertical-align="middle" fo:padding="0.049cm" fo:border="none"/>
    </style:style>
    <style:style style:name="Table84" style:family="table">
      <style:table-properties style:width="10.98cm" table:align="left"/>
    </style:style>
    <style:style style:name="Table84.A" style:family="table-column">
      <style:table-column-properties style:column-width="10.98cm"/>
    </style:style>
    <style:style style:name="Table84.A1" style:family="table-cell">
      <style:table-cell-properties style:vertical-align="middle" fo:padding="0.049cm" fo:border="none"/>
    </style:style>
    <style:style style:name="Table85" style:family="table">
      <style:table-properties style:width="7.992cm" table:align="left"/>
    </style:style>
    <style:style style:name="Table85.A" style:family="table-column">
      <style:table-column-properties style:column-width="3.44cm"/>
    </style:style>
    <style:style style:name="Table85.B" style:family="table-column">
      <style:table-column-properties style:column-width="4.553cm"/>
    </style:style>
    <style:style style:name="Table85.A1" style:family="table-cell">
      <style:table-cell-properties style:vertical-align="middle" fo:padding="0.049cm" fo:border="none"/>
    </style:style>
    <style:style style:name="Table86" style:family="table">
      <style:table-properties style:width="10.432cm" table:align="left"/>
    </style:style>
    <style:style style:name="Table86.A" style:family="table-column">
      <style:table-column-properties style:column-width="10.432cm"/>
    </style:style>
    <style:style style:name="Table86.A1" style:family="table-cell">
      <style:table-cell-properties style:vertical-align="middle" fo:padding="0.049cm" fo:border="none"/>
    </style:style>
    <style:style style:name="Table87" style:family="table">
      <style:table-properties style:width="9.386cm" table:align="left"/>
    </style:style>
    <style:style style:name="Table87.A" style:family="table-column">
      <style:table-column-properties style:column-width="9.386cm"/>
    </style:style>
    <style:style style:name="Table87.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13">
      <style:paragraph-properties fo:margin-top="0cm" fo:margin-bottom="0cm" loext:contextual-spacing="false"/>
    </style:style>
    <style:style style:name="P23" style:family="paragraph" style:parent-style-name="Text_20_body" style:list-style-name="L14">
      <style:paragraph-properties fo:margin-top="0cm" fo:margin-bottom="0cm" loext:contextual-spacing="false"/>
    </style:style>
    <style:style style:name="P24" style:family="paragraph" style:parent-style-name="Text_20_body" style:list-style-name="L15">
      <style:paragraph-properties fo:margin-top="0cm" fo:margin-bottom="0cm" loext:contextual-spacing="false"/>
    </style:style>
    <style:style style:name="P25" style:family="paragraph" style:parent-style-name="Text_20_body" style:list-style-name="L16">
      <style:paragraph-properties fo:margin-top="0cm" fo:margin-bottom="0cm" loext:contextual-spacing="false"/>
    </style:style>
    <style:style style:name="P26" style:family="paragraph" style:parent-style-name="Text_20_body" style:list-style-name="L17">
      <style:paragraph-properties fo:margin-top="0cm" fo:margin-bottom="0cm" loext:contextual-spacing="false"/>
    </style:style>
    <style:style style:name="P27" style:family="paragraph" style:parent-style-name="Text_20_body" style:list-style-name="L18">
      <style:paragraph-properties fo:margin-top="0cm" fo:margin-bottom="0cm" loext:contextual-spacing="false"/>
    </style:style>
    <style:style style:name="P28" style:family="paragraph" style:parent-style-name="Text_20_body" style:list-style-name="L21">
      <style:paragraph-properties fo:margin-top="0cm" fo:margin-bottom="0cm" loext:contextual-spacing="false"/>
    </style:style>
    <style:style style:name="P29" style:family="paragraph" style:parent-style-name="Table_20_Contents">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Spanish Subjunctive</text:h>
      <text:p text:style-name="Text_20_body">The subjunctive (<text:span text:style-name="Strong_20_Emphasis">el subjuntivo</text:span><text:a xlink:type="simple" xlink:href="https://audio1.spanishdict.com/audio?lang=es&amp;text=el%20subjuntivo&amp;key=35fea9bf850cdcea730028d4fa9d3319" text:style-name="Internet_20_link" text:visited-style-name="Visited_20_Internet_20_Link"><text:span text:style-name="Strong_20_Emphasis"> </text:span></text:a>) is one of the three moods in Spanish, the other two being the <text:a xlink:type="simple" xlink:href="http://www.spanishdict.com/guide/spanish-indicative-mood" text:style-name="Internet_20_link" text:visited-style-name="Visited_20_Internet_20_Link">indicative</text:a> and the <text:a xlink:type="simple" xlink:href="http://www.spanishdict.com/guide/spanish-imperative-mood" text:style-name="Internet_20_link" text:visited-style-name="Visited_20_Internet_20_Link">imperative</text:a>. The subjunctive is used to express desires, doubts, the unknown, the abstract, and emotions. The subjunctive mood includes many of the same verb tenses as the indicative mood, including the perfect, the past, and the future, which is rarely used in modern Spanish, but good to know for literature. </text:p>
      <text:p text:style-name="Text_20_body">The subjunctive is often compared with the indicative. Check out our comparison <text:a xlink:type="simple" xlink:href="http://www.spanishdict.com/guide/subjunctive-vs-indicative-in-spanish/" text:style-name="Internet_20_link" text:visited-style-name="Visited_20_Internet_20_Link">here!</text:a></text:p>
      <text:h text:style-name="Heading_20_2" text:outline-level="2"><text:bookmark text:name="articlesonthedifferentsubjunctivetenses"/>Articles on the Different Subjunctive Tenses</text:h>
      <text:h text:style-name="Heading_20_3" text:outline-level="3"><text:bookmark text:name="present"/>Present</text:h>
      <text:list xml:id="list4902050150049822251" text:style-name="L14">
        <text:list-item>
          <text:p text:style-name="P23"><text:a xlink:type="simple" xlink:href="http://www.spanishdict.com/guide/spanish-present-subjunctive/" text:style-name="Internet_20_link" text:visited-style-name="Visited_20_Internet_20_Link">Spanish Present Subjunctive</text:a> </text:p>
        </text:list-item>
        <text:list-item>
          <text:p text:style-name="P14"><text:a xlink:type="simple" xlink:href="http://www.spanishdict.com/guide/spanish-present-perfect-subjunctive" text:style-name="Internet_20_link" text:visited-style-name="Visited_20_Internet_20_Link">Spanish Present Perfect Subjunctive</text:a> </text:p>
        </text:list-item>
      </text:list>
      <text:h text:style-name="Heading_20_3" text:outline-level="3"><text:bookmark text:name="past"/>Past</text:h>
      <text:list xml:id="list2243937734335370043" text:style-name="L15">
        <text:list-item>
          <text:p text:style-name="P24"><text:a xlink:type="simple" xlink:href="http://www.spanishdict.com/guide/spanish-imperfect-subjunctive/" text:style-name="Internet_20_link" text:visited-style-name="Visited_20_Internet_20_Link">Spanish Imperfect Subjunctive</text:a> </text:p>
        </text:list-item>
        <text:list-item>
          <text:p text:style-name="P15"><text:a xlink:type="simple" xlink:href="http://www.spanishdict.com/guide/past-perfect-subjunctive-forms/" text:style-name="Internet_20_link" text:visited-style-name="Visited_20_Internet_20_Link">Past Perfect Subjunctive Forms</text:a> </text:p>
        </text:list-item>
      </text:list>
      <text:h text:style-name="Heading_20_3" text:outline-level="3"><text:bookmark text:name="future"/>Future</text:h>
      <text:list xml:id="list8816773671601285465" text:style-name="L16">
        <text:list-item>
          <text:p text:style-name="P25"><text:a xlink:type="simple" xlink:href="http://www.spanishdict.com/guide/spanish-future-subjunctive" text:style-name="Internet_20_link" text:visited-style-name="Visited_20_Internet_20_Link">Spanish Future Subjunctive</text:a> </text:p>
        </text:list-item>
        <text:list-item>
          <text:p text:style-name="P16"><text:a xlink:type="simple" xlink:href="http://www.spanishdict.com/guide/spanish-future-perfect-subjunctive" text:style-name="Internet_20_link" text:visited-style-name="Visited_20_Internet_20_Link">Spanish Future Perfect Subjunctive</text:a> </text:p>
        </text:list-item>
      </text:list>
      <text:h text:style-name="Heading_20_2" text:outline-level="2"><text:bookmark text:name="elementsofthesubjunctive"/>Elements of the Subjunctive</text:h>
      <text:p text:style-name="Text_20_body">There are often three main parts to a subjunctive sentence:</text:p>
      <text:h text:style-name="Heading_20_3" text:outline-level="3"><text:bookmark text:name="1twodifferentsubjects"/>1. Two Different Subjects</text:h>
      <text:p text:style-name="Text_20_body">Subjunctive sentences often have one subject in the main/independent clause and one in the noun/dependent clause.</text:p>
      <table:table table:name="Table50" table:style-name="Table50">
        <table:table-column table:style-name="Table50.A"/>
        <table:table-row>
          <table:table-cell table:style-name="Table50.A1" office:value-type="string">
            <text:p text:style-name="Table_20_Contents">Yo quiero que tú limpies el baño.</text:p>
            <text:p text:style-name="Table_20_Contents">I want you to clean the bathroom.</text:p>
            <text:p text:style-name="Table_20_Contents"><text:a xlink:type="simple" xlink:href="https://audio1.spanishdict.com/audio?lang=es&amp;text=Yo%20quiero%20que%20tú%20limpies%20el%20baño.&amp;key=1ece3e2588a4a902b671aa44a4d0effb" text:style-name="Internet_20_link" text:visited-style-name="Visited_20_Internet_20_Link"> </text:a> </text:p>
          </table:table-cell>
        </table:table-row>
      </table:table>
      <text:h text:style-name="Heading_20_3" text:outline-level="3"><text:bookmark text:name="2arelativepronoun"/>2. A Relative Pronoun</text:h>
      <text:p text:style-name="Text_20_body">Subjunctive sentences often have parts linked by a <text:a xlink:type="simple" xlink:href="http://www.spanishdict.com/guide/relative-pronouns-in-spanish" text:style-name="Internet_20_link" text:visited-style-name="Visited_20_Internet_20_Link">relative pronoun</text:a> (<text:span text:style-name="Strong_20_Emphasis">que</text:span><text:a xlink:type="simple" xlink:href="https://audio1.spanishdict.com/audio?lang=es&amp;text=que&amp;key=7110db500f6c28bf60b934897165cd67" text:style-name="Internet_20_link" text:visited-style-name="Visited_20_Internet_20_Link"><text:span text:style-name="Strong_20_Emphasis"> </text:span></text:a>, <text:span text:style-name="Strong_20_Emphasis">quien</text:span><text:a xlink:type="simple" xlink:href="https://audio1.spanishdict.com/audio?lang=es&amp;text=quien&amp;key=f4fd71e1cd8e3e2ed49a14978ba08e08" text:style-name="Internet_20_link" text:visited-style-name="Visited_20_Internet_20_Link"><text:span text:style-name="Strong_20_Emphasis"> </text:span></text:a>, <text:span text:style-name="Strong_20_Emphasis">como</text:span><text:a xlink:type="simple" xlink:href="https://audio1.spanishdict.com/audio?lang=es&amp;text=como&amp;key=1a7b28bf72b129862a9be984dda0457c" text:style-name="Internet_20_link" text:visited-style-name="Visited_20_Internet_20_Link"><text:span text:style-name="Strong_20_Emphasis"> </text:span></text:a>).</text:p>
      <table:table table:name="Table51" table:style-name="Table51">
        <table:table-column table:style-name="Table51.A"/>
        <table:table-row>
          <table:table-cell table:style-name="Table51.A1" office:value-type="string">
            <text:p text:style-name="Table_20_Contents">Yo quiero que tú limpies el baño.</text:p>
            <text:p text:style-name="Table_20_Contents">I want you to clean the bathroom.</text:p>
            <text:p text:style-name="Table_20_Contents"><text:a xlink:type="simple" xlink:href="https://audio1.spanishdict.com/audio?lang=es&amp;text=Yo%20quiero%20que%20tú%20limpies%20el%20baño.&amp;key=1ece3e2588a4a902b671aa44a4d0effb" text:style-name="Internet_20_link" text:visited-style-name="Visited_20_Internet_20_Link"> </text:a> </text:p>
          </table:table-cell>
        </table:table-row>
      </table:table>
      <text:h text:style-name="Heading_20_3" text:outline-level="3"><text:bookmark text:name="3twoverbsoneweirdoandonesubjunctive"/><text:soft-page-break/>3. Two Verbs: One WEIRDO and One Subjunctive</text:h>
      <text:p text:style-name="Text_20_body">Subjunctive sentences often contain a WEIRDO verb (see uses below) that signals that the verb in the next clause will be in the subjunctive.</text:p>
      <table:table table:name="Table52" table:style-name="Table52">
        <table:table-column table:style-name="Table52.A"/>
        <table:table-row>
          <table:table-cell table:style-name="Table52.A1" office:value-type="string">
            <text:p text:style-name="Table_20_Contents">Yo quiero que tú limpies el baño.</text:p>
            <text:p text:style-name="Table_20_Contents">I want you to clean the bathroom.</text:p>
            <text:p text:style-name="Table_20_Contents"><text:a xlink:type="simple" xlink:href="https://audio1.spanishdict.com/audio?lang=es&amp;text=Yo%20quiero%20que%20tú%20limpies%20el%20baño.&amp;key=1ece3e2588a4a902b671aa44a4d0effb" text:style-name="Internet_20_link" text:visited-style-name="Visited_20_Internet_20_Link"> </text:a> </text:p>
          </table:table-cell>
        </table:table-row>
      </table:table>
      <text:h text:style-name="Heading_20_2" text:outline-level="2"><text:bookmark text:name="weirdo4"/>WEIRDO</text:h>
      <text:p text:style-name="Text_20_body">The acronym WEIRDO stands for Wishes, Emotions, Impersonal Expressions, Recommendations, Doubt/Denial, and Ojalá, which are all situations in which you're likely to use the subjunctive. </text:p>
      <text:h text:style-name="Heading_20_3" text:outline-level="3"><text:bookmark text:name="spanclasssdmdsdmdtextaccent1wspanishesanddesireswiththesubjunctive"/>Wishes and Desires with the Subjunctive</text:h>
      <text:p text:style-name="Text_20_body">Wishing, wanting, demanding, desiring, expecting, ordering, and preferring all fall into the category of wishes. Learn more about wishes and desires <text:a xlink:type="simple" xlink:href="http://www.spanishdict.com/guide/expressing-wishes-and-desires-with-the-subjunctive" text:style-name="Internet_20_link" text:visited-style-name="Visited_20_Internet_20_Link">here</text:a>.</text:p>
      <table:table table:name="Table53" table:style-name="Table53">
        <table:table-column table:style-name="Table53.A"/>
        <table:table-row>
          <table:table-cell table:style-name="Table53.A1" office:value-type="string">
            <text:p text:style-name="Table_20_Contents">Esperamos que cocines bien.</text:p>
            <text:p text:style-name="Table_20_Contents">We hope that you cook well.</text:p>
            <text:p text:style-name="Table_20_Contents"><text:a xlink:type="simple" xlink:href="https://audio1.spanishdict.com/audio?lang=es&amp;text=Esperamos%20que%20cocines%20bien.&amp;key=2935ab8f4d76ac53ea91d64096f2042f" text:style-name="Internet_20_link" text:visited-style-name="Visited_20_Internet_20_Link"> </text:a> </text:p>
          </table:table-cell>
        </table:table-row>
      </table:table>
      <text:h text:style-name="Heading_20_3" text:outline-level="3"><text:bookmark text:name="spanclasssdmdsdmdtextaccent1espanxpressingemotionswiththesubjunctive"/>Expressing Emotions with the Subjunctive</text:h>
      <text:p text:style-name="Text_20_body">Being annoyed, angry, happy, regretful, sad, scared, or surprised all fall into this category. Learn more about expressing emotions <text:a xlink:type="simple" xlink:href="http://www.spanishdict.com/guide/expressing-emotions-with-the-subjunctive" text:style-name="Internet_20_link" text:visited-style-name="Visited_20_Internet_20_Link">here</text:a>.</text:p>
      <table:table table:name="Table54" table:style-name="Table54">
        <table:table-column table:style-name="Table54.A"/>
        <table:table-row>
          <table:table-cell table:style-name="Table54.A1" office:value-type="string">
            <text:p text:style-name="Table_20_Contents">Me alegro de que sonrías.</text:p>
            <text:p text:style-name="Table_20_Contents">It makes me happy that you smile.</text:p>
            <text:p text:style-name="Table_20_Contents"><text:a xlink:type="simple" xlink:href="https://audio1.spanishdict.com/audio?lang=es&amp;text=Me%20alegro%20de%20que%20sonrías.&amp;key=7a585f11b26de9fca4d665f6961d326c" text:style-name="Internet_20_link" text:visited-style-name="Visited_20_Internet_20_Link"> </text:a> </text:p>
          </table:table-cell>
        </table:table-row>
      </table:table>
      <text:h text:style-name="Heading_20_3" text:outline-level="3"><text:bookmark text:name="spanclasssdmdsdmdtextaccent1ispanmpersonalexpressionswiththesubjunctive"/>Impersonal Expressions with the Subjunctive</text:h>
      <text:p text:style-name="Text_20_body">Impersonal expressions work a lot like emotions in that they express someone’s opinion or value judgement. They focus on the subjectivity of the statement and not on the actual truth or reality of the situation. Learn more about impersonal expressions <text:a xlink:type="simple" xlink:href="http://www.spanishdict.com/guide/impersonal-expressions-with-the-subjunctive" text:style-name="Internet_20_link" text:visited-style-name="Visited_20_Internet_20_Link">here</text:a>.</text:p>
      <table:table table:name="Table55" table:style-name="Table55">
        <table:table-column table:style-name="Table55.A"/>
        <table:table-row>
          <table:table-cell table:style-name="Table55.A1" office:value-type="string">
            <text:p text:style-name="Table_20_Contents">Es necesario que Jaime lea este libro.</text:p>
            <text:p text:style-name="Table_20_Contents">It is necessary that Jaime read this book.</text:p>
            <text:p text:style-name="Table_20_Contents"><text:a xlink:type="simple" xlink:href="https://audio1.spanishdict.com/audio?lang=es&amp;text=Es%20necesario%20que%20Jaime%20lea%20este%20libro.&amp;key=e5ec4366034c8c3f5cac585e20921389" text:style-name="Internet_20_link" text:visited-style-name="Visited_20_Internet_20_Link"> </text:a> </text:p>
          </table:table-cell>
        </table:table-row>
      </table:table>
      <text:h text:style-name="Heading_20_3" text:outline-level="3"><text:bookmark text:name="spanclasssdmdsdmdtextaccent1rspanecommendationsandrequestswiththesubjunctive"/>Recommendations and Requests with the Subjunctive</text:h>
      <text:p text:style-name="Text_20_body">When a person recommends, suggests, wants, or asks another person to do (or not do) something, the subjunctive is used. Learn more about recommendations and requests <text:a xlink:type="simple" xlink:href="http://www.spanishdict.com/guide/expressing-recommendations-and-requests-with-the-subjunctive" text:style-name="Internet_20_link" text:visited-style-name="Visited_20_Internet_20_Link">here</text:a>.</text:p>
      <table:table table:name="Table56" table:style-name="Table56">
        <table:table-column table:style-name="Table56.A"/>
        <table:table-row>
          <table:table-cell table:style-name="Table56.A1" office:value-type="string">
            <text:p text:style-name="Table_20_Contents">Mi doctor recomienda que beba más agua.</text:p>
            <text:p text:style-name="Table_20_Contents">My doctor recommends I drink more water.</text:p>
            <text:p text:style-name="Table_20_Contents"><text:a xlink:type="simple" xlink:href="https://audio1.spanishdict.com/audio?lang=es&amp;text=Mi%20doctor%20recomienda%20que%20beba%20más%20agua.&amp;key=3e3778b9d0c9f28443b871354cdfc9a2" text:style-name="Internet_20_link" text:visited-style-name="Visited_20_Internet_20_Link"> </text:a> </text:p>
          </table:table-cell>
        </table:table-row>
      </table:table>
      <text:h text:style-name="Heading_20_3" text:outline-level="3"><text:bookmark text:name="spanclasssdmdsdmdtextaccent1dspanoubtanddenialwiththesubjunctive"/>Doubt and Denial with the Subjunctive</text:h>
      <text:p text:style-name="Text_20_body">To doubt or deny something is to question its connection with reality or to express that it is hypothetical. Learn more about doubts and denial <text:a xlink:type="simple" xlink:href="http://www.spanishdict.com/guide/expressing-doubt-and-denial-with-the-subjunctive" text:style-name="Internet_20_link" text:visited-style-name="Visited_20_Internet_20_Link">here</text:a>.</text:p>
      <table:table table:name="Table57" table:style-name="Table57">
        <table:table-column table:style-name="Table57.A"/>
        <text:soft-page-break/>
        <table:table-row>
          <table:table-cell table:style-name="Table57.A1" office:value-type="string">
            <text:p text:style-name="Table_20_Contents">Dudo que él tenga mi número de teléfono.</text:p>
            <text:p text:style-name="Table_20_Contents">I doubt that he has my phone number.</text:p>
            <text:p text:style-name="Table_20_Contents"><text:a xlink:type="simple" xlink:href="https://audio1.spanishdict.com/audio?lang=es&amp;text=Dudo%20que%20él%20tenga%20mi%20número%20de%20teléfono.&amp;key=327f9878d4fa6ed5d398107c137966b5" text:style-name="Internet_20_link" text:visited-style-name="Visited_20_Internet_20_Link"> </text:a> </text:p>
          </table:table-cell>
        </table:table-row>
      </table:table>
      <text:h text:style-name="Heading_20_3" text:outline-level="3"><text:bookmark text:name="spanclasssdmdsdmdtextaccent1ospanspanclasssdmdsdmdtextaccent2jalspanwiththesubjunctive"/>Ojalá with the Subjunctive</text:h>
      <text:p text:style-name="Text_20_body"><text:span text:style-name="Strong_20_Emphasis">Ojalá</text:span> means <text:span text:style-name="Emphasis">I hope/pray to God</text:span>, <text:span text:style-name="Emphasis">God willing</text:span>, <text:span text:style-name="Emphasis">I hope</text:span>, <text:span text:style-name="Emphasis">I wish</text:span>, or <text:span text:style-name="Emphasis">if only</text:span>. Learn more about <text:span text:style-name="Strong_20_Emphasis">ojalá</text:span> <text:a xlink:type="simple" xlink:href="http://www.spanishdict.com/guide/using-ojala-with-the-subjunctive" text:style-name="Internet_20_link" text:visited-style-name="Visited_20_Internet_20_Link">here.</text:a></text:p>
      <table:table table:name="Table58" table:style-name="Table58">
        <table:table-column table:style-name="Table58.A"/>
        <table:table-row>
          <table:table-cell table:style-name="Table58.A1" office:value-type="string">
            <text:p text:style-name="Table_20_Contents">¡Ojalá que recuerde nuestro aniversario!</text:p>
            <text:p text:style-name="Table_20_Contents">I hope to God he remembers our anniversary.</text:p>
            <text:p text:style-name="Table_20_Contents"><text:a xlink:type="simple" xlink:href="https://audio1.spanishdict.com/audio?lang=es&amp;text=¡Ojalá%20que%20recuerde%20nuestro%20aniversario!&amp;key=aaf3c2efa0c39703bd53bead6f6daef3" text:style-name="Internet_20_link" text:visited-style-name="Visited_20_Internet_20_Link"> </text:a> </text:p>
          </table:table-cell>
        </table:table-row>
      </table:table>
      <text:p text:style-name="Text_20_body">Check out <text:a xlink:type="simple" xlink:href="http://www.spanishdict.com/guide/expressing-uncertainty-or-conditional-outcomes-with-the-subjunctive" text:style-name="Internet_20_link" text:visited-style-name="Visited_20_Internet_20_Link">this article</text:a> on using the subjunctive to express uncertainty or conditional outcomes.</text:p>
      <text:p text:style-name="Text_20_body"/>
      <text:h text:style-name="Heading_20_1" text:outline-level="1">Spanish Imperfect Subjunctive</text:h>
      <text:p text:style-name="Text_20_body">Quick Answer </text:p>
      <text:p text:style-name="Text_20_body">The imperfect subjunctive (<text:span text:style-name="Strong_20_Emphasis">el imperfecto de subjuntivo</text:span><text:a xlink:type="simple" xlink:href="https://audio1.spanishdict.com/audio?lang=es&amp;text=el%20imperfecto%20de%20subjuntivo&amp;key=1719b9156124ec645f886aea3019e8cd" text:style-name="Internet_20_link" text:visited-style-name="Visited_20_Internet_20_Link"><text:span text:style-name="Strong_20_Emphasis"> </text:span></text:a>) follows many of the same rules as the <text:a xlink:type="simple" xlink:href="http://www.spanishdict.com/guide/spanish-present-subjunctive/" text:style-name="Internet_20_link" text:visited-style-name="Visited_20_Internet_20_Link">present subjunctive</text:a>. Introduced with a preterite, imperfect, conditional, or past perfect <text:a xlink:type="simple" xlink:href="http://www.spanishdict.com/topics/show/68" text:style-name="Internet_20_link" text:visited-style-name="Visited_20_Internet_20_Link">WEIRDO</text:a> verb in the independent clause, the imperfect subjunctive often refers to a previous experience, but can also refer to unlikely events or possibilities.</text:p>
      <text:p text:style-name="Text_20_body">Check out these examples of the imperfect subjunctive.</text:p>
      <table:table table:name="Table1" table:style-name="Table1">
        <table:table-column table:style-name="Table1.A"/>
        <table:table-row>
          <table:table-cell table:style-name="Table1.A1" office:value-type="string">
            <text:p text:style-name="Table_20_Contents">Si tuviera más dinero, viajaría por todo el mundo.</text:p>
            <text:p text:style-name="Table_20_Contents">If I had more money, I would travel around the whole world.</text:p>
            <text:p text:style-name="Table_20_Contents"><text:a xlink:type="simple" xlink:href="https://audio1.spanishdict.com/audio?lang=es&amp;text=Si%20tuviera%20más%20dinero%2C%20viajaría%20por%20todo%20el%20mundo.&amp;key=b9cf2898b7f2441cd985aa16c2d4d520" text:style-name="Internet_20_link" text:visited-style-name="Visited_20_Internet_20_Link"> </text:a> </text:p>
          </table:table-cell>
        </table:table-row>
        <table:table-row>
          <table:table-cell table:style-name="Table1.A1" office:value-type="string">
            <text:p text:style-name="Table_20_Contents">Si yo fuera tú, no lo haría.</text:p>
            <text:p text:style-name="Table_20_Contents">If I were you, I wouldn’t do it.</text:p>
            <text:p text:style-name="Table_20_Contents"><text:a xlink:type="simple" xlink:href="https://audio1.spanishdict.com/audio?lang=es&amp;text=Si%20yo%20fuera%20tú%2C%20no%20lo%20haría.&amp;key=df96ce10c7d88e05db7e9c11e9976661" text:style-name="Internet_20_link" text:visited-style-name="Visited_20_Internet_20_Link"> </text:a> </text:p>
          </table:table-cell>
        </table:table-row>
      </table:table>
      <text:h text:style-name="Heading_20_2" text:outline-level="2"><text:bookmark text:name="imperfectsubjunctiveforms"/>Imperfect Subjunctive Forms</text:h>
      <text:h text:style-name="Heading_20_3" text:outline-level="3"><text:bookmark text:name="findingtheimperfectsubjunctivestem"/>Finding the Imperfect Subjunctive Stem</text:h>
      <text:p text:style-name="Text_20_body">To conjugate a verb in the imperfect subjunctive, you'll need to know the third person plural (<text:span text:style-name="Strong_20_Emphasis">ellos, ellas</text:span><text:a xlink:type="simple" xlink:href="https://audio1.spanishdict.com/audio?lang=es&amp;text=ellos%2C%20ellas&amp;key=b30cb401e5a739711ace402f8038f0dd" text:style-name="Internet_20_link" text:visited-style-name="Visited_20_Internet_20_Link"><text:span text:style-name="Strong_20_Emphasis"> </text:span></text:a>) <text:a xlink:type="simple" xlink:href="http://www.spanishdict.com/guide/spanish-preterite-tense-forms/" text:style-name="Internet_20_link" text:visited-style-name="Visited_20_Internet_20_Link">preterite form</text:a> of the verb you're using. Why? Instead of using the infinitive for a stem, the imperfect subjunctive uses the third person plural of the preterite (minus the <text:span text:style-name="Strong_20_Emphasis">-ron</text:span>). Whatever the third person preterite from of a verb is, whether regular or irregular, becomes the base for the imperfect subjunctive stem.</text:p>
      <text:h text:style-name="Heading_20_3" text:outline-level="3"><text:bookmark text:name="imperfectsubjunctivestemformula"/>Imperfect Subjunctive Stem Formula</text:h>
      <text:p text:style-name="Text_20_body"><text:span text:style-name="Strong_20_Emphasis">imperfect subjunctive stem</text:span> = third person plural preterite form minus <text:span text:style-name="Strong_20_Emphasis">-ron</text:span> ending</text:p>
      <text:h text:style-name="Heading_20_3" text:outline-level="3"><text:bookmark text:name="imperfectsubjunctivestemexamples"/>Imperfect Subjunctive Stem Examples</text:h>
      <text:p text:style-name="Text_20_body">Here are the imperfect subjunctive stems of some common Spanish verbs. </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Heading">Infinitive</text:p>
          </table:table-cell>
          <table:table-cell table:style-name="Table2.A1" office:value-type="string">
            <text:p text:style-name="Table_20_Heading">Third Person Preterite Form</text:p>
          </table:table-cell>
          <table:table-cell table:style-name="Table2.A1" office:value-type="string">
            <text:p text:style-name="Table_20_Heading">Imperfect Subjunctive Stem</text:p>
          </table:table-cell>
        </table:table-row>
        <table:table-row>
          <table:table-cell table:style-name="Table2.A1" office:value-type="string">
            <text:p text:style-name="Table_20_Contents"><text:span text:style-name="Strong_20_Emphasis">caber </text:span></text:p>
            <text:p text:style-name="Table_20_Contents"><text:a xlink:type="simple" xlink:href="https://audio1.spanishdict.com/audio?lang=es&amp;text=caber&amp;key=72d0de90cd7185091fe945ad95862637" text:style-name="Internet_20_link" text:visited-style-name="Visited_20_Internet_20_Link"> </text:a> </text:p>
          </table:table-cell>
          <table:table-cell table:style-name="Table2.A1" office:value-type="string">
            <text:p text:style-name="Table_20_Contents"><text:span text:style-name="Strong_20_Emphasis">cupieron </text:span></text:p>
            <text:p text:style-name="Table_20_Contents"><text:a xlink:type="simple" xlink:href="https://audio1.spanishdict.com/audio?lang=es&amp;text=cupieron&amp;key=633cf3d5023877ca69f1b0fd4912811e" text:style-name="Internet_20_link" text:visited-style-name="Visited_20_Internet_20_Link"> </text:a> </text:p>
          </table:table-cell>
          <table:table-cell table:style-name="Table2.A1" office:value-type="string">
            <text:p text:style-name="Table_20_Contents"><text:span text:style-name="Strong_20_Emphasis">cupie-</text:span></text:p>
          </table:table-cell>
        </table:table-row>
        <table:table-row>
          <table:table-cell table:style-name="Table2.A1" office:value-type="string">
            <text:p text:style-name="Table_20_Contents"><text:span text:style-name="Strong_20_Emphasis">dar </text:span></text:p>
            <text:p text:style-name="Table_20_Contents"><text:a xlink:type="simple" xlink:href="https://audio1.spanishdict.com/audio?lang=es&amp;text=dar&amp;key=62a8dec7728a4ee26f16f3aad001e007" text:style-name="Internet_20_link" text:visited-style-name="Visited_20_Internet_20_Link"> </text:a> </text:p>
          </table:table-cell>
          <table:table-cell table:style-name="Table2.A1" office:value-type="string">
            <text:p text:style-name="Table_20_Contents"><text:span text:style-name="Strong_20_Emphasis">dieron </text:span></text:p>
            <text:p text:style-name="Table_20_Contents"><text:a xlink:type="simple" xlink:href="https://audio1.spanishdict.com/audio?lang=es&amp;text=dieron&amp;key=ffddeabe4e6081fd9991387795634e37" text:style-name="Internet_20_link" text:visited-style-name="Visited_20_Internet_20_Link"> </text:a> </text:p>
          </table:table-cell>
          <table:table-cell table:style-name="Table2.A1" office:value-type="string">
            <text:p text:style-name="Table_20_Contents"><text:span text:style-name="Strong_20_Emphasis">die-</text:span></text:p>
          </table:table-cell>
        </table:table-row>
        <table:table-row>
          <table:table-cell table:style-name="Table2.A1" office:value-type="string">
            <text:p text:style-name="Table_20_Contents"><text:span text:style-name="Strong_20_Emphasis">decir </text:span></text:p>
            <text:p text:style-name="Table_20_Contents"><text:a xlink:type="simple" xlink:href="https://audio1.spanishdict.com/audio?lang=es&amp;text=decir&amp;key=4e34de6875705da45ca77b6cb38b0c33" text:style-name="Internet_20_link" text:visited-style-name="Visited_20_Internet_20_Link"> </text:a> </text:p>
          </table:table-cell>
          <table:table-cell table:style-name="Table2.A1" office:value-type="string">
            <text:p text:style-name="Table_20_Contents"><text:span text:style-name="Strong_20_Emphasis">dijeron </text:span></text:p>
            <text:p text:style-name="Table_20_Contents"><text:a xlink:type="simple" xlink:href="https://audio1.spanishdict.com/audio?lang=es&amp;text=dijeron&amp;key=78e24ce8aa986d70e5eb0298dab697e4" text:style-name="Internet_20_link" text:visited-style-name="Visited_20_Internet_20_Link"> </text:a> </text:p>
          </table:table-cell>
          <table:table-cell table:style-name="Table2.A1" office:value-type="string">
            <text:p text:style-name="Table_20_Contents"><text:span text:style-name="Strong_20_Emphasis">dije-</text:span></text:p>
          </table:table-cell>
        </table:table-row>
        <table:table-row>
          <table:table-cell table:style-name="Table2.A1" office:value-type="string">
            <text:p text:style-name="Table_20_Contents"><text:span text:style-name="Strong_20_Emphasis">dormir </text:span></text:p>
            <text:p text:style-name="Table_20_Contents"><text:a xlink:type="simple" xlink:href="https://audio1.spanishdict.com/audio?lang=es&amp;text=dormir&amp;key=85f1f321f9d48d290478f167b1ba850e" text:style-name="Internet_20_link" text:visited-style-name="Visited_20_Internet_20_Link"> </text:a> </text:p>
          </table:table-cell>
          <table:table-cell table:style-name="Table2.A1" office:value-type="string">
            <text:p text:style-name="Table_20_Contents"><text:span text:style-name="Strong_20_Emphasis">durmieron </text:span></text:p>
            <text:p text:style-name="Table_20_Contents"><text:a xlink:type="simple" xlink:href="https://audio1.spanishdict.com/audio?lang=es&amp;text=durmieron&amp;key=adf192f21e1cfa091dcf0d0d4ce65ea6" text:style-name="Internet_20_link" text:visited-style-name="Visited_20_Internet_20_Link"> </text:a> </text:p>
          </table:table-cell>
          <table:table-cell table:style-name="Table2.A1" office:value-type="string">
            <text:p text:style-name="Table_20_Contents"><text:span text:style-name="Strong_20_Emphasis">durmie-</text:span></text:p>
          </table:table-cell>
        </table:table-row>
        <table:table-row>
          <table:table-cell table:style-name="Table2.A1" office:value-type="string">
            <text:p text:style-name="Table_20_Contents"><text:span text:style-name="Strong_20_Emphasis">estar </text:span></text:p>
            <text:p text:style-name="Table_20_Contents"><text:a xlink:type="simple" xlink:href="https://audio1.spanishdict.com/audio?lang=es&amp;text=estar&amp;key=45062d2163fa442bfb2e538eccf4a3d8" text:style-name="Internet_20_link" text:visited-style-name="Visited_20_Internet_20_Link"> </text:a> </text:p>
          </table:table-cell>
          <table:table-cell table:style-name="Table2.A1" office:value-type="string">
            <text:p text:style-name="Table_20_Contents"><text:span text:style-name="Strong_20_Emphasis">estuvieron </text:span></text:p>
            <text:p text:style-name="Table_20_Contents"><text:a xlink:type="simple" xlink:href="https://audio1.spanishdict.com/audio?lang=es&amp;text=estuvieron&amp;key=3961d7ba7fc53657d4efbc12668b338e" text:style-name="Internet_20_link" text:visited-style-name="Visited_20_Internet_20_Link"> </text:a> </text:p>
          </table:table-cell>
          <table:table-cell table:style-name="Table2.A1" office:value-type="string">
            <text:p text:style-name="Table_20_Contents"><text:span text:style-name="Strong_20_Emphasis">estuvie-</text:span></text:p>
          </table:table-cell>
        </table:table-row>
        <table:table-row>
          <table:table-cell table:style-name="Table2.A1" office:value-type="string">
            <text:p text:style-name="Table_20_Contents"><text:span text:style-name="Strong_20_Emphasis">haber </text:span></text:p>
            <text:p text:style-name="Table_20_Contents"><text:a xlink:type="simple" xlink:href="https://audio1.spanishdict.com/audio?lang=es&amp;text=haber&amp;key=78fff81e8d0b34f8a340a1a674766ab3" text:style-name="Internet_20_link" text:visited-style-name="Visited_20_Internet_20_Link"> </text:a> </text:p>
          </table:table-cell>
          <table:table-cell table:style-name="Table2.A1" office:value-type="string">
            <text:p text:style-name="Table_20_Contents"><text:span text:style-name="Strong_20_Emphasis">hubieron </text:span></text:p>
            <text:p text:style-name="Table_20_Contents"><text:a xlink:type="simple" xlink:href="https://audio1.spanishdict.com/audio?lang=es&amp;text=hubieron&amp;key=5490e1e3a8bb197caff5b67e90cacb06" text:style-name="Internet_20_link" text:visited-style-name="Visited_20_Internet_20_Link"> </text:a> </text:p>
          </table:table-cell>
          <table:table-cell table:style-name="Table2.A1" office:value-type="string">
            <text:p text:style-name="Table_20_Contents"><text:span text:style-name="Strong_20_Emphasis">hubie-</text:span></text:p>
          </table:table-cell>
        </table:table-row>
        <table:table-row>
          <table:table-cell table:style-name="Table2.A1" office:value-type="string">
            <text:p text:style-name="Table_20_Contents"><text:span text:style-name="Strong_20_Emphasis">hablar </text:span></text:p>
            <text:p text:style-name="Table_20_Contents"><text:a xlink:type="simple" xlink:href="https://audio1.spanishdict.com/audio?lang=es&amp;text=hablar&amp;key=12eafa53368124eeab77299666fd6cdc" text:style-name="Internet_20_link" text:visited-style-name="Visited_20_Internet_20_Link"> </text:a> </text:p>
          </table:table-cell>
          <table:table-cell table:style-name="Table2.A1" office:value-type="string">
            <text:p text:style-name="Table_20_Contents"><text:span text:style-name="Strong_20_Emphasis">hablaron </text:span></text:p>
            <text:p text:style-name="Table_20_Contents"><text:a xlink:type="simple" xlink:href="https://audio1.spanishdict.com/audio?lang=es&amp;text=hablaron&amp;key=27c43ca963c34cdd53ab1a022fc2d966" text:style-name="Internet_20_link" text:visited-style-name="Visited_20_Internet_20_Link"> </text:a> </text:p>
          </table:table-cell>
          <table:table-cell table:style-name="Table2.A1" office:value-type="string">
            <text:p text:style-name="Table_20_Contents"><text:span text:style-name="Strong_20_Emphasis">habla-</text:span></text:p>
          </table:table-cell>
        </table:table-row>
        <table:table-row>
          <table:table-cell table:style-name="Table2.A1" office:value-type="string">
            <text:p text:style-name="Table_20_Contents"><text:span text:style-name="Strong_20_Emphasis">hacer </text:span></text:p>
            <text:p text:style-name="Table_20_Contents"><text:a xlink:type="simple" xlink:href="https://audio1.spanishdict.com/audio?lang=es&amp;text=hacer&amp;key=d7baf2155ab949c812a28cb1ff3a4cfc" text:style-name="Internet_20_link" text:visited-style-name="Visited_20_Internet_20_Link"> </text:a> </text:p>
          </table:table-cell>
          <table:table-cell table:style-name="Table2.A1" office:value-type="string">
            <text:p text:style-name="Table_20_Contents"><text:span text:style-name="Strong_20_Emphasis">hicieron </text:span></text:p>
            <text:p text:style-name="Table_20_Contents"><text:a xlink:type="simple" xlink:href="https://audio1.spanishdict.com/audio?lang=es&amp;text=hicieron&amp;key=a2c163f410123938e87f600ad0a055f7" text:style-name="Internet_20_link" text:visited-style-name="Visited_20_Internet_20_Link"> </text:a> </text:p>
          </table:table-cell>
          <table:table-cell table:style-name="Table2.A1" office:value-type="string">
            <text:p text:style-name="Table_20_Contents"><text:span text:style-name="Strong_20_Emphasis">hicie-</text:span></text:p>
          </table:table-cell>
        </table:table-row>
        <table:table-row>
          <table:table-cell table:style-name="Table2.A1" office:value-type="string">
            <text:p text:style-name="Table_20_Contents"><text:span text:style-name="Strong_20_Emphasis">ir </text:span></text:p>
            <text:p text:style-name="Table_20_Contents"><text:a xlink:type="simple" xlink:href="https://audio1.spanishdict.com/audio?lang=es&amp;text=ir&amp;key=b030a05b8ba2927b478c4c5662ab7fe8" text:style-name="Internet_20_link" text:visited-style-name="Visited_20_Internet_20_Link"> </text:a> </text:p>
          </table:table-cell>
          <table:table-cell table:style-name="Table2.A1" office:value-type="string">
            <text:p text:style-name="Table_20_Contents"><text:span text:style-name="Strong_20_Emphasis">fueron </text:span></text:p>
            <text:p text:style-name="Table_20_Contents"><text:a xlink:type="simple" xlink:href="https://audio1.spanishdict.com/audio?lang=es&amp;text=fueron&amp;key=7aec8efdfb7ef57231a54ca1ac541446" text:style-name="Internet_20_link" text:visited-style-name="Visited_20_Internet_20_Link"> </text:a> </text:p>
          </table:table-cell>
          <table:table-cell table:style-name="Table2.A1" office:value-type="string">
            <text:p text:style-name="Table_20_Contents"><text:span text:style-name="Strong_20_Emphasis">fue-</text:span></text:p>
          </table:table-cell>
        </table:table-row>
        <table:table-row>
          <table:table-cell table:style-name="Table2.A1" office:value-type="string">
            <text:p text:style-name="Table_20_Contents"><text:span text:style-name="Strong_20_Emphasis">leer </text:span></text:p>
            <text:p text:style-name="Table_20_Contents"><text:a xlink:type="simple" xlink:href="https://audio1.spanishdict.com/audio?lang=es&amp;text=leer&amp;key=41188f272c97f38073c3d2733e300741" text:style-name="Internet_20_link" text:visited-style-name="Visited_20_Internet_20_Link"> </text:a> </text:p>
          </table:table-cell>
          <table:table-cell table:style-name="Table2.A1" office:value-type="string">
            <text:p text:style-name="Table_20_Contents"><text:span text:style-name="Strong_20_Emphasis">leyeron </text:span></text:p>
            <text:p text:style-name="Table_20_Contents"><text:a xlink:type="simple" xlink:href="https://audio1.spanishdict.com/audio?lang=es&amp;text=leyeron&amp;key=bcdd185885393c82321dff00ff374db8" text:style-name="Internet_20_link" text:visited-style-name="Visited_20_Internet_20_Link"> </text:a> </text:p>
          </table:table-cell>
          <table:table-cell table:style-name="Table2.A1" office:value-type="string">
            <text:p text:style-name="Table_20_Contents"><text:span text:style-name="Strong_20_Emphasis">leye-</text:span></text:p>
          </table:table-cell>
        </table:table-row>
        <table:table-row>
          <table:table-cell table:style-name="Table2.A1" office:value-type="string">
            <text:p text:style-name="Table_20_Contents"><text:span text:style-name="Strong_20_Emphasis">tener </text:span></text:p>
            <text:p text:style-name="Table_20_Contents"><text:a xlink:type="simple" xlink:href="https://audio1.spanishdict.com/audio?lang=es&amp;text=tener&amp;key=a6677680aa08e6d22521effe7b7d1e58" text:style-name="Internet_20_link" text:visited-style-name="Visited_20_Internet_20_Link"> </text:a> </text:p>
          </table:table-cell>
          <table:table-cell table:style-name="Table2.A1" office:value-type="string">
            <text:p text:style-name="Table_20_Contents"><text:span text:style-name="Strong_20_Emphasis">tuvieron </text:span></text:p>
            <text:p text:style-name="Table_20_Contents"><text:a xlink:type="simple" xlink:href="https://audio1.spanishdict.com/audio?lang=es&amp;text=tuvieron&amp;key=362f8c762d1f050f9f1c9d75fa31e1b0" text:style-name="Internet_20_link" text:visited-style-name="Visited_20_Internet_20_Link"> </text:a> </text:p>
          </table:table-cell>
          <table:table-cell table:style-name="Table2.A1" office:value-type="string">
            <text:p text:style-name="Table_20_Contents"><text:span text:style-name="Strong_20_Emphasis">tuvie-</text:span></text:p>
          </table:table-cell>
        </table:table-row>
        <table:table-row>
          <table:table-cell table:style-name="Table2.A1" office:value-type="string">
            <text:p text:style-name="Table_20_Contents"><text:span text:style-name="Strong_20_Emphasis">pedir </text:span></text:p>
            <text:p text:style-name="Table_20_Contents"><text:a xlink:type="simple" xlink:href="https://audio1.spanishdict.com/audio?lang=es&amp;text=pedir&amp;key=6fd735325d530d86d5442d591e6652cc" text:style-name="Internet_20_link" text:visited-style-name="Visited_20_Internet_20_Link"> </text:a> </text:p>
          </table:table-cell>
          <table:table-cell table:style-name="Table2.A1" office:value-type="string">
            <text:p text:style-name="Table_20_Contents"><text:span text:style-name="Strong_20_Emphasis">pidieron </text:span></text:p>
            <text:p text:style-name="Table_20_Contents"><text:a xlink:type="simple" xlink:href="https://audio1.spanishdict.com/audio?lang=es&amp;text=pidieron&amp;key=f8224e88939c684fc30a277c5e58fcb9" text:style-name="Internet_20_link" text:visited-style-name="Visited_20_Internet_20_Link"> </text:a> </text:p>
          </table:table-cell>
          <table:table-cell table:style-name="Table2.A1" office:value-type="string">
            <text:p text:style-name="Table_20_Contents"><text:span text:style-name="Strong_20_Emphasis">pidie-</text:span></text:p>
          </table:table-cell>
        </table:table-row>
        <table:table-row>
          <table:table-cell table:style-name="Table2.A1" office:value-type="string">
            <text:p text:style-name="Table_20_Contents"><text:span text:style-name="Strong_20_Emphasis">poder </text:span></text:p>
            <text:p text:style-name="Table_20_Contents"><text:a xlink:type="simple" xlink:href="https://audio1.spanishdict.com/audio?lang=es&amp;text=poder&amp;key=5d9436bae700550eb32a4e01928775e4" text:style-name="Internet_20_link" text:visited-style-name="Visited_20_Internet_20_Link"> </text:a> </text:p>
          </table:table-cell>
          <table:table-cell table:style-name="Table2.A1" office:value-type="string">
            <text:p text:style-name="Table_20_Contents"><text:span text:style-name="Strong_20_Emphasis">pudieron </text:span></text:p>
            <text:p text:style-name="Table_20_Contents"><text:a xlink:type="simple" xlink:href="https://audio1.spanishdict.com/audio?lang=es&amp;text=pudieron&amp;key=ce369cd174b1127b2efb9382a337e17f" text:style-name="Internet_20_link" text:visited-style-name="Visited_20_Internet_20_Link"> </text:a> </text:p>
          </table:table-cell>
          <table:table-cell table:style-name="Table2.A1" office:value-type="string">
            <text:p text:style-name="Table_20_Contents"><text:span text:style-name="Strong_20_Emphasis">pudie-</text:span></text:p>
          </table:table-cell>
        </table:table-row>
        <table:table-row>
          <table:table-cell table:style-name="Table2.A1" office:value-type="string">
            <text:p text:style-name="Table_20_Contents"><text:span text:style-name="Strong_20_Emphasis">poner </text:span></text:p>
            <text:p text:style-name="Table_20_Contents"><text:a xlink:type="simple" xlink:href="https://audio1.spanishdict.com/audio?lang=es&amp;text=poner&amp;key=201a80d41e4ebc5cd715cf5ec0d6885e" text:style-name="Internet_20_link" text:visited-style-name="Visited_20_Internet_20_Link"> </text:a> </text:p>
          </table:table-cell>
          <table:table-cell table:style-name="Table2.A1" office:value-type="string">
            <text:p text:style-name="Table_20_Contents"><text:span text:style-name="Strong_20_Emphasis">pusieron </text:span></text:p>
            <text:p text:style-name="Table_20_Contents"><text:a xlink:type="simple" xlink:href="https://audio1.spanishdict.com/audio?lang=es&amp;text=pusieron&amp;key=c19c366bc889aba5e7b177cb06e740fd" text:style-name="Internet_20_link" text:visited-style-name="Visited_20_Internet_20_Link"> </text:a> </text:p>
          </table:table-cell>
          <table:table-cell table:style-name="Table2.A1" office:value-type="string">
            <text:p text:style-name="Table_20_Contents"><text:span text:style-name="Strong_20_Emphasis">pusie-</text:span></text:p>
          </table:table-cell>
        </table:table-row>
        <table:table-row>
          <table:table-cell table:style-name="Table2.A1" office:value-type="string">
            <text:p text:style-name="Table_20_Contents"><text:span text:style-name="Strong_20_Emphasis">preferir </text:span></text:p>
            <text:p text:style-name="Table_20_Contents"><text:a xlink:type="simple" xlink:href="https://audio1.spanishdict.com/audio?lang=es&amp;text=preferir&amp;key=cfae03c45f1be4eae99dddf67d3a993c" text:style-name="Internet_20_link" text:visited-style-name="Visited_20_Internet_20_Link"> </text:a> </text:p>
          </table:table-cell>
          <table:table-cell table:style-name="Table2.A1" office:value-type="string">
            <text:p text:style-name="Table_20_Contents"><text:span text:style-name="Strong_20_Emphasis">prefirieron </text:span></text:p>
            <text:p text:style-name="Table_20_Contents"><text:a xlink:type="simple" xlink:href="https://audio1.spanishdict.com/audio?lang=es&amp;text=prefirieron&amp;key=601665e9986d80b087cf608f6a67d680" text:style-name="Internet_20_link" text:visited-style-name="Visited_20_Internet_20_Link"> </text:a> </text:p>
          </table:table-cell>
          <table:table-cell table:style-name="Table2.A1" office:value-type="string">
            <text:p text:style-name="Table_20_Contents"><text:span text:style-name="Strong_20_Emphasis">prefirie-</text:span></text:p>
          </table:table-cell>
        </table:table-row>
        <table:table-row>
          <table:table-cell table:style-name="Table2.A1" office:value-type="string">
            <text:p text:style-name="Table_20_Contents"><text:span text:style-name="Strong_20_Emphasis">querer </text:span></text:p>
            <text:p text:style-name="Table_20_Contents"><text:a xlink:type="simple" xlink:href="https://audio1.spanishdict.com/audio?lang=es&amp;text=querer&amp;key=e97c799b35e52f6ddee279476c846b1a" text:style-name="Internet_20_link" text:visited-style-name="Visited_20_Internet_20_Link"> </text:a> </text:p>
          </table:table-cell>
          <table:table-cell table:style-name="Table2.A1" office:value-type="string">
            <text:p text:style-name="Table_20_Contents"><text:span text:style-name="Strong_20_Emphasis">quisieron </text:span></text:p>
            <text:p text:style-name="Table_20_Contents"><text:a xlink:type="simple" xlink:href="https://audio1.spanishdict.com/audio?lang=es&amp;text=quisieron&amp;key=56f796c3729dabfd826fdc51bb78ffdb" text:style-name="Internet_20_link" text:visited-style-name="Visited_20_Internet_20_Link"> </text:a> </text:p>
          </table:table-cell>
          <table:table-cell table:style-name="Table2.A1" office:value-type="string">
            <text:p text:style-name="Table_20_Contents"><text:span text:style-name="Strong_20_Emphasis">quisie-</text:span></text:p>
          </table:table-cell>
        </table:table-row>
        <table:table-row>
          <table:table-cell table:style-name="Table2.A1" office:value-type="string">
            <text:p text:style-name="Table_20_Contents"><text:span text:style-name="Strong_20_Emphasis">saber </text:span></text:p>
            <text:p text:style-name="Table_20_Contents"><text:a xlink:type="simple" xlink:href="https://audio1.spanishdict.com/audio?lang=es&amp;text=saber&amp;key=76be74f591ed7c48e1cbc4c828c3b71d" text:style-name="Internet_20_link" text:visited-style-name="Visited_20_Internet_20_Link"> </text:a> </text:p>
          </table:table-cell>
          <table:table-cell table:style-name="Table2.A1" office:value-type="string">
            <text:p text:style-name="Table_20_Contents"><text:span text:style-name="Strong_20_Emphasis">supieron </text:span></text:p>
            <text:p text:style-name="Table_20_Contents"><text:a xlink:type="simple" xlink:href="https://audio1.spanishdict.com/audio?lang=es&amp;text=supieron&amp;key=2bd04cedca9276b127dc2a25fc688a15" text:style-name="Internet_20_link" text:visited-style-name="Visited_20_Internet_20_Link"> </text:a> </text:p>
          </table:table-cell>
          <table:table-cell table:style-name="Table2.A1" office:value-type="string">
            <text:p text:style-name="Table_20_Contents"><text:span text:style-name="Strong_20_Emphasis">supie-</text:span></text:p>
          </table:table-cell>
        </table:table-row>
        <table:table-row>
          <table:table-cell table:style-name="Table2.A1" office:value-type="string">
            <text:p text:style-name="Table_20_Contents"><text:span text:style-name="Strong_20_Emphasis">sentir </text:span></text:p>
            <text:p text:style-name="Table_20_Contents"><text:a xlink:type="simple" xlink:href="https://audio1.spanishdict.com/audio?lang=es&amp;text=sentir&amp;key=69809d8ea992e41efcdef7d95ac96161" text:style-name="Internet_20_link" text:visited-style-name="Visited_20_Internet_20_Link"> </text:a> </text:p>
          </table:table-cell>
          <table:table-cell table:style-name="Table2.A1" office:value-type="string">
            <text:p text:style-name="Table_20_Contents"><text:span text:style-name="Strong_20_Emphasis">sintieron </text:span></text:p>
            <text:p text:style-name="Table_20_Contents"><text:a xlink:type="simple" xlink:href="https://audio1.spanishdict.com/audio?lang=es&amp;text=sintieron&amp;key=6d3d8cc2a1d89d05cc9b191c98b5cd9e" text:style-name="Internet_20_link" text:visited-style-name="Visited_20_Internet_20_Link"> </text:a> </text:p>
          </table:table-cell>
          <table:table-cell table:style-name="Table2.A1" office:value-type="string">
            <text:p text:style-name="Table_20_Contents"><text:span text:style-name="Strong_20_Emphasis">sintie-</text:span></text:p>
          </table:table-cell>
        </table:table-row>
        <table:table-row>
          <table:table-cell table:style-name="Table2.A1" office:value-type="string">
            <text:p text:style-name="Table_20_Contents"><text:span text:style-name="Strong_20_Emphasis">ser </text:span></text:p>
            <text:p text:style-name="Table_20_Contents"><text:a xlink:type="simple" xlink:href="https://audio1.spanishdict.com/audio?lang=es&amp;text=ser&amp;key=ed7d88e8a81152eebdcf945360cf0e26" text:style-name="Internet_20_link" text:visited-style-name="Visited_20_Internet_20_Link"> </text:a> </text:p>
          </table:table-cell>
          <table:table-cell table:style-name="Table2.A1" office:value-type="string">
            <text:p text:style-name="Table_20_Contents"><text:span text:style-name="Strong_20_Emphasis">fueron </text:span></text:p>
            <text:p text:style-name="Table_20_Contents"><text:a xlink:type="simple" xlink:href="https://audio1.spanishdict.com/audio?lang=es&amp;text=fueron&amp;key=7aec8efdfb7ef57231a54ca1ac541446" text:style-name="Internet_20_link" text:visited-style-name="Visited_20_Internet_20_Link"> </text:a> </text:p>
          </table:table-cell>
          <table:table-cell table:style-name="Table2.A1" office:value-type="string">
            <text:p text:style-name="Table_20_Contents"><text:span text:style-name="Strong_20_Emphasis">fue-</text:span></text:p>
          </table:table-cell>
        </table:table-row>
        <table:table-row>
          <table:table-cell table:style-name="Table2.A1" office:value-type="string">
            <text:p text:style-name="Table_20_Contents"><text:span text:style-name="Strong_20_Emphasis">traducir </text:span></text:p>
            <text:p text:style-name="Table_20_Contents"><text:a xlink:type="simple" xlink:href="https://audio1.spanishdict.com/audio?lang=es&amp;text=traducir&amp;key=8803628a1288a37ab41e751d4a3111e5" text:style-name="Internet_20_link" text:visited-style-name="Visited_20_Internet_20_Link"> </text:a> </text:p>
          </table:table-cell>
          <table:table-cell table:style-name="Table2.A1" office:value-type="string">
            <text:p text:style-name="Table_20_Contents"><text:span text:style-name="Strong_20_Emphasis">tradujeron </text:span></text:p>
            <text:p text:style-name="Table_20_Contents"><text:a xlink:type="simple" xlink:href="https://audio1.spanishdict.com/audio?lang=es&amp;text=tradujeron&amp;key=c44fe8feca9416e26270b3431f09f3d3" text:style-name="Internet_20_link" text:visited-style-name="Visited_20_Internet_20_Link"> </text:a> </text:p>
          </table:table-cell>
          <table:table-cell table:style-name="Table2.A1" office:value-type="string">
            <text:p text:style-name="Table_20_Contents"><text:span text:style-name="Strong_20_Emphasis">traduje-</text:span></text:p>
          </table:table-cell>
        </table:table-row>
        <table:table-row>
          <table:table-cell table:style-name="Table2.A1" office:value-type="string">
            <text:p text:style-name="Table_20_Contents"><text:span text:style-name="Strong_20_Emphasis">traer </text:span></text:p>
            <text:p text:style-name="Table_20_Contents"><text:a xlink:type="simple" xlink:href="https://audio1.spanishdict.com/audio?lang=es&amp;text=traer&amp;key=6411aa08f545fedf242ab3efdd6bd32c" text:style-name="Internet_20_link" text:visited-style-name="Visited_20_Internet_20_Link"> </text:a> </text:p>
          </table:table-cell>
          <table:table-cell table:style-name="Table2.A1" office:value-type="string">
            <text:p text:style-name="Table_20_Contents"><text:span text:style-name="Strong_20_Emphasis">trajeron </text:span></text:p>
            <text:p text:style-name="Table_20_Contents"><text:a xlink:type="simple" xlink:href="https://audio1.spanishdict.com/audio?lang=es&amp;text=trajeron&amp;key=8bc1c97b8c5a3b0e10df1b48acd6da84" text:style-name="Internet_20_link" text:visited-style-name="Visited_20_Internet_20_Link"> </text:a> </text:p>
          </table:table-cell>
          <table:table-cell table:style-name="Table2.A1" office:value-type="string">
            <text:p text:style-name="Table_20_Contents"><text:span text:style-name="Strong_20_Emphasis">traje-</text:span></text:p>
          </table:table-cell>
        </table:table-row>
        <table:table-row>
          <table:table-cell table:style-name="Table2.A1" office:value-type="string">
            <text:p text:style-name="Table_20_Contents"><text:span text:style-name="Strong_20_Emphasis">ver </text:span></text:p>
            <text:p text:style-name="Table_20_Contents"><text:a xlink:type="simple" xlink:href="https://audio1.spanishdict.com/audio?lang=es&amp;text=ver&amp;key=b2c209cbe8c6135b9f7cc4296a1bea19" text:style-name="Internet_20_link" text:visited-style-name="Visited_20_Internet_20_Link"> </text:a> </text:p>
          </table:table-cell>
          <table:table-cell table:style-name="Table2.A1" office:value-type="string">
            <text:p text:style-name="Table_20_Contents"><text:span text:style-name="Strong_20_Emphasis">vieron </text:span></text:p>
            <text:p text:style-name="Table_20_Contents"><text:a xlink:type="simple" xlink:href="https://audio1.spanishdict.com/audio?lang=es&amp;text=vieron&amp;key=c2661279ab8678a884ed8202abdd88f9" text:style-name="Internet_20_link" text:visited-style-name="Visited_20_Internet_20_Link"> </text:a> </text:p>
          </table:table-cell>
          <table:table-cell table:style-name="Table2.A1" office:value-type="string">
            <text:p text:style-name="Table_20_Contents"><text:span text:style-name="Strong_20_Emphasis">vie-</text:span></text:p>
          </table:table-cell>
        </table:table-row>
      </table:table>
      <text:h text:style-name="Heading_20_3" text:outline-level="3"><text:bookmark text:name="imperfectsubjunctiveendings"/><text:soft-page-break/>Imperfect Subjunctive Endings</text:h>
      <text:p text:style-name="Text_20_body">When conjugating the imperfect subjunctive, you can choose from two different sets of endings. Both are correct, though use of the first set, whose <text:span text:style-name="Strong_20_Emphasis">yo</text:span> ending is <text:span text:style-name="Strong_20_Emphasis">-ra</text:span>, is more widespread.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Subject</text:p>
          </table:table-cell>
          <table:table-cell table:style-name="Table3.A1" office:value-type="string">
            <text:p text:style-name="Table_20_Heading">Subjunctive 1 Endings</text:p>
          </table:table-cell>
          <table:table-cell table:style-name="Table3.A1" office:value-type="string">
            <text:p text:style-name="Table_20_Heading">Subjunctive 2 Endings</text:p>
          </table:table-cell>
        </table:table-row>
        <table:table-row>
          <table:table-cell table:style-name="Table3.A1" office:value-type="string">
            <text:p text:style-name="Table_20_Contents">yo</text:p>
          </table:table-cell>
          <table:table-cell table:style-name="Table3.A1" office:value-type="string">
            <text:p text:style-name="Table_20_Contents"><text:span text:style-name="Strong_20_Emphasis">-ra</text:span></text:p>
          </table:table-cell>
          <table:table-cell table:style-name="Table3.A1" office:value-type="string">
            <text:p text:style-name="Table_20_Contents"><text:span text:style-name="Strong_20_Emphasis">-se</text:span></text:p>
          </table:table-cell>
        </table:table-row>
        <table:table-row>
          <table:table-cell table:style-name="Table3.A1" office:value-type="string">
            <text:p text:style-name="Table_20_Contents">tú</text:p>
          </table:table-cell>
          <table:table-cell table:style-name="Table3.A1" office:value-type="string">
            <text:p text:style-name="Table_20_Contents"><text:span text:style-name="Strong_20_Emphasis">-ras</text:span></text:p>
          </table:table-cell>
          <table:table-cell table:style-name="Table3.A1" office:value-type="string">
            <text:p text:style-name="Table_20_Contents"><text:span text:style-name="Strong_20_Emphasis">-ses</text:span></text:p>
          </table:table-cell>
        </table:table-row>
        <table:table-row>
          <table:table-cell table:style-name="Table3.A1" office:value-type="string">
            <text:p text:style-name="Table_20_Contents">él, ella, usted</text:p>
          </table:table-cell>
          <table:table-cell table:style-name="Table3.A1" office:value-type="string">
            <text:p text:style-name="Table_20_Contents"><text:span text:style-name="Strong_20_Emphasis">-ra</text:span></text:p>
          </table:table-cell>
          <table:table-cell table:style-name="Table3.A1" office:value-type="string">
            <text:p text:style-name="Table_20_Contents"><text:span text:style-name="Strong_20_Emphasis">-se</text:span></text:p>
          </table:table-cell>
        </table:table-row>
        <table:table-row>
          <table:table-cell table:style-name="Table3.A1" office:value-type="string">
            <text:p text:style-name="Table_20_Contents">nosotros</text:p>
          </table:table-cell>
          <table:table-cell table:style-name="Table3.A1" office:value-type="string">
            <text:p text:style-name="Table_20_Contents"><text:span text:style-name="Strong_20_Emphasis">-ramos</text:span></text:p>
          </table:table-cell>
          <table:table-cell table:style-name="Table3.A1" office:value-type="string">
            <text:p text:style-name="Table_20_Contents"><text:span text:style-name="Strong_20_Emphasis">-semos</text:span></text:p>
          </table:table-cell>
        </table:table-row>
        <table:table-row>
          <table:table-cell table:style-name="Table3.A1" office:value-type="string">
            <text:p text:style-name="Table_20_Contents">vosotros</text:p>
          </table:table-cell>
          <table:table-cell table:style-name="Table3.A1" office:value-type="string">
            <text:p text:style-name="Table_20_Contents"><text:span text:style-name="Strong_20_Emphasis">-rais</text:span></text:p>
          </table:table-cell>
          <table:table-cell table:style-name="Table3.A1" office:value-type="string">
            <text:p text:style-name="Table_20_Contents"><text:span text:style-name="Strong_20_Emphasis">-seis</text:span></text:p>
          </table:table-cell>
        </table:table-row>
        <table:table-row>
          <table:table-cell table:style-name="Table3.A1" office:value-type="string">
            <text:p text:style-name="Table_20_Contents">ellos, ellas, ustedes</text:p>
          </table:table-cell>
          <table:table-cell table:style-name="Table3.A1" office:value-type="string">
            <text:p text:style-name="Table_20_Contents"><text:span text:style-name="Strong_20_Emphasis">-ran</text:span></text:p>
          </table:table-cell>
          <table:table-cell table:style-name="Table3.A1" office:value-type="string">
            <text:p text:style-name="Table_20_Contents"><text:span text:style-name="Strong_20_Emphasis">-sen</text:span></text:p>
          </table:table-cell>
        </table:table-row>
      </table:table>
      <text:h text:style-name="Heading_20_3" text:outline-level="3"><text:bookmark text:name="watchoutfortheaccents"/>Watch out for the accents</text:h>
      <text:p text:style-name="Text_20_body"><text:span text:style-name="Strong_20_Emphasis">Nosotros</text:span> imperfect subjunctive conjugations have a <text:span text:style-name="Strong_20_Emphasis">tilde</text:span> on the vowel that comes immediately before the subjunctive ending. For example:</text:p>
      <text:list xml:id="list4282990118421572941" text:style-name="L1">
        <text:list-item>
          <text:p text:style-name="P1"><text:span text:style-name="Strong_20_Emphasis">habláramos</text:span> /<text:span text:style-name="Strong_20_Emphasis">hablásemos</text:span> </text:p>
        </text:list-item>
      </text:list>
      <text:list xml:id="list5603433975881267320" text:style-name="L2">
        <text:list-item>
          <text:p text:style-name="P2"><text:span text:style-name="Strong_20_Emphasis">escribiéramos</text:span>/<text:span text:style-name="Strong_20_Emphasis">escribiésemos</text:span> </text:p>
        </text:list-item>
      </text:list>
      <text:p text:style-name="Text_20_body">Here are three common verbs conjugated in the imperfect subjunctive with each set of endings. </text:p>
      <text:h text:style-name="Heading_20_3" text:outline-level="3"><text:bookmark text:name="subjunctive1"/>Subjunctive 1</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Subject</text:p>
          </table:table-cell>
          <table:table-cell table:style-name="Table4.A1" office:value-type="string">
            <text:p text:style-name="Table_20_Heading">Hablar</text:p>
          </table:table-cell>
          <table:table-cell table:style-name="Table4.A1" office:value-type="string">
            <text:p text:style-name="Table_20_Heading">Hacer</text:p>
          </table:table-cell>
          <table:table-cell table:style-name="Table4.A1" office:value-type="string">
            <text:p text:style-name="Table_20_Heading">Traducir</text:p>
          </table:table-cell>
        </table:table-row>
        <table:table-row>
          <table:table-cell table:style-name="Table4.A1" office:value-type="string">
            <text:p text:style-name="Table_20_Contents">yo</text:p>
          </table:table-cell>
          <table:table-cell table:style-name="Table4.A1" office:value-type="string">
            <text:p text:style-name="Table_20_Contents"><text:span text:style-name="Strong_20_Emphasis">hablara </text:span></text:p>
            <text:p text:style-name="Table_20_Contents"><text:a xlink:type="simple" xlink:href="https://audio1.spanishdict.com/audio?lang=es&amp;text=hablara&amp;key=39339cf6504738bc5f5f32253ac7be67" text:style-name="Internet_20_link" text:visited-style-name="Visited_20_Internet_20_Link"> </text:a> </text:p>
          </table:table-cell>
          <table:table-cell table:style-name="Table4.A1" office:value-type="string">
            <text:p text:style-name="Table_20_Contents"><text:span text:style-name="Strong_20_Emphasis">hiciera </text:span></text:p>
            <text:p text:style-name="Table_20_Contents"><text:a xlink:type="simple" xlink:href="https://audio1.spanishdict.com/audio?lang=es&amp;text=hiciera&amp;key=30929fe56d3d1e18bdaeb3c75fe95765" text:style-name="Internet_20_link" text:visited-style-name="Visited_20_Internet_20_Link"> </text:a> </text:p>
          </table:table-cell>
          <table:table-cell table:style-name="Table4.A1" office:value-type="string">
            <text:p text:style-name="Table_20_Contents"><text:span text:style-name="Strong_20_Emphasis">tradujera </text:span></text:p>
            <text:p text:style-name="Table_20_Contents"><text:a xlink:type="simple" xlink:href="https://audio1.spanishdict.com/audio?lang=es&amp;text=tradujera&amp;key=08bcf84fd53630fc4114af562d814a20" text:style-name="Internet_20_link" text:visited-style-name="Visited_20_Internet_20_Link"> </text:a> </text:p>
          </table:table-cell>
        </table:table-row>
        <table:table-row>
          <table:table-cell table:style-name="Table4.A1" office:value-type="string">
            <text:p text:style-name="Table_20_Contents">tú</text:p>
          </table:table-cell>
          <table:table-cell table:style-name="Table4.A1" office:value-type="string">
            <text:p text:style-name="Table_20_Contents"><text:span text:style-name="Strong_20_Emphasis">hablaras </text:span></text:p>
            <text:p text:style-name="Table_20_Contents"><text:a xlink:type="simple" xlink:href="https://audio1.spanishdict.com/audio?lang=es&amp;text=hablaras&amp;key=8ee9b29b32626de5b43a6a8e39bc5e7d" text:style-name="Internet_20_link" text:visited-style-name="Visited_20_Internet_20_Link"> </text:a> </text:p>
          </table:table-cell>
          <table:table-cell table:style-name="Table4.A1" office:value-type="string">
            <text:p text:style-name="Table_20_Contents"><text:span text:style-name="Strong_20_Emphasis">hicieras </text:span></text:p>
            <text:p text:style-name="Table_20_Contents"><text:a xlink:type="simple" xlink:href="https://audio1.spanishdict.com/audio?lang=es&amp;text=hicieras&amp;key=22b13320a8529ada6903e6e8b5c53ac0" text:style-name="Internet_20_link" text:visited-style-name="Visited_20_Internet_20_Link"> </text:a> </text:p>
          </table:table-cell>
          <table:table-cell table:style-name="Table4.A1" office:value-type="string">
            <text:p text:style-name="Table_20_Contents"><text:span text:style-name="Strong_20_Emphasis">tradujeras </text:span></text:p>
            <text:p text:style-name="Table_20_Contents"><text:a xlink:type="simple" xlink:href="https://audio1.spanishdict.com/audio?lang=es&amp;text=tradujeras&amp;key=c59d84794d58744f843aa3a2edc4548e" text:style-name="Internet_20_link" text:visited-style-name="Visited_20_Internet_20_Link"> </text:a> </text:p>
          </table:table-cell>
        </table:table-row>
        <table:table-row>
          <table:table-cell table:style-name="Table4.A1" office:value-type="string">
            <text:p text:style-name="Table_20_Contents">él, ella, usted</text:p>
          </table:table-cell>
          <table:table-cell table:style-name="Table4.A1" office:value-type="string">
            <text:p text:style-name="Table_20_Contents"><text:span text:style-name="Strong_20_Emphasis">hablara </text:span></text:p>
            <text:p text:style-name="Table_20_Contents"><text:a xlink:type="simple" xlink:href="https://audio1.spanishdict.com/audio?lang=es&amp;text=hablara&amp;key=39339cf6504738bc5f5f32253ac7be67" text:style-name="Internet_20_link" text:visited-style-name="Visited_20_Internet_20_Link"> </text:a> </text:p>
          </table:table-cell>
          <table:table-cell table:style-name="Table4.A1" office:value-type="string">
            <text:p text:style-name="Table_20_Contents"><text:span text:style-name="Strong_20_Emphasis">hiciera </text:span></text:p>
            <text:p text:style-name="Table_20_Contents"><text:a xlink:type="simple" xlink:href="https://audio1.spanishdict.com/audio?lang=es&amp;text=hiciera&amp;key=30929fe56d3d1e18bdaeb3c75fe95765" text:style-name="Internet_20_link" text:visited-style-name="Visited_20_Internet_20_Link"> </text:a> </text:p>
          </table:table-cell>
          <table:table-cell table:style-name="Table4.A1" office:value-type="string">
            <text:p text:style-name="Table_20_Contents"><text:span text:style-name="Strong_20_Emphasis">tradujera </text:span></text:p>
            <text:p text:style-name="Table_20_Contents"><text:a xlink:type="simple" xlink:href="https://audio1.spanishdict.com/audio?lang=es&amp;text=tradujera&amp;key=08bcf84fd53630fc4114af562d814a20" text:style-name="Internet_20_link" text:visited-style-name="Visited_20_Internet_20_Link"> </text:a> </text:p>
          </table:table-cell>
        </table:table-row>
        <table:table-row>
          <table:table-cell table:style-name="Table4.A1" office:value-type="string">
            <text:p text:style-name="Table_20_Contents">nosotros</text:p>
          </table:table-cell>
          <table:table-cell table:style-name="Table4.A1" office:value-type="string">
            <text:p text:style-name="Table_20_Contents"><text:span text:style-name="Strong_20_Emphasis">habláramos </text:span></text:p>
            <text:p text:style-name="Table_20_Contents"><text:a xlink:type="simple" xlink:href="https://audio1.spanishdict.com/audio?lang=es&amp;text=habláramos&amp;key=b55909358fd5315961d2aa1504ec92a6" text:style-name="Internet_20_link" text:visited-style-name="Visited_20_Internet_20_Link"> </text:a> </text:p>
          </table:table-cell>
          <table:table-cell table:style-name="Table4.A1" office:value-type="string">
            <text:p text:style-name="Table_20_Contents"><text:span text:style-name="Strong_20_Emphasis">hiciéramos </text:span></text:p>
            <text:p text:style-name="Table_20_Contents"><text:a xlink:type="simple" xlink:href="https://audio1.spanishdict.com/audio?lang=es&amp;text=hiciéramos&amp;key=907e707284c0297e85505d9ce7311df2" text:style-name="Internet_20_link" text:visited-style-name="Visited_20_Internet_20_Link"> </text:a> </text:p>
          </table:table-cell>
          <table:table-cell table:style-name="Table4.A1" office:value-type="string">
            <text:p text:style-name="Table_20_Contents"><text:span text:style-name="Strong_20_Emphasis">tradujéramos </text:span></text:p>
            <text:p text:style-name="Table_20_Contents"><text:a xlink:type="simple" xlink:href="https://audio1.spanishdict.com/audio?lang=es&amp;text=tradujéramos&amp;key=4748b55d615e3bab5fff2a759d2031b6" text:style-name="Internet_20_link" text:visited-style-name="Visited_20_Internet_20_Link"> </text:a> </text:p>
          </table:table-cell>
        </table:table-row>
        <table:table-row>
          <table:table-cell table:style-name="Table4.A1" office:value-type="string">
            <text:p text:style-name="Table_20_Contents">vosotros</text:p>
          </table:table-cell>
          <table:table-cell table:style-name="Table4.A1" office:value-type="string">
            <text:p text:style-name="Table_20_Contents"><text:span text:style-name="Strong_20_Emphasis">hablarais </text:span></text:p>
            <text:p text:style-name="Table_20_Contents"><text:a xlink:type="simple" xlink:href="https://audio1.spanishdict.com/audio?lang=es&amp;text=hablarais&amp;key=1779e53a113c28de72ea224001691aac" text:style-name="Internet_20_link" text:visited-style-name="Visited_20_Internet_20_Link"> </text:a> </text:p>
          </table:table-cell>
          <table:table-cell table:style-name="Table4.A1" office:value-type="string">
            <text:p text:style-name="Table_20_Contents"><text:span text:style-name="Strong_20_Emphasis">hicierais </text:span></text:p>
            <text:p text:style-name="Table_20_Contents"><text:a xlink:type="simple" xlink:href="https://audio1.spanishdict.com/audio?lang=es&amp;text=hicierais&amp;key=d14e5372c60c9f4c526c9a30542ca1c8" text:style-name="Internet_20_link" text:visited-style-name="Visited_20_Internet_20_Link"> </text:a> </text:p>
          </table:table-cell>
          <table:table-cell table:style-name="Table4.A1" office:value-type="string">
            <text:p text:style-name="Table_20_Contents"><text:span text:style-name="Strong_20_Emphasis">tradujerais </text:span></text:p>
            <text:p text:style-name="Table_20_Contents"><text:a xlink:type="simple" xlink:href="https://audio1.spanishdict.com/audio?lang=es&amp;text=tradujerais&amp;key=533e9e2d43af9f01b0d8cc987d6828fc" text:style-name="Internet_20_link" text:visited-style-name="Visited_20_Internet_20_Link"> </text:a> </text:p>
          </table:table-cell>
        </table:table-row>
        <table:table-row>
          <table:table-cell table:style-name="Table4.A1" office:value-type="string">
            <text:p text:style-name="Table_20_Contents">ellos, ellas, ustedes</text:p>
          </table:table-cell>
          <table:table-cell table:style-name="Table4.A1" office:value-type="string">
            <text:p text:style-name="Table_20_Contents"><text:span text:style-name="Strong_20_Emphasis">hablaran </text:span></text:p>
            <text:p text:style-name="Table_20_Contents"><text:a xlink:type="simple" xlink:href="https://audio1.spanishdict.com/audio?lang=es&amp;text=hablaran&amp;key=6249f69af465517555b377c0acf2deb5" text:style-name="Internet_20_link" text:visited-style-name="Visited_20_Internet_20_Link"> </text:a> </text:p>
          </table:table-cell>
          <table:table-cell table:style-name="Table4.A1" office:value-type="string">
            <text:p text:style-name="Table_20_Contents"><text:span text:style-name="Strong_20_Emphasis">hicieran </text:span></text:p>
            <text:p text:style-name="Table_20_Contents"><text:a xlink:type="simple" xlink:href="https://audio1.spanishdict.com/audio?lang=es&amp;text=hicieran&amp;key=0a59be485e75e909413a6e8b03b59943" text:style-name="Internet_20_link" text:visited-style-name="Visited_20_Internet_20_Link"> </text:a> </text:p>
          </table:table-cell>
          <table:table-cell table:style-name="Table4.A1" office:value-type="string">
            <text:p text:style-name="Table_20_Contents"><text:span text:style-name="Strong_20_Emphasis">tradujeran </text:span></text:p>
            <text:p text:style-name="Table_20_Contents"><text:a xlink:type="simple" xlink:href="https://audio1.spanishdict.com/audio?lang=es&amp;text=tradujeran&amp;key=731620e6badad4324f8ac2d960820c95" text:style-name="Internet_20_link" text:visited-style-name="Visited_20_Internet_20_Link"> </text:a> </text:p>
          </table:table-cell>
        </table:table-row>
      </table:table>
      <text:h text:style-name="Heading_20_3" text:outline-level="3"><text:bookmark text:name="subjunctive2"/>Subjunctive 2</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Subject</text:p>
          </table:table-cell>
          <table:table-cell table:style-name="Table5.A1" office:value-type="string">
            <text:p text:style-name="Table_20_Heading">Hablar</text:p>
          </table:table-cell>
          <table:table-cell table:style-name="Table5.A1" office:value-type="string">
            <text:p text:style-name="Table_20_Heading">Hacer</text:p>
          </table:table-cell>
          <table:table-cell table:style-name="Table5.A1" office:value-type="string">
            <text:p text:style-name="Table_20_Heading">Traducir</text:p>
          </table:table-cell>
        </table:table-row>
        <table:table-row>
          <table:table-cell table:style-name="Table5.A1" office:value-type="string">
            <text:p text:style-name="Table_20_Contents">yo</text:p>
          </table:table-cell>
          <table:table-cell table:style-name="Table5.A1" office:value-type="string">
            <text:p text:style-name="Table_20_Contents"><text:span text:style-name="Strong_20_Emphasis">hablase </text:span></text:p>
            <text:p text:style-name="Table_20_Contents"><text:a xlink:type="simple" xlink:href="https://audio1.spanishdict.com/audio?lang=es&amp;text=hablase&amp;key=addf9b5e1c6b9c5c9db68e6550f11cce" text:style-name="Internet_20_link" text:visited-style-name="Visited_20_Internet_20_Link"> </text:a> </text:p>
          </table:table-cell>
          <table:table-cell table:style-name="Table5.A1" office:value-type="string">
            <text:p text:style-name="Table_20_Contents"><text:span text:style-name="Strong_20_Emphasis">hiciese </text:span></text:p>
            <text:p text:style-name="Table_20_Contents"><text:a xlink:type="simple" xlink:href="https://audio1.spanishdict.com/audio?lang=es&amp;text=hiciese&amp;key=9d9531a72c8c93c36e069acd6730cbce" text:style-name="Internet_20_link" text:visited-style-name="Visited_20_Internet_20_Link"> </text:a> </text:p>
          </table:table-cell>
          <table:table-cell table:style-name="Table5.A1" office:value-type="string">
            <text:p text:style-name="Table_20_Contents"><text:span text:style-name="Strong_20_Emphasis">tradujese </text:span></text:p>
            <text:p text:style-name="Table_20_Contents"><text:a xlink:type="simple" xlink:href="https://audio1.spanishdict.com/audio?lang=es&amp;text=tradujese&amp;key=62f705c29ed685474eb00586817ef247" text:style-name="Internet_20_link" text:visited-style-name="Visited_20_Internet_20_Link"> </text:a> </text:p>
          </table:table-cell>
        </table:table-row>
        <table:table-row>
          <table:table-cell table:style-name="Table5.A1" office:value-type="string">
            <text:p text:style-name="Table_20_Contents">tú</text:p>
          </table:table-cell>
          <table:table-cell table:style-name="Table5.A1" office:value-type="string">
            <text:p text:style-name="Table_20_Contents"><text:span text:style-name="Strong_20_Emphasis">hablases </text:span></text:p>
            <text:p text:style-name="Table_20_Contents"><text:a xlink:type="simple" xlink:href="https://audio1.spanishdict.com/audio?lang=es&amp;text=hablases&amp;key=cc2735611cd77c3595b6acd102dc186b" text:style-name="Internet_20_link" text:visited-style-name="Visited_20_Internet_20_Link"> </text:a> </text:p>
          </table:table-cell>
          <table:table-cell table:style-name="Table5.A1" office:value-type="string">
            <text:p text:style-name="Table_20_Contents"><text:span text:style-name="Strong_20_Emphasis">hicieses </text:span></text:p>
            <text:p text:style-name="Table_20_Contents"><text:a xlink:type="simple" xlink:href="https://audio1.spanishdict.com/audio?lang=es&amp;text=hicieses&amp;key=f67b32383e104c0258678ff51abc282b" text:style-name="Internet_20_link" text:visited-style-name="Visited_20_Internet_20_Link"> </text:a> </text:p>
          </table:table-cell>
          <table:table-cell table:style-name="Table5.A1" office:value-type="string">
            <text:p text:style-name="Table_20_Contents"><text:span text:style-name="Strong_20_Emphasis">tradujeses </text:span></text:p>
            <text:p text:style-name="Table_20_Contents"><text:a xlink:type="simple" xlink:href="https://audio1.spanishdict.com/audio?lang=es&amp;text=tradujeses&amp;key=78fcd723bd9e5197f08c992dd1386343" text:style-name="Internet_20_link" text:visited-style-name="Visited_20_Internet_20_Link"> </text:a> </text:p>
          </table:table-cell>
        </table:table-row>
        <table:table-row>
          <table:table-cell table:style-name="Table5.A1" office:value-type="string">
            <text:p text:style-name="Table_20_Contents">él, ella, usted</text:p>
          </table:table-cell>
          <table:table-cell table:style-name="Table5.A1" office:value-type="string">
            <text:p text:style-name="Table_20_Contents"><text:span text:style-name="Strong_20_Emphasis">hablase </text:span></text:p>
            <text:p text:style-name="Table_20_Contents"><text:a xlink:type="simple" xlink:href="https://audio1.spanishdict.com/audio?lang=es&amp;text=hablase&amp;key=addf9b5e1c6b9c5c9db68e6550f11cce" text:style-name="Internet_20_link" text:visited-style-name="Visited_20_Internet_20_Link"> </text:a> </text:p>
          </table:table-cell>
          <table:table-cell table:style-name="Table5.A1" office:value-type="string">
            <text:p text:style-name="Table_20_Contents"><text:span text:style-name="Strong_20_Emphasis">hicieses </text:span></text:p>
            <text:p text:style-name="Table_20_Contents"><text:a xlink:type="simple" xlink:href="https://audio1.spanishdict.com/audio?lang=es&amp;text=hicieses&amp;key=f67b32383e104c0258678ff51abc282b" text:style-name="Internet_20_link" text:visited-style-name="Visited_20_Internet_20_Link"> </text:a> </text:p>
          </table:table-cell>
          <table:table-cell table:style-name="Table5.A1" office:value-type="string">
            <text:p text:style-name="Table_20_Contents"><text:span text:style-name="Strong_20_Emphasis">tradujese </text:span></text:p>
            <text:p text:style-name="Table_20_Contents"><text:a xlink:type="simple" xlink:href="https://audio1.spanishdict.com/audio?lang=es&amp;text=tradujese&amp;key=62f705c29ed685474eb00586817ef247" text:style-name="Internet_20_link" text:visited-style-name="Visited_20_Internet_20_Link"> </text:a> </text:p>
          </table:table-cell>
        </table:table-row>
        <table:table-row>
          <table:table-cell table:style-name="Table5.A1" office:value-type="string">
            <text:p text:style-name="Table_20_Contents">nosotros</text:p>
          </table:table-cell>
          <table:table-cell table:style-name="Table5.A1" office:value-type="string">
            <text:p text:style-name="Table_20_Contents"><text:span text:style-name="Strong_20_Emphasis">hablásemos </text:span></text:p>
            <text:p text:style-name="Table_20_Contents"><text:a xlink:type="simple" xlink:href="https://audio1.spanishdict.com/audio?lang=es&amp;text=hablásemos&amp;key=482caf9acba7a28ecc75f8b93e3e6d54" text:style-name="Internet_20_link" text:visited-style-name="Visited_20_Internet_20_Link"> </text:a> </text:p>
          </table:table-cell>
          <table:table-cell table:style-name="Table5.A1" office:value-type="string">
            <text:p text:style-name="Table_20_Contents"><text:span text:style-name="Strong_20_Emphasis">hiciésemos </text:span></text:p>
            <text:p text:style-name="Table_20_Contents"><text:a xlink:type="simple" xlink:href="https://audio1.spanishdict.com/audio?lang=es&amp;text=hiciésemos&amp;key=c0a88d27a7649ad96f228c26a83d08fb" text:style-name="Internet_20_link" text:visited-style-name="Visited_20_Internet_20_Link"> </text:a> </text:p>
          </table:table-cell>
          <table:table-cell table:style-name="Table5.A1" office:value-type="string">
            <text:p text:style-name="Table_20_Contents"><text:span text:style-name="Strong_20_Emphasis">tradujésemos </text:span></text:p>
            <text:p text:style-name="Table_20_Contents"><text:a xlink:type="simple" xlink:href="https://audio1.spanishdict.com/audio?lang=es&amp;text=tradujésemos&amp;key=feefd2c72b03a167345a677be35663a1" text:style-name="Internet_20_link" text:visited-style-name="Visited_20_Internet_20_Link"> </text:a> </text:p>
          </table:table-cell>
        </table:table-row>
        <text:soft-page-break/>
        <table:table-row>
          <table:table-cell table:style-name="Table5.A1" office:value-type="string">
            <text:p text:style-name="Table_20_Contents">vosotros</text:p>
          </table:table-cell>
          <table:table-cell table:style-name="Table5.A1" office:value-type="string">
            <text:p text:style-name="Table_20_Contents"><text:span text:style-name="Strong_20_Emphasis">hablaseis </text:span></text:p>
            <text:p text:style-name="Table_20_Contents"><text:a xlink:type="simple" xlink:href="https://audio1.spanishdict.com/audio?lang=es&amp;text=hablaseis&amp;key=45b12d5cfa47fa3c3788e2e20bc447a5" text:style-name="Internet_20_link" text:visited-style-name="Visited_20_Internet_20_Link"> </text:a> </text:p>
          </table:table-cell>
          <table:table-cell table:style-name="Table5.A1" office:value-type="string">
            <text:p text:style-name="Table_20_Contents"><text:span text:style-name="Strong_20_Emphasis">hicieseis </text:span></text:p>
            <text:p text:style-name="Table_20_Contents"><text:a xlink:type="simple" xlink:href="https://audio1.spanishdict.com/audio?lang=es&amp;text=hicieseis&amp;key=8d557071e637c5607f76a5abcc6cb080" text:style-name="Internet_20_link" text:visited-style-name="Visited_20_Internet_20_Link"> </text:a> </text:p>
          </table:table-cell>
          <table:table-cell table:style-name="Table5.A1" office:value-type="string">
            <text:p text:style-name="Table_20_Contents"><text:span text:style-name="Strong_20_Emphasis">tradujeseis </text:span></text:p>
            <text:p text:style-name="Table_20_Contents"><text:a xlink:type="simple" xlink:href="https://audio1.spanishdict.com/audio?lang=es&amp;text=tradujeseis&amp;key=d9bd3fe47abe625c00ff97cbb8e3b3fe" text:style-name="Internet_20_link" text:visited-style-name="Visited_20_Internet_20_Link"> </text:a> </text:p>
          </table:table-cell>
        </table:table-row>
        <table:table-row>
          <table:table-cell table:style-name="Table5.A1" office:value-type="string">
            <text:p text:style-name="Table_20_Contents">ellos, ellas, ustedes</text:p>
          </table:table-cell>
          <table:table-cell table:style-name="Table5.A1" office:value-type="string">
            <text:p text:style-name="Table_20_Contents"><text:span text:style-name="Strong_20_Emphasis">hablasen </text:span></text:p>
            <text:p text:style-name="Table_20_Contents"><text:a xlink:type="simple" xlink:href="https://audio1.spanishdict.com/audio?lang=es&amp;text=hablasen&amp;key=72be7ed2004bd2380c7204de862e1ec9" text:style-name="Internet_20_link" text:visited-style-name="Visited_20_Internet_20_Link"> </text:a> </text:p>
          </table:table-cell>
          <table:table-cell table:style-name="Table5.A1" office:value-type="string">
            <text:p text:style-name="Table_20_Contents"><text:span text:style-name="Strong_20_Emphasis">hiciesen </text:span></text:p>
            <text:p text:style-name="Table_20_Contents"><text:a xlink:type="simple" xlink:href="https://audio1.spanishdict.com/audio?lang=es&amp;text=hiciesen&amp;key=23d4a52441fe29caec3929b924559209" text:style-name="Internet_20_link" text:visited-style-name="Visited_20_Internet_20_Link"> </text:a> </text:p>
          </table:table-cell>
          <table:table-cell table:style-name="Table5.A1" office:value-type="string">
            <text:p text:style-name="Table_20_Contents"><text:span text:style-name="Strong_20_Emphasis">tradujesen </text:span></text:p>
            <text:p text:style-name="Table_20_Contents"><text:a xlink:type="simple" xlink:href="https://audio1.spanishdict.com/audio?lang=es&amp;text=tradujesen&amp;key=40b8d1ab939af39755b62f63ce0fff92" text:style-name="Internet_20_link" text:visited-style-name="Visited_20_Internet_20_Link"> </text:a> </text:p>
          </table:table-cell>
        </table:table-row>
      </table:table>
      <text:h text:style-name="Heading_20_2" text:outline-level="2"><text:bookmark text:name="imperfectsubjunctiveuses"/>Imperfect Subjunctive Uses</text:h>
      <text:p text:style-name="Text_20_body">The imperfect subject can be used to talk about past occurrences, current opinions of past events, doubts and wishes, as well as in <text:span text:style-name="Emphasis">if</text:span> clauses and polite requests. </text:p>
      <text:h text:style-name="Heading_20_3" text:outline-level="3"><text:bookmark text:name="1pastoccurrences"/>1. Past Occurrences</text:h>
      <text:p text:style-name="Text_20_body">If the <text:a xlink:type="simple" xlink:href="http://www.spanishdict.com/topics/show/68" text:style-name="Internet_20_link" text:visited-style-name="Visited_20_Internet_20_Link">WEIRDO</text:a> verb in the independent clause is in the preterite or the imperfect, then the subjunctive verb that follows will be imperfect.</text:p>
      <table:table table:name="Table6" table:style-name="Table6">
        <table:table-column table:style-name="Table6.A"/>
        <table:table-row>
          <table:table-cell table:style-name="Table6.A1" office:value-type="string">
            <text:p text:style-name="Table_20_Contents">Quise que vinieras/vinieses a mi fiesta.</text:p>
            <text:p text:style-name="Table_20_Contents">I wanted you to come to my party.</text:p>
            <text:p text:style-name="Table_20_Contents"><text:a xlink:type="simple" xlink:href="https://audio1.spanishdict.com/audio?lang=es&amp;text=Quise%20que%20vinieras%2Fvinieses%20a%20mi%20fiesta.&amp;key=732d8b7d5575298c4a3914abddb146c9" text:style-name="Internet_20_link" text:visited-style-name="Visited_20_Internet_20_Link"> </text:a> </text:p>
          </table:table-cell>
        </table:table-row>
        <table:table-row>
          <table:table-cell table:style-name="Table6.A1" office:value-type="string">
            <text:p text:style-name="Table_20_Contents">Tenía miedo de que no lloviera/lloviese.</text:p>
            <text:p text:style-name="Table_20_Contents">I was scared it wouldn't rain.</text:p>
            <text:p text:style-name="Table_20_Contents"><text:a xlink:type="simple" xlink:href="https://audio1.spanishdict.com/audio?lang=es&amp;text=Tenía%20miedo%20de%20que%20no%20lloviera%2Flloviese.&amp;key=be45a89898f9564bc6716a95897e6658" text:style-name="Internet_20_link" text:visited-style-name="Visited_20_Internet_20_Link"> </text:a> </text:p>
          </table:table-cell>
        </table:table-row>
        <table:table-row>
          <table:table-cell table:style-name="Table6.A1" office:value-type="string">
            <text:p text:style-name="Table_20_Contents">Le iba a prestar dinero para que se comprara un abrigo.</text:p>
            <text:p text:style-name="Table_20_Contents">I was going to lend him money so he could buy a coat.</text:p>
            <text:p text:style-name="Table_20_Contents"><text:a xlink:type="simple" xlink:href="https://audio1.spanishdict.com/audio?lang=es&amp;text=Le%20iba%20a%20prestar%20dinero%20para%20que%20se%20comprara%20un%20abrigo.&amp;key=08e7414456dc8942deb284ef3252f281" text:style-name="Internet_20_link" text:visited-style-name="Visited_20_Internet_20_Link"> </text:a> </text:p>
          </table:table-cell>
        </table:table-row>
      </table:table>
      <text:h text:style-name="Heading_20_3" text:outline-level="3"><text:bookmark text:name="2currentopinionsofpastevents"/>2. Current Opinions of Past Events</text:h>
      <text:p text:style-name="Text_20_body">The imperfect subjunctive can also be used to express current emotions, doubts, etc. about something that happened in the past.</text:p>
      <table:table table:name="Table7" table:style-name="Table7">
        <table:table-column table:style-name="Table7.A"/>
        <table:table-row>
          <table:table-cell table:style-name="Table7.A1" office:value-type="string">
            <text:p text:style-name="Table_20_Contents">Es bueno que él se casara/casase.</text:p>
            <text:p text:style-name="Table_20_Contents">It's good that he got married.</text:p>
            <text:p text:style-name="Table_20_Contents"><text:a xlink:type="simple" xlink:href="https://audio1.spanishdict.com/audio?lang=es&amp;text=Es%20bueno%20que%20él%20se%20casara%2Fcasase.&amp;key=e4bdf27a59ee0bc70ae9109e343490df" text:style-name="Internet_20_link" text:visited-style-name="Visited_20_Internet_20_Link"> </text:a> </text:p>
          </table:table-cell>
        </table:table-row>
        <table:table-row>
          <table:table-cell table:style-name="Table7.A1" office:value-type="string">
            <text:p text:style-name="Table_20_Contents">No me parece que el viaje fuera/fuese largo.</text:p>
            <text:p text:style-name="Table_20_Contents">It doesn't seem to me that the journey was long.</text:p>
            <text:p text:style-name="Table_20_Contents"><text:a xlink:type="simple" xlink:href="https://audio1.spanishdict.com/audio?lang=es&amp;text=No%20me%20parece%20que%20el%20viaje%20fuera%2Ffuese%20largo.&amp;key=13570e70bfbc04000a16261b4682c453" text:style-name="Internet_20_link" text:visited-style-name="Visited_20_Internet_20_Link"> </text:a> </text:p>
          </table:table-cell>
        </table:table-row>
      </table:table>
      <text:h text:style-name="Heading_20_3" text:outline-level="3"><text:bookmark text:name="3doubtsandwishes"/>3. Doubts and Wishes</text:h>
      <text:p text:style-name="Text_20_body">It's common to see <text:span text:style-name="Strong_20_Emphasis">ojalá</text:span> or <text:span text:style-name="Strong_20_Emphasis">ojalá que</text:span> used with the imperfect subjunctive to express the idea of hoping for something that is unlikely to happen or is impossible.</text:p>
      <table:table table:name="Table8" table:style-name="Table8">
        <table:table-column table:style-name="Table8.A"/>
        <table:table-row>
          <table:table-cell table:style-name="Table8.A1" office:value-type="string">
            <text:p text:style-name="Table_20_Contents">Ojalá que nevara/nevase en Panamá.</text:p>
            <text:p text:style-name="Table_20_Contents">I wish it were snowing in Panama.</text:p>
            <text:p text:style-name="Table_20_Contents"><text:a xlink:type="simple" xlink:href="https://audio1.spanishdict.com/audio?lang=es&amp;text=Ojalá%20que%20nevara%2Fnevase%20en%20Panamá.&amp;key=c4a2aa3ebdb437a0c3fe65a0f630637f" text:style-name="Internet_20_link" text:visited-style-name="Visited_20_Internet_20_Link"> </text:a> </text:p>
          </table:table-cell>
        </table:table-row>
        <table:table-row>
          <table:table-cell table:style-name="Table8.A1" office:value-type="string">
            <text:p text:style-name="Table_20_Contents">Ojalá mi hermano se casara/casase.</text:p>
            <text:p text:style-name="Table_20_Contents">I wish my brother were getting married.</text:p>
            <text:p text:style-name="Table_20_Contents"><text:a xlink:type="simple" xlink:href="https://audio1.spanishdict.com/audio?lang=es&amp;text=Ojalá%20mi%20hermano%20se%20casara%2Fcasase.&amp;key=976393700b5d2c1b042f02dda253db2b" text:style-name="Internet_20_link" text:visited-style-name="Visited_20_Internet_20_Link"> </text:a> </text:p>
          </table:table-cell>
        </table:table-row>
      </table:table>
      <text:h text:style-name="Heading_20_3" text:outline-level="3"><text:bookmark text:name="4ifclauses"/>4. If Clauses</text:h>
      <text:p text:style-name="Text_20_body">When preceded by <text:span text:style-name="Strong_20_Emphasis">si</text:span> (<text:span text:style-name="Emphasis">if</text:span>), the imperfect subjunctive is often used to talk about hypotheticals. Note that the other verb in these constructions is in the <text:a xlink:type="simple" xlink:href="http://www.spanishdict.com/guide/conditional-tense/" text:style-name="Internet_20_link" text:visited-style-name="Visited_20_Internet_20_Link">conditional</text:a>.</text:p>
      <table:table table:name="Table9" table:style-name="Table9">
        <table:table-column table:style-name="Table9.A"/>
        <text:soft-page-break/>
        <table:table-row>
          <table:table-cell table:style-name="Table9.A1" office:value-type="string">
            <text:p text:style-name="Table_20_Contents">Si yo fuera/fuese reina, viajaría por todo el mundo.</text:p>
            <text:p text:style-name="Table_20_Contents">If I were queen, I would travel all over the world.</text:p>
            <text:p text:style-name="Table_20_Contents"><text:a xlink:type="simple" xlink:href="https://audio1.spanishdict.com/audio?lang=es&amp;text=Si%20yo%20fuera%2Ffuese%20reina%2C%20viajaría%20por%20todo%20el%20mundo.&amp;key=e9e94f23a1da86bc291bec6264093760" text:style-name="Internet_20_link" text:visited-style-name="Visited_20_Internet_20_Link"> </text:a> </text:p>
          </table:table-cell>
        </table:table-row>
        <table:table-row>
          <table:table-cell table:style-name="Table9.A1" office:value-type="string">
            <text:p text:style-name="Table_20_Contents">Pintaría más seguido si tuviera/tuviese más tiempo.</text:p>
            <text:p text:style-name="Table_20_Contents">I would paint more often if I had more time.</text:p>
            <text:p text:style-name="Table_20_Contents"><text:a xlink:type="simple" xlink:href="https://audio1.spanishdict.com/audio?lang=es&amp;text=Pintaría%20más%20seguido%20si%20tuviera%2Ftuviese%20más%20tiempo.&amp;key=8dc607f4d22312c5a1824f013339038f" text:style-name="Internet_20_link" text:visited-style-name="Visited_20_Internet_20_Link"> </text:a> </text:p>
          </table:table-cell>
        </table:table-row>
      </table:table>
      <text:h text:style-name="Heading_20_3" text:outline-level="3"><text:bookmark text:name="5politesuggestionsandrequests"/>5. Polite Suggestions and Requests</text:h>
      <text:p text:style-name="Text_20_body">The imperfect subjunctive can be used to make very polite suggestions or formal requests.</text:p>
      <table:table table:name="Table10" table:style-name="Table10">
        <table:table-column table:style-name="Table10.A"/>
        <table:table-row>
          <table:table-cell table:style-name="Table10.A1" office:value-type="string">
            <text:p text:style-name="Table_20_Contents">Quisiera/Quisiese dos semanas de vacaciones.</text:p>
            <text:p text:style-name="Table_20_Contents">I would like two weeks of vacation.</text:p>
            <text:p text:style-name="Table_20_Contents"><text:a xlink:type="simple" xlink:href="https://audio1.spanishdict.com/audio?lang=es&amp;text=Quisiera%2FQuisiese%20dos%20semanas%20de%20vacaciones.&amp;key=df5a7a0dd07731f95df505d39c675d95" text:style-name="Internet_20_link" text:visited-style-name="Visited_20_Internet_20_Link"> </text:a> </text:p>
          </table:table-cell>
        </table:table-row>
      </table:table>
      <text:h text:style-name="Heading_20_2" text:outline-level="2"><text:bookmark text:name="takeapracticequiz"/>Take a practice quiz!</text:h>
      <text:h text:style-name="Heading_20_1" text:outline-level="1">Spanish Present Perfect Subjunctive</text:h>
      <text:p text:style-name="Text_20_body">Quick Answer </text:p>
      <text:p text:style-name="Text_20_body">The present perfect subjunctive (<text:span text:style-name="Strong_20_Emphasis">el pretérito perfecto de subjuntivo</text:span><text:a xlink:type="simple" xlink:href="https://audio1.spanishdict.com/audio?lang=es&amp;text=el%20pretérito%20perfecto%20de%20subjuntivo&amp;key=9ae28eb9659e84f5bd3f12b20b0e3cc3" text:style-name="Internet_20_link" text:visited-style-name="Visited_20_Internet_20_Link"><text:span text:style-name="Strong_20_Emphasis"> </text:span></text:a>) is used to describe past actions that are connected to the present, as well as actions that <text:span text:style-name="Emphasis">will have happened</text:span> by a certain point in the future.</text:p>
      <text:h text:style-name="Heading_20_2" text:outline-level="2"><text:bookmark text:name="formingthepresentperfectsubjunctive"/>Forming the Present Perfect Subjunctive</text:h>
      <text:p text:style-name="Text_20_body">The present perfect subjunctive is a combination of the present subjunctive of the verb <text:span text:style-name="Strong_20_Emphasis">haber</text:span><text:a xlink:type="simple" xlink:href="https://audio1.spanishdict.com/audio?lang=es&amp;text=haber&amp;key=78fff81e8d0b34f8a340a1a674766ab3" text:style-name="Internet_20_link" text:visited-style-name="Visited_20_Internet_20_Link"><text:span text:style-name="Strong_20_Emphasis"> </text:span></text:a> and a <text:a xlink:type="simple" xlink:href="http://www.spanishdict.com/guide/past-participle-in-spanish/" text:style-name="Internet_20_link" text:visited-style-name="Visited_20_Internet_20_Link">past participle</text:a>. It's very similar to the <text:a xlink:type="simple" xlink:href="http://www.spanishdict.com//topics/show/35" text:style-name="Internet_20_link" text:visited-style-name="Visited_20_Internet_20_Link">present perfect indicative</text:a>, but is triggered by the same sorts of words and phrases as the <text:a xlink:type="simple" xlink:href="http://www.spanishdict.com/guide/subjunctive-vs-indicative-in-spanish" text:style-name="Internet_20_link" text:visited-style-name="Visited_20_Internet_20_Link">present subjunctive</text:a>.</text:p>
      <text:p text:style-name="Text_20_body">The present perfect subjunctive is formed as follows:</text:p>
      <text:h text:style-name="Heading_20_3" text:outline-level="3"><text:bookmark text:name="presentperfectsubjunctiveformula"/>Present Perfect Subjunctive Formula</text:h>
      <text:p text:style-name="Text_20_body">present subjunctive of <text:span text:style-name="Strong_20_Emphasis">haber</text:span> + past participle</text:p>
      <text:p text:style-name="Text_20_body">Here's how to form <text:span text:style-name="Strong_20_Emphasis">haber</text:span> in the present subjunctive.</text:p>
      <table:table table:name="Table11" table:style-name="Table11">
        <table:table-column table:style-name="Table11.A"/>
        <table:table-column table:style-name="Table11.B"/>
        <table:table-row>
          <table:table-cell table:style-name="Table11.A1" office:value-type="string">
            <text:p text:style-name="Table_20_Heading">Subject</text:p>
          </table:table-cell>
          <table:table-cell table:style-name="Table11.A1" office:value-type="string">
            <text:p text:style-name="Table_20_Heading">Haber in the Present Subjunctive</text:p>
          </table:table-cell>
        </table:table-row>
        <table:table-row>
          <table:table-cell table:style-name="Table11.A1" office:value-type="string">
            <text:p text:style-name="Table_20_Contents">yo</text:p>
          </table:table-cell>
          <table:table-cell table:style-name="Table11.A1" office:value-type="string">
            <text:p text:style-name="Table_20_Contents"><text:span text:style-name="Strong_20_Emphasis">haya </text:span></text:p>
            <text:p text:style-name="Table_20_Contents"><text:a xlink:type="simple" xlink:href="https://audio1.spanishdict.com/audio?lang=es&amp;text=haya&amp;key=38e5be9d5589be628742746bd5e9aabe" text:style-name="Internet_20_link" text:visited-style-name="Visited_20_Internet_20_Link"> </text:a> </text:p>
          </table:table-cell>
        </table:table-row>
        <table:table-row>
          <table:table-cell table:style-name="Table11.A1" office:value-type="string">
            <text:p text:style-name="Table_20_Contents">tú</text:p>
          </table:table-cell>
          <table:table-cell table:style-name="Table11.A1" office:value-type="string">
            <text:p text:style-name="Table_20_Contents"><text:span text:style-name="Strong_20_Emphasis">hayas </text:span></text:p>
            <text:p text:style-name="Table_20_Contents"><text:a xlink:type="simple" xlink:href="https://audio1.spanishdict.com/audio?lang=es&amp;text=hayas&amp;key=5f5ff9a8ada21c901a8ecf8b95e7d4a5" text:style-name="Internet_20_link" text:visited-style-name="Visited_20_Internet_20_Link"> </text:a> </text:p>
          </table:table-cell>
        </table:table-row>
        <table:table-row>
          <table:table-cell table:style-name="Table11.A1" office:value-type="string">
            <text:p text:style-name="Table_20_Contents">él, ella, usted</text:p>
          </table:table-cell>
          <table:table-cell table:style-name="Table11.A1" office:value-type="string">
            <text:p text:style-name="Table_20_Contents"><text:span text:style-name="Strong_20_Emphasis">haya </text:span></text:p>
            <text:p text:style-name="Table_20_Contents"><text:a xlink:type="simple" xlink:href="https://audio1.spanishdict.com/audio?lang=es&amp;text=haya&amp;key=38e5be9d5589be628742746bd5e9aabe" text:style-name="Internet_20_link" text:visited-style-name="Visited_20_Internet_20_Link"> </text:a> </text:p>
          </table:table-cell>
        </table:table-row>
        <table:table-row>
          <table:table-cell table:style-name="Table11.A1" office:value-type="string">
            <text:p text:style-name="Table_20_Contents">nosotros</text:p>
          </table:table-cell>
          <table:table-cell table:style-name="Table11.A1" office:value-type="string">
            <text:p text:style-name="Table_20_Contents"><text:span text:style-name="Strong_20_Emphasis">hayamos </text:span></text:p>
            <text:p text:style-name="Table_20_Contents"><text:a xlink:type="simple" xlink:href="https://audio1.spanishdict.com/audio?lang=es&amp;text=hayamos&amp;key=a9db7f37f6b4aba1b6b03d563cbaa2e1" text:style-name="Internet_20_link" text:visited-style-name="Visited_20_Internet_20_Link"> </text:a> </text:p>
          </table:table-cell>
        </table:table-row>
        <table:table-row>
          <table:table-cell table:style-name="Table11.A1" office:value-type="string">
            <text:p text:style-name="Table_20_Contents">vosotros</text:p>
          </table:table-cell>
          <table:table-cell table:style-name="Table11.A1" office:value-type="string">
            <text:p text:style-name="Table_20_Contents"><text:span text:style-name="Strong_20_Emphasis">hayáis </text:span></text:p>
            <text:p text:style-name="Table_20_Contents"><text:a xlink:type="simple" xlink:href="https://audio1.spanishdict.com/audio?lang=es&amp;text=hayáis&amp;key=df69c1e9073c8d87541fc0ac277416f5" text:style-name="Internet_20_link" text:visited-style-name="Visited_20_Internet_20_Link"> </text:a> </text:p>
          </table:table-cell>
        </table:table-row>
        <table:table-row>
          <table:table-cell table:style-name="Table11.A1" office:value-type="string">
            <text:p text:style-name="Table_20_Contents">ellos, ellas, ustedes</text:p>
          </table:table-cell>
          <table:table-cell table:style-name="Table11.A1" office:value-type="string">
            <text:p text:style-name="Table_20_Contents"><text:span text:style-name="Strong_20_Emphasis">hayan </text:span></text:p>
            <text:p text:style-name="Table_20_Contents"><text:soft-page-break/><text:a xlink:type="simple" xlink:href="https://audio1.spanishdict.com/audio?lang=es&amp;text=hayan&amp;key=32fe0ad9b3e8fbe5d04358a03cf7393f" text:style-name="Internet_20_link" text:visited-style-name="Visited_20_Internet_20_Link"> </text:a> </text:p>
          </table:table-cell>
        </table:table-row>
      </table:table>
      <text:h text:style-name="Heading_20_2" text:outline-level="2"><text:bookmark text:name="presentperfectsubjunctiveuses"/>Present Perfect Subjunctive Uses</text:h>
      <text:p text:style-name="Text_20_body">The present perfect subjunctive is used to talk about past actions connected to the present, as well as actions that will have been completed in the future. Certain words and phrases, such as those expressing emotions and desires, trigger the use of the present perfect subjunctive. </text:p>
      <text:h text:style-name="Heading_20_3" text:outline-level="3"><text:bookmark text:name="1pastactionsconnectedtothepresent"/>1. Past Actions Connected to the Present</text:h>
      <text:p text:style-name="Text_20_body">The present perfect subjunctive can be used to talk about actions that happened in the past but are relevant in the present. It's very common to see it used to talk about things that just happened. </text:p>
      <table:table table:name="Table12" table:style-name="Table12">
        <table:table-column table:style-name="Table12.A"/>
        <table:table-row>
          <table:table-cell table:style-name="Table12.A1" office:value-type="string">
            <text:p text:style-name="Table_20_Contents">Mi profesor duda que yo haya leído el libro.</text:p>
            <text:p text:style-name="Table_20_Contents">My professor doubts that I have read the book.</text:p>
            <text:p text:style-name="Table_20_Contents"><text:a xlink:type="simple" xlink:href="https://audio1.spanishdict.com/audio?lang=es&amp;text=Mi%20profesor%20duda%20que%20yo%20haya%20leído%20el%20libro.&amp;key=168b4b0e0e65450c026c491cbb4b5b01" text:style-name="Internet_20_link" text:visited-style-name="Visited_20_Internet_20_Link"> </text:a> </text:p>
          </table:table-cell>
        </table:table-row>
        <table:table-row>
          <table:table-cell table:style-name="Table12.A1" office:value-type="string">
            <text:p text:style-name="Table_20_Contents">Me asusto de que usted me haya llamado.</text:p>
            <text:p text:style-name="Table_20_Contents">I am shocked that you called me.</text:p>
            <text:p text:style-name="Table_20_Contents"><text:a xlink:type="simple" xlink:href="https://audio1.spanishdict.com/audio?lang=es&amp;text=Me%20asusto%20de%20que%20usted%20me%20haya%20llamado.&amp;key=333707eac41b02c5195c75a6c1434405" text:style-name="Internet_20_link" text:visited-style-name="Visited_20_Internet_20_Link"> </text:a> </text:p>
          </table:table-cell>
        </table:table-row>
        <table:table-row>
          <table:table-cell table:style-name="Table12.A1" office:value-type="string">
            <text:p text:style-name="Table_20_Contents">Es bueno que hayamos hablado.</text:p>
            <text:p text:style-name="Table_20_Contents">It is good that we talked.</text:p>
            <text:p text:style-name="Table_20_Contents"><text:a xlink:type="simple" xlink:href="https://audio1.spanishdict.com/audio?lang=es&amp;text=Es%20bueno%20que%20hayamos%20hablado.&amp;key=a716ca8c0374156f0f22d48415d8ae40" text:style-name="Internet_20_link" text:visited-style-name="Visited_20_Internet_20_Link"> </text:a> </text:p>
          </table:table-cell>
        </table:table-row>
        <table:table-row>
          <table:table-cell table:style-name="Table12.A1" office:value-type="string">
            <text:p text:style-name="Table_20_Contents">Me asusto de que ellas no hayan bailado bien.</text:p>
            <text:p text:style-name="Table_20_Contents">I am shocked that they didn't dance well.</text:p>
            <text:p text:style-name="Table_20_Contents"><text:a xlink:type="simple" xlink:href="https://audio1.spanishdict.com/audio?lang=es&amp;text=Me%20asusto%20de%20que%20ellas%20no%20hayan%20bailado%20bien.&amp;key=443ca2cc30166840147daa237c485ceb" text:style-name="Internet_20_link" text:visited-style-name="Visited_20_Internet_20_Link"> </text:a> </text:p>
          </table:table-cell>
        </table:table-row>
        <table:table-row>
          <table:table-cell table:style-name="Table12.A1" office:value-type="string">
            <text:p text:style-name="Table_20_Contents">Lamentamos que ella no haya podido venir a la fiesta.</text:p>
            <text:p text:style-name="Table_20_Contents">We regret that she was unable to come to the party.</text:p>
            <text:p text:style-name="Table_20_Contents"><text:a xlink:type="simple" xlink:href="https://audio1.spanishdict.com/audio?lang=es&amp;text=Lamentamos%20que%20ella%20no%20haya%20podido%20venir%20a%20la%20fiesta.&amp;key=276406ca89f0a49dcc6ceb5e7fb2e05b" text:style-name="Internet_20_link" text:visited-style-name="Visited_20_Internet_20_Link"> </text:a> </text:p>
          </table:table-cell>
        </table:table-row>
      </table:table>
      <text:h text:style-name="Heading_20_3" text:outline-level="3"><text:bookmark text:name="2actionsthatwillhavebeencompletedinthefuture"/>2. Actions That Will Have Been Completed in the Future</text:h>
      <text:p text:style-name="Text_20_body">The present perfect subjunctive is also used to talk about things that are expected to be done by a point in the future.</text:p>
      <table:table table:name="Table13" table:style-name="Table13">
        <table:table-column table:style-name="Table13.A"/>
        <table:table-row>
          <table:table-cell table:style-name="Table13.A1" office:value-type="string">
            <text:p text:style-name="Table_20_Contents">Quiero que hayáis escrito 5 páginas para el lunes.</text:p>
            <text:p text:style-name="Table_20_Contents">I want you to have written 5 pages by Monday.</text:p>
            <text:p text:style-name="Table_20_Contents"><text:a xlink:type="simple" xlink:href="https://audio1.spanishdict.com/audio?lang=es&amp;text=Quiero%20que%20hayáis%20escrito%205%20páginas%20para%20el%20lunes.&amp;key=f4f5981ed589fb1381eb9f1d5b6c87fc" text:style-name="Internet_20_link" text:visited-style-name="Visited_20_Internet_20_Link"> </text:a> </text:p>
          </table:table-cell>
        </table:table-row>
        <table:table-row>
          <table:table-cell table:style-name="Table13.A1" office:value-type="string">
            <text:p text:style-name="Table_20_Contents">Es posible que ustedes hayan vuelto para marzo.</text:p>
            <text:p text:style-name="Table_20_Contents">It is possible that you will have returned by March.</text:p>
            <text:p text:style-name="Table_20_Contents"><text:a xlink:type="simple" xlink:href="https://audio1.spanishdict.com/audio?lang=es&amp;text=Es%20posible%20que%20ustedes%20hayan%20vuelto%20para%20marzo.&amp;key=b8798ef3b03011c7542cf63e7608601f" text:style-name="Internet_20_link" text:visited-style-name="Visited_20_Internet_20_Link"> </text:a> </text:p>
          </table:table-cell>
        </table:table-row>
      </table:table>
      <text:h text:style-name="Heading_20_3" text:outline-level="3"><text:bookmark text:name="wholelotofperfecttensesgoingon"/>Whole Lot of Perfect Tenses Going On</text:h>
      <text:p text:style-name="Text_20_body">Check out our articles on these other Spanish perfect tenses:</text:p>
      <text:list xml:id="list4835099018009994988" text:style-name="L3">
        <text:list-item>
          <text:p text:style-name="P3"><text:a xlink:type="simple" xlink:href="http://www.spanishdict.com/guide/spanish-present-perfect-indicative" text:style-name="Internet_20_link" text:visited-style-name="Visited_20_Internet_20_Link">present perfect</text:a> </text:p>
        </text:list-item>
      </text:list>
      <text:list xml:id="list2027042584291615397" text:style-name="L4">
        <text:list-item>
          <text:p text:style-name="P4"><text:a xlink:type="simple" xlink:href="http://www.spanishdict.com/guide/past-perfect-forms-and-uses" text:style-name="Internet_20_link" text:visited-style-name="Visited_20_Internet_20_Link">past perfect</text:a> </text:p>
        </text:list-item>
      </text:list>
      <text:list xml:id="list4884091288831602414" text:style-name="L5">
        <text:list-item>
          <text:p text:style-name="P5"><text:a xlink:type="simple" xlink:href="http://www.spanishdict.com/topics/show/101" text:style-name="Internet_20_link" text:visited-style-name="Visited_20_Internet_20_Link">preterite perfect</text:a> </text:p>
        </text:list-item>
      </text:list>
      <text:list xml:id="list4323144693464749685" text:style-name="L6">
        <text:list-item>
          <text:p text:style-name="P6"><text:a xlink:type="simple" xlink:href="http://www.spanishdict.com/guide/spanish-future-perfect-indicative" text:style-name="Internet_20_link" text:visited-style-name="Visited_20_Internet_20_Link">future perfect</text:a> </text:p>
        </text:list-item>
      </text:list>
      <text:list xml:id="list4854057039567361317" text:style-name="L7">
        <text:list-item>
          <text:p text:style-name="P7"><text:a xlink:type="simple" xlink:href="http://www.spanishdict.com/guide/conditional-perfect-forms-and-uses" text:style-name="Internet_20_link" text:visited-style-name="Visited_20_Internet_20_Link">conditional perfect</text:a> </text:p>
        </text:list-item>
      </text:list>
      <text:list xml:id="list589027487334324162" text:style-name="L8">
        <text:list-item>
          <text:p text:style-name="P8"><text:soft-page-break/><text:a xlink:type="simple" xlink:href="http://www.spanishdict.com/topics/show/105" text:style-name="Internet_20_link" text:visited-style-name="Visited_20_Internet_20_Link">past perfect subjunctive</text:a> </text:p>
        </text:list-item>
      </text:list>
      <text:list xml:id="list5450385136790947954" text:style-name="L9">
        <text:list-item>
          <text:p text:style-name="P9"><text:a xlink:type="simple" xlink:href="http://www.spanishdict.com/topics/show/106" text:style-name="Internet_20_link" text:visited-style-name="Visited_20_Internet_20_Link">future perfect subjunctive</text:a> </text:p>
        </text:list-item>
      </text:list>
      <text:h text:style-name="Heading_20_2" text:outline-level="2"><text:bookmark text:name="takeapracticequiz1"/>Take a practice quiz!</text:h>
      <text:p text:style-name="Standard"/>
      <text:h text:style-name="Heading_20_1" text:outline-level="1">Spanish Present Subjunctive</text:h>
      <text:p text:style-name="Text_20_body">Quick Answer </text:p>
      <text:p text:style-name="Text_20_body">The Spanish present subjunctive (<text:span text:style-name="Strong_20_Emphasis">el presente de subjuntivo</text:span><text:a xlink:type="simple" xlink:href="https://audio1.spanishdict.com/audio?lang=es&amp;text=el%20presente%20de%20subjuntivo&amp;key=6b4780e840f3e0dd17242e4a6b1a6c8a" text:style-name="Internet_20_link" text:visited-style-name="Visited_20_Internet_20_Link"><text:span text:style-name="Strong_20_Emphasis"> </text:span></text:a>) is used to talk about situations of doubt, desire, emotion, necessity, or uncertainty.</text:p>
      <text:p text:style-name="Text_20_body">Unlike the <text:a xlink:type="simple" xlink:href="http://www.spanishdict.com/guide/spanish-indicative-mood" text:style-name="Internet_20_link" text:visited-style-name="Visited_20_Internet_20_Link">present indicative</text:a>, the present subjunctive is generally subjective. For specifics on when to use the subjunctive instead of the indicative, see our article on <text:a xlink:type="simple" xlink:href="http://www.spanishdict.com/guide/subjunctive-vs-indicative-in-spanish" text:style-name="Internet_20_link" text:visited-style-name="Visited_20_Internet_20_Link">subjunctive vs. indicative</text:a>.</text:p>
      <text:h text:style-name="Heading_20_2" text:outline-level="2"><text:bookmark text:name="conjugatingverbsinthepresentsubjunctive"/>Conjugating Verbs in the Present Subjunctive</text:h>
      <text:p text:style-name="Text_20_body">To conjugate a verb in the present subjunctive, you must first remember what the present indicative <text:span text:style-name="Strong_20_Emphasis">yo</text:span> form of the verb in question is. This is because the stem of present subjunctive verbs comes from the <text:span text:style-name="Strong_20_Emphasis">yo</text:span> form of the present indicative. For many verbs, this will be the same as the infinitive stem, but for many others, such as <text:a xlink:type="simple" xlink:href="https://www.spanishdict.com/guide/spelling-changes-in-the-present-tense" text:style-name="Internet_20_link" text:visited-style-name="Visited_20_Internet_20_Link">verbs with spelling changes</text:a>, <text:a xlink:type="simple" xlink:href="https://www.spanishdict.com/guide/stem-changing-verbs" text:style-name="Internet_20_link" text:visited-style-name="Visited_20_Internet_20_Link">stem-changing verbs</text:a>, and <text:a xlink:type="simple" xlink:href="https://www.spanishdict.com/guide/spanish-irregular-present-tense" text:style-name="Internet_20_link" text:visited-style-name="Visited_20_Internet_20_Link">irregular verbs</text:a>, it will be different.</text:p>
      <text:h text:style-name="Heading_20_3" text:outline-level="3"><text:bookmark text:name="presentsubjunctivestemformula"/>Present Subjunctive Stem Formula</text:h>
      <text:p text:style-name="Text_20_body">The formula for finding the present subjunctive stem of a verb is the following:</text:p>
      <text:p text:style-name="Text_20_body">present subjunctive stem = <text:span text:style-name="Strong_20_Emphasis">yo</text:span> form of present indicative minus <text:span text:style-name="Strong_20_Emphasis">o</text:span> ending</text:p>
      <text:p text:style-name="Text_20_body">Here are a few examples of present subjunctive stems. </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Infinitive</text:p>
          </table:table-cell>
          <table:table-cell table:style-name="Table14.A1" office:value-type="string">
            <text:p text:style-name="Table_20_Heading"><text:span text:style-name="Strong_20_Emphasis">Yo</text:span> Present Indicative Form</text:p>
          </table:table-cell>
          <table:table-cell table:style-name="Table14.A1" office:value-type="string">
            <text:p text:style-name="Table_20_Heading">Present Subjunctive Stem</text:p>
          </table:table-cell>
        </table:table-row>
        <table:table-row>
          <table:table-cell table:style-name="Table14.A1" office:value-type="string">
            <text:p text:style-name="Table_20_Contents"><text:span text:style-name="Strong_20_Emphasis">caber </text:span></text:p>
            <text:p text:style-name="Table_20_Contents"><text:a xlink:type="simple" xlink:href="https://audio1.spanishdict.com/audio?lang=es&amp;text=caber&amp;key=72d0de90cd7185091fe945ad95862637" text:style-name="Internet_20_link" text:visited-style-name="Visited_20_Internet_20_Link"> </text:a> </text:p>
          </table:table-cell>
          <table:table-cell table:style-name="Table14.A1" office:value-type="string">
            <text:p text:style-name="Table_20_Contents"><text:span text:style-name="Strong_20_Emphasis">quepo </text:span></text:p>
            <text:p text:style-name="Table_20_Contents"><text:a xlink:type="simple" xlink:href="https://audio1.spanishdict.com/audio?lang=es&amp;text=quepo&amp;key=f8be7d3fc94b2f2842ea1621003f1aa3" text:style-name="Internet_20_link" text:visited-style-name="Visited_20_Internet_20_Link"> </text:a> </text:p>
          </table:table-cell>
          <table:table-cell table:style-name="Table14.A1" office:value-type="string">
            <text:p text:style-name="Table_20_Contents"><text:span text:style-name="Strong_20_Emphasis">quep-</text:span></text:p>
          </table:table-cell>
        </table:table-row>
        <table:table-row>
          <table:table-cell table:style-name="Table14.A1" office:value-type="string">
            <text:p text:style-name="Table_20_Contents"><text:span text:style-name="Strong_20_Emphasis">caer </text:span></text:p>
            <text:p text:style-name="Table_20_Contents"><text:a xlink:type="simple" xlink:href="https://audio1.spanishdict.com/audio?lang=es&amp;text=caer&amp;key=fb6da1e88c2a6781962946220cfae334" text:style-name="Internet_20_link" text:visited-style-name="Visited_20_Internet_20_Link"> </text:a> </text:p>
          </table:table-cell>
          <table:table-cell table:style-name="Table14.A1" office:value-type="string">
            <text:p text:style-name="Table_20_Contents"><text:span text:style-name="Strong_20_Emphasis">caigo </text:span></text:p>
            <text:p text:style-name="Table_20_Contents"><text:a xlink:type="simple" xlink:href="https://audio1.spanishdict.com/audio?lang=es&amp;text=caigo&amp;key=f3dabb15628d9bf1a5852985b1384839" text:style-name="Internet_20_link" text:visited-style-name="Visited_20_Internet_20_Link"> </text:a> </text:p>
          </table:table-cell>
          <table:table-cell table:style-name="Table14.A1" office:value-type="string">
            <text:p text:style-name="Table_20_Contents"><text:span text:style-name="Strong_20_Emphasis">caig-</text:span></text:p>
          </table:table-cell>
        </table:table-row>
        <table:table-row>
          <table:table-cell table:style-name="Table14.A1" office:value-type="string">
            <text:p text:style-name="Table_20_Contents"><text:span text:style-name="Strong_20_Emphasis">conocer </text:span></text:p>
            <text:p text:style-name="Table_20_Contents"><text:a xlink:type="simple" xlink:href="https://audio1.spanishdict.com/audio?lang=es&amp;text=conocer&amp;key=3a09187457c6a98652023cc0ef7a2b74" text:style-name="Internet_20_link" text:visited-style-name="Visited_20_Internet_20_Link"> </text:a> </text:p>
          </table:table-cell>
          <table:table-cell table:style-name="Table14.A1" office:value-type="string">
            <text:p text:style-name="Table_20_Contents"><text:span text:style-name="Strong_20_Emphasis">conozco </text:span></text:p>
            <text:p text:style-name="Table_20_Contents"><text:a xlink:type="simple" xlink:href="https://audio1.spanishdict.com/audio?lang=es&amp;text=conozco&amp;key=0be03d655774c5445a5f05c8f00abe43" text:style-name="Internet_20_link" text:visited-style-name="Visited_20_Internet_20_Link"> </text:a> </text:p>
          </table:table-cell>
          <table:table-cell table:style-name="Table14.A1" office:value-type="string">
            <text:p text:style-name="Table_20_Contents"><text:span text:style-name="Strong_20_Emphasis">conozc-</text:span></text:p>
          </table:table-cell>
        </table:table-row>
        <table:table-row>
          <table:table-cell table:style-name="Table14.A1" office:value-type="string">
            <text:p text:style-name="Table_20_Contents"><text:span text:style-name="Strong_20_Emphasis">hacer </text:span></text:p>
            <text:p text:style-name="Table_20_Contents"><text:a xlink:type="simple" xlink:href="https://audio1.spanishdict.com/audio?lang=es&amp;text=hacer&amp;key=d7baf2155ab949c812a28cb1ff3a4cfc" text:style-name="Internet_20_link" text:visited-style-name="Visited_20_Internet_20_Link"> </text:a> </text:p>
          </table:table-cell>
          <table:table-cell table:style-name="Table14.A1" office:value-type="string">
            <text:p text:style-name="Table_20_Contents"><text:span text:style-name="Strong_20_Emphasis">hago </text:span></text:p>
            <text:p text:style-name="Table_20_Contents"><text:a xlink:type="simple" xlink:href="https://audio1.spanishdict.com/audio?lang=es&amp;text=hago&amp;key=8cc149c7af20ab465645fa1f9e0806bc" text:style-name="Internet_20_link" text:visited-style-name="Visited_20_Internet_20_Link"> </text:a> </text:p>
          </table:table-cell>
          <table:table-cell table:style-name="Table14.A1" office:value-type="string">
            <text:p text:style-name="Table_20_Contents"><text:span text:style-name="Strong_20_Emphasis">hag-</text:span></text:p>
          </table:table-cell>
        </table:table-row>
        <table:table-row>
          <table:table-cell table:style-name="Table14.A1" office:value-type="string">
            <text:p text:style-name="Table_20_Contents"><text:span text:style-name="Strong_20_Emphasis">lucir </text:span></text:p>
            <text:p text:style-name="Table_20_Contents"><text:a xlink:type="simple" xlink:href="https://audio1.spanishdict.com/audio?lang=es&amp;text=lucir&amp;key=64846c4c2f758325e4f25e7250b6361d" text:style-name="Internet_20_link" text:visited-style-name="Visited_20_Internet_20_Link"> </text:a> </text:p>
          </table:table-cell>
          <table:table-cell table:style-name="Table14.A1" office:value-type="string">
            <text:p text:style-name="Table_20_Contents"><text:span text:style-name="Strong_20_Emphasis">luzco </text:span></text:p>
            <text:p text:style-name="Table_20_Contents"><text:a xlink:type="simple" xlink:href="https://audio1.spanishdict.com/audio?lang=es&amp;text=luzco&amp;key=4462de6378e41aeca81e6aed58cfe3da" text:style-name="Internet_20_link" text:visited-style-name="Visited_20_Internet_20_Link"> </text:a> </text:p>
          </table:table-cell>
          <table:table-cell table:style-name="Table14.A1" office:value-type="string">
            <text:p text:style-name="Table_20_Contents"><text:span text:style-name="Strong_20_Emphasis">luzc-</text:span></text:p>
          </table:table-cell>
        </table:table-row>
        <table:table-row>
          <table:table-cell table:style-name="Table14.A1" office:value-type="string">
            <text:p text:style-name="Table_20_Contents"><text:span text:style-name="Strong_20_Emphasis">parecer </text:span></text:p>
            <text:p text:style-name="Table_20_Contents"><text:a xlink:type="simple" xlink:href="https://audio1.spanishdict.com/audio?lang=es&amp;text=parecer&amp;key=b2892592018f2dc0109fade74d669022" text:style-name="Internet_20_link" text:visited-style-name="Visited_20_Internet_20_Link"> </text:a> </text:p>
          </table:table-cell>
          <table:table-cell table:style-name="Table14.A1" office:value-type="string">
            <text:p text:style-name="Table_20_Contents"><text:span text:style-name="Strong_20_Emphasis">parezco </text:span></text:p>
            <text:p text:style-name="Table_20_Contents"><text:a xlink:type="simple" xlink:href="https://audio1.spanishdict.com/audio?lang=es&amp;text=parezco&amp;key=155b486514a90a5ac4f42052358b9f31" text:style-name="Internet_20_link" text:visited-style-name="Visited_20_Internet_20_Link"> </text:a> </text:p>
          </table:table-cell>
          <table:table-cell table:style-name="Table14.A1" office:value-type="string">
            <text:p text:style-name="Table_20_Contents"><text:span text:style-name="Strong_20_Emphasis">parezc-</text:span></text:p>
          </table:table-cell>
        </table:table-row>
        <table:table-row>
          <table:table-cell table:style-name="Table14.A1" office:value-type="string">
            <text:p text:style-name="Table_20_Contents"><text:span text:style-name="Strong_20_Emphasis">poner </text:span></text:p>
            <text:p text:style-name="Table_20_Contents"><text:a xlink:type="simple" xlink:href="https://audio1.spanishdict.com/audio?lang=es&amp;text=poner&amp;key=201a80d41e4ebc5cd715cf5ec0d6885e" text:style-name="Internet_20_link" text:visited-style-name="Visited_20_Internet_20_Link"> </text:a> </text:p>
          </table:table-cell>
          <table:table-cell table:style-name="Table14.A1" office:value-type="string">
            <text:p text:style-name="Table_20_Contents"><text:span text:style-name="Strong_20_Emphasis">pongo </text:span></text:p>
            <text:p text:style-name="Table_20_Contents"><text:a xlink:type="simple" xlink:href="https://audio1.spanishdict.com/audio?lang=es&amp;text=pongo&amp;key=7d7ec2d4c0112d0c7c4b1f17b14ddbfb" text:style-name="Internet_20_link" text:visited-style-name="Visited_20_Internet_20_Link"> </text:a> </text:p>
          </table:table-cell>
          <table:table-cell table:style-name="Table14.A1" office:value-type="string">
            <text:p text:style-name="Table_20_Contents"><text:span text:style-name="Strong_20_Emphasis">pong-</text:span></text:p>
          </table:table-cell>
        </table:table-row>
        <table:table-row>
          <table:table-cell table:style-name="Table14.A1" office:value-type="string">
            <text:p text:style-name="Table_20_Contents"><text:span text:style-name="Strong_20_Emphasis">querer </text:span></text:p>
            <text:p text:style-name="Table_20_Contents"><text:soft-page-break/><text:a xlink:type="simple" xlink:href="https://audio1.spanishdict.com/audio?lang=es&amp;text=querer&amp;key=e97c799b35e52f6ddee279476c846b1a" text:style-name="Internet_20_link" text:visited-style-name="Visited_20_Internet_20_Link"> </text:a> </text:p>
          </table:table-cell>
          <table:table-cell table:style-name="Table14.A1" office:value-type="string">
            <text:p text:style-name="Table_20_Contents"><text:span text:style-name="Strong_20_Emphasis">quiero </text:span></text:p>
            <text:p text:style-name="Table_20_Contents"><text:soft-page-break/><text:a xlink:type="simple" xlink:href="https://audio1.spanishdict.com/audio?lang=es&amp;text=quiero&amp;key=88c1ee730f198169908e3964fb03770b" text:style-name="Internet_20_link" text:visited-style-name="Visited_20_Internet_20_Link"> </text:a> </text:p>
          </table:table-cell>
          <table:table-cell table:style-name="Table14.A1" office:value-type="string">
            <text:p text:style-name="Table_20_Contents"><text:span text:style-name="Strong_20_Emphasis">quier-</text:span></text:p>
          </table:table-cell>
        </table:table-row>
        <table:table-row>
          <table:table-cell table:style-name="Table14.A1" office:value-type="string">
            <text:p text:style-name="Table_20_Contents"><text:span text:style-name="Strong_20_Emphasis">tener </text:span></text:p>
            <text:p text:style-name="Table_20_Contents"><text:a xlink:type="simple" xlink:href="https://audio1.spanishdict.com/audio?lang=es&amp;text=tener&amp;key=a6677680aa08e6d22521effe7b7d1e58" text:style-name="Internet_20_link" text:visited-style-name="Visited_20_Internet_20_Link"> </text:a> </text:p>
          </table:table-cell>
          <table:table-cell table:style-name="Table14.A1" office:value-type="string">
            <text:p text:style-name="Table_20_Contents"><text:span text:style-name="Strong_20_Emphasis">tengo </text:span></text:p>
            <text:p text:style-name="Table_20_Contents"><text:a xlink:type="simple" xlink:href="https://audio1.spanishdict.com/audio?lang=es&amp;text=tengo&amp;key=6a7f459c50f52fe74797443ea4b5febd" text:style-name="Internet_20_link" text:visited-style-name="Visited_20_Internet_20_Link"> </text:a> </text:p>
          </table:table-cell>
          <table:table-cell table:style-name="Table14.A1" office:value-type="string">
            <text:p text:style-name="Table_20_Contents"><text:span text:style-name="Strong_20_Emphasis">teng-</text:span></text:p>
          </table:table-cell>
        </table:table-row>
        <table:table-row>
          <table:table-cell table:style-name="Table14.A1" office:value-type="string">
            <text:p text:style-name="Table_20_Contents"><text:span text:style-name="Strong_20_Emphasis">traer </text:span></text:p>
            <text:p text:style-name="Table_20_Contents"><text:a xlink:type="simple" xlink:href="https://audio1.spanishdict.com/audio?lang=es&amp;text=traer&amp;key=6411aa08f545fedf242ab3efdd6bd32c" text:style-name="Internet_20_link" text:visited-style-name="Visited_20_Internet_20_Link"> </text:a> </text:p>
          </table:table-cell>
          <table:table-cell table:style-name="Table14.A1" office:value-type="string">
            <text:p text:style-name="Table_20_Contents"><text:span text:style-name="Strong_20_Emphasis">traigo </text:span></text:p>
            <text:p text:style-name="Table_20_Contents"><text:a xlink:type="simple" xlink:href="https://audio1.spanishdict.com/audio?lang=es&amp;text=traigo&amp;key=a7f16987e049e41b70aaa7698e8635b3" text:style-name="Internet_20_link" text:visited-style-name="Visited_20_Internet_20_Link"> </text:a> </text:p>
          </table:table-cell>
          <table:table-cell table:style-name="Table14.A1" office:value-type="string">
            <text:p text:style-name="Table_20_Contents"><text:span text:style-name="Strong_20_Emphasis">traig-</text:span></text:p>
          </table:table-cell>
        </table:table-row>
        <table:table-row>
          <table:table-cell table:style-name="Table14.A1" office:value-type="string">
            <text:p text:style-name="Table_20_Contents"><text:span text:style-name="Strong_20_Emphasis">valer </text:span></text:p>
            <text:p text:style-name="Table_20_Contents"><text:a xlink:type="simple" xlink:href="https://audio1.spanishdict.com/audio?lang=es&amp;text=valer&amp;key=fe967ab481217ef09d206b57a2f42527" text:style-name="Internet_20_link" text:visited-style-name="Visited_20_Internet_20_Link"> </text:a> </text:p>
          </table:table-cell>
          <table:table-cell table:style-name="Table14.A1" office:value-type="string">
            <text:p text:style-name="Table_20_Contents"><text:span text:style-name="Strong_20_Emphasis">valgo </text:span></text:p>
            <text:p text:style-name="Table_20_Contents"><text:a xlink:type="simple" xlink:href="https://audio1.spanishdict.com/audio?lang=es&amp;text=valgo&amp;key=4fbef8ff1a520307d0014869042b0aa5" text:style-name="Internet_20_link" text:visited-style-name="Visited_20_Internet_20_Link"> </text:a> </text:p>
          </table:table-cell>
          <table:table-cell table:style-name="Table14.A1" office:value-type="string">
            <text:p text:style-name="Table_20_Contents"><text:span text:style-name="Strong_20_Emphasis">valg-</text:span></text:p>
          </table:table-cell>
        </table:table-row>
        <table:table-row>
          <table:table-cell table:style-name="Table14.A1" office:value-type="string">
            <text:p text:style-name="Table_20_Contents"><text:span text:style-name="Strong_20_Emphasis">ver </text:span></text:p>
            <text:p text:style-name="Table_20_Contents"><text:a xlink:type="simple" xlink:href="https://audio1.spanishdict.com/audio?lang=es&amp;text=ver&amp;key=b2c209cbe8c6135b9f7cc4296a1bea19" text:style-name="Internet_20_link" text:visited-style-name="Visited_20_Internet_20_Link"> </text:a> </text:p>
          </table:table-cell>
          <table:table-cell table:style-name="Table14.A1" office:value-type="string">
            <text:p text:style-name="Table_20_Contents"><text:span text:style-name="Strong_20_Emphasis">veo </text:span></text:p>
            <text:p text:style-name="Table_20_Contents"><text:a xlink:type="simple" xlink:href="https://audio1.spanishdict.com/audio?lang=es&amp;text=veo&amp;key=2dddeee15a80b643df952c12f7102bf4" text:style-name="Internet_20_link" text:visited-style-name="Visited_20_Internet_20_Link"> </text:a> </text:p>
          </table:table-cell>
          <table:table-cell table:style-name="Table14.A1" office:value-type="string">
            <text:p text:style-name="Table_20_Contents"><text:span text:style-name="Strong_20_Emphasis">ve-</text:span></text:p>
          </table:table-cell>
        </table:table-row>
      </table:table>
      <text:h text:style-name="Heading_20_3" text:outline-level="3"><text:bookmark text:name="regularpresentsubjunctiveendings"/>Regular Present Subjunctive Endings</text:h>
      <text:p text:style-name="Text_20_body">Once you have the stem, you will add the present subjunctive ending that matches your subject. There are only two ending sets for the present subjunctive: one for <text:span text:style-name="Strong_20_Emphasis">-ar</text:span> verbs and one for both <text:span text:style-name="Strong_20_Emphasis">-er</text:span> and <text:span text:style-name="Strong_20_Emphasis">-ir</text:span> verbs.</text:p>
      <table:table table:name="Table15" table:style-name="Table15">
        <table:table-column table:style-name="Table15.A"/>
        <table:table-column table:style-name="Table15.B"/>
        <table:table-column table:style-name="Table15.C"/>
        <table:table-row>
          <table:table-cell table:style-name="Table15.A1" office:value-type="string">
            <text:p text:style-name="Table_20_Heading">Subject</text:p>
          </table:table-cell>
          <table:table-cell table:style-name="Table15.A1" office:value-type="string">
            <text:p text:style-name="Table_20_Heading"><text:span text:style-name="Strong_20_Emphasis">-ar</text:span> Verb Endings</text:p>
          </table:table-cell>
          <table:table-cell table:style-name="Table15.A1" office:value-type="string">
            <text:p text:style-name="Table_20_Heading"><text:span text:style-name="Strong_20_Emphasis">-er</text:span> and <text:span text:style-name="Strong_20_Emphasis">-ir</text:span> Verb Endings</text:p>
          </table:table-cell>
        </table:table-row>
        <table:table-row>
          <table:table-cell table:style-name="Table15.A1" office:value-type="string">
            <text:p text:style-name="Table_20_Contents">yo</text:p>
          </table:table-cell>
          <table:table-cell table:style-name="Table15.A1" office:value-type="string">
            <text:p text:style-name="Table_20_Contents"><text:span text:style-name="Strong_20_Emphasis">e</text:span></text:p>
          </table:table-cell>
          <table:table-cell table:style-name="Table15.A1" office:value-type="string">
            <text:p text:style-name="Table_20_Contents"><text:span text:style-name="Strong_20_Emphasis">a</text:span></text:p>
          </table:table-cell>
        </table:table-row>
        <table:table-row>
          <table:table-cell table:style-name="Table15.A1" office:value-type="string">
            <text:p text:style-name="Table_20_Contents">tú</text:p>
          </table:table-cell>
          <table:table-cell table:style-name="Table15.A1" office:value-type="string">
            <text:p text:style-name="Table_20_Contents"><text:span text:style-name="Strong_20_Emphasis">es</text:span></text:p>
          </table:table-cell>
          <table:table-cell table:style-name="Table15.A1" office:value-type="string">
            <text:p text:style-name="Table_20_Contents"><text:span text:style-name="Strong_20_Emphasis">as</text:span></text:p>
          </table:table-cell>
        </table:table-row>
        <table:table-row>
          <table:table-cell table:style-name="Table15.A1" office:value-type="string">
            <text:p text:style-name="Table_20_Contents">usted, él, ella</text:p>
          </table:table-cell>
          <table:table-cell table:style-name="Table15.A1" office:value-type="string">
            <text:p text:style-name="Table_20_Contents"><text:span text:style-name="Strong_20_Emphasis">e</text:span></text:p>
          </table:table-cell>
          <table:table-cell table:style-name="Table15.A1" office:value-type="string">
            <text:p text:style-name="Table_20_Contents"><text:span text:style-name="Strong_20_Emphasis">a</text:span></text:p>
          </table:table-cell>
        </table:table-row>
        <table:table-row>
          <table:table-cell table:style-name="Table15.A1" office:value-type="string">
            <text:p text:style-name="Table_20_Contents">nosotros</text:p>
          </table:table-cell>
          <table:table-cell table:style-name="Table15.A1" office:value-type="string">
            <text:p text:style-name="Table_20_Contents"><text:span text:style-name="Strong_20_Emphasis">emos</text:span></text:p>
          </table:table-cell>
          <table:table-cell table:style-name="Table15.A1" office:value-type="string">
            <text:p text:style-name="Table_20_Contents"><text:span text:style-name="Strong_20_Emphasis">amos</text:span></text:p>
          </table:table-cell>
        </table:table-row>
        <table:table-row>
          <table:table-cell table:style-name="Table15.A1" office:value-type="string">
            <text:p text:style-name="Table_20_Contents">vosotros</text:p>
          </table:table-cell>
          <table:table-cell table:style-name="Table15.A1" office:value-type="string">
            <text:p text:style-name="Table_20_Contents"><text:span text:style-name="Strong_20_Emphasis">éis</text:span></text:p>
          </table:table-cell>
          <table:table-cell table:style-name="Table15.A1" office:value-type="string">
            <text:p text:style-name="Table_20_Contents"><text:span text:style-name="Strong_20_Emphasis">áis</text:span></text:p>
          </table:table-cell>
        </table:table-row>
        <table:table-row>
          <table:table-cell table:style-name="Table15.A1" office:value-type="string">
            <text:p text:style-name="Table_20_Contents">ustedes, ellos, ellas</text:p>
          </table:table-cell>
          <table:table-cell table:style-name="Table15.A1" office:value-type="string">
            <text:p text:style-name="Table_20_Contents"><text:span text:style-name="Strong_20_Emphasis">en</text:span></text:p>
          </table:table-cell>
          <table:table-cell table:style-name="Table15.A1" office:value-type="string">
            <text:p text:style-name="Table_20_Contents"><text:span text:style-name="Strong_20_Emphasis">an</text:span></text:p>
          </table:table-cell>
        </table:table-row>
      </table:table>
      <text:p text:style-name="Text_20_body">In the table below are full present subjunctive conjugations for <text:span text:style-name="Strong_20_Emphasis">hablar</text:span>, <text:span text:style-name="Strong_20_Emphasis">tener</text:span>, and <text:span text:style-name="Strong_20_Emphasis">vivir</text:span>.</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Table_20_Heading">Subject</text:p>
          </table:table-cell>
          <table:table-cell table:style-name="Table16.A1" office:value-type="string">
            <text:p text:style-name="Table_20_Heading"><text:span text:style-name="Strong_20_Emphasis">Hablar</text:span></text:p>
          </table:table-cell>
          <table:table-cell table:style-name="Table16.A1" office:value-type="string">
            <text:p text:style-name="Table_20_Heading"><text:span text:style-name="Strong_20_Emphasis">Tener</text:span></text:p>
          </table:table-cell>
          <table:table-cell table:style-name="Table16.A1" office:value-type="string">
            <text:p text:style-name="Table_20_Heading"><text:span text:style-name="Strong_20_Emphasis">Vivir</text:span></text:p>
          </table:table-cell>
        </table:table-row>
        <table:table-row>
          <table:table-cell table:style-name="Table16.A1" office:value-type="string">
            <text:p text:style-name="Table_20_Contents">yo</text:p>
          </table:table-cell>
          <table:table-cell table:style-name="Table16.A1" office:value-type="string">
            <text:p text:style-name="Table_20_Contents"><text:span text:style-name="Strong_20_Emphasis">hable </text:span></text:p>
            <text:p text:style-name="Table_20_Contents"><text:a xlink:type="simple" xlink:href="https://audio1.spanishdict.com/audio?lang=es&amp;text=hable&amp;key=47ee48a2be158c17c118c776e35b2c89" text:style-name="Internet_20_link" text:visited-style-name="Visited_20_Internet_20_Link"> </text:a> </text:p>
          </table:table-cell>
          <table:table-cell table:style-name="Table16.A1" office:value-type="string">
            <text:p text:style-name="Table_20_Contents"><text:span text:style-name="Strong_20_Emphasis">tenga </text:span></text:p>
            <text:p text:style-name="Table_20_Contents"><text:a xlink:type="simple" xlink:href="https://audio1.spanishdict.com/audio?lang=es&amp;text=tenga&amp;key=b04c6e172990c7d5002b218ac8bef2c5" text:style-name="Internet_20_link" text:visited-style-name="Visited_20_Internet_20_Link"> </text:a> </text:p>
          </table:table-cell>
          <table:table-cell table:style-name="Table16.A1" office:value-type="string">
            <text:p text:style-name="Table_20_Contents"><text:span text:style-name="Strong_20_Emphasis">viva </text:span></text:p>
            <text:p text:style-name="Table_20_Contents"><text:a xlink:type="simple" xlink:href="https://audio1.spanishdict.com/audio?lang=es&amp;text=viva&amp;key=a223f67904107bb5b80f004e9f2701c9" text:style-name="Internet_20_link" text:visited-style-name="Visited_20_Internet_20_Link"> </text:a> </text:p>
          </table:table-cell>
        </table:table-row>
        <table:table-row>
          <table:table-cell table:style-name="Table16.A1" office:value-type="string">
            <text:p text:style-name="Table_20_Contents">tú</text:p>
          </table:table-cell>
          <table:table-cell table:style-name="Table16.A1" office:value-type="string">
            <text:p text:style-name="Table_20_Contents"><text:span text:style-name="Strong_20_Emphasis">hables </text:span></text:p>
            <text:p text:style-name="Table_20_Contents"><text:a xlink:type="simple" xlink:href="https://audio1.spanishdict.com/audio?lang=es&amp;text=hables&amp;key=b96fa041ae8e4afd6418822cd5bc41e5" text:style-name="Internet_20_link" text:visited-style-name="Visited_20_Internet_20_Link"> </text:a> </text:p>
          </table:table-cell>
          <table:table-cell table:style-name="Table16.A1" office:value-type="string">
            <text:p text:style-name="Table_20_Contents"><text:span text:style-name="Strong_20_Emphasis">tengas </text:span></text:p>
            <text:p text:style-name="Table_20_Contents"><text:a xlink:type="simple" xlink:href="https://audio1.spanishdict.com/audio?lang=es&amp;text=tengas&amp;key=3164d5ebaee359fd5079d511a46bc6b0" text:style-name="Internet_20_link" text:visited-style-name="Visited_20_Internet_20_Link"> </text:a> </text:p>
          </table:table-cell>
          <table:table-cell table:style-name="Table16.A1" office:value-type="string">
            <text:p text:style-name="Table_20_Contents"><text:span text:style-name="Strong_20_Emphasis">vivas </text:span></text:p>
            <text:p text:style-name="Table_20_Contents"><text:a xlink:type="simple" xlink:href="https://audio1.spanishdict.com/audio?lang=es&amp;text=vivas&amp;key=d9937a65cf5e54fb36e8290dce26bdbe" text:style-name="Internet_20_link" text:visited-style-name="Visited_20_Internet_20_Link"> </text:a> </text:p>
          </table:table-cell>
        </table:table-row>
        <table:table-row>
          <table:table-cell table:style-name="Table16.A1" office:value-type="string">
            <text:p text:style-name="Table_20_Contents">usted, él, ella</text:p>
          </table:table-cell>
          <table:table-cell table:style-name="Table16.A1" office:value-type="string">
            <text:p text:style-name="Table_20_Contents"><text:span text:style-name="Strong_20_Emphasis">hable </text:span></text:p>
            <text:p text:style-name="Table_20_Contents"><text:a xlink:type="simple" xlink:href="https://audio1.spanishdict.com/audio?lang=es&amp;text=hable&amp;key=47ee48a2be158c17c118c776e35b2c89" text:style-name="Internet_20_link" text:visited-style-name="Visited_20_Internet_20_Link"> </text:a> </text:p>
          </table:table-cell>
          <table:table-cell table:style-name="Table16.A1" office:value-type="string">
            <text:p text:style-name="Table_20_Contents"><text:span text:style-name="Strong_20_Emphasis">tenga </text:span></text:p>
            <text:p text:style-name="Table_20_Contents"><text:a xlink:type="simple" xlink:href="https://audio1.spanishdict.com/audio?lang=es&amp;text=tenga&amp;key=b04c6e172990c7d5002b218ac8bef2c5" text:style-name="Internet_20_link" text:visited-style-name="Visited_20_Internet_20_Link"> </text:a> </text:p>
          </table:table-cell>
          <table:table-cell table:style-name="Table16.A1" office:value-type="string">
            <text:p text:style-name="Table_20_Contents"><text:span text:style-name="Strong_20_Emphasis">viva </text:span></text:p>
            <text:p text:style-name="Table_20_Contents"><text:a xlink:type="simple" xlink:href="https://audio1.spanishdict.com/audio?lang=es&amp;text=viva&amp;key=a223f67904107bb5b80f004e9f2701c9" text:style-name="Internet_20_link" text:visited-style-name="Visited_20_Internet_20_Link"> </text:a> </text:p>
          </table:table-cell>
        </table:table-row>
        <table:table-row>
          <table:table-cell table:style-name="Table16.A1" office:value-type="string">
            <text:p text:style-name="Table_20_Contents">nosotros</text:p>
          </table:table-cell>
          <table:table-cell table:style-name="Table16.A1" office:value-type="string">
            <text:p text:style-name="Table_20_Contents"><text:span text:style-name="Strong_20_Emphasis">hablemos </text:span></text:p>
            <text:p text:style-name="Table_20_Contents"><text:a xlink:type="simple" xlink:href="https://audio1.spanishdict.com/audio?lang=es&amp;text=hablemos&amp;key=abe66cfa1e95fe428788a2a45deb8119" text:style-name="Internet_20_link" text:visited-style-name="Visited_20_Internet_20_Link"> </text:a> </text:p>
          </table:table-cell>
          <table:table-cell table:style-name="Table16.A1" office:value-type="string">
            <text:p text:style-name="Table_20_Contents"><text:span text:style-name="Strong_20_Emphasis">tengamos </text:span></text:p>
            <text:p text:style-name="Table_20_Contents"><text:a xlink:type="simple" xlink:href="https://audio1.spanishdict.com/audio?lang=es&amp;text=tengamos&amp;key=1a303b9ce9022f28cf847e65a6b99201" text:style-name="Internet_20_link" text:visited-style-name="Visited_20_Internet_20_Link"> </text:a> </text:p>
          </table:table-cell>
          <table:table-cell table:style-name="Table16.A1" office:value-type="string">
            <text:p text:style-name="Table_20_Contents"><text:span text:style-name="Strong_20_Emphasis">vivamos </text:span></text:p>
            <text:p text:style-name="Table_20_Contents"><text:a xlink:type="simple" xlink:href="https://audio1.spanishdict.com/audio?lang=es&amp;text=vivamos&amp;key=d66c00a2c9b8edf2e0de4b264a121bc4" text:style-name="Internet_20_link" text:visited-style-name="Visited_20_Internet_20_Link"> </text:a> </text:p>
          </table:table-cell>
        </table:table-row>
        <table:table-row>
          <table:table-cell table:style-name="Table16.A1" office:value-type="string">
            <text:p text:style-name="Table_20_Contents">vosotros</text:p>
          </table:table-cell>
          <table:table-cell table:style-name="Table16.A1" office:value-type="string">
            <text:p text:style-name="Table_20_Contents"><text:span text:style-name="Strong_20_Emphasis">habléis </text:span></text:p>
            <text:p text:style-name="Table_20_Contents"><text:a xlink:type="simple" xlink:href="https://audio1.spanishdict.com/audio?lang=es&amp;text=habléis&amp;key=b7586c2206f3adfe8dd0670e6356a07d" text:style-name="Internet_20_link" text:visited-style-name="Visited_20_Internet_20_Link"> </text:a> </text:p>
          </table:table-cell>
          <table:table-cell table:style-name="Table16.A1" office:value-type="string">
            <text:p text:style-name="Table_20_Contents"><text:span text:style-name="Strong_20_Emphasis">tengáis </text:span></text:p>
            <text:p text:style-name="Table_20_Contents"><text:a xlink:type="simple" xlink:href="https://audio1.spanishdict.com/audio?lang=es&amp;text=tengáis&amp;key=a65ef07a195a23680198633054e17711" text:style-name="Internet_20_link" text:visited-style-name="Visited_20_Internet_20_Link"> </text:a> </text:p>
          </table:table-cell>
          <table:table-cell table:style-name="Table16.A1" office:value-type="string">
            <text:p text:style-name="Table_20_Contents"><text:span text:style-name="Strong_20_Emphasis">viváis </text:span></text:p>
            <text:p text:style-name="Table_20_Contents"><text:a xlink:type="simple" xlink:href="https://audio1.spanishdict.com/audio?lang=es&amp;text=viváis&amp;key=d4e6155e1899626bcf05650d3a0142c5" text:style-name="Internet_20_link" text:visited-style-name="Visited_20_Internet_20_Link"> </text:a> </text:p>
          </table:table-cell>
        </table:table-row>
        <table:table-row>
          <table:table-cell table:style-name="Table16.A1" office:value-type="string">
            <text:p text:style-name="Table_20_Contents">ustedes, ellos, ellas</text:p>
          </table:table-cell>
          <table:table-cell table:style-name="Table16.A1" office:value-type="string">
            <text:p text:style-name="Table_20_Contents"><text:span text:style-name="Strong_20_Emphasis">hablen </text:span></text:p>
            <text:p text:style-name="Table_20_Contents"><text:a xlink:type="simple" xlink:href="https://audio1.spanishdict.com/audio?lang=es&amp;text=hablen&amp;key=417f6ef6cc288201b61817b1a774e9b4" text:style-name="Internet_20_link" text:visited-style-name="Visited_20_Internet_20_Link"> </text:a> </text:p>
          </table:table-cell>
          <table:table-cell table:style-name="Table16.A1" office:value-type="string">
            <text:p text:style-name="Table_20_Contents"><text:span text:style-name="Strong_20_Emphasis">tengan </text:span></text:p>
            <text:p text:style-name="Table_20_Contents"><text:a xlink:type="simple" xlink:href="https://audio1.spanishdict.com/audio?lang=es&amp;text=tengan&amp;key=0567149492e3905a6b4e02ae997f86c3" text:style-name="Internet_20_link" text:visited-style-name="Visited_20_Internet_20_Link"> </text:a> </text:p>
          </table:table-cell>
          <table:table-cell table:style-name="Table16.A1" office:value-type="string">
            <text:p text:style-name="Table_20_Contents"><text:span text:style-name="Strong_20_Emphasis">vivan </text:span></text:p>
            <text:p text:style-name="Table_20_Contents"><text:a xlink:type="simple" xlink:href="https://audio1.spanishdict.com/audio?lang=es&amp;text=vivan&amp;key=dfcdf25226db80f90467921ad10de2f8" text:style-name="Internet_20_link" text:visited-style-name="Visited_20_Internet_20_Link"> </text:a> </text:p>
          </table:table-cell>
        </table:table-row>
      </table:table>
      <text:h text:style-name="Heading_20_3" text:outline-level="3"><text:bookmark text:name="irregularpresentsubjunctiveverbs"/>Irregular Present Subjunctive Verbs</text:h>
      <text:p text:style-name="Text_20_body">There are only six truly irregular verbs in the subjunctive. You'll find the conjugations for each of these verbs in the tables below. </text:p>
      <text:h text:style-name="Heading_20_4" text:outline-level="4"><text:bookmark text:name="presentsubjunctiveconjugationsofspanclasssdmdsdmdtextaccent2darspanspanclasssdmdsdmdtextaccent2estarspanandspanclasssdmdsdmdtextaccent2serspan"/>Present Subjunctive Conjugations of Dar, Estar, and Ser</text:h>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Table_20_Heading">Subject</text:p>
          </table:table-cell>
          <table:table-cell table:style-name="Table17.A1" office:value-type="string">
            <text:p text:style-name="Table_20_Heading"><text:span text:style-name="Strong_20_Emphasis">Dar</text:span></text:p>
          </table:table-cell>
          <table:table-cell table:style-name="Table17.A1" office:value-type="string">
            <text:p text:style-name="Table_20_Heading"><text:span text:style-name="Strong_20_Emphasis">Estar</text:span></text:p>
          </table:table-cell>
          <table:table-cell table:style-name="Table17.A1" office:value-type="string">
            <text:p text:style-name="Table_20_Heading"><text:span text:style-name="Strong_20_Emphasis">Ser</text:span></text:p>
          </table:table-cell>
        </table:table-row>
        <table:table-row>
          <table:table-cell table:style-name="Table17.A1" office:value-type="string">
            <text:p text:style-name="Table_20_Contents">yo</text:p>
          </table:table-cell>
          <table:table-cell table:style-name="Table17.A1" office:value-type="string">
            <text:p text:style-name="Table_20_Contents"><text:span text:style-name="Strong_20_Emphasis">dé </text:span></text:p>
            <text:p text:style-name="Table_20_Contents"><text:a xlink:type="simple" xlink:href="https://audio1.spanishdict.com/audio?lang=es&amp;text=dé&amp;key=fb87a7c30c5657030486eeb6cdb3c322" text:style-name="Internet_20_link" text:visited-style-name="Visited_20_Internet_20_Link"> </text:a> </text:p>
          </table:table-cell>
          <table:table-cell table:style-name="Table17.A1" office:value-type="string">
            <text:p text:style-name="Table_20_Contents"><text:span text:style-name="Strong_20_Emphasis">esté </text:span></text:p>
            <text:p text:style-name="Table_20_Contents"><text:a xlink:type="simple" xlink:href="https://audio1.spanishdict.com/audio?lang=es&amp;text=esté&amp;key=515a3fb31749e73564baafdb531a45c6" text:style-name="Internet_20_link" text:visited-style-name="Visited_20_Internet_20_Link"> </text:a> </text:p>
          </table:table-cell>
          <table:table-cell table:style-name="Table17.A1" office:value-type="string">
            <text:p text:style-name="Table_20_Contents"><text:span text:style-name="Strong_20_Emphasis">sea </text:span></text:p>
            <text:p text:style-name="Table_20_Contents"><text:a xlink:type="simple" xlink:href="https://audio1.spanishdict.com/audio?lang=es&amp;text=sea&amp;key=d578db232f9d6b09977099e8787d6a7b" text:style-name="Internet_20_link" text:visited-style-name="Visited_20_Internet_20_Link"> </text:a> </text:p>
          </table:table-cell>
        </table:table-row>
        <table:table-row>
          <table:table-cell table:style-name="Table17.A1" office:value-type="string">
            <text:p text:style-name="Table_20_Contents">tú</text:p>
          </table:table-cell>
          <table:table-cell table:style-name="Table17.A1" office:value-type="string">
            <text:p text:style-name="Table_20_Contents"><text:span text:style-name="Strong_20_Emphasis">des </text:span></text:p>
            <text:p text:style-name="Table_20_Contents"><text:soft-page-break/><text:a xlink:type="simple" xlink:href="https://audio1.spanishdict.com/audio?lang=es&amp;text=des&amp;key=4bebf1f7eda7e0b69c9e4c2d1857d34f" text:style-name="Internet_20_link" text:visited-style-name="Visited_20_Internet_20_Link"> </text:a> </text:p>
          </table:table-cell>
          <table:table-cell table:style-name="Table17.A1" office:value-type="string">
            <text:p text:style-name="Table_20_Contents"><text:span text:style-name="Strong_20_Emphasis">estés </text:span></text:p>
            <text:p text:style-name="Table_20_Contents"><text:soft-page-break/><text:a xlink:type="simple" xlink:href="https://audio1.spanishdict.com/audio?lang=es&amp;text=estés&amp;key=7cca36ed04dc138ba13a8c38b90eea3a" text:style-name="Internet_20_link" text:visited-style-name="Visited_20_Internet_20_Link"> </text:a> </text:p>
          </table:table-cell>
          <table:table-cell table:style-name="Table17.A1" office:value-type="string">
            <text:p text:style-name="Table_20_Contents"><text:span text:style-name="Strong_20_Emphasis">seas </text:span></text:p>
            <text:p text:style-name="Table_20_Contents"><text:soft-page-break/><text:a xlink:type="simple" xlink:href="https://audio1.spanishdict.com/audio?lang=es&amp;text=seas&amp;key=428c155461be6ac24a5a3cf166853cde" text:style-name="Internet_20_link" text:visited-style-name="Visited_20_Internet_20_Link"> </text:a> </text:p>
          </table:table-cell>
        </table:table-row>
        <table:table-row>
          <table:table-cell table:style-name="Table17.A1" office:value-type="string">
            <text:p text:style-name="Table_20_Contents">usted, él, ella</text:p>
          </table:table-cell>
          <table:table-cell table:style-name="Table17.A1" office:value-type="string">
            <text:p text:style-name="Table_20_Contents"><text:span text:style-name="Strong_20_Emphasis">dé </text:span></text:p>
            <text:p text:style-name="Table_20_Contents"><text:a xlink:type="simple" xlink:href="https://audio1.spanishdict.com/audio?lang=es&amp;text=dé&amp;key=fb87a7c30c5657030486eeb6cdb3c322" text:style-name="Internet_20_link" text:visited-style-name="Visited_20_Internet_20_Link"> </text:a> </text:p>
          </table:table-cell>
          <table:table-cell table:style-name="Table17.A1" office:value-type="string">
            <text:p text:style-name="Table_20_Contents"><text:span text:style-name="Strong_20_Emphasis">esté </text:span></text:p>
            <text:p text:style-name="Table_20_Contents"><text:a xlink:type="simple" xlink:href="https://audio1.spanishdict.com/audio?lang=es&amp;text=esté&amp;key=515a3fb31749e73564baafdb531a45c6" text:style-name="Internet_20_link" text:visited-style-name="Visited_20_Internet_20_Link"> </text:a> </text:p>
          </table:table-cell>
          <table:table-cell table:style-name="Table17.A1" office:value-type="string">
            <text:p text:style-name="Table_20_Contents"><text:span text:style-name="Strong_20_Emphasis">sea </text:span></text:p>
            <text:p text:style-name="Table_20_Contents"><text:a xlink:type="simple" xlink:href="https://audio1.spanishdict.com/audio?lang=es&amp;text=sea&amp;key=d578db232f9d6b09977099e8787d6a7b" text:style-name="Internet_20_link" text:visited-style-name="Visited_20_Internet_20_Link"> </text:a> </text:p>
          </table:table-cell>
        </table:table-row>
        <table:table-row>
          <table:table-cell table:style-name="Table17.A1" office:value-type="string">
            <text:p text:style-name="Table_20_Contents">nosotros</text:p>
          </table:table-cell>
          <table:table-cell table:style-name="Table17.A1" office:value-type="string">
            <text:p text:style-name="Table_20_Contents"><text:span text:style-name="Strong_20_Emphasis">demos </text:span></text:p>
            <text:p text:style-name="Table_20_Contents"><text:a xlink:type="simple" xlink:href="https://audio1.spanishdict.com/audio?lang=es&amp;text=demos&amp;key=12671299028d562265de60ca291d7ebe" text:style-name="Internet_20_link" text:visited-style-name="Visited_20_Internet_20_Link"> </text:a> </text:p>
          </table:table-cell>
          <table:table-cell table:style-name="Table17.A1" office:value-type="string">
            <text:p text:style-name="Table_20_Contents"><text:span text:style-name="Strong_20_Emphasis">estemos </text:span></text:p>
            <text:p text:style-name="Table_20_Contents"><text:a xlink:type="simple" xlink:href="https://audio1.spanishdict.com/audio?lang=es&amp;text=estemos&amp;key=2ff0a811220987d077aefd689605b54f" text:style-name="Internet_20_link" text:visited-style-name="Visited_20_Internet_20_Link"> </text:a> </text:p>
          </table:table-cell>
          <table:table-cell table:style-name="Table17.A1" office:value-type="string">
            <text:p text:style-name="Table_20_Contents"><text:span text:style-name="Strong_20_Emphasis">seamos </text:span></text:p>
            <text:p text:style-name="Table_20_Contents"><text:a xlink:type="simple" xlink:href="https://audio1.spanishdict.com/audio?lang=es&amp;text=seamos&amp;key=7b0bd8292c0819365c3ab9ef2d2257cb" text:style-name="Internet_20_link" text:visited-style-name="Visited_20_Internet_20_Link"> </text:a> </text:p>
          </table:table-cell>
        </table:table-row>
        <table:table-row>
          <table:table-cell table:style-name="Table17.A1" office:value-type="string">
            <text:p text:style-name="Table_20_Contents">vosotros</text:p>
          </table:table-cell>
          <table:table-cell table:style-name="Table17.A1" office:value-type="string">
            <text:p text:style-name="Table_20_Contents"><text:span text:style-name="Strong_20_Emphasis">deis </text:span></text:p>
            <text:p text:style-name="Table_20_Contents"><text:a xlink:type="simple" xlink:href="https://audio1.spanishdict.com/audio?lang=es&amp;text=deis&amp;key=d13fe01b4d865b58ad6d8d69c3744444" text:style-name="Internet_20_link" text:visited-style-name="Visited_20_Internet_20_Link"> </text:a> </text:p>
          </table:table-cell>
          <table:table-cell table:style-name="Table17.A1" office:value-type="string">
            <text:p text:style-name="Table_20_Contents"><text:span text:style-name="Strong_20_Emphasis">estéis </text:span></text:p>
            <text:p text:style-name="Table_20_Contents"><text:a xlink:type="simple" xlink:href="https://audio1.spanishdict.com/audio?lang=es&amp;text=estéis&amp;key=ba649d4a2336715161577fc1995de63b" text:style-name="Internet_20_link" text:visited-style-name="Visited_20_Internet_20_Link"> </text:a> </text:p>
          </table:table-cell>
          <table:table-cell table:style-name="Table17.A1" office:value-type="string">
            <text:p text:style-name="Table_20_Contents"><text:span text:style-name="Strong_20_Emphasis">seáis </text:span></text:p>
            <text:p text:style-name="Table_20_Contents"><text:a xlink:type="simple" xlink:href="https://audio1.spanishdict.com/audio?lang=es&amp;text=seáis&amp;key=1bc209497f75459529bf4c1d7939d6bb" text:style-name="Internet_20_link" text:visited-style-name="Visited_20_Internet_20_Link"> </text:a> </text:p>
          </table:table-cell>
        </table:table-row>
        <table:table-row>
          <table:table-cell table:style-name="Table17.A1" office:value-type="string">
            <text:p text:style-name="Table_20_Contents">ustedes, ellos, ellas</text:p>
          </table:table-cell>
          <table:table-cell table:style-name="Table17.A1" office:value-type="string">
            <text:p text:style-name="Table_20_Contents"><text:span text:style-name="Strong_20_Emphasis">den </text:span></text:p>
            <text:p text:style-name="Table_20_Contents"><text:a xlink:type="simple" xlink:href="https://audio1.spanishdict.com/audio?lang=es&amp;text=den&amp;key=1aa2df7251b60c622bc36408106d935a" text:style-name="Internet_20_link" text:visited-style-name="Visited_20_Internet_20_Link"> </text:a> </text:p>
          </table:table-cell>
          <table:table-cell table:style-name="Table17.A1" office:value-type="string">
            <text:p text:style-name="Table_20_Contents"><text:span text:style-name="Strong_20_Emphasis">estén </text:span></text:p>
            <text:p text:style-name="Table_20_Contents"><text:a xlink:type="simple" xlink:href="https://audio1.spanishdict.com/audio?lang=es&amp;text=estén&amp;key=6505823d143219102ca0ddc58332bea8" text:style-name="Internet_20_link" text:visited-style-name="Visited_20_Internet_20_Link"> </text:a> </text:p>
          </table:table-cell>
          <table:table-cell table:style-name="Table17.A1" office:value-type="string">
            <text:p text:style-name="Table_20_Contents"><text:span text:style-name="Strong_20_Emphasis">sean </text:span></text:p>
            <text:p text:style-name="Table_20_Contents"><text:a xlink:type="simple" xlink:href="https://audio1.spanishdict.com/audio?lang=es&amp;text=sean&amp;key=104631c75bc805ef1660ad73191e8903" text:style-name="Internet_20_link" text:visited-style-name="Visited_20_Internet_20_Link"> </text:a> </text:p>
          </table:table-cell>
        </table:table-row>
      </table:table>
      <text:h text:style-name="Heading_20_4" text:outline-level="4"><text:bookmark text:name="presentsubjunctiveconjugationsofspanclasssdmdsdmdtextaccent2haberspanspanclasssdmdsdmdtextaccent2irspanandspanclasssdmdsdmdtextaccent2saberspan"/>Present Subjunctive Conjugations of Haber, Ir, and Sabe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Subject</text:p>
          </table:table-cell>
          <table:table-cell table:style-name="Table18.A1" office:value-type="string">
            <text:p text:style-name="Table_20_Heading"><text:span text:style-name="Strong_20_Emphasis">Haber</text:span></text:p>
          </table:table-cell>
          <table:table-cell table:style-name="Table18.A1" office:value-type="string">
            <text:p text:style-name="Table_20_Heading"><text:span text:style-name="Strong_20_Emphasis">Ir</text:span></text:p>
          </table:table-cell>
          <table:table-cell table:style-name="Table18.A1" office:value-type="string">
            <text:p text:style-name="Table_20_Heading"><text:span text:style-name="Strong_20_Emphasis">Saber</text:span></text:p>
          </table:table-cell>
        </table:table-row>
        <table:table-row>
          <table:table-cell table:style-name="Table18.A1" office:value-type="string">
            <text:p text:style-name="Table_20_Contents">yo</text:p>
          </table:table-cell>
          <table:table-cell table:style-name="Table18.A1" office:value-type="string">
            <text:p text:style-name="Table_20_Contents"><text:span text:style-name="Strong_20_Emphasis">haya </text:span></text:p>
            <text:p text:style-name="Table_20_Contents"><text:a xlink:type="simple" xlink:href="https://audio1.spanishdict.com/audio?lang=es&amp;text=haya&amp;key=38e5be9d5589be628742746bd5e9aabe" text:style-name="Internet_20_link" text:visited-style-name="Visited_20_Internet_20_Link"> </text:a> </text:p>
          </table:table-cell>
          <table:table-cell table:style-name="Table18.A1" office:value-type="string">
            <text:p text:style-name="Table_20_Contents"><text:span text:style-name="Strong_20_Emphasis">vaya </text:span></text:p>
            <text:p text:style-name="Table_20_Contents"><text:a xlink:type="simple" xlink:href="https://audio1.spanishdict.com/audio?lang=es&amp;text=vaya&amp;key=ce51b7473eb1a329f95f5e8941cd8207" text:style-name="Internet_20_link" text:visited-style-name="Visited_20_Internet_20_Link"> </text:a> </text:p>
          </table:table-cell>
          <table:table-cell table:style-name="Table18.A1" office:value-type="string">
            <text:p text:style-name="Table_20_Contents"><text:span text:style-name="Strong_20_Emphasis">sepa </text:span></text:p>
            <text:p text:style-name="Table_20_Contents"><text:a xlink:type="simple" xlink:href="https://audio1.spanishdict.com/audio?lang=es&amp;text=sepa&amp;key=7fda4f350e87e013b813899907772d01" text:style-name="Internet_20_link" text:visited-style-name="Visited_20_Internet_20_Link"> </text:a> </text:p>
          </table:table-cell>
        </table:table-row>
        <table:table-row>
          <table:table-cell table:style-name="Table18.A1" office:value-type="string">
            <text:p text:style-name="Table_20_Contents">tú</text:p>
          </table:table-cell>
          <table:table-cell table:style-name="Table18.A1" office:value-type="string">
            <text:p text:style-name="Table_20_Contents"><text:span text:style-name="Strong_20_Emphasis">hayas </text:span></text:p>
            <text:p text:style-name="Table_20_Contents"><text:a xlink:type="simple" xlink:href="https://audio1.spanishdict.com/audio?lang=es&amp;text=hayas&amp;key=5f5ff9a8ada21c901a8ecf8b95e7d4a5" text:style-name="Internet_20_link" text:visited-style-name="Visited_20_Internet_20_Link"> </text:a> </text:p>
          </table:table-cell>
          <table:table-cell table:style-name="Table18.A1" office:value-type="string">
            <text:p text:style-name="Table_20_Contents"><text:span text:style-name="Strong_20_Emphasis">vayas </text:span></text:p>
            <text:p text:style-name="Table_20_Contents"><text:a xlink:type="simple" xlink:href="https://audio1.spanishdict.com/audio?lang=es&amp;text=vayas&amp;key=09fd90bf7cdb4cf028942327e460edf7" text:style-name="Internet_20_link" text:visited-style-name="Visited_20_Internet_20_Link"> </text:a> </text:p>
          </table:table-cell>
          <table:table-cell table:style-name="Table18.A1" office:value-type="string">
            <text:p text:style-name="Table_20_Contents"><text:span text:style-name="Strong_20_Emphasis">sepas </text:span></text:p>
            <text:p text:style-name="Table_20_Contents"><text:a xlink:type="simple" xlink:href="https://audio1.spanishdict.com/audio?lang=es&amp;text=sepas&amp;key=2f7af5220c4ad16d1f22b043dcd66a78" text:style-name="Internet_20_link" text:visited-style-name="Visited_20_Internet_20_Link"> </text:a> </text:p>
          </table:table-cell>
        </table:table-row>
        <table:table-row>
          <table:table-cell table:style-name="Table18.A1" office:value-type="string">
            <text:p text:style-name="Table_20_Contents">usted, él, ella</text:p>
          </table:table-cell>
          <table:table-cell table:style-name="Table18.A1" office:value-type="string">
            <text:p text:style-name="Table_20_Contents"><text:span text:style-name="Strong_20_Emphasis">haya </text:span></text:p>
            <text:p text:style-name="Table_20_Contents"><text:a xlink:type="simple" xlink:href="https://audio1.spanishdict.com/audio?lang=es&amp;text=haya&amp;key=38e5be9d5589be628742746bd5e9aabe" text:style-name="Internet_20_link" text:visited-style-name="Visited_20_Internet_20_Link"> </text:a> </text:p>
          </table:table-cell>
          <table:table-cell table:style-name="Table18.A1" office:value-type="string">
            <text:p text:style-name="Table_20_Contents"><text:span text:style-name="Strong_20_Emphasis">vaya </text:span></text:p>
            <text:p text:style-name="Table_20_Contents"><text:a xlink:type="simple" xlink:href="https://audio1.spanishdict.com/audio?lang=es&amp;text=vaya&amp;key=ce51b7473eb1a329f95f5e8941cd8207" text:style-name="Internet_20_link" text:visited-style-name="Visited_20_Internet_20_Link"> </text:a> </text:p>
          </table:table-cell>
          <table:table-cell table:style-name="Table18.A1" office:value-type="string">
            <text:p text:style-name="Table_20_Contents"><text:span text:style-name="Strong_20_Emphasis">sepa </text:span></text:p>
            <text:p text:style-name="Table_20_Contents"><text:a xlink:type="simple" xlink:href="https://audio1.spanishdict.com/audio?lang=es&amp;text=sepa&amp;key=7fda4f350e87e013b813899907772d01" text:style-name="Internet_20_link" text:visited-style-name="Visited_20_Internet_20_Link"> </text:a> </text:p>
          </table:table-cell>
        </table:table-row>
        <table:table-row>
          <table:table-cell table:style-name="Table18.A1" office:value-type="string">
            <text:p text:style-name="Table_20_Contents">nosotros</text:p>
          </table:table-cell>
          <table:table-cell table:style-name="Table18.A1" office:value-type="string">
            <text:p text:style-name="Table_20_Contents"><text:span text:style-name="Strong_20_Emphasis">hayamos </text:span></text:p>
            <text:p text:style-name="Table_20_Contents"><text:a xlink:type="simple" xlink:href="https://audio1.spanishdict.com/audio?lang=es&amp;text=hayamos&amp;key=a9db7f37f6b4aba1b6b03d563cbaa2e1" text:style-name="Internet_20_link" text:visited-style-name="Visited_20_Internet_20_Link"> </text:a> </text:p>
          </table:table-cell>
          <table:table-cell table:style-name="Table18.A1" office:value-type="string">
            <text:p text:style-name="Table_20_Contents"><text:span text:style-name="Strong_20_Emphasis">vayamos </text:span></text:p>
            <text:p text:style-name="Table_20_Contents"><text:a xlink:type="simple" xlink:href="https://audio1.spanishdict.com/audio?lang=es&amp;text=vayamos&amp;key=02982272e2f74d2653b4138e5c513f5b" text:style-name="Internet_20_link" text:visited-style-name="Visited_20_Internet_20_Link"> </text:a> </text:p>
          </table:table-cell>
          <table:table-cell table:style-name="Table18.A1" office:value-type="string">
            <text:p text:style-name="Table_20_Contents"><text:span text:style-name="Strong_20_Emphasis">sepamos </text:span></text:p>
            <text:p text:style-name="Table_20_Contents"><text:a xlink:type="simple" xlink:href="https://audio1.spanishdict.com/audio?lang=es&amp;text=sepamos&amp;key=e99448078705c28e663ee289829104d2" text:style-name="Internet_20_link" text:visited-style-name="Visited_20_Internet_20_Link"> </text:a> </text:p>
          </table:table-cell>
        </table:table-row>
        <table:table-row>
          <table:table-cell table:style-name="Table18.A1" office:value-type="string">
            <text:p text:style-name="Table_20_Contents">vosotros</text:p>
          </table:table-cell>
          <table:table-cell table:style-name="Table18.A1" office:value-type="string">
            <text:p text:style-name="Table_20_Contents"><text:span text:style-name="Strong_20_Emphasis">hayáis </text:span></text:p>
            <text:p text:style-name="Table_20_Contents"><text:a xlink:type="simple" xlink:href="https://audio1.spanishdict.com/audio?lang=es&amp;text=hayáis&amp;key=df69c1e9073c8d87541fc0ac277416f5" text:style-name="Internet_20_link" text:visited-style-name="Visited_20_Internet_20_Link"> </text:a> </text:p>
          </table:table-cell>
          <table:table-cell table:style-name="Table18.A1" office:value-type="string">
            <text:p text:style-name="Table_20_Contents"><text:span text:style-name="Strong_20_Emphasis">vayáis </text:span></text:p>
            <text:p text:style-name="Table_20_Contents"><text:a xlink:type="simple" xlink:href="https://audio1.spanishdict.com/audio?lang=es&amp;text=vayáis&amp;key=78798741342b6e6a724d75c03d3a01e4" text:style-name="Internet_20_link" text:visited-style-name="Visited_20_Internet_20_Link"> </text:a> </text:p>
          </table:table-cell>
          <table:table-cell table:style-name="Table18.A1" office:value-type="string">
            <text:p text:style-name="Table_20_Contents"><text:span text:style-name="Strong_20_Emphasis">sepáis </text:span></text:p>
            <text:p text:style-name="Table_20_Contents"><text:a xlink:type="simple" xlink:href="https://audio1.spanishdict.com/audio?lang=es&amp;text=sepáis&amp;key=0d2395c0347077aa402437e79dddcad6" text:style-name="Internet_20_link" text:visited-style-name="Visited_20_Internet_20_Link"> </text:a> </text:p>
          </table:table-cell>
        </table:table-row>
        <table:table-row>
          <table:table-cell table:style-name="Table18.A1" office:value-type="string">
            <text:p text:style-name="Table_20_Contents">ustedes, ellos, ellas</text:p>
          </table:table-cell>
          <table:table-cell table:style-name="Table18.A1" office:value-type="string">
            <text:p text:style-name="Table_20_Contents"><text:span text:style-name="Strong_20_Emphasis">hayan </text:span></text:p>
            <text:p text:style-name="Table_20_Contents"><text:a xlink:type="simple" xlink:href="https://audio1.spanishdict.com/audio?lang=es&amp;text=hayan&amp;key=32fe0ad9b3e8fbe5d04358a03cf7393f" text:style-name="Internet_20_link" text:visited-style-name="Visited_20_Internet_20_Link"> </text:a> </text:p>
          </table:table-cell>
          <table:table-cell table:style-name="Table18.A1" office:value-type="string">
            <text:p text:style-name="Table_20_Contents"><text:span text:style-name="Strong_20_Emphasis">vayan </text:span></text:p>
            <text:p text:style-name="Table_20_Contents"><text:a xlink:type="simple" xlink:href="https://audio1.spanishdict.com/audio?lang=es&amp;text=vayan&amp;key=cbfbd1b619a2732a42dc4e70b412c8f2" text:style-name="Internet_20_link" text:visited-style-name="Visited_20_Internet_20_Link"> </text:a> </text:p>
          </table:table-cell>
          <table:table-cell table:style-name="Table18.A1" office:value-type="string">
            <text:p text:style-name="Table_20_Contents"><text:span text:style-name="Strong_20_Emphasis">sepan </text:span></text:p>
            <text:p text:style-name="Table_20_Contents"><text:a xlink:type="simple" xlink:href="https://audio1.spanishdict.com/audio?lang=es&amp;text=sepan&amp;key=5cab3588a47bca2357456abbf35857f9" text:style-name="Internet_20_link" text:visited-style-name="Visited_20_Internet_20_Link"> </text:a> </text:p>
          </table:table-cell>
        </table:table-row>
      </table:table>
      <text:h text:style-name="Heading_20_3" text:outline-level="3"><text:bookmark text:name="tildesmeanalot"/>Tildes Mean A Lot!</text:h>
      <text:p text:style-name="Text_20_body">The tilde on <text:span text:style-name="Strong_20_Emphasis">dé</text:span> is used to distinguish it from the preposition <text:span text:style-name="Strong_20_Emphasis">de</text:span>.</text:p>
      <text:h text:style-name="Heading_20_2" text:outline-level="2"><text:bookmark text:name="stemchangesinthepresentsubjunctive"/>Stem Changes in the Present Subjunctive</text:h>
      <text:h text:style-name="Heading_20_3" text:outline-level="3"><text:bookmark text:name="1spanclasssdmdsdmdtextaccent2espanspanclasssdmdsdmdtextaccent2iespanandspanclasssdmdsdmdtextaccent2ospanspanclasssdmdsdmdtextaccent2uespanstemchangeswithspanclasssdmdsdmdtextaccent2arspanandspanclasssdmdsdmdtextaccent2erspanverbs"/>1. <text:span text:style-name="Strong_20_Emphasis">e</text:span>&gt; <text:span text:style-name="Strong_20_Emphasis">ie</text:span> and <text:span text:style-name="Strong_20_Emphasis">o</text:span>&gt; <text:span text:style-name="Strong_20_Emphasis">ue</text:span> Stem Changes with -ar and -er Verbs</text:h>
      <text:p text:style-name="Text_20_body">For verbs in this group, the <text:span text:style-name="Strong_20_Emphasis">e</text:span> in the last syllable of the stem (the <text:span text:style-name="Strong_20_Emphasis">yo</text:span> form of the present indicative) changes to <text:span text:style-name="Strong_20_Emphasis">ie</text:span>, or the <text:span text:style-name="Strong_20_Emphasis">o</text:span> in the last syllable of the stem (the <text:span text:style-name="Strong_20_Emphasis">yo</text:span> form of the present indicative) changes to <text:span text:style-name="Strong_20_Emphasis">ue</text:span>. All subjunctive forms follow the stem change except for <text:span text:style-name="Strong_20_Emphasis">nosotros</text:span> and <text:span text:style-name="Strong_20_Emphasis">vosotros</text:span>, which use the infinitive stem.</text:p>
      <text:h text:style-name="Heading_20_3" text:outline-level="3"><text:bookmark text:name="presentsubjunctiveconjugationtableforspanclasssdmdsdmdtextaccent2quererspan"/>Present Subjunctive Conjugation Table for Querer</text:h>
      <table:table table:name="Table19" table:style-name="Table19">
        <table:table-column table:style-name="Table19.A"/>
        <table:table-column table:style-name="Table19.B"/>
        <table:table-row>
          <table:table-cell table:style-name="Table19.A1" office:value-type="string">
            <text:p text:style-name="Table_20_Contents"><text:span text:style-name="Strong_20_Emphasis">quiera </text:span></text:p>
            <text:p text:style-name="Table_20_Contents"><text:a xlink:type="simple" xlink:href="https://audio1.spanishdict.com/audio?lang=es&amp;text=quiera&amp;key=6a41affe843c73f469e4e6ca6c621125" text:style-name="Internet_20_link" text:visited-style-name="Visited_20_Internet_20_Link"> </text:a> </text:p>
          </table:table-cell>
          <table:table-cell table:style-name="Table19.A1" office:value-type="string">
            <text:p text:style-name="Table_20_Contents"><text:span text:style-name="Strong_20_Emphasis">queramos </text:span></text:p>
            <text:p text:style-name="Table_20_Contents"><text:a xlink:type="simple" xlink:href="https://audio1.spanishdict.com/audio?lang=es&amp;text=queramos&amp;key=a66b4c52ce0051c04917cb61a9b9b327" text:style-name="Internet_20_link" text:visited-style-name="Visited_20_Internet_20_Link"> </text:a> </text:p>
          </table:table-cell>
        </table:table-row>
        <table:table-row>
          <table:table-cell table:style-name="Table19.A1" office:value-type="string">
            <text:p text:style-name="Table_20_Contents"><text:span text:style-name="Strong_20_Emphasis">quieras </text:span></text:p>
            <text:p text:style-name="Table_20_Contents"><text:a xlink:type="simple" xlink:href="https://audio1.spanishdict.com/audio?lang=es&amp;text=quieras&amp;key=fb07a5172633a8ca0911dba7d94c25f9" text:style-name="Internet_20_link" text:visited-style-name="Visited_20_Internet_20_Link"> </text:a> </text:p>
          </table:table-cell>
          <table:table-cell table:style-name="Table19.A1" office:value-type="string">
            <text:p text:style-name="Table_20_Contents"><text:span text:style-name="Strong_20_Emphasis">queráis </text:span></text:p>
            <text:p text:style-name="Table_20_Contents"><text:a xlink:type="simple" xlink:href="https://audio1.spanishdict.com/audio?lang=es&amp;text=queráis&amp;key=4f4cd064666feaaccb926d763de8b3f0" text:style-name="Internet_20_link" text:visited-style-name="Visited_20_Internet_20_Link"> </text:a> </text:p>
          </table:table-cell>
        </table:table-row>
        <table:table-row>
          <table:table-cell table:style-name="Table19.A1" office:value-type="string">
            <text:p text:style-name="Table_20_Contents"><text:span text:style-name="Strong_20_Emphasis">quiera </text:span></text:p>
            <text:p text:style-name="Table_20_Contents"><text:a xlink:type="simple" xlink:href="https://audio1.spanishdict.com/audio?lang=es&amp;text=quiera&amp;key=6a41affe843c73f469e4e6ca6c621125" text:style-name="Internet_20_link" text:visited-style-name="Visited_20_Internet_20_Link"> </text:a> </text:p>
          </table:table-cell>
          <table:table-cell table:style-name="Table19.A1" office:value-type="string">
            <text:p text:style-name="Table_20_Contents"><text:span text:style-name="Strong_20_Emphasis">quieran </text:span></text:p>
            <text:p text:style-name="Table_20_Contents"><text:a xlink:type="simple" xlink:href="https://audio1.spanishdict.com/audio?lang=es&amp;text=quieran&amp;key=e9064268e00863208cd8dc701e7d4ae7" text:style-name="Internet_20_link" text:visited-style-name="Visited_20_Internet_20_Link"> </text:a> </text:p>
          </table:table-cell>
        </table:table-row>
      </table:table>
      <text:h text:style-name="Heading_20_3" text:outline-level="3"><text:bookmark text:name="2spanclasssdmdsdmdtextaccent2espanspanclasssdmdsdmdtextaccent2iespanandspanclasssdmdsdmdtextaccent2ospanspanclasssdmdsdmdtextaccent2uespanstemchangeswithspanclasssdmdsdmdtextaccent2irspanverbs"/><text:soft-page-break/>2. <text:span text:style-name="Strong_20_Emphasis">e</text:span>&gt; <text:span text:style-name="Strong_20_Emphasis">ie</text:span> and <text:span text:style-name="Strong_20_Emphasis">o</text:span>&gt; <text:span text:style-name="Strong_20_Emphasis">ue</text:span> Stem Changes with -ir Verbs</text:h>
      <text:p text:style-name="Text_20_body">All <text:span text:style-name="Strong_20_Emphasis">e</text:span>&gt; <text:span text:style-name="Strong_20_Emphasis">ie</text:span> and <text:span text:style-name="Strong_20_Emphasis">o</text:span>&gt; <text:span text:style-name="Strong_20_Emphasis">ue</text:span> stem-changing <text:span text:style-name="Strong_20_Emphasis">-ir</text:span> verbs follow the same changes as in the present indicative, except the <text:span text:style-name="Strong_20_Emphasis">nosotros</text:span> and <text:span text:style-name="Strong_20_Emphasis">vosotros</text:span>, forms, in which the <text:span text:style-name="Strong_20_Emphasis">e</text:span> changes to <text:span text:style-name="Strong_20_Emphasis">i</text:span> and the <text:span text:style-name="Strong_20_Emphasis">o</text:span> changes to <text:span text:style-name="Strong_20_Emphasis">u</text:span>.</text:p>
      <text:h text:style-name="Heading_20_3" text:outline-level="3"><text:bookmark text:name="presentsubjunctiveconjugationtableforspanclasssdmdsdmdtextaccent2sentirspan"/>Present Subjunctive Conjugation Table for Sentir</text:h>
      <table:table table:name="Table20" table:style-name="Table20">
        <table:table-column table:style-name="Table20.A"/>
        <table:table-column table:style-name="Table20.B"/>
        <table:table-row>
          <table:table-cell table:style-name="Table20.A1" office:value-type="string">
            <text:p text:style-name="Table_20_Contents"><text:span text:style-name="Strong_20_Emphasis">sienta </text:span></text:p>
            <text:p text:style-name="Table_20_Contents"><text:a xlink:type="simple" xlink:href="https://audio1.spanishdict.com/audio?lang=es&amp;text=sienta&amp;key=a3929943b4d89f6591b2da1461f1470d" text:style-name="Internet_20_link" text:visited-style-name="Visited_20_Internet_20_Link"> </text:a> </text:p>
          </table:table-cell>
          <table:table-cell table:style-name="Table20.A1" office:value-type="string">
            <text:p text:style-name="Table_20_Contents"><text:span text:style-name="Strong_20_Emphasis">sintamos </text:span></text:p>
            <text:p text:style-name="Table_20_Contents"><text:a xlink:type="simple" xlink:href="https://audio1.spanishdict.com/audio?lang=es&amp;text=sintamos&amp;key=28a23a71a0e61fae84d6b1dec0361f62" text:style-name="Internet_20_link" text:visited-style-name="Visited_20_Internet_20_Link"> </text:a> </text:p>
          </table:table-cell>
        </table:table-row>
        <table:table-row>
          <table:table-cell table:style-name="Table20.A1" office:value-type="string">
            <text:p text:style-name="Table_20_Contents"><text:span text:style-name="Strong_20_Emphasis">sientas </text:span></text:p>
            <text:p text:style-name="Table_20_Contents"><text:a xlink:type="simple" xlink:href="https://audio1.spanishdict.com/audio?lang=es&amp;text=sientas&amp;key=45ef0215a3ab43784d89cbcbf52848b6" text:style-name="Internet_20_link" text:visited-style-name="Visited_20_Internet_20_Link"> </text:a> </text:p>
          </table:table-cell>
          <table:table-cell table:style-name="Table20.A1" office:value-type="string">
            <text:p text:style-name="Table_20_Contents"><text:span text:style-name="Strong_20_Emphasis">sintáis </text:span></text:p>
            <text:p text:style-name="Table_20_Contents"><text:a xlink:type="simple" xlink:href="https://audio1.spanishdict.com/audio?lang=es&amp;text=sintáis&amp;key=f16dc3eaa9686955d13c4150e41b0484" text:style-name="Internet_20_link" text:visited-style-name="Visited_20_Internet_20_Link"> </text:a> </text:p>
          </table:table-cell>
        </table:table-row>
        <table:table-row>
          <table:table-cell table:style-name="Table20.A1" office:value-type="string">
            <text:p text:style-name="Table_20_Contents"><text:span text:style-name="Strong_20_Emphasis">sienta </text:span></text:p>
            <text:p text:style-name="Table_20_Contents"><text:a xlink:type="simple" xlink:href="https://audio1.spanishdict.com/audio?lang=es&amp;text=sienta&amp;key=a3929943b4d89f6591b2da1461f1470d" text:style-name="Internet_20_link" text:visited-style-name="Visited_20_Internet_20_Link"> </text:a> </text:p>
          </table:table-cell>
          <table:table-cell table:style-name="Table20.A1" office:value-type="string">
            <text:p text:style-name="Table_20_Contents"><text:span text:style-name="Strong_20_Emphasis">sientan </text:span></text:p>
            <text:p text:style-name="Table_20_Contents"><text:a xlink:type="simple" xlink:href="https://audio1.spanishdict.com/audio?lang=es&amp;text=sientan&amp;key=0dbc2008eea03bec446ad694173fba40" text:style-name="Internet_20_link" text:visited-style-name="Visited_20_Internet_20_Link"> </text:a> </text:p>
          </table:table-cell>
        </table:table-row>
      </table:table>
      <text:h text:style-name="Heading_20_3" text:outline-level="3"><text:bookmark text:name="presentsubjunctiveconjugationtableforspanclasssdmdsdmdtextaccent2dormirspan"/>Present Subjunctive Conjugation Table for Dormir</text:h>
      <table:table table:name="Table21" table:style-name="Table21">
        <table:table-column table:style-name="Table21.A"/>
        <table:table-column table:style-name="Table21.B"/>
        <table:table-row>
          <table:table-cell table:style-name="Table21.A1" office:value-type="string">
            <text:p text:style-name="Table_20_Contents"><text:span text:style-name="Strong_20_Emphasis">duerma </text:span></text:p>
            <text:p text:style-name="Table_20_Contents"><text:a xlink:type="simple" xlink:href="https://audio1.spanishdict.com/audio?lang=es&amp;text=duerma&amp;key=27f63e59d828a3dd35e5e81843498409" text:style-name="Internet_20_link" text:visited-style-name="Visited_20_Internet_20_Link"> </text:a> </text:p>
          </table:table-cell>
          <table:table-cell table:style-name="Table21.A1" office:value-type="string">
            <text:p text:style-name="Table_20_Contents"><text:span text:style-name="Strong_20_Emphasis">durmamos </text:span></text:p>
            <text:p text:style-name="Table_20_Contents"><text:a xlink:type="simple" xlink:href="https://audio1.spanishdict.com/audio?lang=es&amp;text=durmamos&amp;key=895f7d419cb5685a9a033d634d368157" text:style-name="Internet_20_link" text:visited-style-name="Visited_20_Internet_20_Link"> </text:a> </text:p>
          </table:table-cell>
        </table:table-row>
        <table:table-row>
          <table:table-cell table:style-name="Table21.A1" office:value-type="string">
            <text:p text:style-name="Table_20_Contents"><text:span text:style-name="Strong_20_Emphasis">duermas </text:span></text:p>
            <text:p text:style-name="Table_20_Contents"><text:a xlink:type="simple" xlink:href="https://audio1.spanishdict.com/audio?lang=es&amp;text=duermas&amp;key=288594a31199e147d424aa7020190e1c" text:style-name="Internet_20_link" text:visited-style-name="Visited_20_Internet_20_Link"> </text:a> </text:p>
          </table:table-cell>
          <table:table-cell table:style-name="Table21.A1" office:value-type="string">
            <text:p text:style-name="Table_20_Contents"><text:span text:style-name="Strong_20_Emphasis">durmáis </text:span></text:p>
            <text:p text:style-name="Table_20_Contents"><text:a xlink:type="simple" xlink:href="https://audio1.spanishdict.com/audio?lang=es&amp;text=durmáis&amp;key=21114512e0bec1edad1bfb5629a05615" text:style-name="Internet_20_link" text:visited-style-name="Visited_20_Internet_20_Link"> </text:a> </text:p>
          </table:table-cell>
        </table:table-row>
        <table:table-row>
          <table:table-cell table:style-name="Table21.A1" office:value-type="string">
            <text:p text:style-name="Table_20_Contents"><text:span text:style-name="Strong_20_Emphasis">duerma </text:span></text:p>
            <text:p text:style-name="Table_20_Contents"><text:a xlink:type="simple" xlink:href="https://audio1.spanishdict.com/audio?lang=es&amp;text=duerma&amp;key=27f63e59d828a3dd35e5e81843498409" text:style-name="Internet_20_link" text:visited-style-name="Visited_20_Internet_20_Link"> </text:a> </text:p>
          </table:table-cell>
          <table:table-cell table:style-name="Table21.A1" office:value-type="string">
            <text:p text:style-name="Table_20_Contents"><text:span text:style-name="Strong_20_Emphasis">duerman </text:span></text:p>
            <text:p text:style-name="Table_20_Contents"><text:a xlink:type="simple" xlink:href="https://audio1.spanishdict.com/audio?lang=es&amp;text=duerman&amp;key=cf5e7ad10ddd66f54f0dfca3ae4d5842" text:style-name="Internet_20_link" text:visited-style-name="Visited_20_Internet_20_Link"> </text:a> </text:p>
          </table:table-cell>
        </table:table-row>
      </table:table>
      <text:h text:style-name="Heading_20_3" text:outline-level="3"><text:bookmark text:name="3spanclasssdmdsdmdtextaccent2espanspanclasssdmdsdmdtextaccent2ispanstemchangeswithspanclasssdmdsdmdtextaccent2irspanverbs"/>3. <text:span text:style-name="Strong_20_Emphasis">e</text:span>&gt; <text:span text:style-name="Strong_20_Emphasis">i</text:span> Stem Changes with -ir Verbs</text:h>
      <text:p text:style-name="Text_20_body">All <text:span text:style-name="Strong_20_Emphasis">e</text:span>&gt; <text:span text:style-name="Strong_20_Emphasis">i</text:span> stem-changing <text:span text:style-name="Strong_20_Emphasis">-ir</text:span> verbs in the present indicative maintain the stem change in all forms of the present subjunctive.</text:p>
      <text:h text:style-name="Heading_20_3" text:outline-level="3"><text:bookmark text:name="presentsubjunctiveconjugationtableforspanclasssdmdsdmdtextaccent2pedirspan"/>Present Subjunctive Conjugation Table for Pedir</text:h>
      <table:table table:name="Table22" table:style-name="Table22">
        <table:table-column table:style-name="Table22.A"/>
        <table:table-column table:style-name="Table22.B"/>
        <table:table-row>
          <table:table-cell table:style-name="Table22.A1" office:value-type="string">
            <text:p text:style-name="Table_20_Contents"><text:span text:style-name="Strong_20_Emphasis">pida </text:span></text:p>
            <text:p text:style-name="Table_20_Contents"><text:a xlink:type="simple" xlink:href="https://audio1.spanishdict.com/audio?lang=es&amp;text=pida&amp;key=b31566973cc3fcc2a33a12b5827edba3" text:style-name="Internet_20_link" text:visited-style-name="Visited_20_Internet_20_Link"> </text:a> </text:p>
          </table:table-cell>
          <table:table-cell table:style-name="Table22.A1" office:value-type="string">
            <text:p text:style-name="Table_20_Contents"><text:span text:style-name="Strong_20_Emphasis">pidamos </text:span></text:p>
            <text:p text:style-name="Table_20_Contents"><text:a xlink:type="simple" xlink:href="https://audio1.spanishdict.com/audio?lang=es&amp;text=pidamos&amp;key=ee83c0b6ef52014d84d3b9a250a5c12f" text:style-name="Internet_20_link" text:visited-style-name="Visited_20_Internet_20_Link"> </text:a> </text:p>
          </table:table-cell>
        </table:table-row>
        <table:table-row>
          <table:table-cell table:style-name="Table22.A1" office:value-type="string">
            <text:p text:style-name="Table_20_Contents"><text:span text:style-name="Strong_20_Emphasis">pidas </text:span></text:p>
            <text:p text:style-name="Table_20_Contents"><text:a xlink:type="simple" xlink:href="https://audio1.spanishdict.com/audio?lang=es&amp;text=pidas&amp;key=1007237aad07894198ac860a68f5403c" text:style-name="Internet_20_link" text:visited-style-name="Visited_20_Internet_20_Link"> </text:a> </text:p>
          </table:table-cell>
          <table:table-cell table:style-name="Table22.A1" office:value-type="string">
            <text:p text:style-name="Table_20_Contents"><text:span text:style-name="Strong_20_Emphasis">pidáis </text:span></text:p>
            <text:p text:style-name="Table_20_Contents"><text:a xlink:type="simple" xlink:href="https://audio1.spanishdict.com/audio?lang=es&amp;text=pidáis&amp;key=2a7b3f65d912119725329379275ade3b" text:style-name="Internet_20_link" text:visited-style-name="Visited_20_Internet_20_Link"> </text:a> </text:p>
          </table:table-cell>
        </table:table-row>
        <table:table-row>
          <table:table-cell table:style-name="Table22.A1" office:value-type="string">
            <text:p text:style-name="Table_20_Contents"><text:span text:style-name="Strong_20_Emphasis">pida </text:span></text:p>
            <text:p text:style-name="Table_20_Contents"><text:a xlink:type="simple" xlink:href="https://audio1.spanishdict.com/audio?lang=es&amp;text=pida&amp;key=b31566973cc3fcc2a33a12b5827edba3" text:style-name="Internet_20_link" text:visited-style-name="Visited_20_Internet_20_Link"> </text:a> </text:p>
          </table:table-cell>
          <table:table-cell table:style-name="Table22.A1" office:value-type="string">
            <text:p text:style-name="Table_20_Contents"><text:span text:style-name="Strong_20_Emphasis">pidan </text:span></text:p>
            <text:p text:style-name="Table_20_Contents"><text:a xlink:type="simple" xlink:href="https://audio1.spanishdict.com/audio?lang=es&amp;text=pidan&amp;key=c2e35744fdcc64052f08ddc17470e13d" text:style-name="Internet_20_link" text:visited-style-name="Visited_20_Internet_20_Link"> </text:a> </text:p>
          </table:table-cell>
        </table:table-row>
      </table:table>
      <text:h text:style-name="Heading_20_2" text:outline-level="2"><text:bookmark text:name="spellingchanges"/>Spelling Changes</text:h>
      <text:p text:style-name="Text_20_body">Some verbs in the present subjunctive undergo spelling changes. This often occurs for reasons of pronunciation, and these changes often match those of verbs with <text:a xlink:type="simple" xlink:href="http://www.spanishdict.com/guide/spelling-changes-in-the-preterite" text:style-name="Internet_20_link" text:visited-style-name="Visited_20_Internet_20_Link">spelling changes in the preterite</text:a>. Let's take a look at some of these verbs.</text:p>
      <text:h text:style-name="Heading_20_3" text:outline-level="3"><text:bookmark text:name="1spanclasssdmdsdmdtextaccent2gerspanandspanclasssdmdsdmdtextaccent2girspanverbs"/>1. -ger and -gir Verbs</text:h>
      <text:list xml:id="list5188585224122473097" text:style-name="L10">
        <text:list-item>
          <text:p text:style-name="P10">Verbs ending in <text:span text:style-name="Strong_20_Emphasis">-ger</text:span> and <text:span text:style-name="Strong_20_Emphasis">-gir</text:span> have a <text:span text:style-name="Strong_20_Emphasis">j</text:span> instead of a <text:span text:style-name="Strong_20_Emphasis">g</text:span> in the subjunctive. The base form for these verbs is the first person form of the present tense, which undergoes a <text:a xlink:type="simple" xlink:href="http://www.spanishdict.com/guide/spelling-changes-in-the-present-tense" text:style-name="Internet_20_link" text:visited-style-name="Visited_20_Internet_20_Link">spelling change</text:a>. </text:p>
        </text:list-item>
      </text:list>
      <text:h text:style-name="Heading_20_3" text:outline-level="3"><text:bookmark text:name="presentsubjunctiveconjugationtableforspanclasssdmdsdmdtextaccent2escogerspan"/>Present Subjunctive Conjugation Table for Escoger</text:h>
      <table:table table:name="Table23" table:style-name="Table23">
        <table:table-column table:style-name="Table23.A"/>
        <table:table-column table:style-name="Table23.B"/>
        <table:table-row>
          <table:table-cell table:style-name="Table23.A1" office:value-type="string">
            <text:p text:style-name="Table_20_Contents"><text:span text:style-name="Strong_20_Emphasis">escoja </text:span></text:p>
            <text:p text:style-name="Table_20_Contents"><text:a xlink:type="simple" xlink:href="https://audio1.spanishdict.com/audio?lang=es&amp;text=escoja&amp;key=8d875980cdbcae354a3d271d59192785" text:style-name="Internet_20_link" text:visited-style-name="Visited_20_Internet_20_Link"> </text:a> </text:p>
          </table:table-cell>
          <table:table-cell table:style-name="Table23.A1" office:value-type="string">
            <text:p text:style-name="Table_20_Contents"><text:span text:style-name="Strong_20_Emphasis">escojamos </text:span></text:p>
            <text:p text:style-name="Table_20_Contents"><text:a xlink:type="simple" xlink:href="https://audio1.spanishdict.com/audio?lang=es&amp;text=escojamos&amp;key=8fe0d974ce01306dd4e8774ac4d520e9" text:style-name="Internet_20_link" text:visited-style-name="Visited_20_Internet_20_Link"> </text:a> </text:p>
          </table:table-cell>
        </table:table-row>
        <text:soft-page-break/>
        <table:table-row>
          <table:table-cell table:style-name="Table23.A1" office:value-type="string">
            <text:p text:style-name="Table_20_Contents"><text:span text:style-name="Strong_20_Emphasis">escojas </text:span></text:p>
            <text:p text:style-name="Table_20_Contents"><text:a xlink:type="simple" xlink:href="https://audio1.spanishdict.com/audio?lang=es&amp;text=escojas&amp;key=5d2717dd698156f74cf60e2e89c36ffa" text:style-name="Internet_20_link" text:visited-style-name="Visited_20_Internet_20_Link"> </text:a> </text:p>
          </table:table-cell>
          <table:table-cell table:style-name="Table23.A1" office:value-type="string">
            <text:p text:style-name="Table_20_Contents"><text:span text:style-name="Strong_20_Emphasis">escojáis </text:span></text:p>
            <text:p text:style-name="Table_20_Contents"><text:a xlink:type="simple" xlink:href="https://audio1.spanishdict.com/audio?lang=es&amp;text=escojáis&amp;key=02cad530eb3bfd661fea011c8431877c" text:style-name="Internet_20_link" text:visited-style-name="Visited_20_Internet_20_Link"> </text:a> </text:p>
          </table:table-cell>
        </table:table-row>
        <table:table-row>
          <table:table-cell table:style-name="Table23.A1" office:value-type="string">
            <text:p text:style-name="Table_20_Contents"><text:span text:style-name="Strong_20_Emphasis">escoja </text:span></text:p>
            <text:p text:style-name="Table_20_Contents"><text:a xlink:type="simple" xlink:href="https://audio1.spanishdict.com/audio?lang=es&amp;text=escoja&amp;key=8d875980cdbcae354a3d271d59192785" text:style-name="Internet_20_link" text:visited-style-name="Visited_20_Internet_20_Link"> </text:a> </text:p>
          </table:table-cell>
          <table:table-cell table:style-name="Table23.A1" office:value-type="string">
            <text:p text:style-name="Table_20_Contents"><text:span text:style-name="Strong_20_Emphasis">escojan </text:span></text:p>
            <text:p text:style-name="Table_20_Contents"><text:a xlink:type="simple" xlink:href="https://audio1.spanishdict.com/audio?lang=es&amp;text=escojan&amp;key=b81586471d944969f4034986606308c0" text:style-name="Internet_20_link" text:visited-style-name="Visited_20_Internet_20_Link"> </text:a> </text:p>
          </table:table-cell>
        </table:table-row>
      </table:table>
      <text:h text:style-name="Heading_20_3" text:outline-level="3"><text:bookmark text:name="2spanclasssdmdsdmdtextaccent2carspanspanclasssdmdsdmdtextaccent2garspanandspanclasssdmdsdmdtextaccent2zarspanverbs"/>2. -car, -gar, and -zar Verbs</text:h>
      <text:list xml:id="list7446028305592685022" text:style-name="L11">
        <text:list-item>
          <text:p text:style-name="P11">Verbs ending in <text:span text:style-name="Strong_20_Emphasis">-car</text:span>, <text:span text:style-name="Strong_20_Emphasis">-gar</text:span>, and <text:span text:style-name="Strong_20_Emphasis">-zar</text:span> undergo a change in the final consonant before <text:span text:style-name="Strong_20_Emphasis">-ar</text:span>. These consonants change to <text:span text:style-name="Strong_20_Emphasis">qu</text:span>, <text:span text:style-name="Strong_20_Emphasis">gu</text:span>, and <text:span text:style-name="Strong_20_Emphasis">c</text:span>, respectively. Some of these verbs, such as <text:span text:style-name="Strong_20_Emphasis">empezar</text:span>, also under go stem changes. </text:p>
        </text:list-item>
      </text:list>
      <text:h text:style-name="Heading_20_3" text:outline-level="3"><text:bookmark text:name="presentsubjunctiveconjugationtableforspanclasssdmdsdmdtextaccent2sacarspan"/>Present Subjunctive Conjugation Table for Sacar</text:h>
      <table:table table:name="Table24" table:style-name="Table24">
        <table:table-column table:style-name="Table24.A"/>
        <table:table-column table:style-name="Table24.B"/>
        <table:table-row>
          <table:table-cell table:style-name="Table24.A1" office:value-type="string">
            <text:p text:style-name="Table_20_Contents"><text:span text:style-name="Strong_20_Emphasis">saque </text:span></text:p>
            <text:p text:style-name="Table_20_Contents"><text:a xlink:type="simple" xlink:href="https://audio1.spanishdict.com/audio?lang=es&amp;text=saque&amp;key=c1813af37f9b649a197e3d81b05a391f" text:style-name="Internet_20_link" text:visited-style-name="Visited_20_Internet_20_Link"> </text:a> </text:p>
          </table:table-cell>
          <table:table-cell table:style-name="Table24.A1" office:value-type="string">
            <text:p text:style-name="Table_20_Contents"><text:span text:style-name="Strong_20_Emphasis">saquemos </text:span></text:p>
            <text:p text:style-name="Table_20_Contents"><text:a xlink:type="simple" xlink:href="https://audio1.spanishdict.com/audio?lang=es&amp;text=saquemos&amp;key=236d6570c35a1b812d876cd88a3ab4e6" text:style-name="Internet_20_link" text:visited-style-name="Visited_20_Internet_20_Link"> </text:a> </text:p>
          </table:table-cell>
        </table:table-row>
        <table:table-row>
          <table:table-cell table:style-name="Table24.A1" office:value-type="string">
            <text:p text:style-name="Table_20_Contents"><text:span text:style-name="Strong_20_Emphasis">saques </text:span></text:p>
            <text:p text:style-name="Table_20_Contents"><text:a xlink:type="simple" xlink:href="https://audio1.spanishdict.com/audio?lang=es&amp;text=saques&amp;key=4bace52f617937e2a88da72dacc3f3f7" text:style-name="Internet_20_link" text:visited-style-name="Visited_20_Internet_20_Link"> </text:a> </text:p>
          </table:table-cell>
          <table:table-cell table:style-name="Table24.A1" office:value-type="string">
            <text:p text:style-name="Table_20_Contents"><text:span text:style-name="Strong_20_Emphasis">saquéis </text:span></text:p>
            <text:p text:style-name="Table_20_Contents"><text:a xlink:type="simple" xlink:href="https://audio1.spanishdict.com/audio?lang=es&amp;text=saquéis&amp;key=d169396f9d60855a94f1c73b5123b6f6" text:style-name="Internet_20_link" text:visited-style-name="Visited_20_Internet_20_Link"> </text:a> </text:p>
          </table:table-cell>
        </table:table-row>
        <table:table-row>
          <table:table-cell table:style-name="Table24.A1" office:value-type="string">
            <text:p text:style-name="Table_20_Contents"><text:span text:style-name="Strong_20_Emphasis">saque </text:span></text:p>
            <text:p text:style-name="Table_20_Contents"><text:a xlink:type="simple" xlink:href="https://audio1.spanishdict.com/audio?lang=es&amp;text=saque&amp;key=c1813af37f9b649a197e3d81b05a391f" text:style-name="Internet_20_link" text:visited-style-name="Visited_20_Internet_20_Link"> </text:a> </text:p>
          </table:table-cell>
          <table:table-cell table:style-name="Table24.A1" office:value-type="string">
            <text:p text:style-name="Table_20_Contents"><text:span text:style-name="Strong_20_Emphasis">saquen </text:span></text:p>
            <text:p text:style-name="Table_20_Contents"><text:a xlink:type="simple" xlink:href="https://audio1.spanishdict.com/audio?lang=es&amp;text=saquen&amp;key=e34f3546b44c23522d25310c62bd1151" text:style-name="Internet_20_link" text:visited-style-name="Visited_20_Internet_20_Link"> </text:a> </text:p>
          </table:table-cell>
        </table:table-row>
      </table:table>
      <text:h text:style-name="Heading_20_3" text:outline-level="3"><text:bookmark text:name="presentsubjunctiveconjugationtableforspanclasssdmdsdmdtextaccent2llegarspan"/>Present Subjunctive Conjugation Table for Llegar</text:h>
      <table:table table:name="Table25" table:style-name="Table25">
        <table:table-column table:style-name="Table25.A"/>
        <table:table-column table:style-name="Table25.B"/>
        <table:table-row>
          <table:table-cell table:style-name="Table25.A1" office:value-type="string">
            <text:p text:style-name="Table_20_Contents"><text:span text:style-name="Strong_20_Emphasis">llegue </text:span></text:p>
            <text:p text:style-name="Table_20_Contents"><text:a xlink:type="simple" xlink:href="https://audio1.spanishdict.com/audio?lang=es&amp;text=llegue&amp;key=1ef1e38b0fb47e536d7609f26b0a28dc" text:style-name="Internet_20_link" text:visited-style-name="Visited_20_Internet_20_Link"> </text:a> </text:p>
          </table:table-cell>
          <table:table-cell table:style-name="Table25.A1" office:value-type="string">
            <text:p text:style-name="Table_20_Contents"><text:span text:style-name="Strong_20_Emphasis">lleguemos </text:span></text:p>
            <text:p text:style-name="Table_20_Contents"><text:a xlink:type="simple" xlink:href="https://audio1.spanishdict.com/audio?lang=es&amp;text=lleguemos&amp;key=19badcec0494b61d821db8b9d760ebea" text:style-name="Internet_20_link" text:visited-style-name="Visited_20_Internet_20_Link"> </text:a> </text:p>
          </table:table-cell>
        </table:table-row>
        <table:table-row>
          <table:table-cell table:style-name="Table25.A1" office:value-type="string">
            <text:p text:style-name="Table_20_Contents"><text:span text:style-name="Strong_20_Emphasis">llegues </text:span></text:p>
            <text:p text:style-name="Table_20_Contents"><text:a xlink:type="simple" xlink:href="https://audio1.spanishdict.com/audio?lang=es&amp;text=llegues&amp;key=64999d3f55b0a81690a39f6e09f8c6d0" text:style-name="Internet_20_link" text:visited-style-name="Visited_20_Internet_20_Link"> </text:a> </text:p>
          </table:table-cell>
          <table:table-cell table:style-name="Table25.A1" office:value-type="string">
            <text:p text:style-name="Table_20_Contents"><text:span text:style-name="Strong_20_Emphasis">lleguéis </text:span></text:p>
            <text:p text:style-name="Table_20_Contents"><text:a xlink:type="simple" xlink:href="https://audio1.spanishdict.com/audio?lang=es&amp;text=lleguéis&amp;key=8682945b2b28faa283b7d7c997b1e800" text:style-name="Internet_20_link" text:visited-style-name="Visited_20_Internet_20_Link"> </text:a> </text:p>
          </table:table-cell>
        </table:table-row>
        <table:table-row>
          <table:table-cell table:style-name="Table25.A1" office:value-type="string">
            <text:p text:style-name="Table_20_Contents"><text:span text:style-name="Strong_20_Emphasis">llegue </text:span></text:p>
            <text:p text:style-name="Table_20_Contents"><text:a xlink:type="simple" xlink:href="https://audio1.spanishdict.com/audio?lang=es&amp;text=llegue&amp;key=1ef1e38b0fb47e536d7609f26b0a28dc" text:style-name="Internet_20_link" text:visited-style-name="Visited_20_Internet_20_Link"> </text:a> </text:p>
          </table:table-cell>
          <table:table-cell table:style-name="Table25.A1" office:value-type="string">
            <text:p text:style-name="Table_20_Contents"><text:span text:style-name="Strong_20_Emphasis">lleguen </text:span></text:p>
            <text:p text:style-name="Table_20_Contents"><text:a xlink:type="simple" xlink:href="https://audio1.spanishdict.com/audio?lang=es&amp;text=lleguen&amp;key=f60133e2d78b073ad7cf7195216c2a38" text:style-name="Internet_20_link" text:visited-style-name="Visited_20_Internet_20_Link"> </text:a> </text:p>
          </table:table-cell>
        </table:table-row>
      </table:table>
      <text:h text:style-name="Heading_20_3" text:outline-level="3"><text:bookmark text:name="presentsubjunctiveconjugationtableforspanclasssdmdsdmdtextaccent2empezarspan"/>Present Subjunctive Conjugation Table for Empezar</text:h>
      <table:table table:name="Table26" table:style-name="Table26">
        <table:table-column table:style-name="Table26.A"/>
        <table:table-column table:style-name="Table26.B"/>
        <table:table-row>
          <table:table-cell table:style-name="Table26.A1" office:value-type="string">
            <text:p text:style-name="Table_20_Contents"><text:span text:style-name="Strong_20_Emphasis">empiece </text:span></text:p>
            <text:p text:style-name="Table_20_Contents"><text:a xlink:type="simple" xlink:href="https://audio1.spanishdict.com/audio?lang=es&amp;text=empiece&amp;key=2efae194f6a94c4fda5158dc22bdadde" text:style-name="Internet_20_link" text:visited-style-name="Visited_20_Internet_20_Link"> </text:a> </text:p>
          </table:table-cell>
          <table:table-cell table:style-name="Table26.A1" office:value-type="string">
            <text:p text:style-name="Table_20_Contents"><text:span text:style-name="Strong_20_Emphasis">empecemos </text:span></text:p>
            <text:p text:style-name="Table_20_Contents"><text:a xlink:type="simple" xlink:href="https://audio1.spanishdict.com/audio?lang=es&amp;text=empecemos&amp;key=3367c205866b41dec5706b8d8514f85e" text:style-name="Internet_20_link" text:visited-style-name="Visited_20_Internet_20_Link"> </text:a> </text:p>
          </table:table-cell>
        </table:table-row>
        <table:table-row>
          <table:table-cell table:style-name="Table26.A1" office:value-type="string">
            <text:p text:style-name="Table_20_Contents"><text:span text:style-name="Strong_20_Emphasis">empieces </text:span></text:p>
            <text:p text:style-name="Table_20_Contents"><text:a xlink:type="simple" xlink:href="https://audio1.spanishdict.com/audio?lang=es&amp;text=empieces&amp;key=4383403ccab56c82d30bb9a1e8ae67bd" text:style-name="Internet_20_link" text:visited-style-name="Visited_20_Internet_20_Link"> </text:a> </text:p>
          </table:table-cell>
          <table:table-cell table:style-name="Table26.A1" office:value-type="string">
            <text:p text:style-name="Table_20_Contents"><text:span text:style-name="Strong_20_Emphasis">empecéis </text:span></text:p>
            <text:p text:style-name="Table_20_Contents"><text:a xlink:type="simple" xlink:href="https://audio1.spanishdict.com/audio?lang=es&amp;text=empecéis&amp;key=d808f92b539bdc44445c6ee3fc39334d" text:style-name="Internet_20_link" text:visited-style-name="Visited_20_Internet_20_Link"> </text:a> </text:p>
          </table:table-cell>
        </table:table-row>
        <table:table-row>
          <table:table-cell table:style-name="Table26.A1" office:value-type="string">
            <text:p text:style-name="Table_20_Contents"><text:span text:style-name="Strong_20_Emphasis">empiece </text:span></text:p>
            <text:p text:style-name="Table_20_Contents"><text:a xlink:type="simple" xlink:href="https://audio1.spanishdict.com/audio?lang=es&amp;text=empiece&amp;key=2efae194f6a94c4fda5158dc22bdadde" text:style-name="Internet_20_link" text:visited-style-name="Visited_20_Internet_20_Link"> </text:a> </text:p>
          </table:table-cell>
          <table:table-cell table:style-name="Table26.A1" office:value-type="string">
            <text:p text:style-name="Table_20_Contents"><text:span text:style-name="Strong_20_Emphasis">empiecen </text:span></text:p>
            <text:p text:style-name="Table_20_Contents"><text:a xlink:type="simple" xlink:href="https://audio1.spanishdict.com/audio?lang=es&amp;text=empiecen&amp;key=0f59933e2d0ef60979dea682bc5d1cbd" text:style-name="Internet_20_link" text:visited-style-name="Visited_20_Internet_20_Link"> </text:a> </text:p>
          </table:table-cell>
        </table:table-row>
      </table:table>
      <text:p text:style-name="Text_20_body">The present subjunctive stem for the verb <text:span text:style-name="Strong_20_Emphasis">averiguar</text:span> is <text:span text:style-name="Strong_20_Emphasis">averigü-</text:span>.</text:p>
      <text:p text:style-name="Standard"/>
      <text:p text:style-name="Standard"/>
      <text:h text:style-name="Heading_20_1" text:outline-level="1">Expressing Emotions with the Subjunctive</text:h>
      <text:p text:style-name="Text_20_body">Quick Answer </text:p>
      <text:p text:style-name="Text_20_body">The subjunctive (<text:span text:style-name="Strong_20_Emphasis">el subjuntivo</text:span><text:a xlink:type="simple" xlink:href="https://audio1.spanishdict.com/audio?lang=es&amp;text=el%20subjuntivo&amp;key=35fea9bf850cdcea730028d4fa9d3319" text:style-name="Internet_20_link" text:visited-style-name="Visited_20_Internet_20_Link"><text:span text:style-name="Strong_20_Emphasis"> </text:span></text:a>) is one of three moods in Spanish, and it is often used to talk about emotions.</text:p>
      <text:h text:style-name="Heading_20_2" text:outline-level="2"><text:bookmark text:name="weirdo"/><text:soft-page-break/>WEIRDO</text:h>
      <text:p text:style-name="Text_20_body">Many of the verbs and phrases that require the subjunctive fit into the acronym WEIRDO: <text:a xlink:type="simple" xlink:href="https://www.spanishdict.com/guide/expressing-wishes-and-desires-with-the-subjunctive" text:style-name="Internet_20_link" text:visited-style-name="Visited_20_Internet_20_Link">Wishes</text:a>, Emotions, <text:a xlink:type="simple" xlink:href="https://www.spanishdict.com/guide/impersonal-expressions-with-the-subjunctive" text:style-name="Internet_20_link" text:visited-style-name="Visited_20_Internet_20_Link">Impersonal expressions</text:a>, <text:a xlink:type="simple" xlink:href="https://www.spanishdict.com/guide/expressing-recommendations-and-requests-with-the-subjunctive" text:style-name="Internet_20_link" text:visited-style-name="Visited_20_Internet_20_Link">Recommendations</text:a>, <text:a xlink:type="simple" xlink:href="https://www.spanishdict.com/guide/expressing-doubt-and-denial-with-the-subjunctive" text:style-name="Internet_20_link" text:visited-style-name="Visited_20_Internet_20_Link">Doubt/Denial</text:a>, and <text:a xlink:type="simple" xlink:href="https://www.spanishdict.com/guide/using-ojala-with-the-subjunctive" text:style-name="Internet_20_link" text:visited-style-name="Visited_20_Internet_20_Link">Ojalá</text:a>. In this article, we're going to take a look at emotions.</text:p>
      <text:h text:style-name="Heading_20_2" text:outline-level="2"><text:bookmark text:name="emotions"/>Emotions</text:h>
      <text:p text:style-name="Text_20_body">All sorts of emotion, including annoyance, anger, happiness, regret, sadness, fear, surprise, and ecstasy fall into this category. In essence, any personal reaction to a situation is emotional. The focus is not on a factual observation of a situation, but how it makes the subject feel. Since how a person feels is always <text:span text:style-name="Strong_20_Emphasis">subj</text:span>ective, you use the <text:span text:style-name="Strong_20_Emphasis">subj</text:span>unctive.</text:p>
      <text:h text:style-name="Heading_20_2" text:outline-level="2"><text:bookmark text:name="usefulverbsofemotion"/>Useful Verbs of Emotion</text:h>
      <text:p text:style-name="Text_20_body">The following verbs are commonly used to express emotion.</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Table_20_Heading">Spanish</text:p>
          </table:table-cell>
          <table:table-cell table:style-name="Table27.A1" office:value-type="string">
            <text:p text:style-name="Table_20_Heading">English</text:p>
          </table:table-cell>
          <table:table-cell table:style-name="Table27.A1" office:value-type="string">
            <text:p text:style-name="Table_20_Heading">Spanish</text:p>
          </table:table-cell>
          <table:table-cell table:style-name="Table27.A1" office:value-type="string">
            <text:p text:style-name="Table_20_Heading">English</text:p>
          </table:table-cell>
        </table:table-row>
        <table:table-row>
          <table:table-cell table:style-name="Table27.A1" office:value-type="string">
            <text:p text:style-name="Table_20_Contents"><text:span text:style-name="Strong_20_Emphasis">alegrarse de </text:span></text:p>
            <text:p text:style-name="Table_20_Contents"><text:a xlink:type="simple" xlink:href="https://audio1.spanishdict.com/audio?lang=es&amp;text=alegrarse%20de&amp;key=60869d451598e5e6ff9b2ccbb771b956" text:style-name="Internet_20_link" text:visited-style-name="Visited_20_Internet_20_Link"> </text:a> </text:p>
          </table:table-cell>
          <table:table-cell table:style-name="Table27.A1" office:value-type="string">
            <text:p text:style-name="Table_20_Contents"><text:span text:style-name="Emphasis">to be glad</text:span></text:p>
          </table:table-cell>
          <table:table-cell table:style-name="Table27.A1" office:value-type="string">
            <text:p text:style-name="Table_20_Contents"><text:span text:style-name="Strong_20_Emphasis">gustar </text:span></text:p>
            <text:p text:style-name="Table_20_Contents"><text:a xlink:type="simple" xlink:href="https://audio1.spanishdict.com/audio?lang=es&amp;text=gustar&amp;key=545891db955ea4121d90f36ece2b9c71" text:style-name="Internet_20_link" text:visited-style-name="Visited_20_Internet_20_Link"> </text:a> </text:p>
          </table:table-cell>
          <table:table-cell table:style-name="Table27.A1" office:value-type="string">
            <text:p text:style-name="Table_20_Contents"><text:span text:style-name="Emphasis">to like</text:span></text:p>
          </table:table-cell>
        </table:table-row>
        <table:table-row>
          <table:table-cell table:style-name="Table27.A1" office:value-type="string">
            <text:p text:style-name="Table_20_Contents"><text:span text:style-name="Strong_20_Emphasis">quejarse </text:span></text:p>
            <text:p text:style-name="Table_20_Contents"><text:a xlink:type="simple" xlink:href="https://audio1.spanishdict.com/audio?lang=es&amp;text=quejarse&amp;key=5e3034acc3765175f65e135509749eae" text:style-name="Internet_20_link" text:visited-style-name="Visited_20_Internet_20_Link"> </text:a> </text:p>
          </table:table-cell>
          <table:table-cell table:style-name="Table27.A1" office:value-type="string">
            <text:p text:style-name="Table_20_Contents"><text:span text:style-name="Emphasis">to complain</text:span></text:p>
          </table:table-cell>
          <table:table-cell table:style-name="Table27.A1" office:value-type="string">
            <text:p text:style-name="Table_20_Contents"><text:span text:style-name="Strong_20_Emphasis">encantar </text:span></text:p>
            <text:p text:style-name="Table_20_Contents"><text:a xlink:type="simple" xlink:href="https://audio1.spanishdict.com/audio?lang=es&amp;text=encantar&amp;key=c46829c61bb3e44a9cba62809d3d81eb" text:style-name="Internet_20_link" text:visited-style-name="Visited_20_Internet_20_Link"> </text:a> </text:p>
          </table:table-cell>
          <table:table-cell table:style-name="Table27.A1" office:value-type="string">
            <text:p text:style-name="Table_20_Contents"><text:span text:style-name="Emphasis">to be delighted</text:span></text:p>
          </table:table-cell>
        </table:table-row>
        <table:table-row>
          <table:table-cell table:style-name="Table27.A1" office:value-type="string">
            <text:p text:style-name="Table_20_Contents"><text:span text:style-name="Strong_20_Emphasis">lamentar </text:span></text:p>
            <text:p text:style-name="Table_20_Contents"><text:a xlink:type="simple" xlink:href="https://audio1.spanishdict.com/audio?lang=es&amp;text=lamentar&amp;key=31e6655284b2d77a68dc1c67ab2a26c7" text:style-name="Internet_20_link" text:visited-style-name="Visited_20_Internet_20_Link"> </text:a> </text:p>
          </table:table-cell>
          <table:table-cell table:style-name="Table27.A1" office:value-type="string">
            <text:p text:style-name="Table_20_Contents"><text:span text:style-name="Emphasis">to regret</text:span></text:p>
          </table:table-cell>
          <table:table-cell table:style-name="Table27.A1" office:value-type="string">
            <text:p text:style-name="Table_20_Contents"><text:span text:style-name="Strong_20_Emphasis">sentir </text:span></text:p>
            <text:p text:style-name="Table_20_Contents"><text:a xlink:type="simple" xlink:href="https://audio1.spanishdict.com/audio?lang=es&amp;text=sentir&amp;key=69809d8ea992e41efcdef7d95ac96161" text:style-name="Internet_20_link" text:visited-style-name="Visited_20_Internet_20_Link"> </text:a> </text:p>
          </table:table-cell>
          <table:table-cell table:style-name="Table27.A1" office:value-type="string">
            <text:p text:style-name="Table_20_Contents"><text:span text:style-name="Emphasis">to feel</text:span></text:p>
          </table:table-cell>
        </table:table-row>
        <table:table-row>
          <table:table-cell table:style-name="Table27.A1" office:value-type="string">
            <text:p text:style-name="Table_20_Contents"><text:span text:style-name="Strong_20_Emphasis">enojar </text:span></text:p>
            <text:p text:style-name="Table_20_Contents"><text:a xlink:type="simple" xlink:href="https://audio1.spanishdict.com/audio?lang=es&amp;text=enojar&amp;key=7776a943bc4374c4dd579da87e74ca4b" text:style-name="Internet_20_link" text:visited-style-name="Visited_20_Internet_20_Link"> </text:a> </text:p>
          </table:table-cell>
          <table:table-cell table:style-name="Table27.A1" office:value-type="string">
            <text:p text:style-name="Table_20_Contents"><text:span text:style-name="Emphasis">to be angry</text:span></text:p>
          </table:table-cell>
          <table:table-cell table:style-name="Table27.A1" office:value-type="string">
            <text:p text:style-name="Table_20_Contents"><text:span text:style-name="Strong_20_Emphasis">maravillar </text:span></text:p>
            <text:p text:style-name="Table_20_Contents"><text:a xlink:type="simple" xlink:href="https://audio1.spanishdict.com/audio?lang=es&amp;text=maravillar&amp;key=ba9bc96b3cf2255bf7d87755aeb1defd" text:style-name="Internet_20_link" text:visited-style-name="Visited_20_Internet_20_Link"> </text:a> </text:p>
          </table:table-cell>
          <table:table-cell table:style-name="Table27.A1" office:value-type="string">
            <text:p text:style-name="Table_20_Contents"><text:span text:style-name="Emphasis">to astonish</text:span></text:p>
          </table:table-cell>
        </table:table-row>
        <table:table-row>
          <table:table-cell table:style-name="Table27.A1" office:value-type="string">
            <text:p text:style-name="Table_20_Contents"><text:span text:style-name="Strong_20_Emphasis">sorprender </text:span></text:p>
            <text:p text:style-name="Table_20_Contents"><text:a xlink:type="simple" xlink:href="https://audio1.spanishdict.com/audio?lang=es&amp;text=sorprender&amp;key=8f14f5e252dbfb7e1d2e8bdcbdefe3b2" text:style-name="Internet_20_link" text:visited-style-name="Visited_20_Internet_20_Link"> </text:a> </text:p>
          </table:table-cell>
          <table:table-cell table:style-name="Table27.A1" office:value-type="string">
            <text:p text:style-name="Table_20_Contents"><text:span text:style-name="Emphasis">to surprise</text:span></text:p>
          </table:table-cell>
          <table:table-cell table:style-name="Table27.A1" office:value-type="string">
            <text:p text:style-name="Table_20_Contents"><text:span text:style-name="Strong_20_Emphasis">estar contento, enojado, triste, etc. </text:span></text:p>
            <text:p text:style-name="Table_20_Contents"><text:a xlink:type="simple" xlink:href="https://audio1.spanishdict.com/audio?lang=es&amp;text=estar%20contento%2C%20enojado%2C%20triste%2C%20etc.&amp;key=10996bdca57cbe52ffc37b35bbec3b13" text:style-name="Internet_20_link" text:visited-style-name="Visited_20_Internet_20_Link"> </text:a> </text:p>
          </table:table-cell>
          <table:table-cell table:style-name="Table27.A1" office:value-type="string">
            <text:p text:style-name="Table_20_Contents"><text:span text:style-name="Emphasis">to be glad, angry, sad, etc.</text:span></text:p>
          </table:table-cell>
        </table:table-row>
        <table:table-row>
          <table:table-cell table:style-name="Table27.A1" office:value-type="string">
            <text:p text:style-name="Table_20_Contents"><text:span text:style-name="Strong_20_Emphasis">molestar </text:span></text:p>
            <text:p text:style-name="Table_20_Contents"><text:a xlink:type="simple" xlink:href="https://audio1.spanishdict.com/audio?lang=es&amp;text=molestar&amp;key=d9a1ea9b50073787a95b34fd394c78c9" text:style-name="Internet_20_link" text:visited-style-name="Visited_20_Internet_20_Link"> </text:a> </text:p>
          </table:table-cell>
          <table:table-cell table:style-name="Table27.A1" office:value-type="string">
            <text:p text:style-name="Table_20_Contents"><text:span text:style-name="Emphasis">to annoy</text:span></text:p>
          </table:table-cell>
          <table:table-cell table:style-name="Table27.A1" office:value-type="string">
            <text:p text:style-name="Table_20_Contents"><text:span text:style-name="Strong_20_Emphasis">temer </text:span></text:p>
            <text:p text:style-name="Table_20_Contents"><text:a xlink:type="simple" xlink:href="https://audio1.spanishdict.com/audio?lang=es&amp;text=temer&amp;key=3b19d29253fe2e377203a1645d563070" text:style-name="Internet_20_link" text:visited-style-name="Visited_20_Internet_20_Link"> </text:a> </text:p>
          </table:table-cell>
          <table:table-cell table:style-name="Table27.A1" office:value-type="string">
            <text:p text:style-name="Table_20_Contents"><text:span text:style-name="Emphasis">to fear</text:span></text:p>
          </table:table-cell>
        </table:table-row>
        <table:table-row>
          <table:table-cell table:style-name="Table27.A1" office:value-type="string">
            <text:p text:style-name="Table_20_Contents"><text:span text:style-name="Strong_20_Emphasis">tener miedo de que </text:span></text:p>
            <text:p text:style-name="Table_20_Contents"><text:a xlink:type="simple" xlink:href="https://audio1.spanishdict.com/audio?lang=es&amp;text=tener%20miedo%20de%20que&amp;key=fb13f941bf4227ae4945a4e1f66d8e47" text:style-name="Internet_20_link" text:visited-style-name="Visited_20_Internet_20_Link"> </text:a> </text:p>
          </table:table-cell>
          <table:table-cell table:style-name="Table27.A1" office:value-type="string">
            <text:p text:style-name="Table_20_Contents"><text:span text:style-name="Emphasis">to be afraid that</text:span></text:p>
          </table:table-cell>
          <table:table-cell table:style-name="Table27.A1" office:value-type="string">
            <text:p text:style-name="Table_20_Contents"><text:span text:style-name="Strong_20_Emphasis">extrañarse que </text:span></text:p>
            <text:p text:style-name="Table_20_Contents"><text:a xlink:type="simple" xlink:href="https://audio1.spanishdict.com/audio?lang=es&amp;text=extrañarse%20que&amp;key=f4ccd49339a06a2dacdbe4857651a260" text:style-name="Internet_20_link" text:visited-style-name="Visited_20_Internet_20_Link"> </text:a> </text:p>
          </table:table-cell>
          <table:table-cell table:style-name="Table27.A1" office:value-type="string">
            <text:p text:style-name="Table_20_Contents"><text:span text:style-name="Emphasis">to be amazed that</text:span></text:p>
          </table:table-cell>
        </table:table-row>
      </table:table>
      <text:p text:style-name="Text_20_body">Check out these examples of emotion verbs being used with the subjunctive.</text:p>
      <table:table table:name="Table28" table:style-name="Table28">
        <table:table-column table:style-name="Table28.A"/>
        <table:table-row>
          <table:table-cell table:style-name="Table28.A1" office:value-type="string">
            <text:p text:style-name="Table_20_Contents">Me alegro de que sonrías.</text:p>
            <text:p text:style-name="Table_20_Contents">It makes me happy that you smile.</text:p>
            <text:p text:style-name="Table_20_Contents"><text:a xlink:type="simple" xlink:href="https://audio1.spanishdict.com/audio?lang=es&amp;text=Me%20alegro%20de%20que%20sonrías.&amp;key=7a585f11b26de9fca4d665f6961d326c" text:style-name="Internet_20_link" text:visited-style-name="Visited_20_Internet_20_Link"> </text:a> </text:p>
          </table:table-cell>
        </table:table-row>
        <table:table-row>
          <table:table-cell table:style-name="Table28.A1" office:value-type="string">
            <text:p text:style-name="Table_20_Contents">¿Les molesta que él escuche la música fuerte?</text:p>
            <text:p text:style-name="Table_20_Contents">Does it bother you that he listens to loud music?</text:p>
            <text:p text:style-name="Table_20_Contents"><text:a xlink:type="simple" xlink:href="https://audio1.spanishdict.com/audio?lang=es&amp;text=¿Les%20molesta%20que%20él%20escuche%20la%20música%20fuerte%3F&amp;key=46d895813d161c0408d95888c83b0235" text:style-name="Internet_20_link" text:visited-style-name="Visited_20_Internet_20_Link"> </text:a> </text:p>
          </table:table-cell>
        </table:table-row>
        <table:table-row>
          <table:table-cell table:style-name="Table28.A1" office:value-type="string">
            <text:p text:style-name="Table_20_Contents">Siento mucho que no puedan venir a la fiesta.</text:p>
            <text:p text:style-name="Table_20_Contents">I’m sorry that they can’t come to the party.</text:p>
          </table:table-cell>
        </table:table-row>
      </table:table>
      <text:p text:style-name="Standard"/>
      <text:p text:style-name="Standard"/>
      <text:h text:style-name="Heading_20_1" text:outline-level="1">Impersonal Expressions with the Subjunctive</text:h>
      <text:p text:style-name="Text_20_body">Quick Answer </text:p>
      <text:p text:style-name="Text_20_body"><text:soft-page-break/>The subjunctive (<text:span text:style-name="Strong_20_Emphasis">el subjuntivo</text:span><text:a xlink:type="simple" xlink:href="https://audio1.spanishdict.com/audio?lang=es&amp;text=el%20subjuntivo&amp;key=35fea9bf850cdcea730028d4fa9d3319" text:style-name="Internet_20_link" text:visited-style-name="Visited_20_Internet_20_Link"><text:span text:style-name="Strong_20_Emphasis"> </text:span></text:a>) is one of three moods in Spanish, and it is often used to talk about impersonal expressions.</text:p>
      <text:h text:style-name="Heading_20_2" text:outline-level="2"><text:bookmark text:name="weirdo1"/>WEIRDO</text:h>
      <text:p text:style-name="Text_20_body">Many of the verbs and phrases that require the subjunctive fit into the acronym WEIRDO: <text:a xlink:type="simple" xlink:href="https://www.spanishdict.com/guide/expressing-wishes-and-desires-with-the-subjunctive" text:style-name="Internet_20_link" text:visited-style-name="Visited_20_Internet_20_Link">Wishes</text:a>, <text:a xlink:type="simple" xlink:href="https://www.spanishdict.com/guide/expressing-emotions-with-the-subjunctive" text:style-name="Internet_20_link" text:visited-style-name="Visited_20_Internet_20_Link">Emotions</text:a>, Impersonal expressions, <text:a xlink:type="simple" xlink:href="https://www.spanishdict.com/guide/expressing-recommendations-and-requests-with-the-subjunctive" text:style-name="Internet_20_link" text:visited-style-name="Visited_20_Internet_20_Link">Recommendations</text:a>, <text:a xlink:type="simple" xlink:href="https://www.spanishdict.com/guide/expressing-doubt-and-denial-with-the-subjunctive" text:style-name="Internet_20_link" text:visited-style-name="Visited_20_Internet_20_Link">Doubt/Denial</text:a>, and <text:a xlink:type="simple" xlink:href="https://www.spanishdict.com/guide/using-ojala-with-the-subjunctive" text:style-name="Internet_20_link" text:visited-style-name="Visited_20_Internet_20_Link">Ojalá</text:a>. In this article, we're going to take a look at impersonal expressions.</text:p>
      <text:h text:style-name="Heading_20_2" text:outline-level="2"><text:bookmark text:name="impersonalexpressions"/>Impersonal Expressions</text:h>
      <text:p text:style-name="Text_20_body">Impersonal expressions work a lot like emotions in that they express someone’s opinion or value judgement. They focus on the subjectivity of the statement and not on the actual truth or reality of the situation.</text:p>
      <text:list xml:id="list6108476249259390056" text:style-name="L12">
        <text:list-item>
          <text:p text:style-name="P12">Almost any phrase using the formula <text:span text:style-name="Strong_20_Emphasis">es + adjective + que</text:span> can be an impersonal expression as long as it doesn’t state a truth (like <text:span text:style-name="Strong_20_Emphasis">es verdad que</text:span><text:a xlink:type="simple" xlink:href="https://audio1.spanishdict.com/audio?lang=es&amp;text=es%20verdad%20que&amp;key=568acea75f52573c5be52d2f571f8c6b" text:style-name="Internet_20_link" text:visited-style-name="Visited_20_Internet_20_Link"><text:span text:style-name="Strong_20_Emphasis"> </text:span></text:a>), certainty (like <text:span text:style-name="Strong_20_Emphasis">es cierto que</text:span><text:a xlink:type="simple" xlink:href="https://audio1.spanishdict.com/audio?lang=es&amp;text=es%20cierto%20que&amp;key=023ce99c6e4510ecbe01e9522cd31dd1" text:style-name="Internet_20_link" text:visited-style-name="Visited_20_Internet_20_Link"><text:span text:style-name="Strong_20_Emphasis"> </text:span></text:a>), or fact (like <text:span text:style-name="Strong_20_Emphasis">es un hecho que</text:span><text:a xlink:type="simple" xlink:href="https://audio1.spanishdict.com/audio?lang=es&amp;text=es%20un%20hecho%20que&amp;key=92e47d3368fed551db916b79c5298623" text:style-name="Internet_20_link" text:visited-style-name="Visited_20_Internet_20_Link"><text:span text:style-name="Strong_20_Emphasis"> </text:span></text:a>). Phrases beginning with these statements use the indicative. </text:p>
        </text:list-item>
        <text:list-item>
          <text:p text:style-name="P12">Phrases beginning with the negated forms of the above phrases (<text:span text:style-name="Strong_20_Emphasis">no es verdad que</text:span><text:a xlink:type="simple" xlink:href="https://audio1.spanishdict.com/audio?lang=es&amp;text=no%20es%20verdad%20que&amp;key=9e31d99008aed9540eb80beb90b01108" text:style-name="Internet_20_link" text:visited-style-name="Visited_20_Internet_20_Link"><text:span text:style-name="Strong_20_Emphasis"> </text:span></text:a>, etc.) use the subjunctive.</text:p>
        </text:list-item>
      </text:list>
      <text:p text:style-name="Text_20_body">Check out these examples.</text:p>
      <table:table table:name="Table29" table:style-name="Table29">
        <table:table-column table:style-name="Table29.A"/>
        <table:table-row>
          <table:table-cell table:style-name="Table29.A1" office:value-type="string">
            <text:p text:style-name="Table_20_Contents">Es necesario que Jaime lea este libro.</text:p>
            <text:p text:style-name="Table_20_Contents">It is necessary that Jaime read this book.</text:p>
            <text:p text:style-name="Table_20_Contents"><text:a xlink:type="simple" xlink:href="https://audio1.spanishdict.com/audio?lang=es&amp;text=Es%20necesario%20que%20Jaime%20lea%20este%20libro.&amp;key=e5ec4366034c8c3f5cac585e20921389" text:style-name="Internet_20_link" text:visited-style-name="Visited_20_Internet_20_Link"> </text:a> </text:p>
          </table:table-cell>
        </table:table-row>
        <table:table-row>
          <table:table-cell table:style-name="Table29.A1" office:value-type="string">
            <text:p text:style-name="Table_20_Contents">Es extraño que reciba un regalo porque no es mi cumpleaños.</text:p>
            <text:p text:style-name="Table_20_Contents">It’s odd for me to receive a gift because it isn’t my birthday.</text:p>
            <text:p text:style-name="Table_20_Contents"><text:a xlink:type="simple" xlink:href="https://audio1.spanishdict.com/audio?lang=es&amp;text=Es%20extraño%20que%20reciba%20un%20regalo%20porque%20no%20es%20mi%20cumpleaños.&amp;key=cfa4f3756ca3de843867b147de1c7631" text:style-name="Internet_20_link" text:visited-style-name="Visited_20_Internet_20_Link"> </text:a> </text:p>
          </table:table-cell>
        </table:table-row>
        <table:table-row>
          <table:table-cell table:style-name="Table29.A1" office:value-type="string">
            <text:p text:style-name="Table_20_Contents">No es cierto que mi hermano venga.</text:p>
            <text:p text:style-name="Table_20_Contents">It is not certain that my brother is coming.</text:p>
            <text:p text:style-name="Table_20_Contents"><text:a xlink:type="simple" xlink:href="https://audio1.spanishdict.com/audio?lang=es&amp;text=No%20es%20cierto%20que%20mi%20hermano%20venga.&amp;key=23566efca1dd68fea4945d768e64f804" text:style-name="Internet_20_link" text:visited-style-name="Visited_20_Internet_20_Link"> </text:a> </text:p>
          </table:table-cell>
        </table:table-row>
        <table:table-row>
          <table:table-cell table:style-name="Table29.A1" office:value-type="string">
            <text:p text:style-name="Table_20_Contents">Es probable que vayamos a la playa.</text:p>
            <text:p text:style-name="Table_20_Contents">It is probable that we are going to the beach.</text:p>
            <text:p text:style-name="Table_20_Contents"><text:a xlink:type="simple" xlink:href="https://audio1.spanishdict.com/audio?lang=es&amp;text=Es%20probable%20que%20vayamos%20a%20la%20playa.&amp;key=94f3366430b6541e9d06d7960a6962bf" text:style-name="Internet_20_link" text:visited-style-name="Visited_20_Internet_20_Link"> </text:a> </text:p>
          </table:table-cell>
        </table:table-row>
      </table:table>
      <text:h text:style-name="Heading_20_2" text:outline-level="2"><text:bookmark text:name="usefulimpersonalexpressions"/>Useful Impersonal Expressions</text:h>
      <text:p text:style-name="Text_20_body">The table below shows some useful impersonal expressions you can use with the subjunctive. </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Heading">Spanish</text:p>
          </table:table-cell>
          <table:table-cell table:style-name="Table30.A1" office:value-type="string">
            <text:p text:style-name="Table_20_Heading">English</text:p>
          </table:table-cell>
          <table:table-cell table:style-name="Table30.A1" office:value-type="string">
            <text:p text:style-name="Table_20_Heading">Spanish</text:p>
          </table:table-cell>
          <table:table-cell table:style-name="Table30.A1" office:value-type="string">
            <text:p text:style-name="Table_20_Heading">English</text:p>
          </table:table-cell>
        </table:table-row>
        <table:table-row>
          <table:table-cell table:style-name="Table30.A1" office:value-type="string">
            <text:p text:style-name="Table_20_Contents"><text:span text:style-name="Strong_20_Emphasis">es agradable </text:span></text:p>
            <text:p text:style-name="Table_20_Contents"><text:a xlink:type="simple" xlink:href="https://audio1.spanishdict.com/audio?lang=es&amp;text=es%20agradable&amp;key=7f35ab5f9a044d850f710e18c561ca64" text:style-name="Internet_20_link" text:visited-style-name="Visited_20_Internet_20_Link"> </text:a> </text:p>
          </table:table-cell>
          <table:table-cell table:style-name="Table30.A1" office:value-type="string">
            <text:p text:style-name="Table_20_Contents"><text:span text:style-name="Emphasis">it is nice</text:span></text:p>
          </table:table-cell>
          <table:table-cell table:style-name="Table30.A1" office:value-type="string">
            <text:p text:style-name="Table_20_Contents"><text:span text:style-name="Strong_20_Emphasis">es estupendo </text:span></text:p>
            <text:p text:style-name="Table_20_Contents"><text:a xlink:type="simple" xlink:href="https://audio1.spanishdict.com/audio?lang=es&amp;text=es%20estupendo&amp;key=15282ee3c82ca136cbb7062cbda6240e" text:style-name="Internet_20_link" text:visited-style-name="Visited_20_Internet_20_Link"> </text:a> </text:p>
          </table:table-cell>
          <table:table-cell table:style-name="Table30.A1" office:value-type="string">
            <text:p text:style-name="Table_20_Contents"><text:span text:style-name="Emphasis">it is great</text:span></text:p>
          </table:table-cell>
        </table:table-row>
        <table:table-row>
          <table:table-cell table:style-name="Table30.A1" office:value-type="string">
            <text:p text:style-name="Table_20_Contents"><text:span text:style-name="Strong_20_Emphasis">es necesario </text:span></text:p>
            <text:p text:style-name="Table_20_Contents"><text:a xlink:type="simple" xlink:href="https://audio1.spanishdict.com/audio?lang=es&amp;text=es%20necesario&amp;key=d872c57756bbfe4ad6c6093fb9d16da9" text:style-name="Internet_20_link" text:visited-style-name="Visited_20_Internet_20_Link"> </text:a> </text:p>
          </table:table-cell>
          <table:table-cell table:style-name="Table30.A1" office:value-type="string">
            <text:p text:style-name="Table_20_Contents"><text:span text:style-name="Emphasis">it is necessary</text:span></text:p>
          </table:table-cell>
          <table:table-cell table:style-name="Table30.A1" office:value-type="string">
            <text:p text:style-name="Table_20_Contents"><text:span text:style-name="Strong_20_Emphasis">es urgente </text:span></text:p>
            <text:p text:style-name="Table_20_Contents"><text:a xlink:type="simple" xlink:href="https://audio1.spanishdict.com/audio?lang=es&amp;text=es%20urgente&amp;key=cb1aad0400100ea1766390eec16883f9" text:style-name="Internet_20_link" text:visited-style-name="Visited_20_Internet_20_Link"> </text:a> </text:p>
          </table:table-cell>
          <table:table-cell table:style-name="Table30.A1" office:value-type="string">
            <text:p text:style-name="Table_20_Contents"><text:span text:style-name="Emphasis">it is urgent</text:span></text:p>
          </table:table-cell>
        </table:table-row>
        <table:table-row>
          <table:table-cell table:style-name="Table30.A1" office:value-type="string">
            <text:p text:style-name="Table_20_Contents"><text:span text:style-name="Strong_20_Emphasis">es bueno </text:span></text:p>
            <text:p text:style-name="Table_20_Contents"><text:a xlink:type="simple" xlink:href="https://audio1.spanishdict.com/audio?lang=es&amp;text=es%20bueno&amp;key=c71f8f52a02d1c5c0744d016316ce587" text:style-name="Internet_20_link" text:visited-style-name="Visited_20_Internet_20_Link"> </text:a> </text:p>
          </table:table-cell>
          <table:table-cell table:style-name="Table30.A1" office:value-type="string">
            <text:p text:style-name="Table_20_Contents"><text:span text:style-name="Emphasis">it is good</text:span></text:p>
          </table:table-cell>
          <table:table-cell table:style-name="Table30.A1" office:value-type="string">
            <text:p text:style-name="Table_20_Contents"><text:span text:style-name="Strong_20_Emphasis">es extraño </text:span></text:p>
            <text:p text:style-name="Table_20_Contents"><text:a xlink:type="simple" xlink:href="https://audio1.spanishdict.com/audio?lang=es&amp;text=es%20extraño&amp;key=e0ec857a9ac788752c0e846456456e07" text:style-name="Internet_20_link" text:visited-style-name="Visited_20_Internet_20_Link"> </text:a> </text:p>
          </table:table-cell>
          <table:table-cell table:style-name="Table30.A1" office:value-type="string">
            <text:p text:style-name="Table_20_Contents"><text:span text:style-name="Emphasis">it is strange</text:span></text:p>
          </table:table-cell>
        </table:table-row>
        <table:table-row>
          <table:table-cell table:style-name="Table30.A1" office:value-type="string">
            <text:p text:style-name="Table_20_Contents"><text:span text:style-name="Strong_20_Emphasis">es probable </text:span></text:p>
            <text:p text:style-name="Table_20_Contents"><text:a xlink:type="simple" xlink:href="https://audio1.spanishdict.com/audio?lang=es&amp;text=es%20probable&amp;key=e20a4e1b6e30d14812737d51dbc5385e" text:style-name="Internet_20_link" text:visited-style-name="Visited_20_Internet_20_Link"> </text:a> </text:p>
          </table:table-cell>
          <table:table-cell table:style-name="Table30.A1" office:value-type="string">
            <text:p text:style-name="Table_20_Contents"><text:span text:style-name="Emphasis">it is probable</text:span></text:p>
          </table:table-cell>
          <table:table-cell table:style-name="Table30.A1" office:value-type="string">
            <text:p text:style-name="Table_20_Contents"><text:span text:style-name="Strong_20_Emphasis">es vergonzoso </text:span></text:p>
            <text:p text:style-name="Table_20_Contents"><text:a xlink:type="simple" xlink:href="https://audio1.spanishdict.com/audio?lang=es&amp;text=es%20vergonzoso&amp;key=c235e22e9f12e70984761f00348c040d" text:style-name="Internet_20_link" text:visited-style-name="Visited_20_Internet_20_Link"> </text:a> </text:p>
          </table:table-cell>
          <table:table-cell table:style-name="Table30.A1" office:value-type="string">
            <text:p text:style-name="Table_20_Contents"><text:span text:style-name="Emphasis">it is a disgrace</text:span></text:p>
          </table:table-cell>
        </table:table-row>
        <text:soft-page-break/>
        <table:table-row>
          <table:table-cell table:style-name="Table30.A1" office:value-type="string">
            <text:p text:style-name="Table_20_Contents"><text:span text:style-name="Strong_20_Emphasis">es curioso </text:span></text:p>
            <text:p text:style-name="Table_20_Contents"><text:a xlink:type="simple" xlink:href="https://audio1.spanishdict.com/audio?lang=es&amp;text=es%20curioso&amp;key=363aee7b35fed85b384a9c83d4c478b3" text:style-name="Internet_20_link" text:visited-style-name="Visited_20_Internet_20_Link"> </text:a> </text:p>
          </table:table-cell>
          <table:table-cell table:style-name="Table30.A1" office:value-type="string">
            <text:p text:style-name="Table_20_Contents"><text:span text:style-name="Emphasis">it is curious/weird</text:span></text:p>
          </table:table-cell>
          <table:table-cell table:style-name="Table30.A1" office:value-type="string">
            <text:p text:style-name="Table_20_Contents"><text:span text:style-name="Strong_20_Emphasis">es importante </text:span></text:p>
            <text:p text:style-name="Table_20_Contents"><text:a xlink:type="simple" xlink:href="https://audio1.spanishdict.com/audio?lang=es&amp;text=es%20importante&amp;key=c784c69129f6c80f4e025068ffa4e010" text:style-name="Internet_20_link" text:visited-style-name="Visited_20_Internet_20_Link"> </text:a> </text:p>
          </table:table-cell>
          <table:table-cell table:style-name="Table30.A1" office:value-type="string">
            <text:p text:style-name="Table_20_Contents"><text:span text:style-name="Emphasis">it is important</text:span></text:p>
          </table:table-cell>
        </table:table-row>
        <table:table-row>
          <table:table-cell table:style-name="Table30.A1" office:value-type="string">
            <text:p text:style-name="Table_20_Contents"><text:span text:style-name="Strong_20_Emphasis">es raro </text:span></text:p>
            <text:p text:style-name="Table_20_Contents"><text:a xlink:type="simple" xlink:href="https://audio1.spanishdict.com/audio?lang=es&amp;text=es%20raro&amp;key=aca9c8c7bcdcb653fcb4abc3d9b9aa30" text:style-name="Internet_20_link" text:visited-style-name="Visited_20_Internet_20_Link"> </text:a> </text:p>
          </table:table-cell>
          <table:table-cell table:style-name="Table30.A1" office:value-type="string">
            <text:p text:style-name="Table_20_Contents"><text:span text:style-name="Emphasis">it is rare, it is strange/odd</text:span></text:p>
          </table:table-cell>
          <table:table-cell table:style-name="Table30.A1" office:value-type="string">
            <text:p text:style-name="Table_20_Contents"><text:span text:style-name="Strong_20_Emphasis">no es cierto </text:span></text:p>
            <text:p text:style-name="Table_20_Contents"><text:a xlink:type="simple" xlink:href="https://audio1.spanishdict.com/audio?lang=es&amp;text=no%20es%20cierto&amp;key=9a6ee87cad808b9114b3572ed00b7675" text:style-name="Internet_20_link" text:visited-style-name="Visited_20_Internet_20_Link"> </text:a> </text:p>
          </table:table-cell>
          <table:table-cell table:style-name="Table30.A1" office:value-type="string">
            <text:p text:style-name="Table_20_Contents"><text:span text:style-name="Emphasis">it is not certain</text:span></text:p>
          </table:table-cell>
        </table:table-row>
        <table:table-row>
          <table:table-cell table:style-name="Table30.A1" office:value-type="string">
            <text:p text:style-name="Table_20_Contents"><text:span text:style-name="Strong_20_Emphasis">es dudoso </text:span></text:p>
            <text:p text:style-name="Table_20_Contents"><text:a xlink:type="simple" xlink:href="https://audio1.spanishdict.com/audio?lang=es&amp;text=es%20dudoso&amp;key=a23c2e1a10f44efa40b9835ad562c064" text:style-name="Internet_20_link" text:visited-style-name="Visited_20_Internet_20_Link"> </text:a> </text:p>
          </table:table-cell>
          <table:table-cell table:style-name="Table30.A1" office:value-type="string">
            <text:p text:style-name="Table_20_Contents"><text:span text:style-name="Emphasis">it is doubtful</text:span></text:p>
          </table:table-cell>
          <table:table-cell table:style-name="Table30.A1" office:value-type="string">
            <text:p text:style-name="Table_20_Contents"><text:span text:style-name="Strong_20_Emphasis">es increíble </text:span></text:p>
            <text:p text:style-name="Table_20_Contents"><text:a xlink:type="simple" xlink:href="https://audio1.spanishdict.com/audio?lang=es&amp;text=es%20increíble&amp;key=2a5db5cc81bcc554bb76299c19a74b0d" text:style-name="Internet_20_link" text:visited-style-name="Visited_20_Internet_20_Link"> </text:a> </text:p>
          </table:table-cell>
          <table:table-cell table:style-name="Table30.A1" office:value-type="string">
            <text:p text:style-name="Table_20_Contents"><text:span text:style-name="Emphasis">it is incredible</text:span></text:p>
          </table:table-cell>
        </table:table-row>
        <table:table-row>
          <table:table-cell table:style-name="Table30.A1" office:value-type="string">
            <text:p text:style-name="Table_20_Contents"><text:span text:style-name="Strong_20_Emphasis">es recomendable </text:span></text:p>
            <text:p text:style-name="Table_20_Contents"><text:a xlink:type="simple" xlink:href="https://audio1.spanishdict.com/audio?lang=es&amp;text=es%20recomendable&amp;key=455a3b835a9ed52993f2ebb9deab2eae" text:style-name="Internet_20_link" text:visited-style-name="Visited_20_Internet_20_Link"> </text:a> </text:p>
          </table:table-cell>
          <table:table-cell table:style-name="Table30.A1" office:value-type="string">
            <text:p text:style-name="Table_20_Contents"><text:span text:style-name="Emphasis">it is recommended</text:span></text:p>
          </table:table-cell>
          <table:table-cell table:style-name="Table30.A1" office:value-type="string">
            <text:p text:style-name="Table_20_Contents"><text:span text:style-name="Strong_20_Emphasis">no es hecho </text:span></text:p>
            <text:p text:style-name="Table_20_Contents"><text:a xlink:type="simple" xlink:href="https://audio1.spanishdict.com/audio?lang=es&amp;text=no%20es%20hecho&amp;key=b26c81b4ca0f31f38ae19b5e65ed6e84" text:style-name="Internet_20_link" text:visited-style-name="Visited_20_Internet_20_Link"> </text:a> </text:p>
          </table:table-cell>
          <table:table-cell table:style-name="Table30.A1" office:value-type="string">
            <text:p text:style-name="Table_20_Contents"><text:span text:style-name="Emphasis">it is not a fact</text:span></text:p>
          </table:table-cell>
        </table:table-row>
        <table:table-row>
          <table:table-cell table:style-name="Table30.A1" office:value-type="string">
            <text:p text:style-name="Table_20_Contents"><text:span text:style-name="Strong_20_Emphasis">es esencial </text:span></text:p>
            <text:p text:style-name="Table_20_Contents"><text:a xlink:type="simple" xlink:href="https://audio1.spanishdict.com/audio?lang=es&amp;text=es%20esencial&amp;key=24d4163a67b9a787684c47d6bb7b4994" text:style-name="Internet_20_link" text:visited-style-name="Visited_20_Internet_20_Link"> </text:a> </text:p>
          </table:table-cell>
          <table:table-cell table:style-name="Table30.A1" office:value-type="string">
            <text:p text:style-name="Table_20_Contents"><text:span text:style-name="Emphasis">it is essential</text:span></text:p>
          </table:table-cell>
          <table:table-cell table:style-name="Table30.A1" office:value-type="string">
            <text:p text:style-name="Table_20_Contents"><text:span text:style-name="Strong_20_Emphasis">es malo </text:span></text:p>
            <text:p text:style-name="Table_20_Contents"><text:a xlink:type="simple" xlink:href="https://audio1.spanishdict.com/audio?lang=es&amp;text=es%20malo&amp;key=978c20b72ad3057011b9b15e0167ab41" text:style-name="Internet_20_link" text:visited-style-name="Visited_20_Internet_20_Link"> </text:a> </text:p>
          </table:table-cell>
          <table:table-cell table:style-name="Table30.A1" office:value-type="string">
            <text:p text:style-name="Table_20_Contents"><text:span text:style-name="Emphasis">it is bad</text:span></text:p>
          </table:table-cell>
        </table:table-row>
        <table:table-row>
          <table:table-cell table:style-name="Table30.A1" office:value-type="string">
            <text:p text:style-name="Table_20_Contents"><text:span text:style-name="Strong_20_Emphasis">es una lástima </text:span></text:p>
            <text:p text:style-name="Table_20_Contents"><text:a xlink:type="simple" xlink:href="https://audio1.spanishdict.com/audio?lang=es&amp;text=es%20una%20lástima&amp;key=3aeaf6be0de71350ef019e60cd6094d9" text:style-name="Internet_20_link" text:visited-style-name="Visited_20_Internet_20_Link"> </text:a> </text:p>
          </table:table-cell>
          <table:table-cell table:style-name="Table30.A1" office:value-type="string">
            <text:p text:style-name="Table_20_Contents"><text:span text:style-name="Emphasis">it is a pity</text:span></text:p>
          </table:table-cell>
          <table:table-cell table:style-name="Table30.A1" office:value-type="string">
            <text:p text:style-name="Table_20_Contents"><text:span text:style-name="Strong_20_Emphasis">no es verdad </text:span></text:p>
            <text:p text:style-name="Table_20_Contents"><text:a xlink:type="simple" xlink:href="https://audio1.spanishdict.com/audio?lang=es&amp;text=no%20es%20verdad&amp;key=c747528fb0f287013e32503ffaf236da" text:style-name="Internet_20_link" text:visited-style-name="Visited_20_Internet_20_Link"> </text:a> </text:p>
          </table:table-cell>
          <table:table-cell table:style-name="Table30.A1" office:value-type="string">
            <text:p text:style-name="Table_20_Contents"><text:span text:style-name="Emphasis">it is not true</text:span></text:p>
          </table:table-cell>
        </table:table-row>
      </table:table>
      <text:p text:style-name="Text_20_body">You can find more on the differences between the subjunctive and the indicative <text:a xlink:type="simple" xlink:href="http://www.spanishdict.com/guide/subjunctive-vs-indicative-in-spanish/" text:style-name="Internet_20_link" text:visited-style-name="Visited_20_Internet_20_Link">here</text:a>!</text:p>
      <text:p text:style-name="Standard"/>
      <text:h text:style-name="Heading_20_1" text:outline-level="1">Using "Ojalá" with the Subjunctive</text:h>
      <text:p text:style-name="Text_20_body">Quick Answer </text:p>
      <text:p text:style-name="Text_20_body">The subjunctive (<text:span text:style-name="Strong_20_Emphasis">el subjuntivo</text:span><text:a xlink:type="simple" xlink:href="https://audio1.spanishdict.com/audio?lang=es&amp;text=el%20subjuntivo&amp;key=35fea9bf850cdcea730028d4fa9d3319" text:style-name="Internet_20_link" text:visited-style-name="Visited_20_Internet_20_Link"><text:span text:style-name="Strong_20_Emphasis"> </text:span></text:a>) is one of three moods in Spanish. It is always used after the word <text:span text:style-name="Strong_20_Emphasis">ojalá</text:span><text:a xlink:type="simple" xlink:href="https://audio1.spanishdict.com/audio?lang=es&amp;text=ojalá&amp;key=d615d18a5cc07f7dda38eebb363508c0" text:style-name="Internet_20_link" text:visited-style-name="Visited_20_Internet_20_Link"><text:span text:style-name="Strong_20_Emphasis"> </text:span></text:a>, which means <text:span text:style-name="Emphasis">I hope</text:span> or <text:span text:style-name="Emphasis">I wish</text:span>.</text:p>
      <text:h text:style-name="Heading_20_2" text:outline-level="2"><text:bookmark text:name="spanclasssdmdsdmdtextaccent1weirdospan"/>WEIRDO</text:h>
      <text:p text:style-name="Text_20_body">Many of the verbs and phrases that require the subjunctive fit into the acronym WEIRDO: <text:a xlink:type="simple" xlink:href="https://www.spanishdict.com/guide/expressing-wishes-and-desires-with-the-subjunctive" text:style-name="Internet_20_link" text:visited-style-name="Visited_20_Internet_20_Link">Wishes</text:a>, <text:a xlink:type="simple" xlink:href="https://www.spanishdict.com/guide/expressing-emotions-with-the-subjunctive" text:style-name="Internet_20_link" text:visited-style-name="Visited_20_Internet_20_Link">Emotions</text:a>, <text:a xlink:type="simple" xlink:href="https://www.spanishdict.com/guide/impersonal-expressions-with-the-subjunctive" text:style-name="Internet_20_link" text:visited-style-name="Visited_20_Internet_20_Link">Impersonal expressions</text:a>, <text:a xlink:type="simple" xlink:href="https://www.spanishdict.com/guide/expressing-recommendations-and-requests-with-the-subjunctive" text:style-name="Internet_20_link" text:visited-style-name="Visited_20_Internet_20_Link">Recommendations</text:a>, <text:a xlink:type="simple" xlink:href="https://www.spanishdict.com/guide/expressing-doubt-and-denial-with-the-subjunctive" text:style-name="Internet_20_link" text:visited-style-name="Visited_20_Internet_20_Link">Doubt/Denial</text:a>, and Ojalá. In this article, we're going to take a look at the word <text:span text:style-name="Strong_20_Emphasis">ojalá</text:span><text:a xlink:type="simple" xlink:href="https://audio1.spanishdict.com/audio?lang=es&amp;text=ojalá&amp;key=d615d18a5cc07f7dda38eebb363508c0" text:style-name="Internet_20_link" text:visited-style-name="Visited_20_Internet_20_Link"><text:span text:style-name="Strong_20_Emphasis"> </text:span></text:a>. </text:p>
      <text:h text:style-name="Heading_20_2" text:outline-level="2"><text:bookmark text:name="spanclasssdmdsdmdtextaccent2ojalspan"/>Ojalá</text:h>
      <text:p text:style-name="Text_20_body"><text:span text:style-name="Strong_20_Emphasis">Ojalá</text:span> is a Spanish word of Arabic origin. Originally, it meant something like <text:span text:style-name="Emphasis">Oh, Allah</text:span> and may have been used in prayers. In modern times, it has taken on several more general meanings, such as <text:span text:style-name="Emphasis">I hope/pray to God</text:span>, <text:span text:style-name="Emphasis">God willing</text:span>, <text:span text:style-name="Emphasis">I hope</text:span>, <text:span text:style-name="Emphasis">I wish</text:span> or <text:span text:style-name="Emphasis">if only</text:span>. </text:p>
      <text:p text:style-name="Text_20_body"><text:span text:style-name="Strong_20_Emphasis">Ojalá</text:span> is followed by a verb in the subjunctive whether or not it is used with the relative pronoun <text:span text:style-name="Strong_20_Emphasis">que</text:span>.</text:p>
      <text:p text:style-name="Text_20_body">Check out these examples with <text:span text:style-name="Strong_20_Emphasis">ojalá</text:span>. </text:p>
      <table:table table:name="Table31" table:style-name="Table31">
        <table:table-column table:style-name="Table31.A"/>
        <table:table-row>
          <table:table-cell table:style-name="Table31.A1" office:value-type="string">
            <text:p text:style-name="Table_20_Contents">¡Ojalá que recuerde nuestro aniversario!</text:p>
            <text:p text:style-name="Table_20_Contents">I hope to God he remembers our anniversary.</text:p>
            <text:p text:style-name="Table_20_Contents"><text:a xlink:type="simple" xlink:href="https://audio1.spanishdict.com/audio?lang=es&amp;text=¡Ojalá%20que%20recuerde%20nuestro%20aniversario!&amp;key=aaf3c2efa0c39703bd53bead6f6daef3" text:style-name="Internet_20_link" text:visited-style-name="Visited_20_Internet_20_Link"> </text:a> </text:p>
          </table:table-cell>
        </table:table-row>
        <table:table-row>
          <table:table-cell table:style-name="Table31.A1" office:value-type="string">
            <text:p text:style-name="Table_20_Contents">¡Ojalá no llueva!</text:p>
            <text:p text:style-name="Table_20_Contents">I hope it doesn't rain!</text:p>
            <text:p text:style-name="Table_20_Contents"><text:a xlink:type="simple" xlink:href="https://audio1.spanishdict.com/audio?lang=es&amp;text=¡Ojalá%20no%20llueva!&amp;key=e47839afda8e86903b8ed799ba047757" text:style-name="Internet_20_link" text:visited-style-name="Visited_20_Internet_20_Link"> </text:a> </text:p>
          </table:table-cell>
        </table:table-row>
        <table:table-row>
          <table:table-cell table:style-name="Table31.A1" office:value-type="string">
            <text:p text:style-name="Table_20_Contents">¡Ojalá que venga mi primo a visitarnos.</text:p>
            <text:p text:style-name="Table_20_Contents">I hope my cousin comes to visit us.</text:p>
            <text:p text:style-name="Table_20_Contents"><text:a xlink:type="simple" xlink:href="https://audio1.spanishdict.com/audio?lang=es&amp;text=¡Ojalá%20que%20venga%20mi%20primo%20a%20visitarnos.&amp;key=8518f8d4beb82a0a83ee739f591a6fe6" text:style-name="Internet_20_link" text:visited-style-name="Visited_20_Internet_20_Link"> </text:a> </text:p>
          </table:table-cell>
        </table:table-row>
        <text:soft-page-break/>
        <table:table-row>
          <table:table-cell table:style-name="Table31.A1" office:value-type="string">
            <text:p text:style-name="Table_20_Contents">Ojalá mis papás me compren un cachorro.</text:p>
            <text:p text:style-name="Table_20_Contents">I hope my parents buy me a puppy.</text:p>
            <text:p text:style-name="Table_20_Contents"><text:a xlink:type="simple" xlink:href="https://audio1.spanishdict.com/audio?lang=es&amp;text=Ojalá%20mis%20papás%20me%20compren%20un%20cachorro.&amp;key=857444408e83e2a70f9c09e53bb63004" text:style-name="Internet_20_link" text:visited-style-name="Visited_20_Internet_20_Link"> </text:a> </text:p>
          </table:table-cell>
        </table:table-row>
      </table:table>
      <text:p text:style-name="Text_20_body"><text:span text:style-name="Strong_20_Emphasis">¡Ojalá este artículo te haya aclarado las dudas!</text:span><text:a xlink:type="simple" xlink:href="https://audio1.spanishdict.com/audio?lang=es&amp;text=¡Ojalá%20este%20artículo%20te%20haya%20aclarado%20las%20dudas!&amp;key=50f018f21136004a7b88b0be3a374fe2" text:style-name="Internet_20_link" text:visited-style-name="Visited_20_Internet_20_Link"><text:span text:style-name="Strong_20_Emphasis"> </text:span></text:a> (<text:span text:style-name="Emphasis">Hope this article cleared things up!</text:span>)</text:p>
      <text:p text:style-name="Text_20_body">You can find more on the differences between the subjunctive and the indicative <text:a xlink:type="simple" xlink:href="http://www.spanishdict.com/guide/subjunctive-vs-indicative-in-spanish/" text:style-name="Internet_20_link" text:visited-style-name="Visited_20_Internet_20_Link">here</text:a>!</text:p>
      <text:p text:style-name="Standard"/>
      <text:h text:style-name="Heading_20_1" text:outline-level="1">Expressing Wishes and Desires with the Subjunctive</text:h>
      <text:p text:style-name="Text_20_body">Quick Answer </text:p>
      <text:p text:style-name="Text_20_body">The <text:span text:style-name="Emphasis">subjunctive</text:span> (<text:span text:style-name="Strong_20_Emphasis">el subjuntivo</text:span><text:a xlink:type="simple" xlink:href="https://audio1.spanishdict.com/audio?lang=es&amp;text=el%20subjuntivo&amp;key=35fea9bf850cdcea730028d4fa9d3319" text:style-name="Internet_20_link" text:visited-style-name="Visited_20_Internet_20_Link"><text:span text:style-name="Strong_20_Emphasis"> </text:span></text:a>) is one of three moods in Spanish, and it is often used to talk about wishes and desires.</text:p>
      <text:h text:style-name="Heading_20_2" text:outline-level="2"><text:bookmark text:name="spanclasssdmdsdmdtextaccent1weirdospan1"/>WEIRDO</text:h>
      <text:p text:style-name="Text_20_body">Many of the verbs and phrases that require the subjunctive fit into the acronym WEIRDO: Wishes, <text:a xlink:type="simple" xlink:href="https://www.spanishdict.com/guide/expressing-emotions-with-the-subjunctive" text:style-name="Internet_20_link" text:visited-style-name="Visited_20_Internet_20_Link">Emotions</text:a>, <text:a xlink:type="simple" xlink:href="https://www.spanishdict.com/guide/impersonal-expressions-with-the-subjunctive" text:style-name="Internet_20_link" text:visited-style-name="Visited_20_Internet_20_Link">Impersonal expressions</text:a>, <text:a xlink:type="simple" xlink:href="https://www.spanishdict.com/guide/expressing-recommendations-and-requests-with-the-subjunctive" text:style-name="Internet_20_link" text:visited-style-name="Visited_20_Internet_20_Link">Recommendations</text:a>, <text:a xlink:type="simple" xlink:href="https://www.spanishdict.com/guide/expressing-doubt-and-denial-with-the-subjunctive" text:style-name="Internet_20_link" text:visited-style-name="Visited_20_Internet_20_Link">Doubt/Denial</text:a>, and <text:a xlink:type="simple" xlink:href="https://www.spanishdict.com/guide/using-ojala-with-the-subjunctive" text:style-name="Internet_20_link" text:visited-style-name="Visited_20_Internet_20_Link">Ojalá</text:a>. In this article, we're going to take a look at wishes.</text:p>
      <text:h text:style-name="Heading_20_2" text:outline-level="2"><text:bookmark text:name="wishes"/>Wishes</text:h>
      <text:p text:style-name="Text_20_body">Wishing, wanting, demanding, desiring, expecting, ordering, and preferring all fall into the category of wishes. Additionally, mentioning the nonexistence or indefiniteness of something that is desired falls into this category. </text:p>
      <text:h text:style-name="Heading_20_2" text:outline-level="2"><text:bookmark text:name="wishingverbs"/>Wishing Verbs</text:h>
      <text:p text:style-name="Text_20_body">The following verbs are commonly used to express a wish or desire and, when used as the verb in the main clause of a sentence, will indicate that the following verb in the dependent clause will be in the subjunctive.</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Spanish</text:p>
          </table:table-cell>
          <table:table-cell table:style-name="Table32.A1" office:value-type="string">
            <text:p text:style-name="Table_20_Heading">English</text:p>
          </table:table-cell>
          <table:table-cell table:style-name="Table32.A1" office:value-type="string">
            <text:p text:style-name="Table_20_Heading">Spanish</text:p>
          </table:table-cell>
          <table:table-cell table:style-name="Table32.A1" office:value-type="string">
            <text:p text:style-name="Table_20_Heading">English</text:p>
          </table:table-cell>
        </table:table-row>
        <table:table-row>
          <table:table-cell table:style-name="Table32.A1" office:value-type="string">
            <text:p text:style-name="Table_20_Contents"><text:span text:style-name="Strong_20_Emphasis">agradecer </text:span></text:p>
            <text:p text:style-name="Table_20_Contents"><text:a xlink:type="simple" xlink:href="https://audio1.spanishdict.com/audio?lang=es&amp;text=agradecer&amp;key=282332f7878fac78ebd1ae90dca14ff4" text:style-name="Internet_20_link" text:visited-style-name="Visited_20_Internet_20_Link"> </text:a> </text:p>
          </table:table-cell>
          <table:table-cell table:style-name="Table32.A1" office:value-type="string">
            <text:p text:style-name="Table_20_Contents"><text:span text:style-name="Emphasis">to be grateful</text:span></text:p>
          </table:table-cell>
          <table:table-cell table:style-name="Table32.A1" office:value-type="string">
            <text:p text:style-name="Table_20_Contents"><text:span text:style-name="Strong_20_Emphasis">insistir </text:span></text:p>
            <text:p text:style-name="Table_20_Contents"><text:a xlink:type="simple" xlink:href="https://audio1.spanishdict.com/audio?lang=es&amp;text=insistir&amp;key=9894f4b255f29e9e4373309f513411f1" text:style-name="Internet_20_link" text:visited-style-name="Visited_20_Internet_20_Link"> </text:a> </text:p>
          </table:table-cell>
          <table:table-cell table:style-name="Table32.A1" office:value-type="string">
            <text:p text:style-name="Table_20_Contents"><text:span text:style-name="Emphasis">to insist</text:span></text:p>
          </table:table-cell>
        </table:table-row>
        <table:table-row>
          <table:table-cell table:style-name="Table32.A1" office:value-type="string">
            <text:p text:style-name="Table_20_Contents"><text:span text:style-name="Strong_20_Emphasis">no tener </text:span></text:p>
            <text:p text:style-name="Table_20_Contents"><text:a xlink:type="simple" xlink:href="https://audio1.spanishdict.com/audio?lang=es&amp;text=no%20tener&amp;key=e4b08035c08ed8d5a5f1954000c9ff89" text:style-name="Internet_20_link" text:visited-style-name="Visited_20_Internet_20_Link"> </text:a> </text:p>
          </table:table-cell>
          <table:table-cell table:style-name="Table32.A1" office:value-type="string">
            <text:p text:style-name="Table_20_Contents"><text:span text:style-name="Emphasis">to not have</text:span></text:p>
          </table:table-cell>
          <table:table-cell table:style-name="Table32.A1" office:value-type="string">
            <text:p text:style-name="Table_20_Contents"><text:span text:style-name="Strong_20_Emphasis">buscar </text:span></text:p>
            <text:p text:style-name="Table_20_Contents"><text:a xlink:type="simple" xlink:href="https://audio1.spanishdict.com/audio?lang=es&amp;text=buscar&amp;key=a5874262e066ba0cc2cc802e34684bde" text:style-name="Internet_20_link" text:visited-style-name="Visited_20_Internet_20_Link"> </text:a> </text:p>
          </table:table-cell>
          <table:table-cell table:style-name="Table32.A1" office:value-type="string">
            <text:p text:style-name="Table_20_Contents"><text:span text:style-name="Emphasis">to look for</text:span></text:p>
          </table:table-cell>
        </table:table-row>
        <table:table-row>
          <table:table-cell table:style-name="Table32.A1" office:value-type="string">
            <text:p text:style-name="Table_20_Contents"><text:span text:style-name="Strong_20_Emphasis">mandar </text:span></text:p>
            <text:p text:style-name="Table_20_Contents"><text:a xlink:type="simple" xlink:href="https://audio1.spanishdict.com/audio?lang=es&amp;text=mandar&amp;key=cd21dbf246aa942f7dcff5ba05926413" text:style-name="Internet_20_link" text:visited-style-name="Visited_20_Internet_20_Link"> </text:a> </text:p>
          </table:table-cell>
          <table:table-cell table:style-name="Table32.A1" office:value-type="string">
            <text:p text:style-name="Table_20_Contents"><text:span text:style-name="Emphasis">to order</text:span></text:p>
          </table:table-cell>
          <table:table-cell table:style-name="Table32.A1" office:value-type="string">
            <text:p text:style-name="Table_20_Contents"><text:span text:style-name="Strong_20_Emphasis">pedir </text:span></text:p>
            <text:p text:style-name="Table_20_Contents"><text:a xlink:type="simple" xlink:href="https://audio1.spanishdict.com/audio?lang=es&amp;text=pedir&amp;key=6fd735325d530d86d5442d591e6652cc" text:style-name="Internet_20_link" text:visited-style-name="Visited_20_Internet_20_Link"> </text:a> </text:p>
          </table:table-cell>
          <table:table-cell table:style-name="Table32.A1" office:value-type="string">
            <text:p text:style-name="Table_20_Contents"><text:span text:style-name="Emphasis">to request</text:span></text:p>
          </table:table-cell>
        </table:table-row>
        <table:table-row>
          <table:table-cell table:style-name="Table32.A1" office:value-type="string">
            <text:p text:style-name="Table_20_Contents"><text:span text:style-name="Strong_20_Emphasis">desear </text:span></text:p>
            <text:p text:style-name="Table_20_Contents"><text:a xlink:type="simple" xlink:href="https://audio1.spanishdict.com/audio?lang=es&amp;text=desear&amp;key=7ee02a9fc6f8eca90a44260144f0d417" text:style-name="Internet_20_link" text:visited-style-name="Visited_20_Internet_20_Link"> </text:a> </text:p>
          </table:table-cell>
          <table:table-cell table:style-name="Table32.A1" office:value-type="string">
            <text:p text:style-name="Table_20_Contents"><text:span text:style-name="Emphasis">to wish</text:span></text:p>
          </table:table-cell>
          <table:table-cell table:style-name="Table32.A1" office:value-type="string">
            <text:p text:style-name="Table_20_Contents"><text:span text:style-name="Strong_20_Emphasis">necesitar </text:span></text:p>
            <text:p text:style-name="Table_20_Contents"><text:a xlink:type="simple" xlink:href="https://audio1.spanishdict.com/audio?lang=es&amp;text=necesitar&amp;key=d66e85f3daeb20b5903a7a4866512c27" text:style-name="Internet_20_link" text:visited-style-name="Visited_20_Internet_20_Link"> </text:a> </text:p>
          </table:table-cell>
          <table:table-cell table:style-name="Table32.A1" office:value-type="string">
            <text:p text:style-name="Table_20_Contents"><text:span text:style-name="Emphasis">to need</text:span></text:p>
          </table:table-cell>
        </table:table-row>
        <table:table-row>
          <table:table-cell table:style-name="Table32.A1" office:value-type="string">
            <text:p text:style-name="Table_20_Contents"><text:span text:style-name="Strong_20_Emphasis">preferir </text:span></text:p>
            <text:p text:style-name="Table_20_Contents"><text:a xlink:type="simple" xlink:href="https://audio1.spanishdict.com/audio?lang=es&amp;text=preferir&amp;key=cfae03c45f1be4eae99dddf67d3a993c" text:style-name="Internet_20_link" text:visited-style-name="Visited_20_Internet_20_Link"> </text:a> </text:p>
          </table:table-cell>
          <table:table-cell table:style-name="Table32.A1" office:value-type="string">
            <text:p text:style-name="Table_20_Contents"><text:span text:style-name="Emphasis">to prefer</text:span></text:p>
          </table:table-cell>
          <table:table-cell table:style-name="Table32.A1" office:value-type="string">
            <text:p text:style-name="Table_20_Contents"><text:span text:style-name="Strong_20_Emphasis">esperar </text:span></text:p>
            <text:p text:style-name="Table_20_Contents"><text:a xlink:type="simple" xlink:href="https://audio1.spanishdict.com/audio?lang=es&amp;text=esperar&amp;key=435d8ae62439732a4066c1b88f68e4e6" text:style-name="Internet_20_link" text:visited-style-name="Visited_20_Internet_20_Link"> </text:a> </text:p>
          </table:table-cell>
          <table:table-cell table:style-name="Table32.A1" office:value-type="string">
            <text:p text:style-name="Table_20_Contents"><text:span text:style-name="Emphasis">to hope, to expect</text:span></text:p>
          </table:table-cell>
        </table:table-row>
        <table:table-row>
          <table:table-cell table:style-name="Table32.A1" office:value-type="string">
            <text:p text:style-name="Table_20_Contents"><text:span text:style-name="Strong_20_Emphasis">no encontrar </text:span></text:p>
            <text:p text:style-name="Table_20_Contents"><text:a xlink:type="simple" xlink:href="https://audio1.spanishdict.com/audio?lang=es&amp;text=no%20encontrar&amp;key=229834b274c8fc5706cd092728cf797b" text:style-name="Internet_20_link" text:visited-style-name="Visited_20_Internet_20_Link"> </text:a> </text:p>
          </table:table-cell>
          <table:table-cell table:style-name="Table32.A1" office:value-type="string">
            <text:p text:style-name="Table_20_Contents"><text:span text:style-name="Emphasis">to not find</text:span></text:p>
          </table:table-cell>
          <table:table-cell table:style-name="Table32.A1" office:value-type="string">
            <text:p text:style-name="Table_20_Contents"><text:span text:style-name="Strong_20_Emphasis">querer </text:span></text:p>
            <text:p text:style-name="Table_20_Contents"><text:a xlink:type="simple" xlink:href="https://audio1.spanishdict.com/audio?lang=es&amp;text=querer&amp;key=e97c799b35e52f6ddee279476c846b1a" text:style-name="Internet_20_link" text:visited-style-name="Visited_20_Internet_20_Link"> </text:a> </text:p>
          </table:table-cell>
          <table:table-cell table:style-name="Table32.A1" office:value-type="string">
            <text:p text:style-name="Table_20_Contents"><text:span text:style-name="Emphasis">to want</text:span></text:p>
          </table:table-cell>
        </table:table-row>
        <text:soft-page-break/>
        <table:table-row>
          <table:table-cell table:style-name="Table32.A1" office:value-type="string">
            <text:p text:style-name="Table_20_Contents"><text:span text:style-name="Strong_20_Emphasis">exigir </text:span></text:p>
            <text:p text:style-name="Table_20_Contents"><text:a xlink:type="simple" xlink:href="https://audio1.spanishdict.com/audio?lang=es&amp;text=exigir&amp;key=0abe6865cea089a10f368581a98246cb" text:style-name="Internet_20_link" text:visited-style-name="Visited_20_Internet_20_Link"> </text:a> </text:p>
          </table:table-cell>
          <table:table-cell table:style-name="Table32.A1" office:value-type="string">
            <text:p text:style-name="Table_20_Contents"><text:span text:style-name="Emphasis">to demand</text:span></text:p>
          </table:table-cell>
          <table:table-cell table:style-name="Table32.A1" office:value-type="string">
            <text:p text:style-name="Table_20_Contents"><text:span text:style-name="Strong_20_Emphasis">no haber </text:span></text:p>
            <text:p text:style-name="Table_20_Contents"><text:a xlink:type="simple" xlink:href="https://audio1.spanishdict.com/audio?lang=es&amp;text=no%20haber&amp;key=07af4075a4428d7044b5faa05fad00ef" text:style-name="Internet_20_link" text:visited-style-name="Visited_20_Internet_20_Link"> </text:a> </text:p>
          </table:table-cell>
          <table:table-cell table:style-name="Table32.A1" office:value-type="string">
            <text:p text:style-name="Table_20_Contents"><text:span text:style-name="Emphasis">there is/are not</text:span></text:p>
          </table:table-cell>
        </table:table-row>
      </table:table>
      <text:p text:style-name="Text_20_body">Check out these examples. Note that they all use one of the above wishing verbs in conjunction with the word <text:span text:style-name="Strong_20_Emphasis">que</text:span>.</text:p>
      <table:table table:name="Table33" table:style-name="Table33">
        <table:table-column table:style-name="Table33.A"/>
        <table:table-row>
          <table:table-cell table:style-name="Table33.A1" office:value-type="string">
            <text:p text:style-name="Table_20_Contents">Solo te pido que mantengas la calma.</text:p>
            <text:p text:style-name="Table_20_Contents">I just ask that you retain your composure.</text:p>
            <text:p text:style-name="Table_20_Contents"><text:a xlink:type="simple" xlink:href="https://audio1.spanishdict.com/audio?lang=es&amp;text=Solo%20te%20pido%20que%20mantengas%20la%20calma.&amp;key=d16deae8843fb7c720571766d8cc2ba1" text:style-name="Internet_20_link" text:visited-style-name="Visited_20_Internet_20_Link"> </text:a> </text:p>
          </table:table-cell>
        </table:table-row>
        <table:table-row>
          <table:table-cell table:style-name="Table33.A1" office:value-type="string">
            <text:p text:style-name="Table_20_Contents">Esperamos que cocines bien.</text:p>
            <text:p text:style-name="Table_20_Contents">We hope that you cook well.</text:p>
            <text:p text:style-name="Table_20_Contents"><text:a xlink:type="simple" xlink:href="https://audio1.spanishdict.com/audio?lang=es&amp;text=Esperamos%20que%20cocines%20bien.&amp;key=2935ab8f4d76ac53ea91d64096f2042f" text:style-name="Internet_20_link" text:visited-style-name="Visited_20_Internet_20_Link"> </text:a> </text:p>
          </table:table-cell>
        </table:table-row>
        <table:table-row>
          <table:table-cell table:style-name="Table33.A1" office:value-type="string">
            <text:p text:style-name="Table_20_Contents">El rey desea que cenes con él.</text:p>
            <text:p text:style-name="Table_20_Contents">The king wishes you to dine with him.</text:p>
            <text:p text:style-name="Table_20_Contents"><text:a xlink:type="simple" xlink:href="https://audio1.spanishdict.com/audio?lang=es&amp;text=El%20rey%20desea%20que%20cenes%20con%20él.&amp;key=7bdde604ae6460d8c39f48876b63b795" text:style-name="Internet_20_link" text:visited-style-name="Visited_20_Internet_20_Link"> </text:a> </text:p>
          </table:table-cell>
        </table:table-row>
        <table:table-row>
          <table:table-cell table:style-name="Table33.A1" office:value-type="string">
            <text:p text:style-name="Table_20_Contents">Quiero salir con un hombre que me compre flores.</text:p>
            <text:p text:style-name="Table_20_Contents">I want to date a guy who buys me flowers.</text:p>
            <text:p text:style-name="Table_20_Contents"><text:a xlink:type="simple" xlink:href="https://audio1.spanishdict.com/audio?lang=es&amp;text=Quiero%20salir%20con%20un%20hombre%20que%20me%20compre%20flores.&amp;key=5632a6b08408276b4a1fdfbbd2288d70" text:style-name="Internet_20_link" text:visited-style-name="Visited_20_Internet_20_Link"> </text:a> </text:p>
          </table:table-cell>
        </table:table-row>
      </table:table>
      <text:p text:style-name="Text_20_body">You can find more on the differences between the subjunctive and the indicative <text:a xlink:type="simple" xlink:href="http://www.spanishdict.com/guide/subjunctive-vs-indicative-in-spanish/" text:style-name="Internet_20_link" text:visited-style-name="Visited_20_Internet_20_Link">here</text:a>!</text:p>
      <text:p text:style-name="Standard"/>
      <text:h text:style-name="Heading_20_1" text:outline-level="1">Expressing Recommendations and Requests with the Subjunctive</text:h>
      <text:p text:style-name="Text_20_body">Quick Answer </text:p>
      <text:p text:style-name="Text_20_body">The subjunctive (<text:span text:style-name="Strong_20_Emphasis">el subjuntivo</text:span><text:a xlink:type="simple" xlink:href="https://audio1.spanishdict.com/audio?lang=es&amp;text=el%20subjuntivo&amp;key=35fea9bf850cdcea730028d4fa9d3319" text:style-name="Internet_20_link" text:visited-style-name="Visited_20_Internet_20_Link"><text:span text:style-name="Strong_20_Emphasis"> </text:span></text:a>) is one of three moods in Spanish, and it is often used to express recommendations and requests.</text:p>
      <text:h text:style-name="Heading_20_2" text:outline-level="2"><text:bookmark text:name="weirdo2"/>WEIRDO</text:h>
      <text:p text:style-name="Text_20_body">Many of the verbs and phrases that require the subjunctive fit into the acronym WEIRDO: <text:a xlink:type="simple" xlink:href="https://www.spanishdict.com/guide/expressing-wishes-and-desires-with-the-subjunctive" text:style-name="Internet_20_link" text:visited-style-name="Visited_20_Internet_20_Link">Wishes</text:a>, <text:a xlink:type="simple" xlink:href="https://www.spanishdict.com/guide/expressing-emotions-with-the-subjunctive" text:style-name="Internet_20_link" text:visited-style-name="Visited_20_Internet_20_Link">Emotions</text:a>, <text:a xlink:type="simple" xlink:href="https://www.spanishdict.com/guide/impersonal-expressions-with-the-subjunctive" text:style-name="Internet_20_link" text:visited-style-name="Visited_20_Internet_20_Link">Impersonal expressions</text:a>, Recommendations, <text:a xlink:type="simple" xlink:href="https://www.spanishdict.com/guide/expressing-doubt-and-denial-with-the-subjunctive" text:style-name="Internet_20_link" text:visited-style-name="Visited_20_Internet_20_Link">Doubt/Denial</text:a>, and <text:a xlink:type="simple" xlink:href="https://www.spanishdict.com/guide/using-ojala-with-the-subjunctive" text:style-name="Internet_20_link" text:visited-style-name="Visited_20_Internet_20_Link">Ojalá</text:a>. In this article, we're going to take a look at recommendations and requests.</text:p>
      <text:h text:style-name="Heading_20_2" text:outline-level="2"><text:bookmark text:name="recommendations"/>Recommendations</text:h>
      <text:p text:style-name="Text_20_body">When a person recommends, suggests, wants, or asks another person to do (or not do) something, the subjunctive is used. </text:p>
      <text:h text:style-name="Heading_20_2" text:outline-level="2"><text:bookmark text:name="usefulverbsofrecommendation"/>Useful Verbs of Recommendation</text:h>
      <text:p text:style-name="Text_20_body">The following verbs are commonly used to give recommendation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Table_20_Heading">Spanish</text:p>
          </table:table-cell>
          <table:table-cell table:style-name="Table34.A1" office:value-type="string">
            <text:p text:style-name="Table_20_Heading">English</text:p>
          </table:table-cell>
          <table:table-cell table:style-name="Table34.A1" office:value-type="string">
            <text:p text:style-name="Table_20_Heading">Spanish</text:p>
          </table:table-cell>
          <table:table-cell table:style-name="Table34.A1" office:value-type="string">
            <text:p text:style-name="Table_20_Heading">English</text:p>
          </table:table-cell>
        </table:table-row>
        <table:table-row>
          <table:table-cell table:style-name="Table34.A1" office:value-type="string">
            <text:p text:style-name="Table_20_Contents"><text:span text:style-name="Strong_20_Emphasis">aconsejar </text:span></text:p>
            <text:p text:style-name="Table_20_Contents"><text:a xlink:type="simple" xlink:href="https://audio1.spanishdict.com/audio?lang=es&amp;text=aconsejar&amp;key=e051456a6da848ac2b61b0a33aaaea6b" text:style-name="Internet_20_link" text:visited-style-name="Visited_20_Internet_20_Link"> </text:a> </text:p>
          </table:table-cell>
          <table:table-cell table:style-name="Table34.A1" office:value-type="string">
            <text:p text:style-name="Table_20_Contents"><text:span text:style-name="Emphasis">to advise</text:span></text:p>
          </table:table-cell>
          <table:table-cell table:style-name="Table34.A1" office:value-type="string">
            <text:p text:style-name="Table_20_Contents"><text:span text:style-name="Strong_20_Emphasis">proponer </text:span></text:p>
            <text:p text:style-name="Table_20_Contents"><text:a xlink:type="simple" xlink:href="https://audio1.spanishdict.com/audio?lang=es&amp;text=proponer&amp;key=c0e208fd9395bcf56b98166e238a665e" text:style-name="Internet_20_link" text:visited-style-name="Visited_20_Internet_20_Link"> </text:a> </text:p>
          </table:table-cell>
          <table:table-cell table:style-name="Table34.A1" office:value-type="string">
            <text:p text:style-name="Table_20_Contents"><text:span text:style-name="Emphasis">to suggest</text:span></text:p>
          </table:table-cell>
        </table:table-row>
        <table:table-row>
          <table:table-cell table:style-name="Table34.A1" office:value-type="string">
            <text:p text:style-name="Table_20_Contents"><text:span text:style-name="Strong_20_Emphasis">sugerir </text:span></text:p>
            <text:p text:style-name="Table_20_Contents"><text:soft-page-break/><text:a xlink:type="simple" xlink:href="https://audio1.spanishdict.com/audio?lang=es&amp;text=sugerir&amp;key=82cb7656244ff9a65a9c2ed4da3d665f" text:style-name="Internet_20_link" text:visited-style-name="Visited_20_Internet_20_Link"> </text:a> </text:p>
          </table:table-cell>
          <table:table-cell table:style-name="Table34.A1" office:value-type="string">
            <text:p text:style-name="Table_20_Contents"><text:span text:style-name="Emphasis">to suggest</text:span></text:p>
          </table:table-cell>
          <table:table-cell table:style-name="Table34.A1" office:value-type="string">
            <text:p text:style-name="Table_20_Contents"><text:span text:style-name="Strong_20_Emphasis">decir </text:span></text:p>
            <text:p text:style-name="Table_20_Contents"><text:soft-page-break/><text:a xlink:type="simple" xlink:href="https://audio1.spanishdict.com/audio?lang=es&amp;text=decir&amp;key=4e34de6875705da45ca77b6cb38b0c33" text:style-name="Internet_20_link" text:visited-style-name="Visited_20_Internet_20_Link"> </text:a> </text:p>
          </table:table-cell>
          <table:table-cell table:style-name="Table34.A1" office:value-type="string">
            <text:p text:style-name="Table_20_Contents"><text:span text:style-name="Emphasis">to say</text:span></text:p>
          </table:table-cell>
        </table:table-row>
        <table:table-row>
          <table:table-cell table:style-name="Table34.A1" office:value-type="string">
            <text:p text:style-name="Table_20_Contents"><text:span text:style-name="Strong_20_Emphasis">ordenar </text:span></text:p>
            <text:p text:style-name="Table_20_Contents"><text:a xlink:type="simple" xlink:href="https://audio1.spanishdict.com/audio?lang=es&amp;text=ordenar&amp;key=bf0d4991c8b6c68f02e1ab6507dbc0c1" text:style-name="Internet_20_link" text:visited-style-name="Visited_20_Internet_20_Link"> </text:a> </text:p>
          </table:table-cell>
          <table:table-cell table:style-name="Table34.A1" office:value-type="string">
            <text:p text:style-name="Table_20_Contents"><text:span text:style-name="Emphasis">to order</text:span></text:p>
          </table:table-cell>
          <table:table-cell table:style-name="Table34.A1" office:value-type="string">
            <text:p text:style-name="Table_20_Contents"><text:span text:style-name="Strong_20_Emphasis">rogar </text:span></text:p>
            <text:p text:style-name="Table_20_Contents"><text:a xlink:type="simple" xlink:href="https://audio1.spanishdict.com/audio?lang=es&amp;text=rogar&amp;key=d106fcb7f0030023b4de078e6222f0d5" text:style-name="Internet_20_link" text:visited-style-name="Visited_20_Internet_20_Link"> </text:a> </text:p>
          </table:table-cell>
          <table:table-cell table:style-name="Table34.A1" office:value-type="string">
            <text:p text:style-name="Table_20_Contents"><text:span text:style-name="Emphasis">to beg</text:span></text:p>
          </table:table-cell>
        </table:table-row>
        <table:table-row>
          <table:table-cell table:style-name="Table34.A1" office:value-type="string">
            <text:p text:style-name="Table_20_Contents"><text:span text:style-name="Strong_20_Emphasis">dejar </text:span></text:p>
            <text:p text:style-name="Table_20_Contents"><text:a xlink:type="simple" xlink:href="https://audio1.spanishdict.com/audio?lang=es&amp;text=dejar&amp;key=f5b1f28a26b3adf945af87b9cba6485a" text:style-name="Internet_20_link" text:visited-style-name="Visited_20_Internet_20_Link"> </text:a> </text:p>
          </table:table-cell>
          <table:table-cell table:style-name="Table34.A1" office:value-type="string">
            <text:p text:style-name="Table_20_Contents"><text:span text:style-name="Emphasis">to let, allow</text:span></text:p>
          </table:table-cell>
          <table:table-cell table:style-name="Table34.A1" office:value-type="string">
            <text:p text:style-name="Table_20_Contents"><text:span text:style-name="Strong_20_Emphasis">exigir </text:span></text:p>
            <text:p text:style-name="Table_20_Contents"><text:a xlink:type="simple" xlink:href="https://audio1.spanishdict.com/audio?lang=es&amp;text=exigir&amp;key=0abe6865cea089a10f368581a98246cb" text:style-name="Internet_20_link" text:visited-style-name="Visited_20_Internet_20_Link"> </text:a> </text:p>
          </table:table-cell>
          <table:table-cell table:style-name="Table34.A1" office:value-type="string">
            <text:p text:style-name="Table_20_Contents"><text:span text:style-name="Emphasis">to demand</text:span></text:p>
          </table:table-cell>
        </table:table-row>
        <table:table-row>
          <table:table-cell table:style-name="Table34.A1" office:value-type="string">
            <text:p text:style-name="Table_20_Contents"><text:span text:style-name="Strong_20_Emphasis">hacer </text:span></text:p>
            <text:p text:style-name="Table_20_Contents"><text:a xlink:type="simple" xlink:href="https://audio1.spanishdict.com/audio?lang=es&amp;text=hacer&amp;key=d7baf2155ab949c812a28cb1ff3a4cfc" text:style-name="Internet_20_link" text:visited-style-name="Visited_20_Internet_20_Link"> </text:a> </text:p>
          </table:table-cell>
          <table:table-cell table:style-name="Table34.A1" office:value-type="string">
            <text:p text:style-name="Table_20_Contents"><text:span text:style-name="Emphasis">to make/to force</text:span></text:p>
          </table:table-cell>
          <table:table-cell table:style-name="Table34.A1" office:value-type="string">
            <text:p text:style-name="Table_20_Contents"><text:span text:style-name="Strong_20_Emphasis">insistir </text:span></text:p>
            <text:p text:style-name="Table_20_Contents"><text:a xlink:type="simple" xlink:href="https://audio1.spanishdict.com/audio?lang=es&amp;text=insistir&amp;key=9894f4b255f29e9e4373309f513411f1" text:style-name="Internet_20_link" text:visited-style-name="Visited_20_Internet_20_Link"> </text:a> </text:p>
          </table:table-cell>
          <table:table-cell table:style-name="Table34.A1" office:value-type="string">
            <text:p text:style-name="Table_20_Contents"><text:span text:style-name="Emphasis">to insist</text:span></text:p>
          </table:table-cell>
        </table:table-row>
        <table:table-row>
          <table:table-cell table:style-name="Table34.A1" office:value-type="string">
            <text:p text:style-name="Table_20_Contents"><text:span text:style-name="Strong_20_Emphasis">mandar </text:span></text:p>
            <text:p text:style-name="Table_20_Contents"><text:a xlink:type="simple" xlink:href="https://audio1.spanishdict.com/audio?lang=es&amp;text=mandar&amp;key=cd21dbf246aa942f7dcff5ba05926413" text:style-name="Internet_20_link" text:visited-style-name="Visited_20_Internet_20_Link"> </text:a> </text:p>
          </table:table-cell>
          <table:table-cell table:style-name="Table34.A1" office:value-type="string">
            <text:p text:style-name="Table_20_Contents"><text:span text:style-name="Emphasis">to order</text:span></text:p>
          </table:table-cell>
          <table:table-cell table:style-name="Table34.A1" office:value-type="string">
            <text:p text:style-name="Table_20_Contents"><text:span text:style-name="Strong_20_Emphasis">prohibir </text:span></text:p>
            <text:p text:style-name="Table_20_Contents"><text:a xlink:type="simple" xlink:href="https://audio1.spanishdict.com/audio?lang=es&amp;text=prohibir&amp;key=0c87a40fda08f49ea90cd23f219103c7" text:style-name="Internet_20_link" text:visited-style-name="Visited_20_Internet_20_Link"> </text:a> </text:p>
          </table:table-cell>
          <table:table-cell table:style-name="Table34.A1" office:value-type="string">
            <text:p text:style-name="Table_20_Contents"><text:span text:style-name="Emphasis">to forbid</text:span></text:p>
          </table:table-cell>
        </table:table-row>
        <table:table-row>
          <table:table-cell table:style-name="Table34.A1" office:value-type="string">
            <text:p text:style-name="Table_20_Contents"><text:span text:style-name="Strong_20_Emphasis">recomendar </text:span></text:p>
            <text:p text:style-name="Table_20_Contents"><text:a xlink:type="simple" xlink:href="https://audio1.spanishdict.com/audio?lang=es&amp;text=recomendar&amp;key=d01fb88e16a7dae5748b5795a98947c6" text:style-name="Internet_20_link" text:visited-style-name="Visited_20_Internet_20_Link"> </text:a> </text:p>
          </table:table-cell>
          <table:table-cell table:style-name="Table34.A1" office:value-type="string">
            <text:p text:style-name="Table_20_Contents"><text:span text:style-name="Emphasis">to recommend</text:span></text:p>
          </table:table-cell>
          <table:table-cell table:style-name="Table34.A1" office:value-type="string">
            <text:p text:style-name="Table_20_Contents"><text:span text:style-name="Strong_20_Emphasis">suplicar </text:span></text:p>
            <text:p text:style-name="Table_20_Contents"><text:a xlink:type="simple" xlink:href="https://audio1.spanishdict.com/audio?lang=es&amp;text=suplicar&amp;key=557e8b8194e78a57ff205a854d7c2abd" text:style-name="Internet_20_link" text:visited-style-name="Visited_20_Internet_20_Link"> </text:a> </text:p>
          </table:table-cell>
          <table:table-cell table:style-name="Table34.A1" office:value-type="string">
            <text:p text:style-name="Table_20_Contents"><text:span text:style-name="Emphasis">to beg</text:span></text:p>
          </table:table-cell>
        </table:table-row>
      </table:table>
      <text:p text:style-name="Text_20_body">Check out these examples.</text:p>
      <table:table table:name="Table35" table:style-name="Table35">
        <table:table-column table:style-name="Table35.A"/>
        <table:table-row>
          <table:table-cell table:style-name="Table35.A1" office:value-type="string">
            <text:p text:style-name="Table_20_Contents">Mi doctor recomienda que beba más agua.</text:p>
            <text:p text:style-name="Table_20_Contents">My doctor recommends I drink more water.</text:p>
            <text:p text:style-name="Table_20_Contents"><text:a xlink:type="simple" xlink:href="https://audio1.spanishdict.com/audio?lang=es&amp;text=Mi%20doctor%20recomienda%20que%20beba%20más%20agua.&amp;key=3e3778b9d0c9f28443b871354cdfc9a2" text:style-name="Internet_20_link" text:visited-style-name="Visited_20_Internet_20_Link"> </text:a> </text:p>
          </table:table-cell>
        </table:table-row>
        <table:table-row>
          <table:table-cell table:style-name="Table35.A1" office:value-type="string">
            <text:p text:style-name="Table_20_Contents">Suplico que mi hija tenga más cuidado.</text:p>
            <text:p text:style-name="Table_20_Contents">I beg my daughter to be more careful.</text:p>
            <text:p text:style-name="Table_20_Contents"><text:a xlink:type="simple" xlink:href="https://audio1.spanishdict.com/audio?lang=es&amp;text=Suplico%20que%20mi%20hija%20tenga%20más%20cuidado.&amp;key=f2993fc5c382fcf288eb624a1a50822d" text:style-name="Internet_20_link" text:visited-style-name="Visited_20_Internet_20_Link"> </text:a> </text:p>
          </table:table-cell>
        </table:table-row>
        <table:table-row>
          <table:table-cell table:style-name="Table35.A1" office:value-type="string">
            <text:p text:style-name="Table_20_Contents">Sugieren que leas este libro.</text:p>
            <text:p text:style-name="Table_20_Contents">They suggest you read this book.</text:p>
            <text:p text:style-name="Table_20_Contents"><text:a xlink:type="simple" xlink:href="https://audio1.spanishdict.com/audio?lang=es&amp;text=Sugieren%20que%20leas%20este%20libro.&amp;key=76f4c164886f459c54e0c9b816fa8fd7" text:style-name="Internet_20_link" text:visited-style-name="Visited_20_Internet_20_Link"> </text:a> </text:p>
          </table:table-cell>
        </table:table-row>
        <table:table-row>
          <table:table-cell table:style-name="Table35.A1" office:value-type="string">
            <text:p text:style-name="Table_20_Contents">Dicen que veamos esa película.</text:p>
            <text:p text:style-name="Table_20_Contents">They say we should watch that movie.</text:p>
            <text:p text:style-name="Table_20_Contents"><text:a xlink:type="simple" xlink:href="https://audio1.spanishdict.com/audio?lang=es&amp;text=Dicen%20que%20veamos%20esa%20película.&amp;key=bef64f907be210f189838818072ef412" text:style-name="Internet_20_link" text:visited-style-name="Visited_20_Internet_20_Link"> </text:a> </text:p>
          </table:table-cell>
        </table:table-row>
      </table:table>
      <text:p text:style-name="Text_20_body">Note that the word <text:span text:style-name="Strong_20_Emphasis">que</text:span> is used to separate the recommender from the recommendation in the sentences above.</text:p>
      <text:p text:style-name="Standard"/>
      <text:p text:style-name="Standard"/>
      <text:h text:style-name="Heading_20_1" text:outline-level="1">Expressing Doubt and Denial with the Subjunctive</text:h>
      <text:p text:style-name="Text_20_body">Quick Answer </text:p>
      <text:p text:style-name="Text_20_body">The subjunctive (<text:span text:style-name="Strong_20_Emphasis">el subjuntivo</text:span><text:a xlink:type="simple" xlink:href="https://audio1.spanishdict.com/audio?lang=es&amp;text=el%20subjuntivo&amp;key=35fea9bf850cdcea730028d4fa9d3319" text:style-name="Internet_20_link" text:visited-style-name="Visited_20_Internet_20_Link"><text:span text:style-name="Strong_20_Emphasis"> </text:span></text:a>) is one of three moods in Spanish, and it is often used to express doubt and denial.</text:p>
      <text:h text:style-name="Heading_20_2" text:outline-level="2"><text:bookmark text:name="weirdo3"/>WEIRDO</text:h>
      <text:p text:style-name="Text_20_body">Many of the verbs and phrases that require the subjunctive fit into the acronym WEIRDO: <text:a xlink:type="simple" xlink:href="https://www.spanishdict.com/guide/expressing-wishes-and-desires-with-the-subjunctive" text:style-name="Internet_20_link" text:visited-style-name="Visited_20_Internet_20_Link">Wishes</text:a>, <text:a xlink:type="simple" xlink:href="https://www.spanishdict.com/guide/expressing-emotions-with-the-subjunctive" text:style-name="Internet_20_link" text:visited-style-name="Visited_20_Internet_20_Link">Emotions</text:a>, <text:a xlink:type="simple" xlink:href="https://www.spanishdict.com/guide/impersonal-expressions-with-the-subjunctive" text:style-name="Internet_20_link" text:visited-style-name="Visited_20_Internet_20_Link">Impersonal expressions</text:a>, <text:a xlink:type="simple" xlink:href="https://www.spanishdict.com/guide/expressing-recommendations-and-requests-with-the-subjunctive" text:style-name="Internet_20_link" text:visited-style-name="Visited_20_Internet_20_Link">Recommendations</text:a>, Doubt/Denial and <text:a xlink:type="simple" xlink:href="https://www.spanishdict.com/guide/using-ojala-with-the-subjunctive" text:style-name="Internet_20_link" text:visited-style-name="Visited_20_Internet_20_Link">Ojalá</text:a>. In this article, we're going to take a look at doubt and denial.</text:p>
      <text:h text:style-name="Heading_20_2" text:outline-level="2"><text:bookmark text:name="doubt"/><text:soft-page-break/>Doubt</text:h>
      <text:p text:style-name="Text_20_body">To doubt or deny something is to question its connection with reality or to express that it is hypothetical, which is why expressions of doubt and denial tend to trigger use of the subjunctive. </text:p>
      <text:h text:style-name="Heading_20_2" text:outline-level="2"><text:bookmark text:name="usefulverbsofdoubt"/>Useful Verbs of Doubt</text:h>
      <text:p text:style-name="Text_20_body">These verbs and verb phrases are commonly used to express doubt. </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Table_20_Heading">Spanish</text:p>
          </table:table-cell>
          <table:table-cell table:style-name="Table36.A1" office:value-type="string">
            <text:p text:style-name="Table_20_Heading">English</text:p>
          </table:table-cell>
          <table:table-cell table:style-name="Table36.A1" office:value-type="string">
            <text:p text:style-name="Table_20_Heading">Spanish</text:p>
          </table:table-cell>
          <table:table-cell table:style-name="Table36.A1" office:value-type="string">
            <text:p text:style-name="Table_20_Heading">English</text:p>
          </table:table-cell>
        </table:table-row>
        <table:table-row>
          <table:table-cell table:style-name="Table36.A1" office:value-type="string">
            <text:p text:style-name="Table_20_Contents"><text:span text:style-name="Strong_20_Emphasis">dudar </text:span></text:p>
            <text:p text:style-name="Table_20_Contents"><text:a xlink:type="simple" xlink:href="https://audio1.spanishdict.com/audio?lang=es&amp;text=dudar&amp;key=a52eea300ef94e059860395b9fd346ef" text:style-name="Internet_20_link" text:visited-style-name="Visited_20_Internet_20_Link"> </text:a> </text:p>
          </table:table-cell>
          <table:table-cell table:style-name="Table36.A1" office:value-type="string">
            <text:p text:style-name="Table_20_Contents"><text:span text:style-name="Emphasis">to doubt</text:span></text:p>
          </table:table-cell>
          <table:table-cell table:style-name="Table36.A1" office:value-type="string">
            <text:p text:style-name="Table_20_Contents"><text:span text:style-name="Strong_20_Emphasis">no creer </text:span></text:p>
            <text:p text:style-name="Table_20_Contents"><text:a xlink:type="simple" xlink:href="https://audio1.spanishdict.com/audio?lang=es&amp;text=no%20creer&amp;key=2f04612c852b98c748af02bc4893c960" text:style-name="Internet_20_link" text:visited-style-name="Visited_20_Internet_20_Link"> </text:a> </text:p>
          </table:table-cell>
          <table:table-cell table:style-name="Table36.A1" office:value-type="string">
            <text:p text:style-name="Table_20_Contents"><text:span text:style-name="Emphasis">to not believe</text:span></text:p>
          </table:table-cell>
        </table:table-row>
        <table:table-row>
          <table:table-cell table:style-name="Table36.A1" office:value-type="string">
            <text:p text:style-name="Table_20_Contents"><text:span text:style-name="Strong_20_Emphasis">no pensar </text:span></text:p>
            <text:p text:style-name="Table_20_Contents"><text:a xlink:type="simple" xlink:href="https://audio1.spanishdict.com/audio?lang=es&amp;text=no%20pensar&amp;key=3fa2ba592960ef1ba04de67dfc7a2371" text:style-name="Internet_20_link" text:visited-style-name="Visited_20_Internet_20_Link"> </text:a> </text:p>
          </table:table-cell>
          <table:table-cell table:style-name="Table36.A1" office:value-type="string">
            <text:p text:style-name="Table_20_Contents"><text:span text:style-name="Emphasis">to not think</text:span></text:p>
          </table:table-cell>
          <table:table-cell table:style-name="Table36.A1" office:value-type="string">
            <text:p text:style-name="Table_20_Contents"><text:span text:style-name="Strong_20_Emphasis">negar </text:span></text:p>
            <text:p text:style-name="Table_20_Contents"><text:a xlink:type="simple" xlink:href="https://audio1.spanishdict.com/audio?lang=es&amp;text=negar&amp;key=bd3f01297efdc1fb8ea897e5b9b1bee8" text:style-name="Internet_20_link" text:visited-style-name="Visited_20_Internet_20_Link"> </text:a> </text:p>
          </table:table-cell>
          <table:table-cell table:style-name="Table36.A1" office:value-type="string">
            <text:p text:style-name="Table_20_Contents"><text:span text:style-name="Emphasis">to deny</text:span></text:p>
          </table:table-cell>
        </table:table-row>
        <table:table-row>
          <table:table-cell table:style-name="Table36.A1" office:value-type="string">
            <text:p text:style-name="Table_20_Contents"><text:span text:style-name="Strong_20_Emphasis">no estar seguro </text:span></text:p>
            <text:p text:style-name="Table_20_Contents"><text:a xlink:type="simple" xlink:href="https://audio1.spanishdict.com/audio?lang=es&amp;text=no%20estar%20seguro&amp;key=6fd54e9a8df4cd2b826d71b1e5e1bef8" text:style-name="Internet_20_link" text:visited-style-name="Visited_20_Internet_20_Link"> </text:a> </text:p>
          </table:table-cell>
          <table:table-cell table:style-name="Table36.A1" office:value-type="string">
            <text:p text:style-name="Table_20_Contents"><text:span text:style-name="Emphasis">to be unsure</text:span></text:p>
          </table:table-cell>
          <table:table-cell table:style-name="Table36.A1" office:value-type="string">
            <text:p text:style-name="Table_20_Contents"><text:span text:style-name="Strong_20_Emphasis">no suponer </text:span></text:p>
            <text:p text:style-name="Table_20_Contents"><text:a xlink:type="simple" xlink:href="https://audio1.spanishdict.com/audio?lang=es&amp;text=no%20suponer&amp;key=d93587e10e42c4e41236511d23dc502d" text:style-name="Internet_20_link" text:visited-style-name="Visited_20_Internet_20_Link"> </text:a> </text:p>
          </table:table-cell>
          <table:table-cell table:style-name="Table36.A1" office:value-type="string">
            <text:p text:style-name="Table_20_Contents"><text:span text:style-name="Emphasis">to not assume</text:span></text:p>
          </table:table-cell>
        </table:table-row>
        <table:table-row>
          <table:table-cell table:style-name="Table36.A1" office:value-type="string">
            <text:p text:style-name="Table_20_Contents"><text:span text:style-name="Strong_20_Emphasis">no comprender </text:span></text:p>
            <text:p text:style-name="Table_20_Contents"><text:a xlink:type="simple" xlink:href="https://audio1.spanishdict.com/audio?lang=es&amp;text=no%20comprender&amp;key=36ee176fcfefb62aa468a8aff41e249e" text:style-name="Internet_20_link" text:visited-style-name="Visited_20_Internet_20_Link"> </text:a> </text:p>
          </table:table-cell>
          <table:table-cell table:style-name="Table36.A1" office:value-type="string">
            <text:p text:style-name="Table_20_Contents"><text:span text:style-name="Emphasis">to not understand</text:span></text:p>
          </table:table-cell>
          <table:table-cell table:style-name="Table36.A1" office:value-type="string">
            <text:p text:style-name="Table_20_Contents"><text:span text:style-name="Strong_20_Emphasis">no parecer </text:span></text:p>
            <text:p text:style-name="Table_20_Contents"><text:a xlink:type="simple" xlink:href="https://audio1.spanishdict.com/audio?lang=es&amp;text=no%20parecer&amp;key=837e8198aa87c0085bd3a3ecc978e038" text:style-name="Internet_20_link" text:visited-style-name="Visited_20_Internet_20_Link"> </text:a> </text:p>
          </table:table-cell>
          <table:table-cell table:style-name="Table36.A1" office:value-type="string">
            <text:p text:style-name="Table_20_Contents"><text:span text:style-name="Emphasis">to not seem</text:span></text:p>
          </table:table-cell>
        </table:table-row>
      </table:table>
      <text:h text:style-name="Heading_20_3" text:outline-level="3"><text:bookmark text:name="doubtingindicativeorsubjunctive"/>Doubting: Indicative or Subjunctive?</text:h>
      <text:list xml:id="list3471053642811874880" text:style-name="L13">
        <text:list-item>
          <text:p text:style-name="P22">Verbs that follow the verbs <text:span text:style-name="Strong_20_Emphasis">comprender</text:span><text:a xlink:type="simple" xlink:href="https://audio1.spanishdict.com/audio?lang=es&amp;text=comprender&amp;key=090ad12240947b50765f97820f56f4c2" text:style-name="Internet_20_link" text:visited-style-name="Visited_20_Internet_20_Link"><text:span text:style-name="Strong_20_Emphasis"> </text:span></text:a> (<text:span text:style-name="Emphasis">to understand</text:span>), <text:span text:style-name="Strong_20_Emphasis">creer</text:span><text:a xlink:type="simple" xlink:href="https://audio1.spanishdict.com/audio?lang=es&amp;text=creer&amp;key=7976ee41144915a635cf588b47bbe615" text:style-name="Internet_20_link" text:visited-style-name="Visited_20_Internet_20_Link"><text:span text:style-name="Strong_20_Emphasis"> </text:span></text:a> (<text:span text:style-name="Emphasis">to believe</text:span>), <text:span text:style-name="Strong_20_Emphasis">estar seguro</text:span><text:a xlink:type="simple" xlink:href="https://audio1.spanishdict.com/audio?lang=es&amp;text=estar%20seguro&amp;key=593752d0b772ecd6d679d349f6ad4e59" text:style-name="Internet_20_link" text:visited-style-name="Visited_20_Internet_20_Link"><text:span text:style-name="Strong_20_Emphasis"> </text:span></text:a> (<text:span text:style-name="Emphasis">to be sure</text:span>), <text:span text:style-name="Strong_20_Emphasis">parecer</text:span><text:a xlink:type="simple" xlink:href="https://audio1.spanishdict.com/audio?lang=es&amp;text=parecer&amp;key=b2892592018f2dc0109fade74d669022" text:style-name="Internet_20_link" text:visited-style-name="Visited_20_Internet_20_Link"><text:span text:style-name="Strong_20_Emphasis"> </text:span></text:a> (<text:span text:style-name="Emphasis">to seem</text:span>), <text:span text:style-name="Strong_20_Emphasis">pensar</text:span><text:a xlink:type="simple" xlink:href="https://audio1.spanishdict.com/audio?lang=es&amp;text=pensar&amp;key=48a2271839a542afb7ab9879f9466780" text:style-name="Internet_20_link" text:visited-style-name="Visited_20_Internet_20_Link"><text:span text:style-name="Strong_20_Emphasis"> </text:span></text:a> (<text:span text:style-name="Emphasis">to think</text:span>), and <text:span text:style-name="Strong_20_Emphasis">suponer</text:span><text:a xlink:type="simple" xlink:href="https://audio1.spanishdict.com/audio?lang=es&amp;text=suponer&amp;key=65b31bc77fdeb5db22e3fa516d4cf86a" text:style-name="Internet_20_link" text:visited-style-name="Visited_20_Internet_20_Link"><text:span text:style-name="Strong_20_Emphasis"> </text:span></text:a> (<text:span text:style-name="Emphasis">to assume</text:span>) are normally used in the indicative. </text:p>
        </text:list-item>
        <text:list-item>
          <text:p text:style-name="P13">Verbs that follow the negated forms of the above verbs (<text:span text:style-name="Strong_20_Emphasis">no comprender, no parecer</text:span>, etc.) are normally used in the subjunctive. </text:p>
        </text:list-item>
      </text:list>
      <text:p text:style-name="Text_20_body">Check out these examples. The first example in each pair uses the indicative, while the second pair uses the subjunctive.</text:p>
      <table:table table:name="Table37" table:style-name="Table37">
        <table:table-column table:style-name="Table37.A"/>
        <table:table-row>
          <table:table-cell table:style-name="Table37.A1" office:value-type="string">
            <text:p text:style-name="Table_20_Contents">Creo que te va a gustar esta canción.</text:p>
            <text:p text:style-name="Table_20_Contents">I think you're going to like this song.</text:p>
            <text:p text:style-name="Table_20_Contents"><text:a xlink:type="simple" xlink:href="https://audio1.spanishdict.com/audio?lang=es&amp;text=Creo%20que%20te%20va%20a%20gustar%20esta%20canción.&amp;key=f1846bf03ea3a26140d2e94dcea2dfc5" text:style-name="Internet_20_link" text:visited-style-name="Visited_20_Internet_20_Link"> </text:a> </text:p>
          </table:table-cell>
        </table:table-row>
        <table:table-row>
          <table:table-cell table:style-name="Table37.A1" office:value-type="string">
            <text:p text:style-name="Table_20_Contents">No creo que te vaya a gustar esta canción.</text:p>
            <text:p text:style-name="Table_20_Contents">I don't think you're going to like this song.</text:p>
            <text:p text:style-name="Table_20_Contents"><text:a xlink:type="simple" xlink:href="https://audio1.spanishdict.com/audio?lang=es&amp;text=No%20creo%20que%20te%20vaya%20a%20gustar%20esta%20canción.&amp;key=3f0e5c99dfa54dca8b9a2656eecefc54" text:style-name="Internet_20_link" text:visited-style-name="Visited_20_Internet_20_Link"> </text:a> </text:p>
          </table:table-cell>
        </table:table-row>
      </table:table>
      <table:table table:name="Table38" table:style-name="Table38">
        <table:table-column table:style-name="Table38.A"/>
        <table:table-row>
          <table:table-cell table:style-name="Table38.A1" office:value-type="string">
            <text:p text:style-name="Table_20_Contents">Estoy seguro que él tiene mi número de teléfono.</text:p>
            <text:p text:style-name="Table_20_Contents">I'm sure he has my phone number.</text:p>
            <text:p text:style-name="Table_20_Contents"><text:a xlink:type="simple" xlink:href="https://audio1.spanishdict.com/audio?lang=es&amp;text=Estoy%20seguro%20que%20él%20tiene%20mi%20número%20de%20teléfono.&amp;key=9e43812cdf5d58f6cef17ab9f9b95897" text:style-name="Internet_20_link" text:visited-style-name="Visited_20_Internet_20_Link"> </text:a> </text:p>
          </table:table-cell>
        </table:table-row>
        <table:table-row>
          <table:table-cell table:style-name="Table38.A1" office:value-type="string">
            <text:p text:style-name="Table_20_Contents">Dudo que él tenga mi número de teléfono.</text:p>
            <text:p text:style-name="Table_20_Contents">I doubt that he has my phone number.</text:p>
            <text:p text:style-name="Table_20_Contents"><text:a xlink:type="simple" xlink:href="https://audio1.spanishdict.com/audio?lang=es&amp;text=Dudo%20que%20él%20tenga%20mi%20número%20de%20teléfono.&amp;key=327f9878d4fa6ed5d398107c137966b5" text:style-name="Internet_20_link" text:visited-style-name="Visited_20_Internet_20_Link"> </text:a> </text:p>
          </table:table-cell>
        </table:table-row>
      </table:table>
      <text:p text:style-name="Text_20_body">Finally, here are some more examples of the subjunctive used with phrases that introduce a sense of doubt or denial. </text:p>
      <table:table table:name="Table39" table:style-name="Table39">
        <table:table-column table:style-name="Table39.A"/>
        <table:table-row>
          <table:table-cell table:style-name="Table39.A1" office:value-type="string">
            <text:p text:style-name="Table_20_Contents">No parece que vaya a mejorar la situación.</text:p>
            <text:p text:style-name="Table_20_Contents">It doesn't appear that the situation will improve.</text:p>
            <text:p text:style-name="Table_20_Contents"><text:a xlink:type="simple" xlink:href="https://audio1.spanishdict.com/audio?lang=es&amp;text=No%20parece%20que%20vaya%20a%20mejorar%20la%20situación.&amp;key=a4731f500a8a8037791c1da71df5d165" text:style-name="Internet_20_link" text:visited-style-name="Visited_20_Internet_20_Link"> </text:a> </text:p>
          </table:table-cell>
        </table:table-row>
        <table:table-row>
          <table:table-cell table:style-name="Table39.A1" office:value-type="string">
            <text:p text:style-name="Table_20_Contents">No supones que quiera escapar, ¿o sí?</text:p>
            <text:p text:style-name="Table_20_Contents">You don't suppose he wants to escape, do you?</text:p>
            <text:p text:style-name="Table_20_Contents"><text:soft-page-break/><text:a xlink:type="simple" xlink:href="https://audio1.spanishdict.com/audio?lang=es&amp;text=No%20supones%20que%20quiera%20escapar%2C%20¿o%20sí%3F&amp;key=4757c623e6fc6243f0d333e6774dc6f9" text:style-name="Internet_20_link" text:visited-style-name="Visited_20_Internet_20_Link"> </text:a> </text:p>
          </table:table-cell>
        </table:table-row>
        <table:table-row>
          <table:table-cell table:style-name="Table39.A1" office:value-type="string">
            <text:p text:style-name="Table_20_Contents">No estoy seguro que mi madre venga.</text:p>
            <text:p text:style-name="Table_20_Contents">I am not sure that my mother is coming.</text:p>
            <text:p text:style-name="Table_20_Contents"><text:a xlink:type="simple" xlink:href="https://audio1.spanishdict.com/audio?lang=es&amp;text=No%20estoy%20seguro%20que%20mi%20madre%20venga.&amp;key=2773dd70be76caea16490a39e2bd4011" text:style-name="Internet_20_link" text:visited-style-name="Visited_20_Internet_20_Link"> </text:a> </text:p>
          </table:table-cell>
        </table:table-row>
      </table:table>
      <text:p text:style-name="Text_20_body">You can find more on the differences between the subjunctive and the indicative <text:a xlink:type="simple" xlink:href="http://www.spanishdict.com/guide/subjunctive-vs-indicative-in-spanish/" text:style-name="Internet_20_link" text:visited-style-name="Visited_20_Internet_20_Link">here</text:a>!</text:p>
      <text:p text:style-name="Standard"/>
      <text:p text:style-name="Standard"/>
      <text:h text:style-name="Heading_20_1" text:outline-level="1">Expressing Uncertainty or Conditional Outcomes with the Subjunctive</text:h>
      <text:p text:style-name="Text_20_body">Quick Answer </text:p>
      <text:p text:style-name="Text_20_body">The subjunctive is one of the three moods in Spanish, the other two being the <text:a xlink:type="simple" xlink:href="http://www.spanishdict.com/topics/show/112" text:style-name="Internet_20_link" text:visited-style-name="Visited_20_Internet_20_Link">indicative</text:a> (actions, events, facts) and the <text:a xlink:type="simple" xlink:href="http://www.spanishdict.com/topics/show/113" text:style-name="Internet_20_link" text:visited-style-name="Visited_20_Internet_20_Link">imperative</text:a> (commands). You can find more on the differences between the subjunctive and the indicative <text:a xlink:type="simple" xlink:href="http://www.spanishdict.com/guide/subjunctive-vs-indicative-in-spanish/" text:style-name="Internet_20_link" text:visited-style-name="Visited_20_Internet_20_Link">here</text:a>!</text:p>
      <text:h text:style-name="Heading_20_3" text:outline-level="3"><text:bookmark text:name="spanclasssdmdsdmdtextaccent1weirdospan2"/>WEIRDO</text:h>
      <text:p text:style-name="Text_20_body">Many of the verbs and phrases that require the subjunctive fit into the acronym WEIRDO: <text:a xlink:type="simple" xlink:href="http://www.spanishdict.com/topics/show/69" text:style-name="Internet_20_link" text:visited-style-name="Visited_20_Internet_20_Link">Wishes</text:a>, <text:a xlink:type="simple" xlink:href="http://www.spanishdict.com/topics/show/70" text:style-name="Internet_20_link" text:visited-style-name="Visited_20_Internet_20_Link">Emotions</text:a>, <text:a xlink:type="simple" xlink:href="http://www.spanishdict.com/topics/show/71" text:style-name="Internet_20_link" text:visited-style-name="Visited_20_Internet_20_Link">Impersonal expressions</text:a>, <text:a xlink:type="simple" xlink:href="http://www.spanishdict.com/topics/show/72" text:style-name="Internet_20_link" text:visited-style-name="Visited_20_Internet_20_Link">Recommendations</text:a>, <text:a xlink:type="simple" xlink:href="http://www.spanishdict.com/guide/expressing-doubt-and-denial-with-the-subjunctive/" text:style-name="Internet_20_link" text:visited-style-name="Visited_20_Internet_20_Link">Doubt/Denial</text:a> and <text:a xlink:type="simple" xlink:href="http://www.spanishdict.com/topics/show/74" text:style-name="Internet_20_link" text:visited-style-name="Visited_20_Internet_20_Link">Ojalá</text:a>. Although this topic doesn't fit into our fancy acronym, it's still important to learn. Let's get started!</text:p>
      <text:h text:style-name="Heading_20_2" text:outline-level="2"><text:bookmark text:name="conditionaloutcomes"/>Conditional Outcomes</text:h>
      <text:p text:style-name="Text_20_body">This type of sentence describes what will happen if another action is completed. These actions are conditional upon another action being completed, so the subjunctive is used to convey a sense of uncertainty. Many phrases with conditional circumstances have a connecting phrase or conjunctive expressions which introduce time limitations, conditions, concessions, or results.</text:p>
      <text:p text:style-name="Text_20_body">As you can see below, the the key action (the one that must be completed for the second action to occur) is in the subjunctive.</text:p>
      <table:table table:name="Table40" table:style-name="Table40">
        <table:table-column table:style-name="Table40.A"/>
        <table:table-row>
          <table:table-cell table:style-name="Table40.A1" office:value-type="string">
            <text:p text:style-name="Table_20_Contents">Limpiaré el cuarto después de que salgan.</text:p>
            <text:p text:style-name="Table_20_Contents">I will clean the room after they leave.</text:p>
            <text:p text:style-name="Table_20_Contents"><text:a xlink:type="simple" xlink:href="https://audio1.spanishdict.com/audio?lang=es&amp;text=Limpiaré%20el%20cuarto%20después%20de%20que%20salgan.&amp;key=b4f4222307d32cba0229096c481645ff" text:style-name="Internet_20_link" text:visited-style-name="Visited_20_Internet_20_Link"> </text:a> </text:p>
          </table:table-cell>
        </table:table-row>
        <table:table-row>
          <table:table-cell table:style-name="Table40.A1" office:value-type="string">
            <text:p text:style-name="Table_20_Contents">Me hablará tan pronto como llegue.</text:p>
            <text:p text:style-name="Table_20_Contents">He will speak with me as soon as I arrive.</text:p>
            <text:p text:style-name="Table_20_Contents"><text:a xlink:type="simple" xlink:href="https://audio1.spanishdict.com/audio?lang=es&amp;text=Me%20hablará%20tan%20pronto%20como%20llegue.&amp;key=8b528bf92346a6fe39b2b9d42deffc12" text:style-name="Internet_20_link" text:visited-style-name="Visited_20_Internet_20_Link"> </text:a> </text:p>
          </table:table-cell>
        </table:table-row>
        <table:table-row>
          <table:table-cell table:style-name="Table40.A1" office:value-type="string">
            <text:p text:style-name="Table_20_Contents">No iremos a la playa a menos que vayan también.</text:p>
            <text:p text:style-name="Table_20_Contents">We won’t go to the beach unless they go as well.</text:p>
            <text:p text:style-name="Table_20_Contents"><text:a xlink:type="simple" xlink:href="https://audio1.spanishdict.com/audio?lang=es&amp;text=No%20iremos%20a%20la%20playa%20a%20menos%20que%20vayan%20también.&amp;key=5a6180283b08e41d00b6053085781ded" text:style-name="Internet_20_link" text:visited-style-name="Visited_20_Internet_20_Link"> </text:a> </text:p>
          </table:table-cell>
        </table:table-row>
      </table:table>
      <text:h text:style-name="Heading_20_2" text:outline-level="2"><text:bookmark text:name="timeexpressions"/>Time Expressions</text:h>
      <text:p text:style-name="Text_20_body">These <text:a xlink:type="simple" xlink:href="http://www.spanishdict.com/guide/spanish-conjunctions/" text:style-name="Internet_20_link" text:visited-style-name="Visited_20_Internet_20_Link">conjunctions</text:a> or conjunctive expressions are often used in the type of sentence discussed in this article.</text:p>
      <text:h text:style-name="Heading_20_3" text:outline-level="3"><text:bookmark text:name="timelimitations"/><text:soft-page-break/>Time Limitations</text:h>
      <text:p text:style-name="Text_20_body">These expressions introduce the idea of a time limitation.</text:p>
      <table:table table:name="Table41" table:style-name="Table41">
        <table:table-column table:style-name="Table41.A"/>
        <table:table-column table:style-name="Table41.B"/>
        <table:table-row>
          <table:table-cell table:style-name="Table41.A1" office:value-type="string">
            <text:p text:style-name="Table_20_Heading">Spanish</text:p>
          </table:table-cell>
          <table:table-cell table:style-name="Table41.A1" office:value-type="string">
            <text:p text:style-name="Table_20_Heading">English</text:p>
          </table:table-cell>
        </table:table-row>
        <table:table-row>
          <table:table-cell table:style-name="Table41.A1" office:value-type="string">
            <text:p text:style-name="Table_20_Contents"><text:span text:style-name="Strong_20_Emphasis">antes (de) que </text:span></text:p>
            <text:p text:style-name="Table_20_Contents"><text:a xlink:type="simple" xlink:href="https://audio1.spanishdict.com/audio?lang=es&amp;text=antes%20(de)%20que&amp;key=9b9b0a92a1a3ebcf766cd2b6c640551f" text:style-name="Internet_20_link" text:visited-style-name="Visited_20_Internet_20_Link"> </text:a> </text:p>
          </table:table-cell>
          <table:table-cell table:style-name="Table41.A1" office:value-type="string">
            <text:p text:style-name="Table_20_Contents"><text:span text:style-name="Emphasis">before</text:span></text:p>
          </table:table-cell>
        </table:table-row>
        <table:table-row>
          <table:table-cell table:style-name="Table41.A1" office:value-type="string">
            <text:p text:style-name="Table_20_Contents"><text:span text:style-name="Strong_20_Emphasis">hasta que </text:span></text:p>
            <text:p text:style-name="Table_20_Contents"><text:a xlink:type="simple" xlink:href="https://audio1.spanishdict.com/audio?lang=es&amp;text=hasta%20que&amp;key=b5150a2afb9c429e43bc1e5b777e7736" text:style-name="Internet_20_link" text:visited-style-name="Visited_20_Internet_20_Link"> </text:a> </text:p>
          </table:table-cell>
          <table:table-cell table:style-name="Table41.A1" office:value-type="string">
            <text:p text:style-name="Table_20_Contents"><text:span text:style-name="Emphasis">until</text:span></text:p>
          </table:table-cell>
        </table:table-row>
        <table:table-row>
          <table:table-cell table:style-name="Table41.A1" office:value-type="string">
            <text:p text:style-name="Table_20_Contents"><text:span text:style-name="Strong_20_Emphasis">cuando </text:span></text:p>
            <text:p text:style-name="Table_20_Contents"><text:a xlink:type="simple" xlink:href="https://audio1.spanishdict.com/audio?lang=es&amp;text=cuando&amp;key=d25c3252f44ce78d489a01ddec55fe44" text:style-name="Internet_20_link" text:visited-style-name="Visited_20_Internet_20_Link"> </text:a> </text:p>
          </table:table-cell>
          <table:table-cell table:style-name="Table41.A1" office:value-type="string">
            <text:p text:style-name="Table_20_Contents"><text:span text:style-name="Emphasis">when</text:span></text:p>
          </table:table-cell>
        </table:table-row>
        <table:table-row>
          <table:table-cell table:style-name="Table41.A1" office:value-type="string">
            <text:p text:style-name="Table_20_Contents"><text:span text:style-name="Strong_20_Emphasis">luego que </text:span></text:p>
            <text:p text:style-name="Table_20_Contents"><text:a xlink:type="simple" xlink:href="https://audio1.spanishdict.com/audio?lang=es&amp;text=luego%20que&amp;key=ac65f74fa911c9d8db5ea9ccd8e3c74a" text:style-name="Internet_20_link" text:visited-style-name="Visited_20_Internet_20_Link"> </text:a> </text:p>
          </table:table-cell>
          <table:table-cell table:style-name="Table41.A1" office:value-type="string">
            <text:p text:style-name="Table_20_Contents"><text:span text:style-name="Emphasis">as soon as</text:span></text:p>
          </table:table-cell>
        </table:table-row>
        <table:table-row>
          <table:table-cell table:style-name="Table41.A1" office:value-type="string">
            <text:p text:style-name="Table_20_Contents"><text:span text:style-name="Strong_20_Emphasis">después (de) que </text:span></text:p>
            <text:p text:style-name="Table_20_Contents"><text:a xlink:type="simple" xlink:href="https://audio1.spanishdict.com/audio?lang=es&amp;text=después%20(de)%20que&amp;key=ae175aaf594e9123fd3b132b2ce75817" text:style-name="Internet_20_link" text:visited-style-name="Visited_20_Internet_20_Link"> </text:a> </text:p>
          </table:table-cell>
          <table:table-cell table:style-name="Table41.A1" office:value-type="string">
            <text:p text:style-name="Table_20_Contents"><text:span text:style-name="Emphasis">after</text:span></text:p>
          </table:table-cell>
        </table:table-row>
        <table:table-row>
          <table:table-cell table:style-name="Table41.A1" office:value-type="string">
            <text:p text:style-name="Table_20_Contents"><text:span text:style-name="Strong_20_Emphasis">siempre que </text:span></text:p>
            <text:p text:style-name="Table_20_Contents"><text:a xlink:type="simple" xlink:href="https://audio1.spanishdict.com/audio?lang=es&amp;text=siempre%20que&amp;key=cd04f7397fa38696992bd8cf3c8bd2e9" text:style-name="Internet_20_link" text:visited-style-name="Visited_20_Internet_20_Link"> </text:a> </text:p>
          </table:table-cell>
          <table:table-cell table:style-name="Table41.A1" office:value-type="string">
            <text:p text:style-name="Table_20_Contents"><text:span text:style-name="Emphasis">whenever</text:span></text:p>
          </table:table-cell>
        </table:table-row>
        <table:table-row>
          <table:table-cell table:style-name="Table41.A1" office:value-type="string">
            <text:p text:style-name="Table_20_Contents"><text:span text:style-name="Strong_20_Emphasis">en cuanto </text:span></text:p>
            <text:p text:style-name="Table_20_Contents"><text:a xlink:type="simple" xlink:href="https://audio1.spanishdict.com/audio?lang=es&amp;text=en%20cuanto&amp;key=7861fe6b14d6c153e374a42130060a1f" text:style-name="Internet_20_link" text:visited-style-name="Visited_20_Internet_20_Link"> </text:a> </text:p>
          </table:table-cell>
          <table:table-cell table:style-name="Table41.A1" office:value-type="string">
            <text:p text:style-name="Table_20_Contents"><text:span text:style-name="Emphasis">as soon as</text:span></text:p>
          </table:table-cell>
        </table:table-row>
        <table:table-row>
          <table:table-cell table:style-name="Table41.A1" office:value-type="string">
            <text:p text:style-name="Table_20_Contents"><text:span text:style-name="Strong_20_Emphasis">tan pronto como </text:span></text:p>
            <text:p text:style-name="Table_20_Contents"><text:a xlink:type="simple" xlink:href="https://audio1.spanishdict.com/audio?lang=es&amp;text=tan%20pronto%20como&amp;key=aa9558ffb4c7a24221b8d7b22fde5897" text:style-name="Internet_20_link" text:visited-style-name="Visited_20_Internet_20_Link"> </text:a> </text:p>
          </table:table-cell>
          <table:table-cell table:style-name="Table41.A1" office:value-type="string">
            <text:p text:style-name="Table_20_Contents"><text:span text:style-name="Emphasis">as soon as</text:span></text:p>
          </table:table-cell>
        </table:table-row>
        <table:table-row>
          <table:table-cell table:style-name="Table41.A1" office:value-type="string">
            <text:p text:style-name="Table_20_Contents"><text:span text:style-name="Strong_20_Emphasis">mientras </text:span></text:p>
            <text:p text:style-name="Table_20_Contents"><text:a xlink:type="simple" xlink:href="https://audio1.spanishdict.com/audio?lang=es&amp;text=mientras&amp;key=05821e1e5a7e5b73639c4f5d2bfbc77f" text:style-name="Internet_20_link" text:visited-style-name="Visited_20_Internet_20_Link"> </text:a> </text:p>
          </table:table-cell>
          <table:table-cell table:style-name="Table41.A1" office:value-type="string">
            <text:p text:style-name="Table_20_Contents"><text:span text:style-name="Emphasis">while</text:span></text:p>
          </table:table-cell>
        </table:table-row>
      </table:table>
      <table:table table:name="Table42" table:style-name="Table42">
        <table:table-column table:style-name="Table42.A"/>
        <table:table-row>
          <table:table-cell table:style-name="Table42.A1" office:value-type="string">
            <text:p text:style-name="Table_20_Contents">Llámame antes de que vengan.</text:p>
            <text:p text:style-name="Table_20_Contents">Call me before they come.</text:p>
            <text:p text:style-name="Table_20_Contents"><text:a xlink:type="simple" xlink:href="https://audio1.spanishdict.com/audio?lang=es&amp;text=Llámame%20antes%20de%20que%20vengan.&amp;key=fbcc33169ff7c446279eba819115a20f" text:style-name="Internet_20_link" text:visited-style-name="Visited_20_Internet_20_Link"> </text:a> </text:p>
          </table:table-cell>
        </table:table-row>
        <table:table-row>
          <table:table-cell table:style-name="Table42.A1" office:value-type="string">
            <text:p text:style-name="Table_20_Contents">Estemos aquí hasta que llegue nuestro amigo.</text:p>
            <text:p text:style-name="Table_20_Contents">Let’s stay here until our friend arrives.</text:p>
            <text:p text:style-name="Table_20_Contents"><text:a xlink:type="simple" xlink:href="https://audio1.spanishdict.com/audio?lang=es&amp;text=Estemos%20aquí%20hasta%20que%20llegue%20nuestro%20amigo.&amp;key=0e0f128a8d2d7ed385912b8efea35a11" text:style-name="Internet_20_link" text:visited-style-name="Visited_20_Internet_20_Link"> </text:a> </text:p>
          </table:table-cell>
        </table:table-row>
        <table:table-row>
          <table:table-cell table:style-name="Table42.A1" office:value-type="string">
            <text:p text:style-name="Table_20_Contents">Cuando vea a sus padres los saludaré.</text:p>
            <text:p text:style-name="Table_20_Contents">When I see your parents, I will tell them hello.</text:p>
            <text:p text:style-name="Table_20_Contents"><text:a xlink:type="simple" xlink:href="https://audio1.spanishdict.com/audio?lang=es&amp;text=Cuando%20vea%20a%20sus%20padres%20los%20saludaré.&amp;key=23dbc4ff864c64920e955bb5a61a3afc" text:style-name="Internet_20_link" text:visited-style-name="Visited_20_Internet_20_Link"> </text:a> </text:p>
          </table:table-cell>
        </table:table-row>
      </table:table>
      <text:h text:style-name="Heading_20_3" text:outline-level="3"><text:bookmark text:name="conditions"/>Conditions</text:h>
      <text:p text:style-name="Text_20_body">These expressions introduce the idea of a condition, an action dependent on something else occurring. </text:p>
      <table:table table:name="Table43" table:style-name="Table43">
        <table:table-column table:style-name="Table43.A"/>
        <table:table-column table:style-name="Table43.B"/>
        <table:table-row>
          <table:table-cell table:style-name="Table43.A1" office:value-type="string">
            <text:p text:style-name="Table_20_Heading">Spanish</text:p>
          </table:table-cell>
          <table:table-cell table:style-name="Table43.A1" office:value-type="string">
            <text:p text:style-name="Table_20_Heading">English</text:p>
          </table:table-cell>
        </table:table-row>
        <table:table-row>
          <table:table-cell table:style-name="Table43.A1" office:value-type="string">
            <text:p text:style-name="Table_20_Contents"><text:span text:style-name="Strong_20_Emphasis">dado que </text:span></text:p>
            <text:p text:style-name="Table_20_Contents"><text:a xlink:type="simple" xlink:href="https://audio1.spanishdict.com/audio?lang=es&amp;text=dado%20que&amp;key=db70c05a1d7571d1db3d4f2b44814133" text:style-name="Internet_20_link" text:visited-style-name="Visited_20_Internet_20_Link"> </text:a> </text:p>
          </table:table-cell>
          <table:table-cell table:style-name="Table43.A1" office:value-type="string">
            <text:p text:style-name="Table_20_Contents"><text:span text:style-name="Emphasis">given that, since</text:span></text:p>
          </table:table-cell>
        </table:table-row>
        <table:table-row>
          <table:table-cell table:style-name="Table43.A1" office:value-type="string">
            <text:p text:style-name="Table_20_Contents"><text:span text:style-name="Strong_20_Emphasis">a no ser que </text:span></text:p>
            <text:p text:style-name="Table_20_Contents"><text:a xlink:type="simple" xlink:href="https://audio1.spanishdict.com/audio?lang=es&amp;text=a%20no%20ser%20que&amp;key=f8d0afe49aa3d14b79a38371cf58d500" text:style-name="Internet_20_link" text:visited-style-name="Visited_20_Internet_20_Link"> </text:a> </text:p>
          </table:table-cell>
          <table:table-cell table:style-name="Table43.A1" office:value-type="string">
            <text:p text:style-name="Table_20_Contents"><text:span text:style-name="Emphasis">unless, lest</text:span></text:p>
          </table:table-cell>
        </table:table-row>
        <table:table-row>
          <table:table-cell table:style-name="Table43.A1" office:value-type="string">
            <text:p text:style-name="Table_20_Contents"><text:span text:style-name="Strong_20_Emphasis">en caso (de) que </text:span></text:p>
            <text:p text:style-name="Table_20_Contents"><text:a xlink:type="simple" xlink:href="https://audio1.spanishdict.com/audio?lang=es&amp;text=en%20caso%20(de)%20que&amp;key=f170b38a5dba30b8e12403feaada1ef7" text:style-name="Internet_20_link" text:visited-style-name="Visited_20_Internet_20_Link"> </text:a> </text:p>
          </table:table-cell>
          <table:table-cell table:style-name="Table43.A1" office:value-type="string">
            <text:p text:style-name="Table_20_Contents"><text:span text:style-name="Emphasis">in case (that), if</text:span></text:p>
          </table:table-cell>
        </table:table-row>
        <table:table-row>
          <table:table-cell table:style-name="Table43.A1" office:value-type="string">
            <text:p text:style-name="Table_20_Contents"><text:span text:style-name="Strong_20_Emphasis">a menos que </text:span></text:p>
            <text:p text:style-name="Table_20_Contents"><text:a xlink:type="simple" xlink:href="https://audio1.spanishdict.com/audio?lang=es&amp;text=a%20menos%20que&amp;key=719efbdbf04986b6cd5ffafde9a9208d" text:style-name="Internet_20_link" text:visited-style-name="Visited_20_Internet_20_Link"> </text:a> </text:p>
          </table:table-cell>
          <table:table-cell table:style-name="Table43.A1" office:value-type="string">
            <text:p text:style-name="Table_20_Contents"><text:span text:style-name="Emphasis">unless, lest</text:span></text:p>
          </table:table-cell>
        </table:table-row>
        <table:table-row>
          <table:table-cell table:style-name="Table43.A1" office:value-type="string">
            <text:p text:style-name="Table_20_Contents"><text:span text:style-name="Strong_20_Emphasis">sea que </text:span></text:p>
            <text:p text:style-name="Table_20_Contents"><text:a xlink:type="simple" xlink:href="https://audio1.spanishdict.com/audio?lang=es&amp;text=sea%20que&amp;key=10d44202ee66315c84b9032c79e78dfd" text:style-name="Internet_20_link" text:visited-style-name="Visited_20_Internet_20_Link"> </text:a> </text:p>
          </table:table-cell>
          <table:table-cell table:style-name="Table43.A1" office:value-type="string">
            <text:p text:style-name="Table_20_Contents"><text:span text:style-name="Emphasis">whether, if</text:span></text:p>
          </table:table-cell>
        </table:table-row>
        <table:table-row>
          <table:table-cell table:style-name="Table43.A1" office:value-type="string">
            <text:p text:style-name="Table_20_Contents"><text:span text:style-name="Strong_20_Emphasis">con/a condición de que </text:span></text:p>
            <text:p text:style-name="Table_20_Contents"><text:soft-page-break/><text:a xlink:type="simple" xlink:href="https://audio1.spanishdict.com/audio?lang=es&amp;text=con%2Fa%20condición%20de%20que&amp;key=3e91407cc0c93651a8ca28e79bae65ce" text:style-name="Internet_20_link" text:visited-style-name="Visited_20_Internet_20_Link"> </text:a> </text:p>
          </table:table-cell>
          <table:table-cell table:style-name="Table43.A1" office:value-type="string">
            <text:p text:style-name="Table_20_Contents"><text:span text:style-name="Emphasis">on condition that</text:span></text:p>
          </table:table-cell>
        </table:table-row>
        <table:table-row>
          <table:table-cell table:style-name="Table43.A1" office:value-type="string">
            <text:p text:style-name="Table_20_Contents"><text:span text:style-name="Strong_20_Emphasis">siempre y cuando que </text:span></text:p>
            <text:p text:style-name="Table_20_Contents"><text:a xlink:type="simple" xlink:href="https://audio1.spanishdict.com/audio?lang=es&amp;text=siempre%20y%20cuando%20que&amp;key=5c100b7c2b0241f1403762bde99c14ea" text:style-name="Internet_20_link" text:visited-style-name="Visited_20_Internet_20_Link"> </text:a> </text:p>
          </table:table-cell>
          <table:table-cell table:style-name="Table43.A1" office:value-type="string">
            <text:p text:style-name="Table_20_Contents"><text:span text:style-name="Emphasis">provided that, as long as</text:span></text:p>
          </table:table-cell>
        </table:table-row>
        <table:table-row>
          <table:table-cell table:style-name="Table43.A1" office:value-type="string">
            <text:p text:style-name="Table_20_Contents"><text:span text:style-name="Strong_20_Emphasis">con tal (de) que </text:span></text:p>
            <text:p text:style-name="Table_20_Contents"><text:a xlink:type="simple" xlink:href="https://audio1.spanishdict.com/audio?lang=es&amp;text=con%20tal%20(de)%20que&amp;key=ba7c69cb66a61daeee82d895cea0488d" text:style-name="Internet_20_link" text:visited-style-name="Visited_20_Internet_20_Link"> </text:a> </text:p>
          </table:table-cell>
          <table:table-cell table:style-name="Table43.A1" office:value-type="string">
            <text:p text:style-name="Table_20_Contents"><text:span text:style-name="Emphasis">provided that</text:span></text:p>
          </table:table-cell>
        </table:table-row>
        <table:table-row>
          <table:table-cell table:style-name="Table43.A1" office:value-type="string">
            <text:p text:style-name="Table_20_Contents"><text:span text:style-name="Strong_20_Emphasis">sin que </text:span></text:p>
            <text:p text:style-name="Table_20_Contents"><text:a xlink:type="simple" xlink:href="https://audio1.spanishdict.com/audio?lang=es&amp;text=sin%20que&amp;key=34d6cac0df0328e65d4e0e88d25f372e" text:style-name="Internet_20_link" text:visited-style-name="Visited_20_Internet_20_Link"> </text:a> </text:p>
          </table:table-cell>
          <table:table-cell table:style-name="Table43.A1" office:value-type="string">
            <text:p text:style-name="Table_20_Contents"><text:span text:style-name="Emphasis">without</text:span></text:p>
          </table:table-cell>
        </table:table-row>
        <table:table-row>
          <table:table-cell table:style-name="Table43.A1" office:value-type="string">
            <text:p text:style-name="Table_20_Contents"><text:span text:style-name="Strong_20_Emphasis">con tanto que </text:span></text:p>
            <text:p text:style-name="Table_20_Contents"><text:a xlink:type="simple" xlink:href="https://audio1.spanishdict.com/audio?lang=es&amp;text=con%20tanto%20que&amp;key=5c409cd9159eef65b7fc99f72cc316be" text:style-name="Internet_20_link" text:visited-style-name="Visited_20_Internet_20_Link"> </text:a> </text:p>
          </table:table-cell>
          <table:table-cell table:style-name="Table43.A1" office:value-type="string">
            <text:p text:style-name="Table_20_Contents"><text:span text:style-name="Emphasis">provided that</text:span></text:p>
          </table:table-cell>
        </table:table-row>
      </table:table>
      <table:table table:name="Table44" table:style-name="Table44">
        <table:table-column table:style-name="Table44.A"/>
        <table:table-row>
          <table:table-cell table:style-name="Table44.A1" office:value-type="string">
            <text:p text:style-name="Table_20_Contents">Debemos esperarnos aquí dado que regrese.</text:p>
            <text:p text:style-name="Table_20_Contents">We should wait here since she might return.</text:p>
            <text:p text:style-name="Table_20_Contents"><text:a xlink:type="simple" xlink:href="https://audio1.spanishdict.com/audio?lang=es&amp;text=Debemos%20esperarnos%20aquí%20dado%20que%20regrese.&amp;key=a079a169c5365ec7dfb079929a96db16" text:style-name="Internet_20_link" text:visited-style-name="Visited_20_Internet_20_Link"> </text:a> </text:p>
          </table:table-cell>
        </table:table-row>
        <table:table-row>
          <table:table-cell table:style-name="Table44.A1" office:value-type="string">
            <text:p text:style-name="Table_20_Contents">No voy, a no ser que vayas conmigo.</text:p>
            <text:p text:style-name="Table_20_Contents">I am not going unless you go with me.</text:p>
            <text:p text:style-name="Table_20_Contents"><text:a xlink:type="simple" xlink:href="https://audio1.spanishdict.com/audio?lang=es&amp;text=No%20voy%2C%20a%20no%20ser%20que%20vayas%20conmigo.&amp;key=b92d0ae58dcdedf269a176404c0a10e2" text:style-name="Internet_20_link" text:visited-style-name="Visited_20_Internet_20_Link"> </text:a> </text:p>
          </table:table-cell>
        </table:table-row>
        <table:table-row>
          <table:table-cell table:style-name="Table44.A1" office:value-type="string">
            <text:p text:style-name="Table_20_Contents">Me iré, sea que se decidan a salir o no.</text:p>
            <text:p text:style-name="Table_20_Contents">I will leave whether they decide to go or not.</text:p>
            <text:p text:style-name="Table_20_Contents"><text:a xlink:type="simple" xlink:href="https://audio1.spanishdict.com/audio?lang=es&amp;text=Me%20iré%2C%20sea%20que%20se%20decidan%20a%20salir%20o%20no.&amp;key=4d0ec142f02688b6ca11553783354701" text:style-name="Internet_20_link" text:visited-style-name="Visited_20_Internet_20_Link"> </text:a> </text:p>
          </table:table-cell>
        </table:table-row>
      </table:table>
      <text:h text:style-name="Heading_20_3" text:outline-level="3"><text:bookmark text:name="concessions"/>Concessions</text:h>
      <text:p text:style-name="Text_20_body">These expressions introduce the idea of a concession, an action occurring despite something else.</text:p>
      <table:table table:name="Table45" table:style-name="Table45">
        <table:table-column table:style-name="Table45.A"/>
        <table:table-column table:style-name="Table45.B"/>
        <table:table-row>
          <table:table-cell table:style-name="Table45.A1" office:value-type="string">
            <text:p text:style-name="Table_20_Heading">Spanish</text:p>
          </table:table-cell>
          <table:table-cell table:style-name="Table45.A1" office:value-type="string">
            <text:p text:style-name="Table_20_Heading">English</text:p>
          </table:table-cell>
        </table:table-row>
        <table:table-row>
          <table:table-cell table:style-name="Table45.A1" office:value-type="string">
            <text:p text:style-name="Table_20_Contents"><text:span text:style-name="Strong_20_Emphasis">aunque </text:span></text:p>
            <text:p text:style-name="Table_20_Contents"><text:a xlink:type="simple" xlink:href="https://audio1.spanishdict.com/audio?lang=es&amp;text=aunque&amp;key=a52b2f0247eb723012912647727689c5" text:style-name="Internet_20_link" text:visited-style-name="Visited_20_Internet_20_Link"> </text:a> </text:p>
          </table:table-cell>
          <table:table-cell table:style-name="Table45.A1" office:value-type="string">
            <text:p text:style-name="Table_20_Contents"><text:span text:style-name="Emphasis">although, even if, though</text:span></text:p>
          </table:table-cell>
        </table:table-row>
        <table:table-row>
          <table:table-cell table:style-name="Table45.A1" office:value-type="string">
            <text:p text:style-name="Table_20_Contents"><text:span text:style-name="Strong_20_Emphasis">aun cuando </text:span></text:p>
            <text:p text:style-name="Table_20_Contents"><text:a xlink:type="simple" xlink:href="https://audio1.spanishdict.com/audio?lang=es&amp;text=aun%20cuando&amp;key=6e76a94c0976f3213af4f8994807db32" text:style-name="Internet_20_link" text:visited-style-name="Visited_20_Internet_20_Link"> </text:a> </text:p>
          </table:table-cell>
          <table:table-cell table:style-name="Table45.A1" office:value-type="string">
            <text:p text:style-name="Table_20_Contents"><text:span text:style-name="Emphasis">even if, even when</text:span></text:p>
          </table:table-cell>
        </table:table-row>
        <table:table-row>
          <table:table-cell table:style-name="Table45.A1" office:value-type="string">
            <text:p text:style-name="Table_20_Contents"><text:span text:style-name="Strong_20_Emphasis">a pesar de que </text:span></text:p>
            <text:p text:style-name="Table_20_Contents"><text:a xlink:type="simple" xlink:href="https://audio1.spanishdict.com/audio?lang=es&amp;text=a%20pesar%20de%20que&amp;key=927de85a5d9eb3aae1d62095d0021482" text:style-name="Internet_20_link" text:visited-style-name="Visited_20_Internet_20_Link"> </text:a> </text:p>
          </table:table-cell>
          <table:table-cell table:style-name="Table45.A1" office:value-type="string">
            <text:p text:style-name="Table_20_Contents"><text:span text:style-name="Emphasis">in spite of</text:span></text:p>
          </table:table-cell>
        </table:table-row>
        <table:table-row>
          <table:table-cell table:style-name="Table45.A1" office:value-type="string">
            <text:p text:style-name="Table_20_Contents"><text:span text:style-name="Strong_20_Emphasis">por...que </text:span></text:p>
            <text:p text:style-name="Table_20_Contents"><text:a xlink:type="simple" xlink:href="https://audio1.spanishdict.com/audio?lang=es&amp;text=por...que&amp;key=712d9b74ece76c405e140e1f64083c9f" text:style-name="Internet_20_link" text:visited-style-name="Visited_20_Internet_20_Link"> </text:a> </text:p>
          </table:table-cell>
          <table:table-cell table:style-name="Table45.A1" office:value-type="string">
            <text:p text:style-name="Table_20_Contents"><text:span text:style-name="Emphasis">however</text:span></text:p>
          </table:table-cell>
        </table:table-row>
      </table:table>
      <table:table table:name="Table46" table:style-name="Table46">
        <table:table-column table:style-name="Table46.A"/>
        <table:table-row>
          <table:table-cell table:style-name="Table46.A1" office:value-type="string">
            <text:p text:style-name="Table_20_Contents">Aunque sea un hombre difícil, sabe los negocios.</text:p>
            <text:p text:style-name="Table_20_Contents">Although he might be a difficult man, he knows business.</text:p>
            <text:p text:style-name="Table_20_Contents"><text:a xlink:type="simple" xlink:href="https://audio1.spanishdict.com/audio?lang=es&amp;text=Aunque%20sea%20un%20hombre%20difícil%2C%20sabe%20los%20negocios.&amp;key=2912a4859dabea282a6ab37eba6729f4" text:style-name="Internet_20_link" text:visited-style-name="Visited_20_Internet_20_Link"> </text:a> </text:p>
          </table:table-cell>
        </table:table-row>
        <table:table-row>
          <table:table-cell table:style-name="Table46.A1" office:value-type="string">
            <text:p text:style-name="Table_20_Contents">Aun cuando no tenga nada, no debe perder la esperanza.</text:p>
            <text:p text:style-name="Table_20_Contents">Even if you have nothing, you shouldn’t lose hope.</text:p>
            <text:p text:style-name="Table_20_Contents"><text:a xlink:type="simple" xlink:href="https://audio1.spanishdict.com/audio?lang=es&amp;text=Aun%20cuando%20no%20tenga%20nada%2C%20no%20debe%20perder%20la%20esperanza.&amp;key=b8fffb5d4d33e0f1422dae9a31907ac0" text:style-name="Internet_20_link" text:visited-style-name="Visited_20_Internet_20_Link"> </text:a> </text:p>
          </table:table-cell>
        </table:table-row>
        <table:table-row>
          <table:table-cell table:style-name="Table46.A1" office:value-type="string">
            <text:p text:style-name="Table_20_Contents">Por delicioso que sea, no quiero comerlo.</text:p>
            <text:p text:style-name="Table_20_Contents">However delicious it may be, I don’t want to eat it.</text:p>
            <text:p text:style-name="Table_20_Contents"><text:a xlink:type="simple" xlink:href="https://audio1.spanishdict.com/audio?lang=es&amp;text=Por%20delicioso%20que%20sea%2C%20no%20quiero%20comerlo.&amp;key=737800d4cc623b7b1c0c714cafe4875c" text:style-name="Internet_20_link" text:visited-style-name="Visited_20_Internet_20_Link"> </text:a> </text:p>
          </table:table-cell>
        </table:table-row>
      </table:table>
      <text:p text:style-name="Text_20_body"><text:span text:style-name="Strong_20_Emphasis">Aunque</text:span> and <text:span text:style-name="Strong_20_Emphasis">a pesar de que</text:span> do not always take the subjunctive. If the conditional statement is considered hypothetical, you will use the subjunctive and if it is factual, you will use the indicative.</text:p>
      <table:table table:name="Table47" table:style-name="Table47">
        <table:table-column table:style-name="Table47.A"/>
        <table:table-row>
          <table:table-cell table:style-name="Table47.A1" office:value-type="string">
            <text:p text:style-name="Table_20_Contents">Aunque es un hombre difícil, sabe de negocios.</text:p>
            <text:p text:style-name="P29">Although he is a difficult man, he knows about business.</text:p>
            <text:p text:style-name="P29"><text:a xlink:type="simple" xlink:href="https://audio1.spanishdict.com/audio?lang=es&amp;text=Aunque%20es%20un%20hombre%20difícil%2C%20sabe%20de%20negocios.&amp;key=0d4d3f3d9c83e3500950186c802d4810" text:style-name="Internet_20_link" text:visited-style-name="Visited_20_Internet_20_Link"> </text:a></text:p>
          </table:table-cell>
        </table:table-row>
      </table:table>
      <text:h text:style-name="Heading_20_3" text:outline-level="3"><text:bookmark text:name="results"/><text:soft-page-break/>Results</text:h>
      <text:p text:style-name="Text_20_body">These expressions introduce the idea of a result.</text:p>
      <table:table table:name="Table48" table:style-name="Table48">
        <table:table-column table:style-name="Table48.A"/>
        <table:table-column table:style-name="Table48.B"/>
        <table:table-row>
          <table:table-cell table:style-name="Table48.A1" office:value-type="string">
            <text:p text:style-name="Table_20_Heading">Spanish</text:p>
          </table:table-cell>
          <table:table-cell table:style-name="Table48.A1" office:value-type="string">
            <text:p text:style-name="Table_20_Heading">English</text:p>
          </table:table-cell>
        </table:table-row>
        <table:table-row>
          <table:table-cell table:style-name="Table48.A1" office:value-type="string">
            <text:p text:style-name="Table_20_Contents"><text:span text:style-name="Strong_20_Emphasis">a fin de que </text:span></text:p>
            <text:p text:style-name="Table_20_Contents"><text:a xlink:type="simple" xlink:href="https://audio1.spanishdict.com/audio?lang=es&amp;text=a%20fin%20de%20que&amp;key=cc40c1eff8778d7e0d823914f2114a77" text:style-name="Internet_20_link" text:visited-style-name="Visited_20_Internet_20_Link"> </text:a> </text:p>
          </table:table-cell>
          <table:table-cell table:style-name="Table48.A1" office:value-type="string">
            <text:p text:style-name="Table_20_Contents"><text:span text:style-name="Emphasis">in order (that), so that, so as</text:span></text:p>
          </table:table-cell>
        </table:table-row>
        <table:table-row>
          <table:table-cell table:style-name="Table48.A1" office:value-type="string">
            <text:p text:style-name="Table_20_Contents"><text:span text:style-name="Strong_20_Emphasis">de manera que </text:span></text:p>
            <text:p text:style-name="Table_20_Contents"><text:a xlink:type="simple" xlink:href="https://audio1.spanishdict.com/audio?lang=es&amp;text=de%20manera%20que&amp;key=48a145a0a5fd8d39a44d12bb77384313" text:style-name="Internet_20_link" text:visited-style-name="Visited_20_Internet_20_Link"> </text:a> </text:p>
          </table:table-cell>
          <table:table-cell table:style-name="Table48.A1" office:value-type="string">
            <text:p text:style-name="Table_20_Contents"><text:span text:style-name="Emphasis">in order (that), so that, so as</text:span></text:p>
          </table:table-cell>
        </table:table-row>
        <table:table-row>
          <table:table-cell table:style-name="Table48.A1" office:value-type="string">
            <text:p text:style-name="Table_20_Contents"><text:span text:style-name="Strong_20_Emphasis">de modo que </text:span></text:p>
            <text:p text:style-name="Table_20_Contents"><text:a xlink:type="simple" xlink:href="https://audio1.spanishdict.com/audio?lang=es&amp;text=de%20modo%20que&amp;key=b3e69463bee93a98ab7a39b3a17c75dc" text:style-name="Internet_20_link" text:visited-style-name="Visited_20_Internet_20_Link"> </text:a> </text:p>
          </table:table-cell>
          <table:table-cell table:style-name="Table48.A1" office:value-type="string">
            <text:p text:style-name="Table_20_Contents"><text:span text:style-name="Emphasis">in order (that), so that, so as</text:span></text:p>
          </table:table-cell>
        </table:table-row>
        <table:table-row>
          <table:table-cell table:style-name="Table48.A1" office:value-type="string">
            <text:p text:style-name="Table_20_Contents"><text:span text:style-name="Strong_20_Emphasis">para que </text:span></text:p>
            <text:p text:style-name="Table_20_Contents"><text:a xlink:type="simple" xlink:href="https://audio1.spanishdict.com/audio?lang=es&amp;text=para%20que&amp;key=2b1fe5ff6a129b515bc7743b30724046" text:style-name="Internet_20_link" text:visited-style-name="Visited_20_Internet_20_Link"> </text:a> </text:p>
          </table:table-cell>
          <table:table-cell table:style-name="Table48.A1" office:value-type="string">
            <text:p text:style-name="Table_20_Contents"><text:span text:style-name="Emphasis">in order (that), so that, so as</text:span></text:p>
          </table:table-cell>
        </table:table-row>
        <table:table-row>
          <table:table-cell table:style-name="Table48.A1" office:value-type="string">
            <text:p text:style-name="Table_20_Contents"><text:span text:style-name="Strong_20_Emphasis">que </text:span></text:p>
            <text:p text:style-name="Table_20_Contents"><text:a xlink:type="simple" xlink:href="https://audio1.spanishdict.com/audio?lang=es&amp;text=que&amp;key=7110db500f6c28bf60b934897165cd67" text:style-name="Internet_20_link" text:visited-style-name="Visited_20_Internet_20_Link"> </text:a> </text:p>
          </table:table-cell>
          <table:table-cell table:style-name="Table48.A1" office:value-type="string">
            <text:p text:style-name="Table_20_Contents"><text:span text:style-name="Emphasis">in order (that), so that, so as</text:span></text:p>
          </table:table-cell>
        </table:table-row>
      </table:table>
      <table:table table:name="Table49" table:style-name="Table49">
        <table:table-column table:style-name="Table49.A"/>
        <table:table-row>
          <table:table-cell table:style-name="Table49.A1" office:value-type="string">
            <text:p text:style-name="Table_20_Contents">Vine para que tenga suficiente gente para el juego.</text:p>
            <text:p text:style-name="Table_20_Contents">I came so that you would have enough people for the game.</text:p>
            <text:p text:style-name="Table_20_Contents"><text:a xlink:type="simple" xlink:href="https://audio1.spanishdict.com/audio?lang=es&amp;text=Vine%20para%20que%20tenga%20suficiente%20gente%20para%20el%20juego.&amp;key=c33682813eeaad2e5f83d06b5419514c" text:style-name="Internet_20_link" text:visited-style-name="Visited_20_Internet_20_Link"> </text:a> </text:p>
          </table:table-cell>
        </table:table-row>
        <table:table-row>
          <table:table-cell table:style-name="Table49.A1" office:value-type="string">
            <text:p text:style-name="Table_20_Contents">Voy a cerrar las ventanas a fin de que no entren moscas.</text:p>
            <text:p text:style-name="Table_20_Contents">I am going to close the windows so that flies won’t come in.</text:p>
            <text:p text:style-name="Table_20_Contents"><text:a xlink:type="simple" xlink:href="https://audio1.spanishdict.com/audio?lang=es&amp;text=Voy%20a%20cerrar%20las%20ventanas%20a%20fin%20de%20que%20no%20entren%20moscas.&amp;key=b08d128f2ba1db8631aa4b7446b801c8" text:style-name="Internet_20_link" text:visited-style-name="Visited_20_Internet_20_Link"> </text:a> </text:p>
          </table:table-cell>
        </table:table-row>
        <table:table-row>
          <table:table-cell table:style-name="Table49.A1" office:value-type="string">
            <text:p text:style-name="Table_20_Contents">Estudiaré mucho de manera que entienda mejor el español.</text:p>
            <text:p text:style-name="Table_20_Contents">I will study a lot so I can understand Spanish better.</text:p>
            <text:p text:style-name="Table_20_Contents"><text:a xlink:type="simple" xlink:href="https://audio1.spanishdict.com/audio?lang=es&amp;text=Estudiaré%20mucho%20de%20manera%20que%20entienda%20mejor%20el%20español.&amp;key=e316e0b13e9334dc7738fe71235204f3" text:style-name="Internet_20_link" text:visited-style-name="Visited_20_Internet_20_Link"> </text:a> </text:p>
          </table:table-cell>
        </table:table-row>
      </table:table>
      <text:h text:style-name="Heading_20_2" text:outline-level="2"><text:bookmark text:name="takeapracticequiz2"/>Take a practice quiz!</text:h>
      <text:p text:style-name="Text_20_body"><text:bookmark text:name="practicewhatyouknowwithourquiztoolhttpwwwspanishdictcomtopicspractice75"/></text:p>
      <text:h text:style-name="Heading_20_1" text:outline-level="1">Past Perfect Subjunctive Forms</text:h>
      <text:p text:style-name="Text_20_body">Quick Answer </text:p>
      <text:p text:style-name="Text_20_body">The past perfect subjunctive, or pluperfect subjunctive (<text:span text:style-name="Strong_20_Emphasis">el pluscuamperfecto de subjuntivo</text:span><text:a xlink:type="simple" xlink:href="https://audio1.spanishdict.com/audio?lang=es&amp;text=el%20pluscuamperfecto%20de%20subjuntivo&amp;key=bcbb0873671ee57d7588091eca632443" text:style-name="Internet_20_link" text:visited-style-name="Visited_20_Internet_20_Link"><text:span text:style-name="Strong_20_Emphasis"> </text:span></text:a>), is used to talk about hypothetical situations in the past, past conditionals, and past actions that preceded other past actions.</text:p>
      <text:h text:style-name="Heading_20_2" text:outline-level="2"><text:bookmark text:name="pastperfectsubjunctiveforms"/>Past Perfect Subjunctive Forms</text:h>
      <text:p text:style-name="Text_20_body">The past perfect subjunctive is formed with the imperfect subjunctive of the verb <text:span text:style-name="Strong_20_Emphasis">haber</text:span><text:a xlink:type="simple" xlink:href="https://audio1.spanishdict.com/audio?lang=es&amp;text=haber&amp;key=78fff81e8d0b34f8a340a1a674766ab3" text:style-name="Internet_20_link" text:visited-style-name="Visited_20_Internet_20_Link"><text:span text:style-name="Strong_20_Emphasis"> </text:span></text:a> and a <text:a xlink:type="simple" xlink:href="http://www.spanishdict.com/guide/past-participle-in-spanish/" text:style-name="Internet_20_link" text:visited-style-name="Visited_20_Internet_20_Link">past participle</text:a>. </text:p>
      <text:h text:style-name="Heading_20_3" text:outline-level="3"><text:bookmark text:name="pastperfectsubjunctiveformula"/>Past Perfect Subjunctive Formula:</text:h>
      <text:p text:style-name="Text_20_body">imperfect subjunctive of <text:span text:style-name="Strong_20_Emphasis">haber</text:span> + past participle</text:p>
      <text:h text:style-name="Heading_20_3" text:outline-level="3"><text:bookmark text:name="imperfectsubjunctiveofspanclasssdmdsdmdtextaccent2haberspan"/><text:soft-page-break/>Imperfect Subjunctive of Haber</text:h>
      <text:h text:style-name="Heading_20_3" text:outline-level="3"><text:bookmark text:name="hubieravshubiese"/><text:span text:style-name="Strong_20_Emphasis">Hubiera</text:span><text:a xlink:type="simple" xlink:href="https://audio1.spanishdict.com/audio?lang=es&amp;text=Hubiera&amp;key=47493e1ce90795bc254c471d3264aa86" text:style-name="Internet_20_link" text:visited-style-name="Visited_20_Internet_20_Link"><text:span text:style-name="Strong_20_Emphasis"> </text:span></text:a> vs. <text:span text:style-name="Strong_20_Emphasis">Hubiese</text:span><text:a xlink:type="simple" xlink:href="https://audio1.spanishdict.com/audio?lang=es&amp;text=Hubiese&amp;key=f2cfa785e885aa328cd449d964e08f45" text:style-name="Internet_20_link" text:visited-style-name="Visited_20_Internet_20_Link"><text:span text:style-name="Strong_20_Emphasis"> </text:span></text:a></text:h>
      <text:p text:style-name="Text_20_body">The imperfect subjunctive of <text:span text:style-name="Strong_20_Emphasis">haber</text:span> can be conjugated in two different ways. Both are correct, though use of the first, whose <text:span text:style-name="Strong_20_Emphasis">yo</text:span><text:a xlink:type="simple" xlink:href="https://audio1.spanishdict.com/audio?lang=es&amp;text=yo&amp;key=c888c63a73d0ee530d258b31dd067a07" text:style-name="Internet_20_link" text:visited-style-name="Visited_20_Internet_20_Link"><text:span text:style-name="Strong_20_Emphasis"> </text:span></text:a> form is <text:span text:style-name="Strong_20_Emphasis">hubiera</text:span>, is more widespread.</text:p>
      <table:table table:name="Table59" table:style-name="Table59">
        <table:table-column table:style-name="Table59.A"/>
        <table:table-column table:style-name="Table59.B"/>
        <table:table-column table:style-name="Table59.C"/>
        <table:table-row>
          <table:table-cell table:style-name="Table59.A1" office:value-type="string">
            <text:p text:style-name="Table_20_Heading">Subject</text:p>
          </table:table-cell>
          <table:table-cell table:style-name="Table59.A1" office:value-type="string">
            <text:p text:style-name="Table_20_Heading">Imperfect Subjunctive 1</text:p>
          </table:table-cell>
          <table:table-cell table:style-name="Table59.A1" office:value-type="string">
            <text:p text:style-name="Table_20_Heading">Imperfect Subjunctive 2</text:p>
          </table:table-cell>
        </table:table-row>
        <table:table-row>
          <table:table-cell table:style-name="Table59.A1" office:value-type="string">
            <text:p text:style-name="Table_20_Contents"><text:span text:style-name="Strong_20_Emphasis">yo</text:span></text:p>
          </table:table-cell>
          <table:table-cell table:style-name="Table59.A1" office:value-type="string">
            <text:p text:style-name="Table_20_Contents"><text:span text:style-name="Strong_20_Emphasis">hubiera </text:span></text:p>
            <text:p text:style-name="Table_20_Contents"><text:a xlink:type="simple" xlink:href="https://audio1.spanishdict.com/audio?lang=es&amp;text=hubiera&amp;key=3463bf905ab8a49ebbe2f2a6754280ab" text:style-name="Internet_20_link" text:visited-style-name="Visited_20_Internet_20_Link"> </text:a> </text:p>
          </table:table-cell>
          <table:table-cell table:style-name="Table59.A1" office:value-type="string">
            <text:p text:style-name="Table_20_Contents"><text:span text:style-name="Strong_20_Emphasis">hubiese </text:span></text:p>
            <text:p text:style-name="Table_20_Contents"><text:a xlink:type="simple" xlink:href="https://audio1.spanishdict.com/audio?lang=es&amp;text=hubiese&amp;key=3551fa107ba7f655ee0f189a3ae58039" text:style-name="Internet_20_link" text:visited-style-name="Visited_20_Internet_20_Link"> </text:a> </text:p>
          </table:table-cell>
        </table:table-row>
        <table:table-row>
          <table:table-cell table:style-name="Table59.A1" office:value-type="string">
            <text:p text:style-name="Table_20_Contents"><text:span text:style-name="Strong_20_Emphasis">tú</text:span></text:p>
          </table:table-cell>
          <table:table-cell table:style-name="Table59.A1" office:value-type="string">
            <text:p text:style-name="Table_20_Contents"><text:span text:style-name="Strong_20_Emphasis">hubieras </text:span></text:p>
            <text:p text:style-name="Table_20_Contents"><text:a xlink:type="simple" xlink:href="https://audio1.spanishdict.com/audio?lang=es&amp;text=hubieras&amp;key=38ee934213f3942f866e3ff554d72c67" text:style-name="Internet_20_link" text:visited-style-name="Visited_20_Internet_20_Link"> </text:a> </text:p>
          </table:table-cell>
          <table:table-cell table:style-name="Table59.A1" office:value-type="string">
            <text:p text:style-name="Table_20_Contents"><text:span text:style-name="Strong_20_Emphasis">hubieses </text:span></text:p>
            <text:p text:style-name="Table_20_Contents"><text:a xlink:type="simple" xlink:href="https://audio1.spanishdict.com/audio?lang=es&amp;text=hubieses&amp;key=f7b858451ec6eeba846b58cb95fa2d62" text:style-name="Internet_20_link" text:visited-style-name="Visited_20_Internet_20_Link"> </text:a> </text:p>
          </table:table-cell>
        </table:table-row>
        <table:table-row>
          <table:table-cell table:style-name="Table59.A1" office:value-type="string">
            <text:p text:style-name="Table_20_Contents"><text:span text:style-name="Strong_20_Emphasis">él/ella</text:span></text:p>
          </table:table-cell>
          <table:table-cell table:style-name="Table59.A1" office:value-type="string">
            <text:p text:style-name="Table_20_Contents"><text:span text:style-name="Strong_20_Emphasis">hubiera </text:span></text:p>
            <text:p text:style-name="Table_20_Contents"><text:a xlink:type="simple" xlink:href="https://audio1.spanishdict.com/audio?lang=es&amp;text=hubiera&amp;key=3463bf905ab8a49ebbe2f2a6754280ab" text:style-name="Internet_20_link" text:visited-style-name="Visited_20_Internet_20_Link"> </text:a> </text:p>
          </table:table-cell>
          <table:table-cell table:style-name="Table59.A1" office:value-type="string">
            <text:p text:style-name="Table_20_Contents"><text:span text:style-name="Strong_20_Emphasis">hubiese </text:span></text:p>
            <text:p text:style-name="Table_20_Contents"><text:a xlink:type="simple" xlink:href="https://audio1.spanishdict.com/audio?lang=es&amp;text=hubiese&amp;key=3551fa107ba7f655ee0f189a3ae58039" text:style-name="Internet_20_link" text:visited-style-name="Visited_20_Internet_20_Link"> </text:a> </text:p>
          </table:table-cell>
        </table:table-row>
        <table:table-row>
          <table:table-cell table:style-name="Table59.A1" office:value-type="string">
            <text:p text:style-name="Table_20_Contents"><text:span text:style-name="Strong_20_Emphasis">usted</text:span></text:p>
          </table:table-cell>
          <table:table-cell table:style-name="Table59.A1" office:value-type="string">
            <text:p text:style-name="Table_20_Contents"><text:span text:style-name="Strong_20_Emphasis">hubiera </text:span></text:p>
            <text:p text:style-name="Table_20_Contents"><text:a xlink:type="simple" xlink:href="https://audio1.spanishdict.com/audio?lang=es&amp;text=hubiera&amp;key=3463bf905ab8a49ebbe2f2a6754280ab" text:style-name="Internet_20_link" text:visited-style-name="Visited_20_Internet_20_Link"> </text:a> </text:p>
          </table:table-cell>
          <table:table-cell table:style-name="Table59.A1" office:value-type="string">
            <text:p text:style-name="Table_20_Contents"><text:span text:style-name="Strong_20_Emphasis">hubiese </text:span></text:p>
            <text:p text:style-name="Table_20_Contents"><text:a xlink:type="simple" xlink:href="https://audio1.spanishdict.com/audio?lang=es&amp;text=hubiese&amp;key=3551fa107ba7f655ee0f189a3ae58039" text:style-name="Internet_20_link" text:visited-style-name="Visited_20_Internet_20_Link"> </text:a> </text:p>
          </table:table-cell>
        </table:table-row>
        <table:table-row>
          <table:table-cell table:style-name="Table59.A1" office:value-type="string">
            <text:p text:style-name="Table_20_Contents"><text:span text:style-name="Strong_20_Emphasis">nosotros</text:span></text:p>
          </table:table-cell>
          <table:table-cell table:style-name="Table59.A1" office:value-type="string">
            <text:p text:style-name="Table_20_Contents"><text:span text:style-name="Strong_20_Emphasis">hubiéramos </text:span></text:p>
            <text:p text:style-name="Table_20_Contents"><text:a xlink:type="simple" xlink:href="https://audio1.spanishdict.com/audio?lang=es&amp;text=hubiéramos&amp;key=8bb6045aa9649bcf61d0e1eabbdb3f8c" text:style-name="Internet_20_link" text:visited-style-name="Visited_20_Internet_20_Link"> </text:a> </text:p>
          </table:table-cell>
          <table:table-cell table:style-name="Table59.A1" office:value-type="string">
            <text:p text:style-name="Table_20_Contents"><text:span text:style-name="Strong_20_Emphasis">hubiésemos </text:span></text:p>
            <text:p text:style-name="Table_20_Contents"><text:a xlink:type="simple" xlink:href="https://audio1.spanishdict.com/audio?lang=es&amp;text=hubiésemos&amp;key=b13e2723996299f5942a0f89001ac23e" text:style-name="Internet_20_link" text:visited-style-name="Visited_20_Internet_20_Link"> </text:a> </text:p>
          </table:table-cell>
        </table:table-row>
        <table:table-row>
          <table:table-cell table:style-name="Table59.A1" office:value-type="string">
            <text:p text:style-name="Table_20_Contents"><text:span text:style-name="Strong_20_Emphasis">vosotros</text:span></text:p>
          </table:table-cell>
          <table:table-cell table:style-name="Table59.A1" office:value-type="string">
            <text:p text:style-name="Table_20_Contents"><text:span text:style-name="Strong_20_Emphasis">hubierais </text:span></text:p>
            <text:p text:style-name="Table_20_Contents"><text:a xlink:type="simple" xlink:href="https://audio1.spanishdict.com/audio?lang=es&amp;text=hubierais&amp;key=e9c3a625a0d627064b8fa3c1906aeb48" text:style-name="Internet_20_link" text:visited-style-name="Visited_20_Internet_20_Link"> </text:a> </text:p>
          </table:table-cell>
          <table:table-cell table:style-name="Table59.A1" office:value-type="string">
            <text:p text:style-name="Table_20_Contents"><text:span text:style-name="Strong_20_Emphasis">hubieseis </text:span></text:p>
            <text:p text:style-name="Table_20_Contents"><text:a xlink:type="simple" xlink:href="https://audio1.spanishdict.com/audio?lang=es&amp;text=hubieseis&amp;key=5da706e39ebd163215e868eef7c75edb" text:style-name="Internet_20_link" text:visited-style-name="Visited_20_Internet_20_Link"> </text:a> </text:p>
          </table:table-cell>
        </table:table-row>
        <table:table-row>
          <table:table-cell table:style-name="Table59.A1" office:value-type="string">
            <text:p text:style-name="Table_20_Contents"><text:span text:style-name="Strong_20_Emphasis">ellos/ellas</text:span></text:p>
          </table:table-cell>
          <table:table-cell table:style-name="Table59.A1" office:value-type="string">
            <text:p text:style-name="Table_20_Contents"><text:span text:style-name="Strong_20_Emphasis">hubieran </text:span></text:p>
            <text:p text:style-name="Table_20_Contents"><text:a xlink:type="simple" xlink:href="https://audio1.spanishdict.com/audio?lang=es&amp;text=hubieran&amp;key=89f15164202f58aefde1ed1cb3cfa28e" text:style-name="Internet_20_link" text:visited-style-name="Visited_20_Internet_20_Link"> </text:a> </text:p>
          </table:table-cell>
          <table:table-cell table:style-name="Table59.A1" office:value-type="string">
            <text:p text:style-name="Table_20_Contents"><text:span text:style-name="Strong_20_Emphasis">hubiesen </text:span></text:p>
            <text:p text:style-name="Table_20_Contents"><text:a xlink:type="simple" xlink:href="https://audio1.spanishdict.com/audio?lang=es&amp;text=hubiesen&amp;key=c5ef883325648a89f57c8afa362d5a72" text:style-name="Internet_20_link" text:visited-style-name="Visited_20_Internet_20_Link"> </text:a> </text:p>
          </table:table-cell>
        </table:table-row>
        <table:table-row>
          <table:table-cell table:style-name="Table59.A1" office:value-type="string">
            <text:p text:style-name="Table_20_Contents"><text:span text:style-name="Strong_20_Emphasis">ustedes</text:span></text:p>
          </table:table-cell>
          <table:table-cell table:style-name="Table59.A1" office:value-type="string">
            <text:p text:style-name="Table_20_Contents"><text:span text:style-name="Strong_20_Emphasis">hubieran </text:span></text:p>
            <text:p text:style-name="Table_20_Contents"><text:a xlink:type="simple" xlink:href="https://audio1.spanishdict.com/audio?lang=es&amp;text=hubieran&amp;key=89f15164202f58aefde1ed1cb3cfa28e" text:style-name="Internet_20_link" text:visited-style-name="Visited_20_Internet_20_Link"> </text:a> </text:p>
          </table:table-cell>
          <table:table-cell table:style-name="Table59.A1" office:value-type="string">
            <text:p text:style-name="Table_20_Contents"><text:span text:style-name="Strong_20_Emphasis">hubiesen </text:span></text:p>
            <text:p text:style-name="Table_20_Contents"><text:a xlink:type="simple" xlink:href="https://audio1.spanishdict.com/audio?lang=es&amp;text=hubiesen&amp;key=c5ef883325648a89f57c8afa362d5a72" text:style-name="Internet_20_link" text:visited-style-name="Visited_20_Internet_20_Link"> </text:a> </text:p>
          </table:table-cell>
        </table:table-row>
      </table:table>
      <text:h text:style-name="Heading_20_2" text:outline-level="2"><text:bookmark text:name="pastperfectsubjunctiveuses"/>Past Perfect Subjunctive Uses</text:h>
      <text:p text:style-name="Text_20_body">The past perfect subjunctive is commonly used to talk about past hypotheticals, conditionals, and past actions preceding other past actions.</text:p>
      <text:h text:style-name="Heading_20_3" text:outline-level="3"><text:bookmark text:name="1hypotheticals"/>1. Hypotheticals</text:h>
      <text:p text:style-name="Text_20_body">The past perfect subjunctive is commonly used to talk about hypothetical situations, especially those relating to regrets or hindsight. </text:p>
      <table:table table:name="Table60" table:style-name="Table60">
        <table:table-column table:style-name="Table60.A"/>
        <table:table-row>
          <table:table-cell table:style-name="Table60.A1" office:value-type="string">
            <text:p text:style-name="Table_20_Contents">Ojalá que hubiera/hubiese sabido.</text:p>
            <text:p text:style-name="Table_20_Contents">I wish I had known.</text:p>
            <text:p text:style-name="Table_20_Contents"><text:a xlink:type="simple" xlink:href="https://audio1.spanishdict.com/audio?lang=es&amp;text=Ojalá%20que%20hubiera%2Fhubiese%20sabido.&amp;key=d2c68e8f2aeaf659e2975dd3c5c13e39" text:style-name="Internet_20_link" text:visited-style-name="Visited_20_Internet_20_Link"> </text:a> </text:p>
          </table:table-cell>
        </table:table-row>
        <table:table-row>
          <table:table-cell table:style-name="Table60.A1" office:value-type="string">
            <text:p text:style-name="Table_20_Contents">¿Y si Don Quijote hubiera/hubiese tenido razón sobre los molinos?</text:p>
            <text:p text:style-name="Table_20_Contents">What if Don Quijote had been right about the windmills?</text:p>
            <text:p text:style-name="Table_20_Contents"><text:a xlink:type="simple" xlink:href="https://audio1.spanishdict.com/audio?lang=es&amp;text=¿Y%20si%20Don%20Quijote%20hubiera%2Fhubiese%20tenido%20razón%20sobre%20los%20molinos%3F&amp;key=d21c7b9e88dcc75f61911f3ef1bd02e8" text:style-name="Internet_20_link" text:visited-style-name="Visited_20_Internet_20_Link"> </text:a> </text:p>
          </table:table-cell>
        </table:table-row>
      </table:table>
      <text:h text:style-name="Heading_20_3" text:outline-level="3"><text:bookmark text:name="2conditionals"/>2. Conditionals</text:h>
      <text:p text:style-name="Text_20_body">The past perfect subjunctive is used along with the <text:a xlink:type="simple" xlink:href="http://www.spanishdict.com/guide/conditional-perfect-forms-and-uses/" text:style-name="Internet_20_link" text:visited-style-name="Visited_20_Internet_20_Link">conditional perfect</text:a> to talk about conditionals in the past. </text:p>
      <table:table table:name="Table61" table:style-name="Table61">
        <table:table-column table:style-name="Table61.A"/>
        <table:table-row>
          <table:table-cell table:style-name="Table61.A1" office:value-type="string">
            <text:p text:style-name="Table_20_Contents">Si hubiera/hubiese sabido, habría venido.</text:p>
            <text:p text:style-name="Table_20_Contents">If I had known, I would have come.</text:p>
            <text:p text:style-name="Table_20_Contents"><text:a xlink:type="simple" xlink:href="https://audio1.spanishdict.com/audio?lang=es&amp;text=Si%20hubiera%2Fhubiese%20sabido%2C%20habría%20venido.&amp;key=85e486b9c9f2d63ae4bb71b6487b7193" text:style-name="Internet_20_link" text:visited-style-name="Visited_20_Internet_20_Link"> </text:a> </text:p>
          </table:table-cell>
        </table:table-row>
        <table:table-row>
          <table:table-cell table:style-name="Table61.A1" office:value-type="string">
            <text:p text:style-name="Table_20_Contents">Si hubiera/hubiese tenido más dinero, habría comprado el cuadro que vimos en el mercado.</text:p>
            <text:p text:style-name="Table_20_Contents"><text:soft-page-break/>If I'd had more money, I would've bought the painting we saw in the market.</text:p>
            <text:p text:style-name="Table_20_Contents"><text:a xlink:type="simple" xlink:href="https://audio1.spanishdict.com/audio?lang=es&amp;text=Si%20hubiera%2Fhubiese%20tenido%20más%20dinero%2C%20habría%20comprado%20el%20cuadro%20que%20vimos%20en%20el%20mercado.&amp;key=6b6eff36f0d5c1e742a6065683bf5aed" text:style-name="Internet_20_link" text:visited-style-name="Visited_20_Internet_20_Link"> </text:a> </text:p>
          </table:table-cell>
        </table:table-row>
      </table:table>
      <text:h text:style-name="Heading_20_3" text:outline-level="3"><text:bookmark text:name="3actionsprecedingotherpastactions"/>3. Actions Preceding Other Past Actions</text:h>
      <text:p text:style-name="Text_20_body">The past perfect is used along with the simple past or imperfect to talk about a past action that preceded a second past action. Whichever of these events is the furthest back in the past is talked about with the past perfect subjunctive. </text:p>
      <table:table table:name="Table62" table:style-name="Table62">
        <table:table-column table:style-name="Table62.A"/>
        <table:table-row>
          <table:table-cell table:style-name="Table62.A1" office:value-type="string">
            <text:p text:style-name="Table_20_Contents">Pablo dudó que yo hubiera/hubiese ido a Perú.</text:p>
            <text:p text:style-name="Table_20_Contents">Pablo doubted that I had been to Peru.</text:p>
            <text:p text:style-name="Table_20_Contents"><text:a xlink:type="simple" xlink:href="https://audio1.spanishdict.com/audio?lang=es&amp;text=Pablo%20dudó%20que%20yo%20hubiera%2Fhubiese%20ido%20a%20Perú.&amp;key=a0be3defd575afcec7ecafc64636019e" text:style-name="Internet_20_link" text:visited-style-name="Visited_20_Internet_20_Link"> </text:a> </text:p>
          </table:table-cell>
        </table:table-row>
        <table:table-row>
          <table:table-cell table:style-name="Table62.A1" office:value-type="string">
            <text:p text:style-name="Table_20_Contents">Mamá no creyó que hubieras/hubieses limpiado el cuarto.</text:p>
            <text:p text:style-name="Table_20_Contents">Mom did not believe that you had cleaned the room.</text:p>
            <text:p text:style-name="Table_20_Contents"><text:a xlink:type="simple" xlink:href="https://audio1.spanishdict.com/audio?lang=es&amp;text=Mamá%20no%20creyó%20que%20hubieras%2Fhubieses%20limpiado%20el%20cuarto.&amp;key=8497a88739a06ef0874471a6e1213df5" text:style-name="Internet_20_link" text:visited-style-name="Visited_20_Internet_20_Link"> </text:a> </text:p>
          </table:table-cell>
        </table:table-row>
        <table:table-row>
          <table:table-cell table:style-name="Table62.A1" office:value-type="string">
            <text:p text:style-name="Table_20_Contents">El policía buscaba a algún testigo que hubiera/hubiese visto el robo.</text:p>
            <text:p text:style-name="Table_20_Contents">The police officer was looking for a witness who had witnessed the robbery</text:p>
            <text:p text:style-name="Table_20_Contents"><text:a xlink:type="simple" xlink:href="https://audio1.spanishdict.com/audio?lang=es&amp;text=El%20policía%20buscaba%20a%20algún%20testigo%20que%20hubiera%2Fhubiese%20visto%20el%20robo.&amp;key=15e31d098adc6eed305c4ed2066fd6f6" text:style-name="Internet_20_link" text:visited-style-name="Visited_20_Internet_20_Link"> </text:a> </text:p>
          </table:table-cell>
        </table:table-row>
      </table:table>
      <text:h text:style-name="Heading_20_2" text:outline-level="2"><text:bookmark text:name="perfecttheperfecttenses"/>Perfect the Perfect Tenses</text:h>
      <text:p text:style-name="Text_20_body">Need a review of the other perfect tenses? Check out our other perfect articles:</text:p>
      <text:list xml:id="list5065068860270951831" text:style-name="L17">
        <text:list-item>
          <text:p text:style-name="P26"><text:a xlink:type="simple" xlink:href="http://www.spanishdict.com/guide/spanish-present-perfect-indicative" text:style-name="Internet_20_link" text:visited-style-name="Visited_20_Internet_20_Link">the present perfect indicative</text:a> </text:p>
        </text:list-item>
        <text:list-item>
          <text:p text:style-name="P26"><text:a xlink:type="simple" xlink:href="http://www.spanishdict.com/guide/spanish-present-perfect-subjunctive" text:style-name="Internet_20_link" text:visited-style-name="Visited_20_Internet_20_Link">the present perfect subjunctive</text:a> </text:p>
        </text:list-item>
        <text:list-item>
          <text:p text:style-name="P26"><text:a xlink:type="simple" xlink:href="http://www.spanishdict.com/guide/past-perfect-forms-and-uses/" text:style-name="Internet_20_link" text:visited-style-name="Visited_20_Internet_20_Link">the past perfect</text:a> </text:p>
        </text:list-item>
        <text:list-item>
          <text:p text:style-name="P26"><text:a xlink:type="simple" xlink:href="http://www.spanishdict.com/topics/show/101" text:style-name="Internet_20_link" text:visited-style-name="Visited_20_Internet_20_Link">the preterite perfect</text:a> </text:p>
        </text:list-item>
        <text:list-item>
          <text:p text:style-name="P26"><text:a xlink:type="simple" xlink:href="http://www.spanishdict.com/guide/conditional-perfect-forms-and-uses/" text:style-name="Internet_20_link" text:visited-style-name="Visited_20_Internet_20_Link">the conditional perfect</text:a> </text:p>
        </text:list-item>
        <text:list-item>
          <text:p text:style-name="P26"><text:a xlink:type="simple" xlink:href="http://www.spanishdict.com/guide/spanish-future-perfect-indicative" text:style-name="Internet_20_link" text:visited-style-name="Visited_20_Internet_20_Link">the future perfect indicative</text:a> </text:p>
        </text:list-item>
        <text:list-item>
          <text:p text:style-name="P17"><text:a xlink:type="simple" xlink:href="http://www.spanishdict.com/topics/show/106" text:style-name="Internet_20_link" text:visited-style-name="Visited_20_Internet_20_Link">the future perfect subjunctive</text:a> </text:p>
        </text:list-item>
      </text:list>
      <text:h text:style-name="Heading_20_2" text:outline-level="2"><text:bookmark text:name="takeapracticequiz3"/>Take a practice quiz!</text:h>
      <text:p text:style-name="Standard"/>
      <text:p text:style-name="Standard"/>
      <text:h text:style-name="Heading_20_1" text:outline-level="1">Spanish Future Perfect Subjunctive</text:h>
      <text:p text:style-name="Text_20_body">Quick Answer </text:p>
      <text:p text:style-name="Text_20_body">Like the future subjunctive, the <text:span text:style-name="Emphasis">future perfect subjunctive</text:span> (<text:span text:style-name="Strong_20_Emphasis">el futuro compuesto del subjuntivo</text:span><text:a xlink:type="simple" xlink:href="https://audio1.spanishdict.com/audio?lang=es&amp;text=el%20futuro%20compuesto%20del%20subjuntivo&amp;key=7ff2df0afa6cf830dc3e4ac5787dda71" text:style-name="Internet_20_link" text:visited-style-name="Visited_20_Internet_20_Link"><text:span text:style-name="Strong_20_Emphasis"> </text:span></text:a>) is rarely used in modern Spanish. However, as you may see in <text:span text:style-name="Strong_20_Emphasis">literature and legal documents</text:span>, it is definitely a useful tense to be able to recognize. It is used to indicate actions that will have happened in the future at a certain point. Nowadays, the future perfect subjunctive is often replaced by <text:a xlink:type="simple" xlink:href="http://www.spanishdict.com/topics/show/105" text:style-name="Internet_20_link" text:visited-style-name="Visited_20_Internet_20_Link">the past perfect subjunctive</text:a> or <text:a xlink:type="simple" xlink:href="http://www.spanishdict.com/guide/spanish-present-perfect-subjunctive" text:style-name="Internet_20_link" text:visited-style-name="Visited_20_Internet_20_Link">the present perfect subjunctive</text:a>.</text:p>
      <text:h text:style-name="Heading_20_2" text:outline-level="2"><text:bookmark text:name="futureperfectsubjunctiveforms"/><text:soft-page-break/>Future Perfect Subjunctive Forms</text:h>
      <text:p text:style-name="Text_20_body">The future perfect subjunctive is formed by combining the <text:a xlink:type="simple" xlink:href="http://www.spanishdict.com/guide/spanish-future-subjunctive" text:style-name="Internet_20_link" text:visited-style-name="Visited_20_Internet_20_Link">future subjunctive</text:a> of the verb <text:span text:style-name="Strong_20_Emphasis">haber</text:span><text:a xlink:type="simple" xlink:href="https://audio1.spanishdict.com/audio?lang=es&amp;text=haber&amp;key=78fff81e8d0b34f8a340a1a674766ab3" text:style-name="Internet_20_link" text:visited-style-name="Visited_20_Internet_20_Link"><text:span text:style-name="Strong_20_Emphasis"> </text:span></text:a> with a <text:a xlink:type="simple" xlink:href="http://www.spanishdict.com/topics/show/33" text:style-name="Internet_20_link" text:visited-style-name="Visited_20_Internet_20_Link">past participle</text:a>. </text:p>
      <text:h text:style-name="Heading_20_3" text:outline-level="3"><text:bookmark text:name="futureperfectsubjunctiveformula"/>Future Perfect Subjunctive Formula:</text:h>
      <text:p text:style-name="Text_20_body">future subjunctive of <text:span text:style-name="Strong_20_Emphasis">haber</text:span> + past participle</text:p>
      <text:p text:style-name="Text_20_body">In case you've forgotten, here's how to form <text:span text:style-name="Strong_20_Emphasis">haber</text:span> in the future perfect:</text:p>
      <text:p text:style-name="Text_20_body"><text:span text:style-name="Strong_20_Emphasis">Haber in the Future Subjunctive</text:span></text:p>
      <table:table table:name="Table63" table:style-name="Table63">
        <table:table-column table:style-name="Table63.A"/>
        <table:table-column table:style-name="Table63.B"/>
        <table:table-row>
          <table:table-cell table:style-name="Table63.A1" office:value-type="string">
            <text:p text:style-name="Table_20_Heading">Subject</text:p>
          </table:table-cell>
          <table:table-cell table:style-name="Table63.A1" office:value-type="string">
            <text:p text:style-name="Table_20_Heading">Verb Conjugations</text:p>
          </table:table-cell>
        </table:table-row>
        <table:table-row>
          <table:table-cell table:style-name="Table63.A1" office:value-type="string">
            <text:p text:style-name="Table_20_Contents">yo</text:p>
          </table:table-cell>
          <table:table-cell table:style-name="Table63.A1" office:value-type="string">
            <text:p text:style-name="Table_20_Contents"><text:span text:style-name="Strong_20_Emphasis">hubiere </text:span></text:p>
            <text:p text:style-name="Table_20_Contents"><text:a xlink:type="simple" xlink:href="https://audio1.spanishdict.com/audio?lang=es&amp;text=hubiere&amp;key=f035338b6e6599bd8d24b63499a6351c" text:style-name="Internet_20_link" text:visited-style-name="Visited_20_Internet_20_Link"> </text:a> </text:p>
          </table:table-cell>
        </table:table-row>
        <table:table-row>
          <table:table-cell table:style-name="Table63.A1" office:value-type="string">
            <text:p text:style-name="Table_20_Contents">tú</text:p>
          </table:table-cell>
          <table:table-cell table:style-name="Table63.A1" office:value-type="string">
            <text:p text:style-name="Table_20_Contents"><text:span text:style-name="Strong_20_Emphasis">hubieres </text:span></text:p>
            <text:p text:style-name="Table_20_Contents"><text:a xlink:type="simple" xlink:href="https://audio1.spanishdict.com/audio?lang=es&amp;text=hubieres&amp;key=ff1128ab6f3fe65f18f46e130a918c1b" text:style-name="Internet_20_link" text:visited-style-name="Visited_20_Internet_20_Link"> </text:a> </text:p>
          </table:table-cell>
        </table:table-row>
        <table:table-row>
          <table:table-cell table:style-name="Table63.A1" office:value-type="string">
            <text:p text:style-name="Table_20_Contents">él, ella, usted</text:p>
          </table:table-cell>
          <table:table-cell table:style-name="Table63.A1" office:value-type="string">
            <text:p text:style-name="Table_20_Contents"><text:span text:style-name="Strong_20_Emphasis">hubiere </text:span></text:p>
            <text:p text:style-name="Table_20_Contents"><text:a xlink:type="simple" xlink:href="https://audio1.spanishdict.com/audio?lang=es&amp;text=hubiere&amp;key=f035338b6e6599bd8d24b63499a6351c" text:style-name="Internet_20_link" text:visited-style-name="Visited_20_Internet_20_Link"> </text:a> </text:p>
          </table:table-cell>
        </table:table-row>
        <table:table-row>
          <table:table-cell table:style-name="Table63.A1" office:value-type="string">
            <text:p text:style-name="Table_20_Contents">nosotros</text:p>
          </table:table-cell>
          <table:table-cell table:style-name="Table63.A1" office:value-type="string">
            <text:p text:style-name="Table_20_Contents"><text:span text:style-name="Strong_20_Emphasis">hubiéremos </text:span></text:p>
            <text:p text:style-name="Table_20_Contents"><text:a xlink:type="simple" xlink:href="https://audio1.spanishdict.com/audio?lang=es&amp;text=hubiéremos&amp;key=86df5fd8da72ad18a7662b9163a283e8" text:style-name="Internet_20_link" text:visited-style-name="Visited_20_Internet_20_Link"> </text:a> </text:p>
          </table:table-cell>
        </table:table-row>
        <table:table-row>
          <table:table-cell table:style-name="Table63.A1" office:value-type="string">
            <text:p text:style-name="Table_20_Contents">vosotros</text:p>
          </table:table-cell>
          <table:table-cell table:style-name="Table63.A1" office:value-type="string">
            <text:p text:style-name="Table_20_Contents"><text:span text:style-name="Strong_20_Emphasis">hubiereis </text:span></text:p>
            <text:p text:style-name="Table_20_Contents"><text:a xlink:type="simple" xlink:href="https://audio1.spanishdict.com/audio?lang=es&amp;text=hubiereis&amp;key=362fc7e8d1540f84c1e968f7937164a8" text:style-name="Internet_20_link" text:visited-style-name="Visited_20_Internet_20_Link"> </text:a> </text:p>
          </table:table-cell>
        </table:table-row>
        <table:table-row>
          <table:table-cell table:style-name="Table63.A1" office:value-type="string">
            <text:p text:style-name="Table_20_Contents">ellos, ellas, ustedes</text:p>
          </table:table-cell>
          <table:table-cell table:style-name="Table63.A1" office:value-type="string">
            <text:p text:style-name="Table_20_Contents"><text:span text:style-name="Strong_20_Emphasis">hubieren </text:span></text:p>
            <text:p text:style-name="Table_20_Contents"><text:a xlink:type="simple" xlink:href="https://audio1.spanishdict.com/audio?lang=es&amp;text=hubieren&amp;key=f6b3a7197c86517743c8dc9551b00629" text:style-name="Internet_20_link" text:visited-style-name="Visited_20_Internet_20_Link"> </text:a> </text:p>
          </table:table-cell>
        </table:table-row>
      </table:table>
      <text:p text:style-name="Text_20_body">The <text:span text:style-name="Strong_20_Emphasis">nosotros</text:span> form of the future subjunctive often has a <text:span text:style-name="Strong_20_Emphasis">tilde</text:span>.</text:p>
      <text:p text:style-name="Text_20_body">Examples: <text:span text:style-name="Strong_20_Emphasis">hubiéremos</text:span><text:a xlink:type="simple" xlink:href="https://audio1.spanishdict.com/audio?lang=es&amp;text=hubiéremos&amp;key=86df5fd8da72ad18a7662b9163a283e8" text:style-name="Internet_20_link" text:visited-style-name="Visited_20_Internet_20_Link"><text:span text:style-name="Strong_20_Emphasis"> </text:span></text:a>, <text:span text:style-name="Strong_20_Emphasis">supiéremos</text:span><text:a xlink:type="simple" xlink:href="https://audio1.spanishdict.com/audio?lang=es&amp;text=supiéremos&amp;key=0297f04a7e3c1ca7e912ae1a8b7f3feb" text:style-name="Internet_20_link" text:visited-style-name="Visited_20_Internet_20_Link"><text:span text:style-name="Strong_20_Emphasis"> </text:span></text:a></text:p>
      <text:h text:style-name="Heading_20_2" text:outline-level="2"><text:bookmark text:name="futureperfectsubjunctiveexamples"/>Future Perfect Subjunctive Examples</text:h>
      <text:p text:style-name="Text_20_body">As we've mentioned, the future perfect subjunctive is <text:span text:style-name="Strong_20_Emphasis">rarely used in modern Spanish</text:span>. You're really only likely to come across it in legal documents or older works of literature. Here are a few examples of the future perfect subjunctive that you might come across in the world of legal jargon.</text:p>
      <table:table table:name="Table64" table:style-name="Table64">
        <table:table-column table:style-name="Table64.A"/>
        <table:table-row>
          <table:table-cell table:style-name="Table64.A1" office:value-type="string">
            <text:p text:style-name="Table_20_Contents">Si la defensa por cualquier razón no hubiere presentado sus argumentos iniciales, puede hacerlo después de que la acusación hubiere terminado la presentación de su caso.</text:p>
            <text:p text:style-name="Table_20_Contents">If the defense for whatever reason has not presented its opening arguments, it may do so after the prosecution has finished presenting its case.</text:p>
            <text:p text:style-name="Table_20_Contents"><text:a xlink:type="simple" xlink:href="https://audio1.spanishdict.com/audio?lang=es&amp;text=Si%20la%20defensa%20por%20cualquier%20razón%20no%20hubiere%20presentado%20sus%20argumentos%20iniciales%2C%20puede%20hacerlo%20después%20de%20que%20la%20acusación%20hubiere%20terminado%20la%20presentación%20de%20su%20caso.&amp;key=92ab939c658f0a8969cebf75c1232542" text:style-name="Internet_20_link" text:visited-style-name="Visited_20_Internet_20_Link"> </text:a> </text:p>
          </table:table-cell>
        </table:table-row>
      </table:table>
      <table:table table:name="Table65" table:style-name="Table65">
        <table:table-column table:style-name="Table65.A"/>
        <table:table-row>
          <table:table-cell table:style-name="Table65.A1" office:value-type="string">
            <text:p text:style-name="Table_20_Contents">Sólo se considerarán las boletas en las que aparezcan los nombres de los senadores cuya candidatura se hubiere presentado.</text:p>
            <text:p text:style-name="Table_20_Contents">Only ballots on which the names of senators who have already announced their candidacy will be considered.</text:p>
            <text:p text:style-name="Table_20_Contents"><text:a xlink:type="simple" xlink:href="https://audio1.spanishdict.com/audio?lang=es&amp;text=Sólo%20se%20considerarán%20las%20boletas%20en%20las%20que%20aparezcan%20los%20nombres%20de%20los%20senadores%20cuya%20candidatura%20se%20hubiere%20presentado.&amp;key=35a2c7385d6b87a2eff6cfe4e9c8c6e4" text:style-name="Internet_20_link" text:visited-style-name="Visited_20_Internet_20_Link"> </text:a> </text:p>
          </table:table-cell>
        </table:table-row>
      </table:table>
      <table:table table:name="Table66" table:style-name="Table66">
        <table:table-column table:style-name="Table66.A"/>
        <table:table-row>
          <table:table-cell table:style-name="Table66.A1" office:value-type="string">
            <text:p text:style-name="Table_20_Contents">Los asuntos que se hubiere acordado tramitar por el procedimiento de urgencia tendrán prioridad.</text:p>
            <text:p text:style-name="Table_20_Contents">Priority will be given to those matters that fall under the emergency procedures provision.</text:p>
            <text:p text:style-name="Table_20_Contents"><text:a xlink:type="simple" xlink:href="https://audio1.spanishdict.com/audio?lang=es&amp;text=Los%20asuntos%20que%20se%20hubiere%20acordado%20tramitar%20por%20el%20procedimiento%20de%20urgencia%20tendrán%20prioridad.&amp;key=2af0e47b3f85b71574e1830ee0a90f96" text:style-name="Internet_20_link" text:visited-style-name="Visited_20_Internet_20_Link"> </text:a> </text:p>
          </table:table-cell>
        </table:table-row>
      </table:table>
      <table:table table:name="Table67" table:style-name="Table67">
        <table:table-column table:style-name="Table67.A"/>
        <table:table-row>
          <table:table-cell table:style-name="Table67.A1" office:value-type="string">
            <text:p text:style-name="Table_20_Contents">No será admisible un reclamo cuando en los dos meses anteriores se hubiere presentado y respondido un reclamo igual o similar.</text:p>
            <text:p text:style-name="Table_20_Contents"><text:soft-page-break/>A complaint is considered inadmissible if an identical or similar complaint has been submitted and responded to within a period of two months prior to its submission.</text:p>
            <text:p text:style-name="Table_20_Contents"><text:a xlink:type="simple" xlink:href="https://audio1.spanishdict.com/audio?lang=es&amp;text=No%20será%20admisible%20un%20reclamo%20cuando%20en%20los%20dos%20meses%20anteriores%20se%20hubiere%20presentado%20y%20respondido%20un%20reclamo%20igual%20o%20similar.&amp;key=2e0ad68f468aa684cb2a71b1bd35a5be" text:style-name="Internet_20_link" text:visited-style-name="Visited_20_Internet_20_Link"> </text:a> </text:p>
          </table:table-cell>
        </table:table-row>
      </table:table>
      <text:h text:style-name="Heading_20_2" text:outline-level="2"><text:bookmark text:name="perfectthespanclasssdmdsdmdtextaccent1perfectspantenses"/>Perfect the Perfect Tenses</text:h>
      <text:p text:style-name="Text_20_body">Need a review of the other perfect tenses? Check out our other perfect articles:</text:p>
      <text:list xml:id="list8061324588316195231" text:style-name="L18">
        <text:list-item>
          <text:p text:style-name="P27"><text:a xlink:type="simple" xlink:href="http://www.spanishdict.com/guide/spanish-present-perfect-indicative" text:style-name="Internet_20_link" text:visited-style-name="Visited_20_Internet_20_Link">the present perfect indicative</text:a> </text:p>
        </text:list-item>
        <text:list-item>
          <text:p text:style-name="P27"><text:a xlink:type="simple" xlink:href="http://www.spanishdict.com/guide/spanish-present-perfect-subjunctive" text:style-name="Internet_20_link" text:visited-style-name="Visited_20_Internet_20_Link">the present perfect subjunctive</text:a> </text:p>
        </text:list-item>
        <text:list-item>
          <text:p text:style-name="P27"><text:a xlink:type="simple" xlink:href="http://www.spanishdict.com/guide/past-perfect-forms-and-uses/" text:style-name="Internet_20_link" text:visited-style-name="Visited_20_Internet_20_Link">the past perfect</text:a> </text:p>
        </text:list-item>
        <text:list-item>
          <text:p text:style-name="P27"><text:a xlink:type="simple" xlink:href="http://www.spanishdict.com/topics/show/101" text:style-name="Internet_20_link" text:visited-style-name="Visited_20_Internet_20_Link">the preterite perfect</text:a> </text:p>
        </text:list-item>
        <text:list-item>
          <text:p text:style-name="P27"><text:a xlink:type="simple" xlink:href="http://www.spanishdict.com/guide/conditional-perfect-forms-and-uses/" text:style-name="Internet_20_link" text:visited-style-name="Visited_20_Internet_20_Link">the conditional perfect</text:a> </text:p>
        </text:list-item>
        <text:list-item>
          <text:p text:style-name="P27"><text:a xlink:type="simple" xlink:href="http://www.spanishdict.com/topics/show/105" text:style-name="Internet_20_link" text:visited-style-name="Visited_20_Internet_20_Link">the past perfect subjunctive</text:a> </text:p>
        </text:list-item>
        <text:list-item>
          <text:p text:style-name="P18"><text:a xlink:type="simple" xlink:href="http://www.spanishdict.com/guide/spanish-future-perfect-indicative" text:style-name="Internet_20_link" text:visited-style-name="Visited_20_Internet_20_Link">the future perfect indicative</text:a> </text:p>
        </text:list-item>
      </text:list>
      <text:h text:style-name="Heading_20_2" text:outline-level="2"><text:bookmark text:name="takeapracticequiz4"/>Take a practice quiz!</text:h>
      <text:p text:style-name="Standard"/>
      <text:p text:style-name="Standard"/>
      <text:h text:style-name="Heading_20_1" text:outline-level="1">Spanish Future Subjunctive</text:h>
      <text:p text:style-name="Text_20_body">Quick Answer </text:p>
      <text:p text:style-name="Text_20_body">The subjunctive is one of the three moods in Spanish, the other two being the <text:a xlink:type="simple" xlink:href="http://www.spanishdict.com/topics/show/112" text:style-name="Internet_20_link" text:visited-style-name="Visited_20_Internet_20_Link">indicative</text:a> (actions, events, facts) and the <text:a xlink:type="simple" xlink:href="http://www.spanishdict.com/topics/show/113" text:style-name="Internet_20_link" text:visited-style-name="Visited_20_Internet_20_Link">imperative</text:a> (commands). You can find more on the differences between the subjunctive and the indicative <text:a xlink:type="simple" xlink:href="http://www.spanishdict.com/guide/subjunctive-vs-indicative-in-spanish/" text:style-name="Internet_20_link" text:visited-style-name="Visited_20_Internet_20_Link">here</text:a>!</text:p>
      <text:p text:style-name="Text_20_body">The <text:span text:style-name="Emphasis">future subjunctive</text:span> (<text:span text:style-name="Strong_20_Emphasis">el futuro del subjuntivo</text:span><text:a xlink:type="simple" xlink:href="https://audio1.spanishdict.com/audio?lang=es&amp;text=el%20futuro%20del%20subjuntivo&amp;key=d9ef6345252b5bf9ff2360a08300bf39" text:style-name="Internet_20_link" text:visited-style-name="Visited_20_Internet_20_Link"><text:span text:style-name="Strong_20_Emphasis"> </text:span></text:a>) is <text:span text:style-name="Strong_20_Emphasis">rarely used</text:span> in modern Spanish. Instead, the <text:a xlink:type="simple" xlink:href="http://www.spanishdict.com/guide/spanish-present-subjunctive/" text:style-name="Internet_20_link" text:visited-style-name="Visited_20_Internet_20_Link">present subjunctive</text:a> is used in virtually all cases in which the future subjunctive would have been used historically. Nonetheless, the future subjunctive does still appear in modern times, <text:span text:style-name="Strong_20_Emphasis">primarily in legal documents and literary contexts</text:span>, as well as a few classic <text:span text:style-name="Strong_20_Emphasis">refranes</text:span><text:a xlink:type="simple" xlink:href="https://audio1.spanishdict.com/audio?lang=es&amp;text=refranes&amp;key=53da9e0fb5ae614fee6dc17e07f31514" text:style-name="Internet_20_link" text:visited-style-name="Visited_20_Internet_20_Link"><text:span text:style-name="Strong_20_Emphasis"> </text:span></text:a> (<text:span text:style-name="Emphasis">proverbs</text:span>), so it’s good to be able to recognize it.</text:p>
      <text:h text:style-name="Heading_20_2" text:outline-level="2"><text:bookmark text:name="findingthefuturesubjunctivestem"/>Finding the Future Subjunctive Stem</text:h>
      <text:p text:style-name="Text_20_body">The stem for the future subjunctive is the same as that of the <text:a xlink:type="simple" xlink:href="http://www.spanishdict.com/guide/spanish-imperfect-subjunctive/" text:style-name="Internet_20_link" text:visited-style-name="Visited_20_Internet_20_Link">imperfect subjunctive</text:a>, or the third person plural of the <text:a xlink:type="simple" xlink:href="http://www.spanishdict.com/guide/spanish-preterite-tense-forms/" text:style-name="Internet_20_link" text:visited-style-name="Visited_20_Internet_20_Link">preterite</text:a> (without the <text:span text:style-name="Strong_20_Emphasis">-ron</text:span> at the end).</text:p>
      <table:table table:name="Table68" table:style-name="Table68">
        <table:table-column table:style-name="Table68.A"/>
        <table:table-column table:style-name="Table68.B"/>
        <table:table-row>
          <table:table-cell table:style-name="Table68.A1" office:value-type="string">
            <text:p text:style-name="Table_20_Heading">Preterite Form</text:p>
          </table:table-cell>
          <table:table-cell table:style-name="Table68.A1" office:value-type="string">
            <text:p text:style-name="Table_20_Heading">Future Subjunctive Stem</text:p>
          </table:table-cell>
        </table:table-row>
        <table:table-row>
          <table:table-cell table:style-name="Table68.A1" office:value-type="string">
            <text:p text:style-name="Table_20_Contents"><text:span text:style-name="Strong_20_Emphasis">hablaron </text:span></text:p>
            <text:p text:style-name="Table_20_Contents"><text:a xlink:type="simple" xlink:href="https://audio1.spanishdict.com/audio?lang=es&amp;text=hablaron&amp;key=27c43ca963c34cdd53ab1a022fc2d966" text:style-name="Internet_20_link" text:visited-style-name="Visited_20_Internet_20_Link"> </text:a> </text:p>
          </table:table-cell>
          <table:table-cell table:style-name="Table68.A1" office:value-type="string">
            <text:p text:style-name="Table_20_Contents"><text:span text:style-name="Strong_20_Emphasis">habla-</text:span></text:p>
          </table:table-cell>
        </table:table-row>
        <table:table-row>
          <table:table-cell table:style-name="Table68.A1" office:value-type="string">
            <text:p text:style-name="Table_20_Contents"><text:span text:style-name="Strong_20_Emphasis">tuvieron </text:span></text:p>
            <text:p text:style-name="Table_20_Contents"><text:a xlink:type="simple" xlink:href="https://audio1.spanishdict.com/audio?lang=es&amp;text=tuvieron&amp;key=362f8c762d1f050f9f1c9d75fa31e1b0" text:style-name="Internet_20_link" text:visited-style-name="Visited_20_Internet_20_Link"> </text:a> </text:p>
          </table:table-cell>
          <table:table-cell table:style-name="Table68.A1" office:value-type="string">
            <text:p text:style-name="Table_20_Contents"><text:span text:style-name="Strong_20_Emphasis">tuvie-</text:span></text:p>
          </table:table-cell>
        </table:table-row>
        <table:table-row>
          <table:table-cell table:style-name="Table68.A1" office:value-type="string">
            <text:p text:style-name="Table_20_Contents"><text:span text:style-name="Strong_20_Emphasis">vieron </text:span></text:p>
            <text:p text:style-name="Table_20_Contents"><text:a xlink:type="simple" xlink:href="https://audio1.spanishdict.com/audio?lang=es&amp;text=vieron&amp;key=c2661279ab8678a884ed8202abdd88f9" text:style-name="Internet_20_link" text:visited-style-name="Visited_20_Internet_20_Link"> </text:a> </text:p>
          </table:table-cell>
          <table:table-cell table:style-name="Table68.A1" office:value-type="string">
            <text:p text:style-name="Table_20_Contents"><text:span text:style-name="Strong_20_Emphasis">vie-</text:span></text:p>
          </table:table-cell>
        </table:table-row>
      </table:table>
      <text:h text:style-name="Heading_20_2" text:outline-level="2"><text:bookmark text:name="futuresubjunctivestemexamples"/><text:soft-page-break/>Future Subjunctive Stem Examples</text:h>
      <table:table table:name="Table69" table:style-name="Table69">
        <table:table-column table:style-name="Table69.A"/>
        <table:table-column table:style-name="Table69.B"/>
        <table:table-column table:style-name="Table69.C"/>
        <table:table-row>
          <table:table-cell table:style-name="Table69.A1" office:value-type="string">
            <text:p text:style-name="Table_20_Heading">Infinitive</text:p>
          </table:table-cell>
          <table:table-cell table:style-name="Table69.A1" office:value-type="string">
            <text:p text:style-name="Table_20_Heading">Third Person Preterite</text:p>
          </table:table-cell>
          <table:table-cell table:style-name="Table69.A1" office:value-type="string">
            <text:p text:style-name="Table_20_Heading">Future Subjunctive Stem</text:p>
          </table:table-cell>
        </table:table-row>
        <table:table-row>
          <table:table-cell table:style-name="Table69.A1" office:value-type="string">
            <text:p text:style-name="Table_20_Contents"><text:span text:style-name="Strong_20_Emphasis">caber </text:span></text:p>
            <text:p text:style-name="Table_20_Contents"><text:a xlink:type="simple" xlink:href="https://audio1.spanishdict.com/audio?lang=es&amp;text=caber&amp;key=72d0de90cd7185091fe945ad95862637" text:style-name="Internet_20_link" text:visited-style-name="Visited_20_Internet_20_Link"> </text:a> </text:p>
          </table:table-cell>
          <table:table-cell table:style-name="Table69.A1" office:value-type="string">
            <text:p text:style-name="Table_20_Contents"><text:span text:style-name="Strong_20_Emphasis">cupieron </text:span></text:p>
            <text:p text:style-name="Table_20_Contents"><text:a xlink:type="simple" xlink:href="https://audio1.spanishdict.com/audio?lang=es&amp;text=cupieron&amp;key=633cf3d5023877ca69f1b0fd4912811e" text:style-name="Internet_20_link" text:visited-style-name="Visited_20_Internet_20_Link"> </text:a> </text:p>
          </table:table-cell>
          <table:table-cell table:style-name="Table69.A1" office:value-type="string">
            <text:p text:style-name="Table_20_Contents">cupie-</text:p>
          </table:table-cell>
        </table:table-row>
        <table:table-row>
          <table:table-cell table:style-name="Table69.A1" office:value-type="string">
            <text:p text:style-name="Table_20_Contents"><text:span text:style-name="Strong_20_Emphasis">dar </text:span></text:p>
            <text:p text:style-name="Table_20_Contents"><text:a xlink:type="simple" xlink:href="https://audio1.spanishdict.com/audio?lang=es&amp;text=dar&amp;key=62a8dec7728a4ee26f16f3aad001e007" text:style-name="Internet_20_link" text:visited-style-name="Visited_20_Internet_20_Link"> </text:a> </text:p>
          </table:table-cell>
          <table:table-cell table:style-name="Table69.A1" office:value-type="string">
            <text:p text:style-name="Table_20_Contents"><text:span text:style-name="Strong_20_Emphasis">dieron </text:span></text:p>
            <text:p text:style-name="Table_20_Contents"><text:a xlink:type="simple" xlink:href="https://audio1.spanishdict.com/audio?lang=es&amp;text=dieron&amp;key=ffddeabe4e6081fd9991387795634e37" text:style-name="Internet_20_link" text:visited-style-name="Visited_20_Internet_20_Link"> </text:a> </text:p>
          </table:table-cell>
          <table:table-cell table:style-name="Table69.A1" office:value-type="string">
            <text:p text:style-name="Table_20_Contents">die-</text:p>
          </table:table-cell>
        </table:table-row>
        <table:table-row>
          <table:table-cell table:style-name="Table69.A1" office:value-type="string">
            <text:p text:style-name="Table_20_Contents"><text:span text:style-name="Strong_20_Emphasis">decir </text:span></text:p>
            <text:p text:style-name="Table_20_Contents"><text:a xlink:type="simple" xlink:href="https://audio1.spanishdict.com/audio?lang=es&amp;text=decir&amp;key=4e34de6875705da45ca77b6cb38b0c33" text:style-name="Internet_20_link" text:visited-style-name="Visited_20_Internet_20_Link"> </text:a> </text:p>
          </table:table-cell>
          <table:table-cell table:style-name="Table69.A1" office:value-type="string">
            <text:p text:style-name="Table_20_Contents"><text:span text:style-name="Strong_20_Emphasis">dijeron </text:span></text:p>
            <text:p text:style-name="Table_20_Contents"><text:a xlink:type="simple" xlink:href="https://audio1.spanishdict.com/audio?lang=es&amp;text=dijeron&amp;key=78e24ce8aa986d70e5eb0298dab697e4" text:style-name="Internet_20_link" text:visited-style-name="Visited_20_Internet_20_Link"> </text:a> </text:p>
          </table:table-cell>
          <table:table-cell table:style-name="Table69.A1" office:value-type="string">
            <text:p text:style-name="Table_20_Contents">dije-</text:p>
          </table:table-cell>
        </table:table-row>
        <table:table-row>
          <table:table-cell table:style-name="Table69.A1" office:value-type="string">
            <text:p text:style-name="Table_20_Contents"><text:span text:style-name="Strong_20_Emphasis">dormir </text:span></text:p>
            <text:p text:style-name="Table_20_Contents"><text:a xlink:type="simple" xlink:href="https://audio1.spanishdict.com/audio?lang=es&amp;text=dormir&amp;key=85f1f321f9d48d290478f167b1ba850e" text:style-name="Internet_20_link" text:visited-style-name="Visited_20_Internet_20_Link"> </text:a> </text:p>
          </table:table-cell>
          <table:table-cell table:style-name="Table69.A1" office:value-type="string">
            <text:p text:style-name="Table_20_Contents"><text:span text:style-name="Strong_20_Emphasis">durmieron </text:span></text:p>
            <text:p text:style-name="Table_20_Contents"><text:a xlink:type="simple" xlink:href="https://audio1.spanishdict.com/audio?lang=es&amp;text=durmieron&amp;key=adf192f21e1cfa091dcf0d0d4ce65ea6" text:style-name="Internet_20_link" text:visited-style-name="Visited_20_Internet_20_Link"> </text:a> </text:p>
          </table:table-cell>
          <table:table-cell table:style-name="Table69.A1" office:value-type="string">
            <text:p text:style-name="Table_20_Contents">durmie-</text:p>
          </table:table-cell>
        </table:table-row>
        <table:table-row>
          <table:table-cell table:style-name="Table69.A1" office:value-type="string">
            <text:p text:style-name="Table_20_Contents"><text:span text:style-name="Strong_20_Emphasis">estar </text:span></text:p>
            <text:p text:style-name="Table_20_Contents"><text:a xlink:type="simple" xlink:href="https://audio1.spanishdict.com/audio?lang=es&amp;text=estar&amp;key=45062d2163fa442bfb2e538eccf4a3d8" text:style-name="Internet_20_link" text:visited-style-name="Visited_20_Internet_20_Link"> </text:a> </text:p>
          </table:table-cell>
          <table:table-cell table:style-name="Table69.A1" office:value-type="string">
            <text:p text:style-name="Table_20_Contents"><text:span text:style-name="Strong_20_Emphasis">estuvieron </text:span></text:p>
            <text:p text:style-name="Table_20_Contents"><text:a xlink:type="simple" xlink:href="https://audio1.spanishdict.com/audio?lang=es&amp;text=estuvieron&amp;key=3961d7ba7fc53657d4efbc12668b338e" text:style-name="Internet_20_link" text:visited-style-name="Visited_20_Internet_20_Link"> </text:a> </text:p>
          </table:table-cell>
          <table:table-cell table:style-name="Table69.A1" office:value-type="string">
            <text:p text:style-name="Table_20_Contents">estuvie-</text:p>
          </table:table-cell>
        </table:table-row>
        <table:table-row>
          <table:table-cell table:style-name="Table69.A1" office:value-type="string">
            <text:p text:style-name="Table_20_Contents"><text:span text:style-name="Strong_20_Emphasis">haber </text:span></text:p>
            <text:p text:style-name="Table_20_Contents"><text:a xlink:type="simple" xlink:href="https://audio1.spanishdict.com/audio?lang=es&amp;text=haber&amp;key=78fff81e8d0b34f8a340a1a674766ab3" text:style-name="Internet_20_link" text:visited-style-name="Visited_20_Internet_20_Link"> </text:a> </text:p>
          </table:table-cell>
          <table:table-cell table:style-name="Table69.A1" office:value-type="string">
            <text:p text:style-name="Table_20_Contents"><text:span text:style-name="Strong_20_Emphasis">hubieron </text:span></text:p>
            <text:p text:style-name="Table_20_Contents"><text:a xlink:type="simple" xlink:href="https://audio1.spanishdict.com/audio?lang=es&amp;text=hubieron&amp;key=5490e1e3a8bb197caff5b67e90cacb06" text:style-name="Internet_20_link" text:visited-style-name="Visited_20_Internet_20_Link"> </text:a> </text:p>
          </table:table-cell>
          <table:table-cell table:style-name="Table69.A1" office:value-type="string">
            <text:p text:style-name="Table_20_Contents">hubie-</text:p>
          </table:table-cell>
        </table:table-row>
        <table:table-row>
          <table:table-cell table:style-name="Table69.A1" office:value-type="string">
            <text:p text:style-name="Table_20_Contents"><text:span text:style-name="Strong_20_Emphasis">hacer </text:span></text:p>
            <text:p text:style-name="Table_20_Contents"><text:a xlink:type="simple" xlink:href="https://audio1.spanishdict.com/audio?lang=es&amp;text=hacer&amp;key=d7baf2155ab949c812a28cb1ff3a4cfc" text:style-name="Internet_20_link" text:visited-style-name="Visited_20_Internet_20_Link"> </text:a> </text:p>
          </table:table-cell>
          <table:table-cell table:style-name="Table69.A1" office:value-type="string">
            <text:p text:style-name="Table_20_Contents"><text:span text:style-name="Strong_20_Emphasis">hicieron </text:span></text:p>
            <text:p text:style-name="Table_20_Contents"><text:a xlink:type="simple" xlink:href="https://audio1.spanishdict.com/audio?lang=es&amp;text=hicieron&amp;key=a2c163f410123938e87f600ad0a055f7" text:style-name="Internet_20_link" text:visited-style-name="Visited_20_Internet_20_Link"> </text:a> </text:p>
          </table:table-cell>
          <table:table-cell table:style-name="Table69.A1" office:value-type="string">
            <text:p text:style-name="Table_20_Contents">hicie-</text:p>
          </table:table-cell>
        </table:table-row>
        <table:table-row>
          <table:table-cell table:style-name="Table69.A1" office:value-type="string">
            <text:p text:style-name="Table_20_Contents"><text:span text:style-name="Strong_20_Emphasis">ir </text:span></text:p>
            <text:p text:style-name="Table_20_Contents"><text:a xlink:type="simple" xlink:href="https://audio1.spanishdict.com/audio?lang=es&amp;text=ir&amp;key=b030a05b8ba2927b478c4c5662ab7fe8" text:style-name="Internet_20_link" text:visited-style-name="Visited_20_Internet_20_Link"> </text:a> </text:p>
          </table:table-cell>
          <table:table-cell table:style-name="Table69.A1" office:value-type="string">
            <text:p text:style-name="Table_20_Contents"><text:span text:style-name="Strong_20_Emphasis">fueron </text:span></text:p>
            <text:p text:style-name="Table_20_Contents"><text:a xlink:type="simple" xlink:href="https://audio1.spanishdict.com/audio?lang=es&amp;text=fueron&amp;key=7aec8efdfb7ef57231a54ca1ac541446" text:style-name="Internet_20_link" text:visited-style-name="Visited_20_Internet_20_Link"> </text:a> </text:p>
          </table:table-cell>
          <table:table-cell table:style-name="Table69.A1" office:value-type="string">
            <text:p text:style-name="Table_20_Contents">fue-</text:p>
          </table:table-cell>
        </table:table-row>
        <table:table-row>
          <table:table-cell table:style-name="Table69.A1" office:value-type="string">
            <text:p text:style-name="Table_20_Contents"><text:span text:style-name="Strong_20_Emphasis">leer </text:span></text:p>
            <text:p text:style-name="Table_20_Contents"><text:a xlink:type="simple" xlink:href="https://audio1.spanishdict.com/audio?lang=es&amp;text=leer&amp;key=41188f272c97f38073c3d2733e300741" text:style-name="Internet_20_link" text:visited-style-name="Visited_20_Internet_20_Link"> </text:a> </text:p>
          </table:table-cell>
          <table:table-cell table:style-name="Table69.A1" office:value-type="string">
            <text:p text:style-name="Table_20_Contents"><text:span text:style-name="Strong_20_Emphasis">leyeron </text:span></text:p>
            <text:p text:style-name="Table_20_Contents"><text:a xlink:type="simple" xlink:href="https://audio1.spanishdict.com/audio?lang=es&amp;text=leyeron&amp;key=bcdd185885393c82321dff00ff374db8" text:style-name="Internet_20_link" text:visited-style-name="Visited_20_Internet_20_Link"> </text:a> </text:p>
          </table:table-cell>
          <table:table-cell table:style-name="Table69.A1" office:value-type="string">
            <text:p text:style-name="Table_20_Contents">leye-</text:p>
          </table:table-cell>
        </table:table-row>
        <table:table-row>
          <table:table-cell table:style-name="Table69.A1" office:value-type="string">
            <text:p text:style-name="Table_20_Contents"><text:span text:style-name="Strong_20_Emphasis">tener </text:span></text:p>
            <text:p text:style-name="Table_20_Contents"><text:a xlink:type="simple" xlink:href="https://audio1.spanishdict.com/audio?lang=es&amp;text=tener&amp;key=a6677680aa08e6d22521effe7b7d1e58" text:style-name="Internet_20_link" text:visited-style-name="Visited_20_Internet_20_Link"> </text:a> </text:p>
          </table:table-cell>
          <table:table-cell table:style-name="Table69.A1" office:value-type="string">
            <text:p text:style-name="Table_20_Contents"><text:span text:style-name="Strong_20_Emphasis">tuvieron </text:span></text:p>
            <text:p text:style-name="Table_20_Contents"><text:a xlink:type="simple" xlink:href="https://audio1.spanishdict.com/audio?lang=es&amp;text=tuvieron&amp;key=362f8c762d1f050f9f1c9d75fa31e1b0" text:style-name="Internet_20_link" text:visited-style-name="Visited_20_Internet_20_Link"> </text:a> </text:p>
          </table:table-cell>
          <table:table-cell table:style-name="Table69.A1" office:value-type="string">
            <text:p text:style-name="Table_20_Contents">tuvie-</text:p>
          </table:table-cell>
        </table:table-row>
        <table:table-row>
          <table:table-cell table:style-name="Table69.A1" office:value-type="string">
            <text:p text:style-name="Table_20_Contents"><text:span text:style-name="Strong_20_Emphasis">pedir </text:span></text:p>
            <text:p text:style-name="Table_20_Contents"><text:a xlink:type="simple" xlink:href="https://audio1.spanishdict.com/audio?lang=es&amp;text=pedir&amp;key=6fd735325d530d86d5442d591e6652cc" text:style-name="Internet_20_link" text:visited-style-name="Visited_20_Internet_20_Link"> </text:a> </text:p>
          </table:table-cell>
          <table:table-cell table:style-name="Table69.A1" office:value-type="string">
            <text:p text:style-name="Table_20_Contents"><text:span text:style-name="Strong_20_Emphasis">pidieron </text:span></text:p>
            <text:p text:style-name="Table_20_Contents"><text:a xlink:type="simple" xlink:href="https://audio1.spanishdict.com/audio?lang=es&amp;text=pidieron&amp;key=f8224e88939c684fc30a277c5e58fcb9" text:style-name="Internet_20_link" text:visited-style-name="Visited_20_Internet_20_Link"> </text:a> </text:p>
          </table:table-cell>
          <table:table-cell table:style-name="Table69.A1" office:value-type="string">
            <text:p text:style-name="Table_20_Contents">pidie-</text:p>
          </table:table-cell>
        </table:table-row>
        <table:table-row>
          <table:table-cell table:style-name="Table69.A1" office:value-type="string">
            <text:p text:style-name="Table_20_Contents"><text:span text:style-name="Strong_20_Emphasis">poder </text:span></text:p>
            <text:p text:style-name="Table_20_Contents"><text:a xlink:type="simple" xlink:href="https://audio1.spanishdict.com/audio?lang=es&amp;text=poder&amp;key=5d9436bae700550eb32a4e01928775e4" text:style-name="Internet_20_link" text:visited-style-name="Visited_20_Internet_20_Link"> </text:a> </text:p>
          </table:table-cell>
          <table:table-cell table:style-name="Table69.A1" office:value-type="string">
            <text:p text:style-name="Table_20_Contents"><text:span text:style-name="Strong_20_Emphasis">pudieron </text:span></text:p>
            <text:p text:style-name="Table_20_Contents"><text:a xlink:type="simple" xlink:href="https://audio1.spanishdict.com/audio?lang=es&amp;text=pudieron&amp;key=ce369cd174b1127b2efb9382a337e17f" text:style-name="Internet_20_link" text:visited-style-name="Visited_20_Internet_20_Link"> </text:a> </text:p>
          </table:table-cell>
          <table:table-cell table:style-name="Table69.A1" office:value-type="string">
            <text:p text:style-name="Table_20_Contents">pudie-</text:p>
          </table:table-cell>
        </table:table-row>
        <table:table-row>
          <table:table-cell table:style-name="Table69.A1" office:value-type="string">
            <text:p text:style-name="Table_20_Contents"><text:span text:style-name="Strong_20_Emphasis">poner </text:span></text:p>
            <text:p text:style-name="Table_20_Contents"><text:a xlink:type="simple" xlink:href="https://audio1.spanishdict.com/audio?lang=es&amp;text=poner&amp;key=201a80d41e4ebc5cd715cf5ec0d6885e" text:style-name="Internet_20_link" text:visited-style-name="Visited_20_Internet_20_Link"> </text:a> </text:p>
          </table:table-cell>
          <table:table-cell table:style-name="Table69.A1" office:value-type="string">
            <text:p text:style-name="Table_20_Contents"><text:span text:style-name="Strong_20_Emphasis">pusieron </text:span></text:p>
            <text:p text:style-name="Table_20_Contents"><text:a xlink:type="simple" xlink:href="https://audio1.spanishdict.com/audio?lang=es&amp;text=pusieron&amp;key=c19c366bc889aba5e7b177cb06e740fd" text:style-name="Internet_20_link" text:visited-style-name="Visited_20_Internet_20_Link"> </text:a> </text:p>
          </table:table-cell>
          <table:table-cell table:style-name="Table69.A1" office:value-type="string">
            <text:p text:style-name="Table_20_Contents">pusie-</text:p>
          </table:table-cell>
        </table:table-row>
        <table:table-row>
          <table:table-cell table:style-name="Table69.A1" office:value-type="string">
            <text:p text:style-name="Table_20_Contents"><text:span text:style-name="Strong_20_Emphasis">preferir </text:span></text:p>
            <text:p text:style-name="Table_20_Contents"><text:a xlink:type="simple" xlink:href="https://audio1.spanishdict.com/audio?lang=es&amp;text=preferir&amp;key=cfae03c45f1be4eae99dddf67d3a993c" text:style-name="Internet_20_link" text:visited-style-name="Visited_20_Internet_20_Link"> </text:a> </text:p>
          </table:table-cell>
          <table:table-cell table:style-name="Table69.A1" office:value-type="string">
            <text:p text:style-name="Table_20_Contents"><text:span text:style-name="Strong_20_Emphasis">prefirieron </text:span></text:p>
            <text:p text:style-name="Table_20_Contents"><text:a xlink:type="simple" xlink:href="https://audio1.spanishdict.com/audio?lang=es&amp;text=prefirieron&amp;key=601665e9986d80b087cf608f6a67d680" text:style-name="Internet_20_link" text:visited-style-name="Visited_20_Internet_20_Link"> </text:a> </text:p>
          </table:table-cell>
          <table:table-cell table:style-name="Table69.A1" office:value-type="string">
            <text:p text:style-name="Table_20_Contents">prefirie-</text:p>
          </table:table-cell>
        </table:table-row>
        <table:table-row>
          <table:table-cell table:style-name="Table69.A1" office:value-type="string">
            <text:p text:style-name="Table_20_Contents"><text:span text:style-name="Strong_20_Emphasis">querer </text:span></text:p>
            <text:p text:style-name="Table_20_Contents"><text:a xlink:type="simple" xlink:href="https://audio1.spanishdict.com/audio?lang=es&amp;text=querer&amp;key=e97c799b35e52f6ddee279476c846b1a" text:style-name="Internet_20_link" text:visited-style-name="Visited_20_Internet_20_Link"> </text:a> </text:p>
          </table:table-cell>
          <table:table-cell table:style-name="Table69.A1" office:value-type="string">
            <text:p text:style-name="Table_20_Contents"><text:span text:style-name="Strong_20_Emphasis">quisieron </text:span></text:p>
            <text:p text:style-name="Table_20_Contents"><text:a xlink:type="simple" xlink:href="https://audio1.spanishdict.com/audio?lang=es&amp;text=quisieron&amp;key=56f796c3729dabfd826fdc51bb78ffdb" text:style-name="Internet_20_link" text:visited-style-name="Visited_20_Internet_20_Link"> </text:a> </text:p>
          </table:table-cell>
          <table:table-cell table:style-name="Table69.A1" office:value-type="string">
            <text:p text:style-name="Table_20_Contents">quisie-</text:p>
          </table:table-cell>
        </table:table-row>
        <table:table-row>
          <table:table-cell table:style-name="Table69.A1" office:value-type="string">
            <text:p text:style-name="Table_20_Contents"><text:span text:style-name="Strong_20_Emphasis">saber </text:span></text:p>
            <text:p text:style-name="Table_20_Contents"><text:a xlink:type="simple" xlink:href="https://audio1.spanishdict.com/audio?lang=es&amp;text=saber&amp;key=76be74f591ed7c48e1cbc4c828c3b71d" text:style-name="Internet_20_link" text:visited-style-name="Visited_20_Internet_20_Link"> </text:a> </text:p>
          </table:table-cell>
          <table:table-cell table:style-name="Table69.A1" office:value-type="string">
            <text:p text:style-name="Table_20_Contents"><text:span text:style-name="Strong_20_Emphasis">supieron </text:span></text:p>
            <text:p text:style-name="Table_20_Contents"><text:a xlink:type="simple" xlink:href="https://audio1.spanishdict.com/audio?lang=es&amp;text=supieron&amp;key=2bd04cedca9276b127dc2a25fc688a15" text:style-name="Internet_20_link" text:visited-style-name="Visited_20_Internet_20_Link"> </text:a> </text:p>
          </table:table-cell>
          <table:table-cell table:style-name="Table69.A1" office:value-type="string">
            <text:p text:style-name="Table_20_Contents">supie-</text:p>
          </table:table-cell>
        </table:table-row>
        <table:table-row>
          <table:table-cell table:style-name="Table69.A1" office:value-type="string">
            <text:p text:style-name="Table_20_Contents"><text:span text:style-name="Strong_20_Emphasis">sentir </text:span></text:p>
            <text:p text:style-name="Table_20_Contents"><text:a xlink:type="simple" xlink:href="https://audio1.spanishdict.com/audio?lang=es&amp;text=sentir&amp;key=69809d8ea992e41efcdef7d95ac96161" text:style-name="Internet_20_link" text:visited-style-name="Visited_20_Internet_20_Link"> </text:a> </text:p>
          </table:table-cell>
          <table:table-cell table:style-name="Table69.A1" office:value-type="string">
            <text:p text:style-name="Table_20_Contents"><text:span text:style-name="Strong_20_Emphasis">sintieron </text:span></text:p>
            <text:p text:style-name="Table_20_Contents"><text:a xlink:type="simple" xlink:href="https://audio1.spanishdict.com/audio?lang=es&amp;text=sintieron&amp;key=6d3d8cc2a1d89d05cc9b191c98b5cd9e" text:style-name="Internet_20_link" text:visited-style-name="Visited_20_Internet_20_Link"> </text:a> </text:p>
          </table:table-cell>
          <table:table-cell table:style-name="Table69.A1" office:value-type="string">
            <text:p text:style-name="Table_20_Contents">sintie-</text:p>
          </table:table-cell>
        </table:table-row>
        <table:table-row>
          <table:table-cell table:style-name="Table69.A1" office:value-type="string">
            <text:p text:style-name="Table_20_Contents"><text:span text:style-name="Strong_20_Emphasis">ser </text:span></text:p>
            <text:p text:style-name="Table_20_Contents"><text:a xlink:type="simple" xlink:href="https://audio1.spanishdict.com/audio?lang=es&amp;text=ser&amp;key=ed7d88e8a81152eebdcf945360cf0e26" text:style-name="Internet_20_link" text:visited-style-name="Visited_20_Internet_20_Link"> </text:a> </text:p>
          </table:table-cell>
          <table:table-cell table:style-name="Table69.A1" office:value-type="string">
            <text:p text:style-name="Table_20_Contents"><text:span text:style-name="Strong_20_Emphasis">fueron </text:span></text:p>
            <text:p text:style-name="Table_20_Contents"><text:a xlink:type="simple" xlink:href="https://audio1.spanishdict.com/audio?lang=es&amp;text=fueron&amp;key=7aec8efdfb7ef57231a54ca1ac541446" text:style-name="Internet_20_link" text:visited-style-name="Visited_20_Internet_20_Link"> </text:a> </text:p>
          </table:table-cell>
          <table:table-cell table:style-name="Table69.A1" office:value-type="string">
            <text:p text:style-name="Table_20_Contents">fue-</text:p>
          </table:table-cell>
        </table:table-row>
        <table:table-row>
          <table:table-cell table:style-name="Table69.A1" office:value-type="string">
            <text:p text:style-name="Table_20_Contents"><text:span text:style-name="Strong_20_Emphasis">traducir </text:span></text:p>
            <text:p text:style-name="Table_20_Contents"><text:a xlink:type="simple" xlink:href="https://audio1.spanishdict.com/audio?lang=es&amp;text=traducir&amp;key=8803628a1288a37ab41e751d4a3111e5" text:style-name="Internet_20_link" text:visited-style-name="Visited_20_Internet_20_Link"> </text:a> </text:p>
          </table:table-cell>
          <table:table-cell table:style-name="Table69.A1" office:value-type="string">
            <text:p text:style-name="Table_20_Contents"><text:span text:style-name="Strong_20_Emphasis">tradujeron </text:span></text:p>
            <text:p text:style-name="Table_20_Contents"><text:a xlink:type="simple" xlink:href="https://audio1.spanishdict.com/audio?lang=es&amp;text=tradujeron&amp;key=c44fe8feca9416e26270b3431f09f3d3" text:style-name="Internet_20_link" text:visited-style-name="Visited_20_Internet_20_Link"> </text:a> </text:p>
          </table:table-cell>
          <table:table-cell table:style-name="Table69.A1" office:value-type="string">
            <text:p text:style-name="Table_20_Contents">traduje-</text:p>
          </table:table-cell>
        </table:table-row>
        <table:table-row>
          <table:table-cell table:style-name="Table69.A1" office:value-type="string">
            <text:p text:style-name="Table_20_Contents"><text:span text:style-name="Strong_20_Emphasis">traer </text:span></text:p>
            <text:p text:style-name="Table_20_Contents"><text:a xlink:type="simple" xlink:href="https://audio1.spanishdict.com/audio?lang=es&amp;text=traer&amp;key=6411aa08f545fedf242ab3efdd6bd32c" text:style-name="Internet_20_link" text:visited-style-name="Visited_20_Internet_20_Link"> </text:a> </text:p>
          </table:table-cell>
          <table:table-cell table:style-name="Table69.A1" office:value-type="string">
            <text:p text:style-name="Table_20_Contents"><text:span text:style-name="Strong_20_Emphasis">trajeron </text:span></text:p>
            <text:p text:style-name="Table_20_Contents"><text:a xlink:type="simple" xlink:href="https://audio1.spanishdict.com/audio?lang=es&amp;text=trajeron&amp;key=8bc1c97b8c5a3b0e10df1b48acd6da84" text:style-name="Internet_20_link" text:visited-style-name="Visited_20_Internet_20_Link"> </text:a> </text:p>
          </table:table-cell>
          <table:table-cell table:style-name="Table69.A1" office:value-type="string">
            <text:p text:style-name="Table_20_Contents">traje-</text:p>
          </table:table-cell>
        </table:table-row>
      </table:table>
      <text:h text:style-name="Heading_20_3" text:outline-level="3"><text:bookmark text:name="irregularfuturesubjunctive"/>Irregular Future Subjunctive</text:h>
      <text:p text:style-name="Text_20_body">Any verb that is irregular in the third person plural of the <text:a xlink:type="simple" xlink:href="http://www.spanishdict.com/guide/spanish-preterite-tense-forms/" text:style-name="Internet_20_link" text:visited-style-name="Visited_20_Internet_20_Link">preterite</text:a> will maintain that irregularity in the future subjunctive. (Ex. <text:span text:style-name="Strong_20_Emphasis">tener</text:span><text:a xlink:type="simple" xlink:href="https://audio1.spanishdict.com/audio?lang=es&amp;text=tener&amp;key=a6677680aa08e6d22521effe7b7d1e58" text:style-name="Internet_20_link" text:visited-style-name="Visited_20_Internet_20_Link"><text:span text:style-name="Strong_20_Emphasis"> </text:span></text:a>)</text:p>
      <text:h text:style-name="Heading_20_2" text:outline-level="2"><text:bookmark text:name="futuresubjunctiveendings"/><text:soft-page-break/>Future Subjunctive Endings</text:h>
      <text:p text:style-name="Text_20_body">All conjugations for <text:span text:style-name="Strong_20_Emphasis">-ar</text:span>, <text:span text:style-name="Strong_20_Emphasis">-er</text:span>, and <text:span text:style-name="Strong_20_Emphasis">-ir</text:span> verbs have the same future subjunctive endings:</text:p>
      <table:table table:name="Table70" table:style-name="Table70">
        <table:table-column table:style-name="Table70.A"/>
        <table:table-column table:style-name="Table70.B"/>
        <table:table-row>
          <table:table-cell table:style-name="Table70.A1" office:value-type="string">
            <text:p text:style-name="Table_20_Heading">Subject</text:p>
          </table:table-cell>
          <table:table-cell table:style-name="Table70.A1" office:value-type="string">
            <text:p text:style-name="Table_20_Heading">Ending</text:p>
          </table:table-cell>
        </table:table-row>
        <table:table-row>
          <table:table-cell table:style-name="Table70.A1" office:value-type="string">
            <text:p text:style-name="Table_20_Contents">yo</text:p>
          </table:table-cell>
          <table:table-cell table:style-name="Table70.A1" office:value-type="string">
            <text:p text:style-name="Table_20_Contents"><text:span text:style-name="Strong_20_Emphasis">-re</text:span></text:p>
          </table:table-cell>
        </table:table-row>
        <table:table-row>
          <table:table-cell table:style-name="Table70.A1" office:value-type="string">
            <text:p text:style-name="Table_20_Contents">tú</text:p>
          </table:table-cell>
          <table:table-cell table:style-name="Table70.A1" office:value-type="string">
            <text:p text:style-name="Table_20_Contents"><text:span text:style-name="Strong_20_Emphasis">-res</text:span></text:p>
          </table:table-cell>
        </table:table-row>
        <table:table-row>
          <table:table-cell table:style-name="Table70.A1" office:value-type="string">
            <text:p text:style-name="Table_20_Contents">él, ella, usted</text:p>
          </table:table-cell>
          <table:table-cell table:style-name="Table70.A1" office:value-type="string">
            <text:p text:style-name="Table_20_Contents"><text:span text:style-name="Strong_20_Emphasis">-re</text:span></text:p>
          </table:table-cell>
        </table:table-row>
        <table:table-row>
          <table:table-cell table:style-name="Table70.A1" office:value-type="string">
            <text:p text:style-name="Table_20_Contents">nosotros</text:p>
          </table:table-cell>
          <table:table-cell table:style-name="Table70.A1" office:value-type="string">
            <text:p text:style-name="Table_20_Contents"><text:span text:style-name="Strong_20_Emphasis">-remos</text:span></text:p>
          </table:table-cell>
        </table:table-row>
        <table:table-row>
          <table:table-cell table:style-name="Table70.A1" office:value-type="string">
            <text:p text:style-name="Table_20_Contents">vosotros</text:p>
          </table:table-cell>
          <table:table-cell table:style-name="Table70.A1" office:value-type="string">
            <text:p text:style-name="Table_20_Contents"><text:span text:style-name="Strong_20_Emphasis">-reis</text:span></text:p>
          </table:table-cell>
        </table:table-row>
        <table:table-row>
          <table:table-cell table:style-name="Table70.A1" office:value-type="string">
            <text:p text:style-name="Table_20_Contents">ellos, ellas, ustedes</text:p>
          </table:table-cell>
          <table:table-cell table:style-name="Table70.A1" office:value-type="string">
            <text:p text:style-name="Table_20_Contents"><text:span text:style-name="Strong_20_Emphasis">-ren</text:span></text:p>
          </table:table-cell>
        </table:table-row>
      </table:table>
      <text:p text:style-name="Text_20_body">The <text:span text:style-name="Strong_20_Emphasis">nosotros</text:span> form of the future subjunctive often has a <text:span text:style-name="Strong_20_Emphasis">tilde</text:span>.</text:p>
      <text:p text:style-name="Text_20_body">Examples: <text:span text:style-name="Strong_20_Emphasis">hubiéremos</text:span><text:a xlink:type="simple" xlink:href="https://audio1.spanishdict.com/audio?lang=es&amp;text=hubiéremos&amp;key=86df5fd8da72ad18a7662b9163a283e8" text:style-name="Internet_20_link" text:visited-style-name="Visited_20_Internet_20_Link"><text:span text:style-name="Strong_20_Emphasis"> </text:span></text:a>, <text:span text:style-name="Strong_20_Emphasis">supiéremos</text:span><text:a xlink:type="simple" xlink:href="https://audio1.spanishdict.com/audio?lang=es&amp;text=supiéremos&amp;key=0297f04a7e3c1ca7e912ae1a8b7f3feb" text:style-name="Internet_20_link" text:visited-style-name="Visited_20_Internet_20_Link"><text:span text:style-name="Strong_20_Emphasis"> </text:span></text:a></text:p>
      <text:h text:style-name="Heading_20_2" text:outline-level="2"><text:bookmark text:name="futuresubjunctiveexamples"/>Future Subjunctive Examples</text:h>
      <table:table table:name="Table71" table:style-name="Table71">
        <table:table-column table:style-name="Table71.A"/>
        <table:table-row>
          <table:table-cell table:style-name="Table71.A1" office:value-type="string">
            <text:p text:style-name="Table_20_Contents">Adonde fueres, haz lo que vieres.</text:p>
            <text:p text:style-name="Table_20_Contents">When in Rome, do as the Romans do.</text:p>
            <text:p text:style-name="Table_20_Contents"><text:a xlink:type="simple" xlink:href="https://audio1.spanishdict.com/audio?lang=es&amp;text=Adonde%20fueres%2C%20haz%20lo%20que%20vieres.&amp;key=d9e127b5cdf488879c460722f2149b56" text:style-name="Internet_20_link" text:visited-style-name="Visited_20_Internet_20_Link"> </text:a> </text:p>
          </table:table-cell>
        </table:table-row>
        <table:table-row>
          <table:table-cell table:style-name="Table71.A1" office:value-type="string">
            <text:p text:style-name="Table_20_Contents">El que insultare a la reina será castigado.</text:p>
            <text:p text:style-name="Table_20_Contents">He who insults the queen will be punished.</text:p>
            <text:p text:style-name="Table_20_Contents"><text:a xlink:type="simple" xlink:href="https://audio1.spanishdict.com/audio?lang=es&amp;text=El%20que%20insultare%20a%20la%20reina%20será%20castigado.&amp;key=52b589d8906633d43a7f73580cb2f31e" text:style-name="Internet_20_link" text:visited-style-name="Visited_20_Internet_20_Link"> </text:a> </text:p>
          </table:table-cell>
        </table:table-row>
        <table:table-row>
          <table:table-cell table:style-name="Table71.A1" office:value-type="string">
            <text:p text:style-name="Table_20_Contents">Sea lo que fuere el origen de los productos, serán gravados.</text:p>
            <text:p text:style-name="Table_20_Contents">Whatever the origin of the products may be, they will be subject to taxation.</text:p>
            <text:p text:style-name="Table_20_Contents"><text:a xlink:type="simple" xlink:href="https://audio1.spanishdict.com/audio?lang=es&amp;text=Sea%20lo%20que%20fuere%20el%20origen%20de%20los%20productos%2C%20serán%20gravados.&amp;key=5fc486800a9296504b344a5a8546200e" text:style-name="Internet_20_link" text:visited-style-name="Visited_20_Internet_20_Link"> </text:a> </text:p>
          </table:table-cell>
        </table:table-row>
        <table:table-row>
          <table:table-cell table:style-name="Table71.A1" office:value-type="string">
            <text:p text:style-name="Table_20_Contents">"Digan lo que dijeren, el escritor nace, no se hace. - Augusto Monterroso</text:p>
            <text:p text:style-name="Table_20_Contents">No matter what they say, writers are born, not made. - Augusto Monterroso</text:p>
            <text:p text:style-name="Table_20_Contents"><text:a xlink:type="simple" xlink:href="https://audio1.spanishdict.com/audio?lang=es&amp;text=%22Digan%20lo%20que%20dijeren%2C%20el%20escritor%20nace%2C%20no%20se%20hace.%20-%20Augusto%20Monterroso&amp;key=736841f6f51663d1ab99746c28c56ece" text:style-name="Internet_20_link" text:visited-style-name="Visited_20_Internet_20_Link"> </text:a> </text:p>
          </table:table-cell>
        </table:table-row>
      </table:table>
      <text:h text:style-name="Heading_20_2" text:outline-level="2"><text:bookmark text:name="takeapracticequiz5"/>Take a practice quiz!</text:h>
      <text:p text:style-name="Standard"/>
      <text:p text:style-name="Standard"/>
      <text:h text:style-name="Heading_20_2" text:outline-level="2"><text:bookmark text:name="commonverbslikespanclasssdmdsdmdtextaccent2gustarspan"/>Common Verbs Like Gustar</text:h>
      <text:p text:style-name="Text_20_body">Below you will find a list of common verbs that function like <text:span text:style-name="Strong_20_Emphasis">gustar</text:span>.</text:p>
      <table:table table:name="Table72" table:style-name="Table72">
        <table:table-column table:style-name="Table72.A"/>
        <table:table-column table:style-name="Table72.B"/>
        <table:table-column table:style-name="Table72.C"/>
        <table:table-column table:style-name="Table72.D"/>
        <table:table-row>
          <table:table-cell table:style-name="Table72.A1" office:value-type="string">
            <text:p text:style-name="Table_20_Heading">Spanish</text:p>
          </table:table-cell>
          <table:table-cell table:style-name="Table72.A1" office:value-type="string">
            <text:p text:style-name="Table_20_Heading">English</text:p>
          </table:table-cell>
          <table:table-cell table:style-name="Table72.A1" office:value-type="string">
            <text:p text:style-name="Table_20_Heading">Spanish</text:p>
          </table:table-cell>
          <table:table-cell table:style-name="Table72.A1" office:value-type="string">
            <text:p text:style-name="Table_20_Heading">English</text:p>
          </table:table-cell>
        </table:table-row>
        <table:table-row>
          <table:table-cell table:style-name="Table72.A1" office:value-type="string">
            <text:p text:style-name="Table_20_Contents"><text:span text:style-name="Strong_20_Emphasis">aburrir </text:span></text:p>
            <text:p text:style-name="Table_20_Contents"><text:a xlink:type="simple" xlink:href="https://audio1.spanishdict.com/audio?lang=es&amp;text=aburrir&amp;key=209ba6e93f0ef47a653c0927b816fff6" text:style-name="Internet_20_link" text:visited-style-name="Visited_20_Internet_20_Link"> </text:a> </text:p>
          </table:table-cell>
          <table:table-cell table:style-name="Table72.A1" office:value-type="string">
            <text:p text:style-name="Table_20_Contents"><text:span text:style-name="Emphasis">to bore</text:span></text:p>
          </table:table-cell>
          <table:table-cell table:style-name="Table72.A1" office:value-type="string">
            <text:p text:style-name="Table_20_Contents"><text:span text:style-name="Strong_20_Emphasis">faltar </text:span></text:p>
            <text:p text:style-name="Table_20_Contents"><text:a xlink:type="simple" xlink:href="https://audio1.spanishdict.com/audio?lang=es&amp;text=faltar&amp;key=cc7eec229e2c0cd6f4f8c1a17c69b55e" text:style-name="Internet_20_link" text:visited-style-name="Visited_20_Internet_20_Link"> </text:a> </text:p>
          </table:table-cell>
          <table:table-cell table:style-name="Table72.A1" office:value-type="string">
            <text:p text:style-name="Table_20_Contents"><text:span text:style-name="Emphasis">to be lacking</text:span></text:p>
          </table:table-cell>
        </table:table-row>
        <table:table-row>
          <table:table-cell table:style-name="Table72.A1" office:value-type="string">
            <text:p text:style-name="Table_20_Contents"><text:span text:style-name="Strong_20_Emphasis">agradar </text:span></text:p>
            <text:p text:style-name="Table_20_Contents"><text:a xlink:type="simple" xlink:href="https://audio1.spanishdict.com/audio?lang=es&amp;text=agradar&amp;key=c49f58610bfbb57decf98e3cdc7d32b1" text:style-name="Internet_20_link" text:visited-style-name="Visited_20_Internet_20_Link"> </text:a> </text:p>
          </table:table-cell>
          <table:table-cell table:style-name="Table72.A1" office:value-type="string">
            <text:p text:style-name="Table_20_Contents"><text:span text:style-name="Emphasis">to please</text:span></text:p>
          </table:table-cell>
          <table:table-cell table:style-name="Table72.A1" office:value-type="string">
            <text:p text:style-name="Table_20_Contents"><text:span text:style-name="Strong_20_Emphasis">fascinar </text:span></text:p>
            <text:p text:style-name="Table_20_Contents"><text:a xlink:type="simple" xlink:href="https://audio1.spanishdict.com/audio?lang=es&amp;text=fascinar&amp;key=e04df866f74871f278de29edc5c2157c" text:style-name="Internet_20_link" text:visited-style-name="Visited_20_Internet_20_Link"> </text:a> </text:p>
          </table:table-cell>
          <table:table-cell table:style-name="Table72.A1" office:value-type="string">
            <text:p text:style-name="Table_20_Contents"><text:span text:style-name="Emphasis">to fascinate</text:span></text:p>
          </table:table-cell>
        </table:table-row>
        <table:table-row>
          <table:table-cell table:style-name="Table72.A1" office:value-type="string">
            <text:p text:style-name="Table_20_Contents"><text:span text:style-name="Strong_20_Emphasis">alegrar </text:span></text:p>
            <text:p text:style-name="Table_20_Contents"><text:a xlink:type="simple" xlink:href="https://audio1.spanishdict.com/audio?lang=es&amp;text=alegrar&amp;key=b99cc5272e7c211bb9433e66fb450f68" text:style-name="Internet_20_link" text:visited-style-name="Visited_20_Internet_20_Link"> </text:a> </text:p>
          </table:table-cell>
          <table:table-cell table:style-name="Table72.A1" office:value-type="string">
            <text:p text:style-name="Table_20_Contents"><text:span text:style-name="Emphasis">to gladden</text:span></text:p>
          </table:table-cell>
          <table:table-cell table:style-name="Table72.A1" office:value-type="string">
            <text:p text:style-name="Table_20_Contents"><text:span text:style-name="Strong_20_Emphasis">fastidiar </text:span></text:p>
            <text:p text:style-name="Table_20_Contents"><text:a xlink:type="simple" xlink:href="https://audio1.spanishdict.com/audio?lang=es&amp;text=fastidiar&amp;key=d9facb111e28876c69a4cf57d7c03ad8" text:style-name="Internet_20_link" text:visited-style-name="Visited_20_Internet_20_Link"> </text:a> </text:p>
          </table:table-cell>
          <table:table-cell table:style-name="Table72.A1" office:value-type="string">
            <text:p text:style-name="Table_20_Contents"><text:span text:style-name="Emphasis">to annoy</text:span></text:p>
          </table:table-cell>
        </table:table-row>
        <table:table-row>
          <table:table-cell table:style-name="Table72.A1" office:value-type="string">
            <text:p text:style-name="Table_20_Contents"><text:span text:style-name="Strong_20_Emphasis">apasionar </text:span></text:p>
            <text:p text:style-name="Table_20_Contents"><text:a xlink:type="simple" xlink:href="https://audio1.spanishdict.com/audio?lang=es&amp;text=apasionar&amp;key=6cedaa090f79f4ad4329ea8f93b2bb2b" text:style-name="Internet_20_link" text:visited-style-name="Visited_20_Internet_20_Link"> </text:a> </text:p>
          </table:table-cell>
          <table:table-cell table:style-name="Table72.A1" office:value-type="string">
            <text:p text:style-name="Table_20_Contents"><text:span text:style-name="Emphasis">to love</text:span></text:p>
          </table:table-cell>
          <table:table-cell table:style-name="Table72.A1" office:value-type="string">
            <text:p text:style-name="Table_20_Contents"><text:span text:style-name="Strong_20_Emphasis">gustar </text:span></text:p>
            <text:p text:style-name="Table_20_Contents"><text:a xlink:type="simple" xlink:href="https://audio1.spanishdict.com/audio?lang=es&amp;text=gustar&amp;key=545891db955ea4121d90f36ece2b9c71" text:style-name="Internet_20_link" text:visited-style-name="Visited_20_Internet_20_Link"> </text:a> </text:p>
          </table:table-cell>
          <table:table-cell table:style-name="Table72.A1" office:value-type="string">
            <text:p text:style-name="Table_20_Contents"><text:span text:style-name="Emphasis">to please</text:span></text:p>
          </table:table-cell>
        </table:table-row>
        <table:table-row>
          <table:table-cell table:style-name="Table72.A1" office:value-type="string">
            <text:p text:style-name="Table_20_Contents"><text:span text:style-name="Strong_20_Emphasis">apetecer </text:span></text:p>
            <text:p text:style-name="Table_20_Contents"><text:a xlink:type="simple" xlink:href="https://audio1.spanishdict.com/audio?lang=es&amp;text=apetecer&amp;key=63fbd8411c74fac903715ff8a09bee28" text:style-name="Internet_20_link" text:visited-style-name="Visited_20_Internet_20_Link"> </text:a> </text:p>
          </table:table-cell>
          <table:table-cell table:style-name="Table72.A1" office:value-type="string">
            <text:p text:style-name="Table_20_Contents"><text:span text:style-name="Emphasis">to feel like</text:span></text:p>
          </table:table-cell>
          <table:table-cell table:style-name="Table72.A1" office:value-type="string">
            <text:p text:style-name="Table_20_Contents"><text:span text:style-name="Strong_20_Emphasis">hacer falta </text:span></text:p>
            <text:p text:style-name="Table_20_Contents"><text:a xlink:type="simple" xlink:href="https://audio1.spanishdict.com/audio?lang=es&amp;text=hacer%20falta&amp;key=5123ab8fd5a1f554d558a61594e20b36" text:style-name="Internet_20_link" text:visited-style-name="Visited_20_Internet_20_Link"> </text:a> </text:p>
          </table:table-cell>
          <table:table-cell table:style-name="Table72.A1" office:value-type="string">
            <text:p text:style-name="Table_20_Contents"><text:span text:style-name="Emphasis">to be missed</text:span></text:p>
          </table:table-cell>
        </table:table-row>
        <text:soft-page-break/>
        <table:table-row>
          <table:table-cell table:style-name="Table72.A1" office:value-type="string">
            <text:p text:style-name="Table_20_Contents"><text:span text:style-name="Strong_20_Emphasis">atraer </text:span></text:p>
            <text:p text:style-name="Table_20_Contents"><text:a xlink:type="simple" xlink:href="https://audio1.spanishdict.com/audio?lang=es&amp;text=atraer&amp;key=d3e8d1af815c64ae2bc345c93519daef" text:style-name="Internet_20_link" text:visited-style-name="Visited_20_Internet_20_Link"> </text:a> </text:p>
          </table:table-cell>
          <table:table-cell table:style-name="Table72.A1" office:value-type="string">
            <text:p text:style-name="Table_20_Contents"><text:span text:style-name="Emphasis">to attract</text:span></text:p>
          </table:table-cell>
          <table:table-cell table:style-name="Table72.A1" office:value-type="string">
            <text:p text:style-name="Table_20_Contents"><text:span text:style-name="Strong_20_Emphasis">importar </text:span></text:p>
            <text:p text:style-name="Table_20_Contents"><text:a xlink:type="simple" xlink:href="https://audio1.spanishdict.com/audio?lang=es&amp;text=importar&amp;key=f22d79dfa1aae03d2497f6083f32d590" text:style-name="Internet_20_link" text:visited-style-name="Visited_20_Internet_20_Link"> </text:a> </text:p>
          </table:table-cell>
          <table:table-cell table:style-name="Table72.A1" office:value-type="string">
            <text:p text:style-name="Table_20_Contents"><text:span text:style-name="Emphasis">to matter</text:span></text:p>
          </table:table-cell>
        </table:table-row>
        <table:table-row>
          <table:table-cell table:style-name="Table72.A1" office:value-type="string">
            <text:p text:style-name="Table_20_Contents"><text:span text:style-name="Strong_20_Emphasis">bastar </text:span></text:p>
            <text:p text:style-name="Table_20_Contents"><text:a xlink:type="simple" xlink:href="https://audio1.spanishdict.com/audio?lang=es&amp;text=bastar&amp;key=7e4b26b453e8ab4c5d6529db2855499e" text:style-name="Internet_20_link" text:visited-style-name="Visited_20_Internet_20_Link"> </text:a> </text:p>
          </table:table-cell>
          <table:table-cell table:style-name="Table72.A1" office:value-type="string">
            <text:p text:style-name="Table_20_Contents"><text:span text:style-name="Emphasis">to be enough</text:span></text:p>
          </table:table-cell>
          <table:table-cell table:style-name="Table72.A1" office:value-type="string">
            <text:p text:style-name="Table_20_Contents"><text:span text:style-name="Strong_20_Emphasis">interesar </text:span></text:p>
            <text:p text:style-name="Table_20_Contents"><text:a xlink:type="simple" xlink:href="https://audio1.spanishdict.com/audio?lang=es&amp;text=interesar&amp;key=1daf22d5bab5a01e303bd3ec301e2fa4" text:style-name="Internet_20_link" text:visited-style-name="Visited_20_Internet_20_Link"> </text:a> </text:p>
          </table:table-cell>
          <table:table-cell table:style-name="Table72.A1" office:value-type="string">
            <text:p text:style-name="Table_20_Contents"><text:span text:style-name="Emphasis">to interest</text:span></text:p>
          </table:table-cell>
        </table:table-row>
        <table:table-row>
          <table:table-cell table:style-name="Table72.A1" office:value-type="string">
            <text:p text:style-name="Table_20_Contents"><text:span text:style-name="Strong_20_Emphasis">caber </text:span></text:p>
            <text:p text:style-name="Table_20_Contents"><text:a xlink:type="simple" xlink:href="https://audio1.spanishdict.com/audio?lang=es&amp;text=caber&amp;key=72d0de90cd7185091fe945ad95862637" text:style-name="Internet_20_link" text:visited-style-name="Visited_20_Internet_20_Link"> </text:a> </text:p>
          </table:table-cell>
          <table:table-cell table:style-name="Table72.A1" office:value-type="string">
            <text:p text:style-name="Table_20_Contents"><text:span text:style-name="Emphasis">to fit, to fill</text:span></text:p>
          </table:table-cell>
          <table:table-cell table:style-name="Table72.A1" office:value-type="string">
            <text:p text:style-name="Table_20_Contents"><text:span text:style-name="Strong_20_Emphasis">molestar </text:span></text:p>
            <text:p text:style-name="Table_20_Contents"><text:a xlink:type="simple" xlink:href="https://audio1.spanishdict.com/audio?lang=es&amp;text=molestar&amp;key=d9a1ea9b50073787a95b34fd394c78c9" text:style-name="Internet_20_link" text:visited-style-name="Visited_20_Internet_20_Link"> </text:a> </text:p>
          </table:table-cell>
          <table:table-cell table:style-name="Table72.A1" office:value-type="string">
            <text:p text:style-name="Table_20_Contents"><text:span text:style-name="Emphasis">to bother</text:span></text:p>
          </table:table-cell>
        </table:table-row>
        <table:table-row>
          <table:table-cell table:style-name="Table72.A1" office:value-type="string">
            <text:p text:style-name="Table_20_Contents"><text:span text:style-name="Strong_20_Emphasis">convenir </text:span></text:p>
            <text:p text:style-name="Table_20_Contents"><text:a xlink:type="simple" xlink:href="https://audio1.spanishdict.com/audio?lang=es&amp;text=convenir&amp;key=56fec0344165abc00176ac6d4ec03181" text:style-name="Internet_20_link" text:visited-style-name="Visited_20_Internet_20_Link"> </text:a> </text:p>
          </table:table-cell>
          <table:table-cell table:style-name="Table72.A1" office:value-type="string">
            <text:p text:style-name="Table_20_Contents"><text:span text:style-name="Emphasis">to be better for</text:span></text:p>
          </table:table-cell>
          <table:table-cell table:style-name="Table72.A1" office:value-type="string">
            <text:p text:style-name="Table_20_Contents"><text:span text:style-name="Strong_20_Emphasis">parecer </text:span></text:p>
            <text:p text:style-name="Table_20_Contents"><text:a xlink:type="simple" xlink:href="https://audio1.spanishdict.com/audio?lang=es&amp;text=parecer&amp;key=b2892592018f2dc0109fade74d669022" text:style-name="Internet_20_link" text:visited-style-name="Visited_20_Internet_20_Link"> </text:a> </text:p>
          </table:table-cell>
          <table:table-cell table:style-name="Table72.A1" office:value-type="string">
            <text:p text:style-name="Table_20_Contents"><text:span text:style-name="Emphasis">to appear to be</text:span></text:p>
          </table:table-cell>
        </table:table-row>
        <table:table-row>
          <table:table-cell table:style-name="Table72.A1" office:value-type="string">
            <text:p text:style-name="Table_20_Contents"><text:span text:style-name="Strong_20_Emphasis">corresponder </text:span></text:p>
            <text:p text:style-name="Table_20_Contents"><text:a xlink:type="simple" xlink:href="https://audio1.spanishdict.com/audio?lang=es&amp;text=corresponder&amp;key=7aaf82f8133ac4a11ea35b7fed07e315" text:style-name="Internet_20_link" text:visited-style-name="Visited_20_Internet_20_Link"> </text:a> </text:p>
          </table:table-cell>
          <table:table-cell table:style-name="Table72.A1" office:value-type="string">
            <text:p text:style-name="Table_20_Contents"><text:span text:style-name="Emphasis">to be responsible for</text:span></text:p>
          </table:table-cell>
          <table:table-cell table:style-name="Table72.A1" office:value-type="string">
            <text:p text:style-name="Table_20_Contents"><text:span text:style-name="Strong_20_Emphasis">picar </text:span></text:p>
            <text:p text:style-name="Table_20_Contents"><text:a xlink:type="simple" xlink:href="https://audio1.spanishdict.com/audio?lang=es&amp;text=picar&amp;key=2a9c4a7da7e782de0adc9bb7cd066cac" text:style-name="Internet_20_link" text:visited-style-name="Visited_20_Internet_20_Link"> </text:a> </text:p>
          </table:table-cell>
          <table:table-cell table:style-name="Table72.A1" office:value-type="string">
            <text:p text:style-name="Table_20_Contents"><text:span text:style-name="Emphasis">to itch</text:span></text:p>
          </table:table-cell>
        </table:table-row>
        <table:table-row>
          <table:table-cell table:style-name="Table72.A1" office:value-type="string">
            <text:p text:style-name="Table_20_Contents"><text:span text:style-name="Strong_20_Emphasis">costar </text:span></text:p>
            <text:p text:style-name="Table_20_Contents"><text:a xlink:type="simple" xlink:href="https://audio1.spanishdict.com/audio?lang=es&amp;text=costar&amp;key=66c9bdc41254843d2e196597c0b6786f" text:style-name="Internet_20_link" text:visited-style-name="Visited_20_Internet_20_Link"> </text:a> </text:p>
          </table:table-cell>
          <table:table-cell table:style-name="Table72.A1" office:value-type="string">
            <text:p text:style-name="Table_20_Contents"><text:span text:style-name="Emphasis">to cost</text:span></text:p>
          </table:table-cell>
          <table:table-cell table:style-name="Table72.A1" office:value-type="string">
            <text:p text:style-name="Table_20_Contents"><text:span text:style-name="Strong_20_Emphasis">preocupar </text:span></text:p>
            <text:p text:style-name="Table_20_Contents"><text:a xlink:type="simple" xlink:href="https://audio1.spanishdict.com/audio?lang=es&amp;text=preocupar&amp;key=ad1678255f74608409215b46476062c4" text:style-name="Internet_20_link" text:visited-style-name="Visited_20_Internet_20_Link"> </text:a> </text:p>
          </table:table-cell>
          <table:table-cell table:style-name="Table72.A1" office:value-type="string">
            <text:p text:style-name="Table_20_Contents"><text:span text:style-name="Emphasis">to worry</text:span></text:p>
          </table:table-cell>
        </table:table-row>
        <table:table-row>
          <table:table-cell table:style-name="Table72.A1" office:value-type="string">
            <text:p text:style-name="Table_20_Contents"><text:span text:style-name="Strong_20_Emphasis">disgustar </text:span></text:p>
            <text:p text:style-name="Table_20_Contents"><text:a xlink:type="simple" xlink:href="https://audio1.spanishdict.com/audio?lang=es&amp;text=disgustar&amp;key=80cf0ae13b8d312d4ffda22f0374a655" text:style-name="Internet_20_link" text:visited-style-name="Visited_20_Internet_20_Link"> </text:a> </text:p>
          </table:table-cell>
          <table:table-cell table:style-name="Table72.A1" office:value-type="string">
            <text:p text:style-name="Table_20_Contents"><text:span text:style-name="Emphasis">to disgust</text:span></text:p>
          </table:table-cell>
          <table:table-cell table:style-name="Table72.A1" office:value-type="string">
            <text:p text:style-name="Table_20_Contents"><text:span text:style-name="Strong_20_Emphasis">quedar </text:span></text:p>
            <text:p text:style-name="Table_20_Contents"><text:a xlink:type="simple" xlink:href="https://audio1.spanishdict.com/audio?lang=es&amp;text=quedar&amp;key=0f086d3b78e6acdc291d8367eb0dd434" text:style-name="Internet_20_link" text:visited-style-name="Visited_20_Internet_20_Link"> </text:a> </text:p>
          </table:table-cell>
          <table:table-cell table:style-name="Table72.A1" office:value-type="string">
            <text:p text:style-name="Table_20_Contents"><text:span text:style-name="Emphasis">to remain</text:span></text:p>
          </table:table-cell>
        </table:table-row>
        <table:table-row>
          <table:table-cell table:style-name="Table72.A1" office:value-type="string">
            <text:p text:style-name="Table_20_Contents"><text:span text:style-name="Strong_20_Emphasis">doler </text:span></text:p>
            <text:p text:style-name="Table_20_Contents"><text:a xlink:type="simple" xlink:href="https://audio1.spanishdict.com/audio?lang=es&amp;text=doler&amp;key=5807823557917879231c9ad44928c9f5" text:style-name="Internet_20_link" text:visited-style-name="Visited_20_Internet_20_Link"> </text:a> </text:p>
          </table:table-cell>
          <table:table-cell table:style-name="Table72.A1" office:value-type="string">
            <text:p text:style-name="Table_20_Contents"><text:span text:style-name="Emphasis">to hurt</text:span></text:p>
          </table:table-cell>
          <table:table-cell table:style-name="Table72.A1" office:value-type="string">
            <text:p text:style-name="Table_20_Contents"><text:span text:style-name="Strong_20_Emphasis">repugnar </text:span></text:p>
            <text:p text:style-name="Table_20_Contents"><text:a xlink:type="simple" xlink:href="https://audio1.spanishdict.com/audio?lang=es&amp;text=repugnar&amp;key=eb8049059758ec55156aac3ef5454774" text:style-name="Internet_20_link" text:visited-style-name="Visited_20_Internet_20_Link"> </text:a> </text:p>
          </table:table-cell>
          <table:table-cell table:style-name="Table72.A1" office:value-type="string">
            <text:p text:style-name="Table_20_Contents"><text:span text:style-name="Emphasis">to disgust</text:span></text:p>
          </table:table-cell>
        </table:table-row>
        <table:table-row>
          <table:table-cell table:style-name="Table72.A1" office:value-type="string">
            <text:p text:style-name="Table_20_Contents"><text:span text:style-name="Strong_20_Emphasis">encantar </text:span></text:p>
            <text:p text:style-name="Table_20_Contents"><text:a xlink:type="simple" xlink:href="https://audio1.spanishdict.com/audio?lang=es&amp;text=encantar&amp;key=c46829c61bb3e44a9cba62809d3d81eb" text:style-name="Internet_20_link" text:visited-style-name="Visited_20_Internet_20_Link"> </text:a> </text:p>
          </table:table-cell>
          <table:table-cell table:style-name="Table72.A1" office:value-type="string">
            <text:p text:style-name="Table_20_Contents"><text:span text:style-name="Emphasis">to delight</text:span></text:p>
          </table:table-cell>
          <table:table-cell table:style-name="Table72.A1" office:value-type="string">
            <text:p text:style-name="Table_20_Contents"><text:span text:style-name="Strong_20_Emphasis">sobrar </text:span></text:p>
            <text:p text:style-name="Table_20_Contents"><text:a xlink:type="simple" xlink:href="https://audio1.spanishdict.com/audio?lang=es&amp;text=sobrar&amp;key=ed1d197f99c1d1f9a651ebcb2abea9fc" text:style-name="Internet_20_link" text:visited-style-name="Visited_20_Internet_20_Link"> </text:a> </text:p>
          </table:table-cell>
          <table:table-cell table:style-name="Table72.A1" office:value-type="string">
            <text:p text:style-name="Table_20_Contents"><text:span text:style-name="Emphasis">to be left over</text:span></text:p>
          </table:table-cell>
        </table:table-row>
        <table:table-row>
          <table:table-cell table:style-name="Table72.A1" office:value-type="string">
            <text:p text:style-name="Table_20_Contents"><text:span text:style-name="Strong_20_Emphasis">extrañar </text:span></text:p>
            <text:p text:style-name="Table_20_Contents"><text:a xlink:type="simple" xlink:href="https://audio1.spanishdict.com/audio?lang=es&amp;text=extrañar&amp;key=9c83b41942be52b69459b2bcc772d3c0" text:style-name="Internet_20_link" text:visited-style-name="Visited_20_Internet_20_Link"> </text:a> </text:p>
          </table:table-cell>
          <table:table-cell table:style-name="Table72.A1" office:value-type="string">
            <text:p text:style-name="Table_20_Contents"><text:span text:style-name="Emphasis">to surprise</text:span></text:p>
          </table:table-cell>
          <table:table-cell table:style-name="Table72.A1" office:value-type="string">
            <text:p text:style-name="Table_20_Contents"><text:span text:style-name="Strong_20_Emphasis">tocar </text:span></text:p>
            <text:p text:style-name="Table_20_Contents"><text:a xlink:type="simple" xlink:href="https://audio1.spanishdict.com/audio?lang=es&amp;text=tocar&amp;key=c939cd6e7488ae3470a5ff6f6bbbf7e7" text:style-name="Internet_20_link" text:visited-style-name="Visited_20_Internet_20_Link"> </text:a> </text:p>
          </table:table-cell>
          <table:table-cell table:style-name="Table72.A1" office:value-type="string">
            <text:p text:style-name="Table_20_Contents"><text:span text:style-name="Emphasis">to be responsible for</text:span></text:p>
          </table:table-cell>
        </table:table-row>
      </table:table>
      <text:p text:style-name="Text_20_body">Check out these examples with verbs like <text:span text:style-name="Strong_20_Emphasis">gustar</text:span>.</text:p>
      <table:table table:name="Table73" table:style-name="Table73">
        <table:table-column table:style-name="Table73.A"/>
        <table:table-column table:style-name="Table73.B"/>
        <table:table-row>
          <table:table-cell table:style-name="Table73.A1" office:value-type="string">
            <text:p text:style-name="Table_20_Heading">Spanish</text:p>
          </table:table-cell>
          <table:table-cell table:style-name="Table73.A1" office:value-type="string">
            <text:p text:style-name="Table_20_Heading">English</text:p>
          </table:table-cell>
        </table:table-row>
        <table:table-row>
          <table:table-cell table:style-name="Table73.A1" office:value-type="string">
            <text:p text:style-name="Table_20_Contents"><text:span text:style-name="Strong_20_Emphasis">Les interesaría ir al cine? </text:span></text:p>
            <text:p text:style-name="Table_20_Contents"><text:a xlink:type="simple" xlink:href="https://audio1.spanishdict.com/audio?lang=es&amp;text=Les%20interesaría%20ir%20al%20cine%3F&amp;key=4876149be862e7ff160047e256176660" text:style-name="Internet_20_link" text:visited-style-name="Visited_20_Internet_20_Link"> </text:a> </text:p>
          </table:table-cell>
          <table:table-cell table:style-name="Table73.A1" office:value-type="string">
            <text:p text:style-name="Table_20_Contents"><text:span text:style-name="Emphasis">Are you interested in going to the movies?</text:span></text:p>
          </table:table-cell>
        </table:table-row>
        <table:table-row>
          <table:table-cell table:style-name="Table73.A1" office:value-type="string">
            <text:p text:style-name="Table_20_Contents"><text:span text:style-name="Strong_20_Emphasis">A nosotros nos molesta el ruido. </text:span></text:p>
            <text:p text:style-name="Table_20_Contents"><text:a xlink:type="simple" xlink:href="https://audio1.spanishdict.com/audio?lang=es&amp;text=A%20nosotros%20nos%20molesta%20el%20ruido.&amp;key=9028cb67b932ff9b1ff1414e300e474b" text:style-name="Internet_20_link" text:visited-style-name="Visited_20_Internet_20_Link"> </text:a> </text:p>
          </table:table-cell>
          <table:table-cell table:style-name="Table73.A1" office:value-type="string">
            <text:p text:style-name="Table_20_Contents"><text:span text:style-name="Emphasis">We are bothered by the noise.</text:span></text:p>
          </table:table-cell>
        </table:table-row>
        <table:table-row>
          <table:table-cell table:style-name="Table73.A1" office:value-type="string">
            <text:p text:style-name="Table_20_Contents"><text:span text:style-name="Strong_20_Emphasis">A muchas mujeres les encantan los cuentos de amor. </text:span></text:p>
            <text:p text:style-name="Table_20_Contents"><text:a xlink:type="simple" xlink:href="https://audio1.spanishdict.com/audio?lang=es&amp;text=A%20muchas%20mujeres%20les%20encantan%20los%20cuentos%20de%20amor.&amp;key=bae3b126655bbc7211ec5057d8184a3c" text:style-name="Internet_20_link" text:visited-style-name="Visited_20_Internet_20_Link"> </text:a> </text:p>
          </table:table-cell>
          <table:table-cell table:style-name="Table73.A1" office:value-type="string">
            <text:p text:style-name="Table_20_Contents"><text:span text:style-name="Emphasis">Many women really like love stories.</text:span></text:p>
          </table:table-cell>
        </table:table-row>
        <table:table-row>
          <table:table-cell table:style-name="Table73.A1" office:value-type="string">
            <text:p text:style-name="Table_20_Contents"><text:span text:style-name="Strong_20_Emphasis">Los días fríos me gustan. </text:span></text:p>
            <text:p text:style-name="Table_20_Contents"><text:a xlink:type="simple" xlink:href="https://audio1.spanishdict.com/audio?lang=es&amp;text=Los%20días%20fríos%20me%20gustan.&amp;key=3f2e7ebb70354eaa1f41ab2f4ea45935" text:style-name="Internet_20_link" text:visited-style-name="Visited_20_Internet_20_Link"> </text:a> </text:p>
          </table:table-cell>
          <table:table-cell table:style-name="Table73.A1" office:value-type="string">
            <text:p text:style-name="Table_20_Contents"><text:span text:style-name="Emphasis">I like cold days.</text:span></text:p>
          </table:table-cell>
        </table:table-row>
        <table:table-row>
          <table:table-cell table:style-name="Table73.A1" office:value-type="string">
            <text:p text:style-name="Table_20_Contents"><text:span text:style-name="Strong_20_Emphasis">Los coches deportivos le atraen. </text:span></text:p>
            <text:p text:style-name="Table_20_Contents"><text:a xlink:type="simple" xlink:href="https://audio1.spanishdict.com/audio?lang=es&amp;text=Los%20coches%20deportivos%20le%20atraen.&amp;key=020ebd138b4448a5b90440adc0e7d272" text:style-name="Internet_20_link" text:visited-style-name="Visited_20_Internet_20_Link"> </text:a> </text:p>
          </table:table-cell>
          <table:table-cell table:style-name="Table73.A1" office:value-type="string">
            <text:p text:style-name="Table_20_Contents"><text:span text:style-name="Emphasis">Sports cars are attractive to her.</text:span></text:p>
          </table:table-cell>
        </table:table-row>
        <table:table-row>
          <table:table-cell table:style-name="Table73.A1" office:value-type="string">
            <text:p text:style-name="Table_20_Contents"><text:span text:style-name="Strong_20_Emphasis">Lavar la ropa nos corresponde. </text:span></text:p>
            <text:p text:style-name="Table_20_Contents"><text:a xlink:type="simple" xlink:href="https://audio1.spanishdict.com/audio?lang=es&amp;text=Lavar%20la%20ropa%20nos%20corresponde.&amp;key=c2b497ccaaaff258c48331eaa0529b52" text:style-name="Internet_20_link" text:visited-style-name="Visited_20_Internet_20_Link"> </text:a> </text:p>
          </table:table-cell>
          <table:table-cell table:style-name="Table73.A1" office:value-type="string">
            <text:p text:style-name="Table_20_Contents"><text:span text:style-name="Emphasis">Washing the clothes is our responsibility.</text:span></text:p>
          </table:table-cell>
        </table:table-row>
        <table:table-row>
          <table:table-cell table:style-name="Table73.A1" office:value-type="string">
            <text:p text:style-name="Table_20_Contents"><text:span text:style-name="Strong_20_Emphasis">La política te interesa. </text:span></text:p>
            <text:p text:style-name="Table_20_Contents"><text:a xlink:type="simple" xlink:href="https://audio1.spanishdict.com/audio?lang=es&amp;text=La%20política%20te%20interesa.&amp;key=e2081ca7c8dc60e6bccfd92b5caed216" text:style-name="Internet_20_link" text:visited-style-name="Visited_20_Internet_20_Link"> </text:a> </text:p>
          </table:table-cell>
          <table:table-cell table:style-name="Table73.A1" office:value-type="string">
            <text:p text:style-name="Table_20_Contents"><text:span text:style-name="Emphasis">Politics interest you.</text:span></text:p>
          </table:table-cell>
        </table:table-row>
      </table:table>
      <text:h text:style-name="Heading_20_2" text:outline-level="2"><text:bookmark text:name="takeapracticequiz6"/>Take a practice quiz!</text:h>
      <text:p text:style-name="Standard"/>
      <text:p text:style-name="Standard"/>
      <text:h text:style-name="Heading_20_1" text:outline-level="1">Past Perfect Forms and Uses</text:h>
      <text:p text:style-name="Text_20_body">Quick Answer </text:p>
      <text:p text:style-name="Text_20_body">The past perfect (<text:span text:style-name="Strong_20_Emphasis">el pluscuamperfecto</text:span><text:a xlink:type="simple" xlink:href="https://audio1.spanishdict.com/audio?lang=es&amp;text=el%20pluscuamperfecto&amp;key=0430e5c4d43ff01375b6a7608820ab78" text:style-name="Internet_20_link" text:visited-style-name="Visited_20_Internet_20_Link"><text:span text:style-name="Strong_20_Emphasis"> </text:span></text:a>), also known as the pluperfect, is used to talk about a past action that happened prior to another action in the past.</text:p>
      <text:h text:style-name="Heading_20_2" text:outline-level="2"><text:bookmark text:name="pastperfect"/><text:soft-page-break/>Past Perfect</text:h>
      <text:p text:style-name="Text_20_body">The past perfect is often used to talk about what a person <text:span text:style-name="Emphasis">had</text:span> done before something else happened in the past. It is formed by combining <text:span text:style-name="Strong_20_Emphasis">haber</text:span> in the <text:a xlink:type="simple" xlink:href="http://www.spanishdict.com/guide/spanish-imperfect-tense-forms/" text:style-name="Internet_20_link" text:visited-style-name="Visited_20_Internet_20_Link">imperfect</text:a> with a <text:a xlink:type="simple" xlink:href="http://www.spanishdict.com/guide/past-participle-in-spanish/" text:style-name="Internet_20_link" text:visited-style-name="Visited_20_Internet_20_Link">past participle</text:a>.</text:p>
      <text:p text:style-name="Text_20_body"><text:span text:style-name="Strong_20_Emphasis">Past Perfect Spanish Formula</text:span></text:p>
      <text:list xml:id="list81605597056626760" text:style-name="L19">
        <text:list-item>
          <text:p text:style-name="P19"><text:span text:style-name="Strong_20_Emphasis">haber</text:span> in the imperfect + past participle </text:p>
        </text:list-item>
      </text:list>
      <text:p text:style-name="Text_20_body">Check out these examples of the Spanish past perfect. </text:p>
      <table:table table:name="Table74" table:style-name="Table74">
        <table:table-column table:style-name="Table74.A"/>
        <table:table-row>
          <table:table-cell table:style-name="Table74.A1" office:value-type="string">
            <text:p text:style-name="Table_20_Contents">Había visto ya a mi primo.</text:p>
            <text:p text:style-name="Table_20_Contents">I had already seen my cousin.</text:p>
            <text:p text:style-name="Table_20_Contents"><text:a xlink:type="simple" xlink:href="https://audio1.spanishdict.com/audio?lang=es&amp;text=Había%20visto%20ya%20a%20mi%20primo.&amp;key=e780e83240d8d531ba5272254466ced7" text:style-name="Internet_20_link" text:visited-style-name="Visited_20_Internet_20_Link"> </text:a> </text:p>
          </table:table-cell>
        </table:table-row>
        <table:table-row>
          <table:table-cell table:style-name="Table74.A1" office:value-type="string">
            <text:p text:style-name="Table_20_Contents">Habías cantado en la fiesta cuando llegué.</text:p>
            <text:p text:style-name="Table_20_Contents">You had already sung at the party when I arrived.</text:p>
            <text:p text:style-name="Table_20_Contents"><text:a xlink:type="simple" xlink:href="https://audio1.spanishdict.com/audio?lang=es&amp;text=Habías%20cantado%20en%20la%20fiesta%20cuando%20llegué.&amp;key=bac3fd7b52af75e23fe37ae73948b07e" text:style-name="Internet_20_link" text:visited-style-name="Visited_20_Internet_20_Link"> </text:a> </text:p>
          </table:table-cell>
        </table:table-row>
        <table:table-row>
          <table:table-cell table:style-name="Table74.A1" office:value-type="string">
            <text:p text:style-name="Table_20_Contents">Usted había leído el libro antes que él.</text:p>
            <text:p text:style-name="Table_20_Contents">You had read the book before him.</text:p>
            <text:p text:style-name="Table_20_Contents"><text:a xlink:type="simple" xlink:href="https://audio1.spanishdict.com/audio?lang=es&amp;text=Usted%20había%20leído%20el%20libro%20antes%20que%20él.&amp;key=5e87bcf060c4d24f5940d4c888340760" text:style-name="Internet_20_link" text:visited-style-name="Visited_20_Internet_20_Link"> </text:a> </text:p>
          </table:table-cell>
        </table:table-row>
        <table:table-row>
          <table:table-cell table:style-name="Table74.A1" office:value-type="string">
            <text:p text:style-name="Table_20_Contents">Él había sacado su gorro cuando entró en mi casa.</text:p>
            <text:p text:style-name="Table_20_Contents">He had taken off his hat before entering my house.</text:p>
            <text:p text:style-name="Table_20_Contents"><text:a xlink:type="simple" xlink:href="https://audio1.spanishdict.com/audio?lang=es&amp;text=Él%20había%20sacado%20su%20gorro%20cuando%20entró%20en%20mi%20casa.&amp;key=145b0d39b6c72e781733aee39b7cdc7f" text:style-name="Internet_20_link" text:visited-style-name="Visited_20_Internet_20_Link"> </text:a> </text:p>
          </table:table-cell>
        </table:table-row>
        <table:table-row>
          <table:table-cell table:style-name="Table74.A1" office:value-type="string">
            <text:p text:style-name="Table_20_Contents">Ella había comido antes de ir al cine.</text:p>
            <text:p text:style-name="Table_20_Contents">She had eaten before going to the movies.</text:p>
            <text:p text:style-name="Table_20_Contents"><text:a xlink:type="simple" xlink:href="https://audio1.spanishdict.com/audio?lang=es&amp;text=Ella%20había%20comido%20antes%20de%20ir%20al%20cine.&amp;key=a5d6f101ac927c058b162fcb6e248d96" text:style-name="Internet_20_link" text:visited-style-name="Visited_20_Internet_20_Link"> </text:a> </text:p>
          </table:table-cell>
        </table:table-row>
        <table:table-row>
          <table:table-cell table:style-name="Table74.A1" office:value-type="string">
            <text:p text:style-name="Table_20_Contents">Nos habíamos sentado cuando el tren salió.</text:p>
            <text:p text:style-name="Table_20_Contents">We had sat down when the train left.</text:p>
            <text:p text:style-name="Table_20_Contents"><text:a xlink:type="simple" xlink:href="https://audio1.spanishdict.com/audio?lang=es&amp;text=Nos%20habíamos%20sentado%20cuando%20el%20tren%20salió.&amp;key=7c1b5752af41bed753e5f7782c0b7331" text:style-name="Internet_20_link" text:visited-style-name="Visited_20_Internet_20_Link"> </text:a> </text:p>
          </table:table-cell>
        </table:table-row>
        <table:table-row>
          <table:table-cell table:style-name="Table74.A1" office:value-type="string">
            <text:p text:style-name="Table_20_Contents">No habíais oído la canción antes de ahora.</text:p>
            <text:p text:style-name="Table_20_Contents">You had not heard the song before now.</text:p>
            <text:p text:style-name="Table_20_Contents"><text:a xlink:type="simple" xlink:href="https://audio1.spanishdict.com/audio?lang=es&amp;text=No%20habíais%20oído%20la%20canción%20antes%20de%20ahora.&amp;key=8371f39a39df21dc45278ea3c86fc41a" text:style-name="Internet_20_link" text:visited-style-name="Visited_20_Internet_20_Link"> </text:a> </text:p>
          </table:table-cell>
        </table:table-row>
        <table:table-row>
          <table:table-cell table:style-name="Table74.A1" office:value-type="string">
            <text:p text:style-name="Table_20_Contents">Ustedes habían vuelto cuando ellos salieron.</text:p>
            <text:p text:style-name="Table_20_Contents">You had returned when they left.</text:p>
            <text:p text:style-name="Table_20_Contents"><text:a xlink:type="simple" xlink:href="https://audio1.spanishdict.com/audio?lang=es&amp;text=Ustedes%20habían%20vuelto%20cuando%20ellos%20salieron.&amp;key=1948c4aabf420ef2b7927ae03c0f433d" text:style-name="Internet_20_link" text:visited-style-name="Visited_20_Internet_20_Link"> </text:a> </text:p>
          </table:table-cell>
        </table:table-row>
        <table:table-row>
          <table:table-cell table:style-name="Table74.A1" office:value-type="string">
            <text:p text:style-name="Table_20_Contents">Ellos habían puesto los pasteles en la mesa.</text:p>
            <text:p text:style-name="Table_20_Contents">They had put the cakes on the table.</text:p>
            <text:p text:style-name="Table_20_Contents"><text:a xlink:type="simple" xlink:href="https://audio1.spanishdict.com/audio?lang=es&amp;text=Ellos%20habían%20puesto%20los%20pasteles%20en%20la%20mesa.&amp;key=876eac5d9cc146a699011d140ad083fd" text:style-name="Internet_20_link" text:visited-style-name="Visited_20_Internet_20_Link"> </text:a> </text:p>
          </table:table-cell>
        </table:table-row>
        <table:table-row>
          <table:table-cell table:style-name="Table74.A1" office:value-type="string">
            <text:p text:style-name="Table_20_Contents">Ellas habían hablado mucho cuando la fiesta terminó.</text:p>
            <text:p text:style-name="Table_20_Contents">They had talked a lot when the party ended.</text:p>
            <text:p text:style-name="Table_20_Contents"><text:a xlink:type="simple" xlink:href="https://audio1.spanishdict.com/audio?lang=es&amp;text=Ellas%20habían%20hablado%20mucho%20cuando%20la%20fiesta%20terminó.&amp;key=a5528e2576ce472578935ef8369a2670" text:style-name="Internet_20_link" text:visited-style-name="Visited_20_Internet_20_Link"> </text:a> </text:p>
          </table:table-cell>
        </table:table-row>
      </table:table>
      <text:p text:style-name="Text_20_body">Notice that the auxiliary verb (<text:span text:style-name="Strong_20_Emphasis">haber</text:span>) and the past participle are never separated. If object pronouns are present, they go immediately before <text:span text:style-name="Strong_20_Emphasis">haber</text:span>.</text:p>
      <table:table table:name="Table75" table:style-name="Table75">
        <table:table-column table:style-name="Table75.A"/>
        <table:table-row>
          <table:table-cell table:style-name="Table75.A1" office:value-type="string">
            <text:p text:style-name="Table_20_Contents">Ya lo había visto.</text:p>
            <text:p text:style-name="Table_20_Contents">I had already seen him.</text:p>
            <text:p text:style-name="Table_20_Contents"><text:a xlink:type="simple" xlink:href="https://audio1.spanishdict.com/audio?lang=es&amp;text=Ya%20lo%20había%20visto.&amp;key=09d3c37f77b1fb692e02a3f6bb344de1" text:style-name="Internet_20_link" text:visited-style-name="Visited_20_Internet_20_Link"> </text:a> </text:p>
          </table:table-cell>
        </table:table-row>
        <table:table-row>
          <table:table-cell table:style-name="Table75.A1" office:value-type="string">
            <text:p text:style-name="Table_20_Contents">Usted lo había leído antes que él.</text:p>
            <text:p text:style-name="Table_20_Contents">You had read it before him.</text:p>
            <text:p text:style-name="Table_20_Contents"><text:a xlink:type="simple" xlink:href="https://audio1.spanishdict.com/audio?lang=es&amp;text=Usted%20lo%20había%20leído%20antes%20que%20él.&amp;key=a0ad5ee1ac81c4a18a15335cff784de1" text:style-name="Internet_20_link" text:visited-style-name="Visited_20_Internet_20_Link"> </text:a> </text:p>
          </table:table-cell>
        </table:table-row>
        <table:table-row>
          <table:table-cell table:style-name="Table75.A1" office:value-type="string">
            <text:p text:style-name="Table_20_Contents">Él lo había sacado cuando entró en mi casa.</text:p>
            <text:p text:style-name="Table_20_Contents"><text:soft-page-break/>He had taken it off before entering my house.</text:p>
            <text:p text:style-name="Table_20_Contents"><text:a xlink:type="simple" xlink:href="https://audio1.spanishdict.com/audio?lang=es&amp;text=Él%20lo%20había%20sacado%20cuando%20entró%20en%20mi%20casa.&amp;key=9e449fc3724f4d01f6a5861e84424566" text:style-name="Internet_20_link" text:visited-style-name="Visited_20_Internet_20_Link"> </text:a> </text:p>
          </table:table-cell>
        </table:table-row>
        <table:table-row>
          <table:table-cell table:style-name="Table75.A1" office:value-type="string">
            <text:p text:style-name="Table_20_Contents">No la habíais oído antes de ahora.</text:p>
            <text:p text:style-name="Table_20_Contents">You had not heard it before now.</text:p>
            <text:p text:style-name="Table_20_Contents"><text:a xlink:type="simple" xlink:href="https://audio1.spanishdict.com/audio?lang=es&amp;text=No%20la%20habíais%20oído%20antes%20de%20ahora.&amp;key=0cf2b315161f94cb847a09443d699fed" text:style-name="Internet_20_link" text:visited-style-name="Visited_20_Internet_20_Link"> </text:a> </text:p>
          </table:table-cell>
        </table:table-row>
        <table:table-row>
          <table:table-cell table:style-name="Table75.A1" office:value-type="string">
            <text:p text:style-name="Table_20_Contents">Ellos los habían puesto en la mesa.</text:p>
            <text:p text:style-name="Table_20_Contents">They had put them on the table.</text:p>
            <text:p text:style-name="Table_20_Contents"><text:a xlink:type="simple" xlink:href="https://audio1.spanishdict.com/audio?lang=es&amp;text=Ellos%20los%20habían%20puesto%20en%20la%20mesa.&amp;key=1eeba2cf1b8869e9d70eb722d83016a5" text:style-name="Internet_20_link" text:visited-style-name="Visited_20_Internet_20_Link"> </text:a> </text:p>
          </table:table-cell>
        </table:table-row>
      </table:table>
      <text:h text:style-name="Heading_20_2" text:outline-level="2"><text:bookmark text:name="takeapracticequiz7"/>Take a practice quiz!</text:h>
      <text:p text:style-name="Standard"/>
      <text:h text:style-name="Heading_20_1" text:outline-level="1">Conditional Perfect Forms and Uses</text:h>
      <text:p text:style-name="Text_20_body">Quick Answer </text:p>
      <text:p text:style-name="Text_20_body">The conditional perfect (<text:span text:style-name="Strong_20_Emphasis">el condicional anterior</text:span><text:a xlink:type="simple" xlink:href="https://audio1.spanishdict.com/audio?lang=es&amp;text=el%20condicional%20anterior&amp;key=b72752e96203d264a8b2975055075ced" text:style-name="Internet_20_link" text:visited-style-name="Visited_20_Internet_20_Link"><text:span text:style-name="Strong_20_Emphasis"> </text:span></text:a>) describes an action in the past that <text:span text:style-name="Emphasis">would have</text:span> happened but did not due to some other event. It can also be used to express the probability of an action that has already been completed.</text:p>
      <text:h text:style-name="Heading_20_2" text:outline-level="2"><text:bookmark text:name="conditionalperfectforms"/>Conditional Perfect Forms</text:h>
      <text:p text:style-name="Text_20_body">The conditional perfect is a combination of the <text:a xlink:type="simple" xlink:href="http://www.spanishdict.com/topics/show/33" text:style-name="Internet_20_link" text:visited-style-name="Visited_20_Internet_20_Link">past participle</text:a> and the conditional of the verb <text:span text:style-name="Strong_20_Emphasis">haber</text:span><text:a xlink:type="simple" xlink:href="https://audio1.spanishdict.com/audio?lang=es&amp;text=haber&amp;key=78fff81e8d0b34f8a340a1a674766ab3" text:style-name="Internet_20_link" text:visited-style-name="Visited_20_Internet_20_Link"><text:span text:style-name="Strong_20_Emphasis"> </text:span></text:a>.</text:p>
      <text:p text:style-name="Text_20_body"><text:span text:style-name="Strong_20_Emphasis">Conditional Perfect Formula</text:span></text:p>
      <text:list xml:id="list3773050761712973631" text:style-name="L20">
        <text:list-item>
          <text:p text:style-name="P20"><text:span text:style-name="Strong_20_Emphasis">haber</text:span> in the conditional + past participle </text:p>
        </text:list-item>
      </text:list>
      <text:h text:style-name="Heading_20_3" text:outline-level="3"><text:bookmark text:name="spanclasssdmdsdmdtextaccent2haberspanintheconditional"/>Haber in the Conditional</text:h>
      <table:table table:name="Table76" table:style-name="Table76">
        <table:table-column table:style-name="Table76.A"/>
        <table:table-column table:style-name="Table76.B"/>
        <table:table-row>
          <table:table-cell table:style-name="Table76.A1" office:value-type="string">
            <text:p text:style-name="Table_20_Heading">Subject</text:p>
          </table:table-cell>
          <table:table-cell table:style-name="Table76.A1" office:value-type="string">
            <text:p text:style-name="Table_20_Heading">Haber in the Conditional</text:p>
          </table:table-cell>
        </table:table-row>
        <table:table-row>
          <table:table-cell table:style-name="Table76.A1" office:value-type="string">
            <text:p text:style-name="Table_20_Contents">yo</text:p>
          </table:table-cell>
          <table:table-cell table:style-name="Table76.A1" office:value-type="string">
            <text:p text:style-name="Table_20_Contents"><text:span text:style-name="Strong_20_Emphasis">habría </text:span></text:p>
            <text:p text:style-name="Table_20_Contents"><text:a xlink:type="simple" xlink:href="https://audio1.spanishdict.com/audio?lang=es&amp;text=habría&amp;key=31cf03c59bdb8269babe86d6dec92c19" text:style-name="Internet_20_link" text:visited-style-name="Visited_20_Internet_20_Link"> </text:a> </text:p>
          </table:table-cell>
        </table:table-row>
        <table:table-row>
          <table:table-cell table:style-name="Table76.A1" office:value-type="string">
            <text:p text:style-name="Table_20_Contents">tú</text:p>
          </table:table-cell>
          <table:table-cell table:style-name="Table76.A1" office:value-type="string">
            <text:p text:style-name="Table_20_Contents"><text:span text:style-name="Strong_20_Emphasis">habrías </text:span></text:p>
            <text:p text:style-name="Table_20_Contents"><text:a xlink:type="simple" xlink:href="https://audio1.spanishdict.com/audio?lang=es&amp;text=habrías&amp;key=c9be4d30e5b92e172eb9dfe67fd10c17" text:style-name="Internet_20_link" text:visited-style-name="Visited_20_Internet_20_Link"> </text:a> </text:p>
          </table:table-cell>
        </table:table-row>
        <table:table-row>
          <table:table-cell table:style-name="Table76.A1" office:value-type="string">
            <text:p text:style-name="Table_20_Contents">él, ella, usted</text:p>
          </table:table-cell>
          <table:table-cell table:style-name="Table76.A1" office:value-type="string">
            <text:p text:style-name="Table_20_Contents"><text:span text:style-name="Strong_20_Emphasis">habría </text:span></text:p>
            <text:p text:style-name="Table_20_Contents"><text:a xlink:type="simple" xlink:href="https://audio1.spanishdict.com/audio?lang=es&amp;text=habría&amp;key=31cf03c59bdb8269babe86d6dec92c19" text:style-name="Internet_20_link" text:visited-style-name="Visited_20_Internet_20_Link"> </text:a> </text:p>
          </table:table-cell>
        </table:table-row>
        <table:table-row>
          <table:table-cell table:style-name="Table76.A1" office:value-type="string">
            <text:p text:style-name="Table_20_Contents">nosotros</text:p>
          </table:table-cell>
          <table:table-cell table:style-name="Table76.A1" office:value-type="string">
            <text:p text:style-name="Table_20_Contents"><text:span text:style-name="Strong_20_Emphasis">habríamos </text:span></text:p>
            <text:p text:style-name="Table_20_Contents"><text:a xlink:type="simple" xlink:href="https://audio1.spanishdict.com/audio?lang=es&amp;text=habríamos&amp;key=9925019a085ddf7c209b21f6c0e2d89d" text:style-name="Internet_20_link" text:visited-style-name="Visited_20_Internet_20_Link"> </text:a> </text:p>
          </table:table-cell>
        </table:table-row>
        <table:table-row>
          <table:table-cell table:style-name="Table76.A1" office:value-type="string">
            <text:p text:style-name="Table_20_Contents">vosotros</text:p>
          </table:table-cell>
          <table:table-cell table:style-name="Table76.A1" office:value-type="string">
            <text:p text:style-name="Table_20_Contents"><text:span text:style-name="Strong_20_Emphasis">habríais </text:span></text:p>
            <text:p text:style-name="Table_20_Contents"><text:a xlink:type="simple" xlink:href="https://audio1.spanishdict.com/audio?lang=es&amp;text=habríais&amp;key=4904ea3d6d6f1f2673c7ef083993acf2" text:style-name="Internet_20_link" text:visited-style-name="Visited_20_Internet_20_Link"> </text:a> </text:p>
          </table:table-cell>
        </table:table-row>
        <table:table-row>
          <table:table-cell table:style-name="Table76.A1" office:value-type="string">
            <text:p text:style-name="Table_20_Contents">ellos, ellas, ustedes</text:p>
          </table:table-cell>
          <table:table-cell table:style-name="Table76.A1" office:value-type="string">
            <text:p text:style-name="Table_20_Contents"><text:span text:style-name="Strong_20_Emphasis">habrían </text:span></text:p>
            <text:p text:style-name="Table_20_Contents"><text:a xlink:type="simple" xlink:href="https://audio1.spanishdict.com/audio?lang=es&amp;text=habrían&amp;key=ba7af17c000c961e55c9cd5074b6d815" text:style-name="Internet_20_link" text:visited-style-name="Visited_20_Internet_20_Link"> </text:a> </text:p>
          </table:table-cell>
        </table:table-row>
      </table:table>
      <text:h text:style-name="Heading_20_2" text:outline-level="2"><text:bookmark text:name="conditionalperfectuses"/>Conditional Perfect Uses</text:h>
      <text:p text:style-name="Text_20_body">In the examples below, the conditional perfect is used to talk about actions that <text:span text:style-name="Emphasis">would have happened</text:span> had something else not gotten in the way.</text:p>
      <table:table table:name="Table77" table:style-name="Table77">
        <table:table-column table:style-name="Table77.A"/>
        <text:soft-page-break/>
        <table:table-row>
          <table:table-cell table:style-name="Table77.A1" office:value-type="string">
            <text:p text:style-name="Table_20_Contents">Yo habría comprado los regalos pero no tenía tiempo.</text:p>
            <text:p text:style-name="Table_20_Contents">I would have bought the gifts, but I didn't have time.</text:p>
            <text:p text:style-name="Table_20_Contents"><text:a xlink:type="simple" xlink:href="https://audio1.spanishdict.com/audio?lang=es&amp;text=Yo%20habría%20comprado%20los%20regalos%20pero%20no%20tenía%20tiempo.&amp;key=155333990a0299fc51fe64188789d282" text:style-name="Internet_20_link" text:visited-style-name="Visited_20_Internet_20_Link"> </text:a> </text:p>
          </table:table-cell>
        </table:table-row>
        <table:table-row>
          <table:table-cell table:style-name="Table77.A1" office:value-type="string">
            <text:p text:style-name="Table_20_Contents">Él habría leído el libro, pero el teléfono soñó.</text:p>
            <text:p text:style-name="Table_20_Contents">He would have finished the book, but the telephone rang.</text:p>
            <text:p text:style-name="Table_20_Contents"><text:a xlink:type="simple" xlink:href="https://audio1.spanishdict.com/audio?lang=es&amp;text=Él%20habría%20leído%20el%20libro%2C%20pero%20el%20teléfono%20soñó.&amp;key=41097bd600048b1d2bb2c7b2eda0c749" text:style-name="Internet_20_link" text:visited-style-name="Visited_20_Internet_20_Link"> </text:a> </text:p>
          </table:table-cell>
        </table:table-row>
        <table:table-row>
          <table:table-cell table:style-name="Table77.A1" office:value-type="string">
            <text:p text:style-name="Table_20_Contents">Nosotros habríamos cenado en ese restaurante si hubiera sabido lo bueno que era.</text:p>
            <text:p text:style-name="Table_20_Contents">We would have eaten at that restaurant if I had known how good it was.</text:p>
            <text:p text:style-name="Table_20_Contents"><text:a xlink:type="simple" xlink:href="https://audio1.spanishdict.com/audio?lang=es&amp;text=Nosotros%20habríamos%20cenado%20en%20ese%20restaurante%20si%20hubiera%20sabido%20lo%20bueno%20que%20era.&amp;key=19d961891ad343e1e4ed9244bf588a31" text:style-name="Internet_20_link" text:visited-style-name="Visited_20_Internet_20_Link"> </text:a> </text:p>
          </table:table-cell>
        </table:table-row>
      </table:table>
      <text:p text:style-name="Text_20_body">In the examples below, the conditional perfect is used to talk about an action that probably happened or was true.</text:p>
      <table:table table:name="Table78" table:style-name="Table78">
        <table:table-column table:style-name="Table78.A"/>
        <table:table-row>
          <table:table-cell table:style-name="Table78.A1" office:value-type="string">
            <text:p text:style-name="Table_20_Contents">Habría comido antes de salir.</text:p>
            <text:p text:style-name="Table_20_Contents">He had probably already eaten before leaving.</text:p>
            <text:p text:style-name="Table_20_Contents"><text:a xlink:type="simple" xlink:href="https://audio1.spanishdict.com/audio?lang=es&amp;text=Habría%20comido%20antes%20de%20salir.&amp;key=f6271b78c9b12b7ab33ca656302b9308" text:style-name="Internet_20_link" text:visited-style-name="Visited_20_Internet_20_Link"> </text:a> </text:p>
          </table:table-cell>
        </table:table-row>
        <table:table-row>
          <table:table-cell table:style-name="Table78.A1" office:value-type="string">
            <text:p text:style-name="Table_20_Contents">Habrían sido las ocho cuando llegamos.</text:p>
            <text:p text:style-name="Table_20_Contents">It must have been eight o’clock when we arrived.</text:p>
            <text:p text:style-name="Table_20_Contents"><text:a xlink:type="simple" xlink:href="https://audio1.spanishdict.com/audio?lang=es&amp;text=Habrían%20sido%20las%20ocho%20cuando%20llegamos.&amp;key=b382aa6a1e99f992d65866153ed5ea5e" text:style-name="Internet_20_link" text:visited-style-name="Visited_20_Internet_20_Link"> </text:a> </text:p>
          </table:table-cell>
        </table:table-row>
      </table:table>
      <text:p text:style-name="Text_20_body">There are four other perfect tenses in the indicative: <text:a xlink:type="simple" xlink:href="http://www.spanishdict.com/guide/spanish-present-perfect-indicative" text:style-name="Internet_20_link" text:visited-style-name="Visited_20_Internet_20_Link">the present perfect</text:a>, <text:a xlink:type="simple" xlink:href="http://www.spanishdict.com/topics/show/100" text:style-name="Internet_20_link" text:visited-style-name="Visited_20_Internet_20_Link">the past perfect</text:a>, <text:a xlink:type="simple" xlink:href="http://www.spanishdict.com/topics/show/101" text:style-name="Internet_20_link" text:visited-style-name="Visited_20_Internet_20_Link">the preterite perfect</text:a>, and <text:a xlink:type="simple" xlink:href="http://www.spanishdict.com/topics/show/103" text:style-name="Internet_20_link" text:visited-style-name="Visited_20_Internet_20_Link">the future perfect</text:a>.</text:p>
      <text:h text:style-name="Heading_20_2" text:outline-level="2"><text:bookmark text:name="takeapracticequiz8"/>Take a practice quiz!</text:h>
      <text:p text:style-name="Standard"/>
      <text:h text:style-name="Heading_20_1" text:outline-level="1">Present Perfect</text:h>
      <text:p text:style-name="Text_20_body">Quick Answer </text:p>
      <text:p text:style-name="Text_20_body">The Spanish present perfect (<text:span text:style-name="Strong_20_Emphasis">el pretérito perfecto compuesto</text:span><text:a xlink:type="simple" xlink:href="https://audio1.spanishdict.com/audio?lang=es&amp;text=el%20pretérito%20perfecto%20compuesto&amp;key=c82e5a3547d735a2c3b3d83485ca9fc9" text:style-name="Internet_20_link" text:visited-style-name="Visited_20_Internet_20_Link"><text:span text:style-name="Strong_20_Emphasis"> </text:span></text:a>) is used to talk about things that started in the past and which continue or repeat in the present. It's also used to talk about things that have happened in the recent past.</text:p>
      <text:p text:style-name="Text_20_body"><text:span text:style-name="Strong_20_Emphasis">¡Entendido!</text:span><text:a xlink:type="simple" xlink:href="https://audio1.spanishdict.com/audio?lang=es&amp;text=¡Entendido!&amp;key=6ae6f212d45acd3e32f91008e2e9e1e3" text:style-name="Internet_20_link" text:visited-style-name="Visited_20_Internet_20_Link"><text:span text:style-name="Strong_20_Emphasis"> </text:span></text:a> (<text:span text:style-name="Emphasis">Got it!</text:span>) So how do you form the present perfect?</text:p>
      <text:h text:style-name="Heading_20_3" text:outline-level="3"><text:bookmark text:name="presentperfectindicativeformula"/>Present Perfect Indicative Formula</text:h>
      <text:p text:style-name="Text_20_body">present indicative of <text:a xlink:type="simple" xlink:href="http://www.spanishdict.com/conjugate/haber" text:style-name="Internet_20_link" text:visited-style-name="Visited_20_Internet_20_Link">haber</text:a> + past participle of another verb</text:p>
      <text:p text:style-name="Text_20_body">Check out these examples of the present perfect.</text:p>
      <text:h text:style-name="Heading_20_2" text:outline-level="2"><text:bookmark text:name="presentperfectexamples"/>Present Perfect Examples</text:h>
      <table:table table:name="Table79" table:style-name="Table79">
        <table:table-column table:style-name="Table79.A"/>
        <table:table-row>
          <table:table-cell table:style-name="Table79.A1" office:value-type="string">
            <text:p text:style-name="Table_20_Contents">He visto las montañas de Perú.</text:p>
            <text:p text:style-name="Table_20_Contents">I have seen the mountains of Perú.</text:p>
            <text:p text:style-name="Table_20_Contents"><text:a xlink:type="simple" xlink:href="https://audio1.spanishdict.com/audio?lang=es&amp;text=He%20visto%20las%20montañas%20de%20Perú.&amp;key=883b2bb297fe37d781ca39f3454d5c9f" text:style-name="Internet_20_link" text:visited-style-name="Visited_20_Internet_20_Link"> </text:a> </text:p>
          </table:table-cell>
        </table:table-row>
        <table:table-row>
          <table:table-cell table:style-name="Table79.A1" office:value-type="string">
            <text:p text:style-name="Table_20_Contents">Has ido a Colombia.</text:p>
            <text:p text:style-name="Table_20_Contents">You have gone to Colombia.</text:p>
            <text:p text:style-name="Table_20_Contents"><text:a xlink:type="simple" xlink:href="https://audio1.spanishdict.com/audio?lang=es&amp;text=Has%20ido%20a%20Colombia.&amp;key=6a1521b39ec1970fb117101fd79556c6" text:style-name="Internet_20_link" text:visited-style-name="Visited_20_Internet_20_Link"> </text:a> </text:p>
          </table:table-cell>
        </table:table-row>
        <table:table-row>
          <table:table-cell table:style-name="Table79.A1" office:value-type="string">
            <text:p text:style-name="Table_20_Contents">Usted ha escrito un poema bonito.</text:p>
            <text:p text:style-name="Table_20_Contents"><text:soft-page-break/>You have written a pretty poem.</text:p>
            <text:p text:style-name="Table_20_Contents"><text:a xlink:type="simple" xlink:href="https://audio1.spanishdict.com/audio?lang=es&amp;text=Usted%20ha%20escrito%20un%20poema%20bonito.&amp;key=45ccb5d59bbe35a7d6d72fe5191a7d8f" text:style-name="Internet_20_link" text:visited-style-name="Visited_20_Internet_20_Link"> </text:a> </text:p>
          </table:table-cell>
        </table:table-row>
        <table:table-row>
          <table:table-cell table:style-name="Table79.A1" office:value-type="string">
            <text:p text:style-name="Table_20_Contents">Él ha dormido 10 horas.</text:p>
            <text:p text:style-name="Table_20_Contents">He has slept 10 hours.</text:p>
            <text:p text:style-name="Table_20_Contents"><text:a xlink:type="simple" xlink:href="https://audio1.spanishdict.com/audio?lang=es&amp;text=Él%20ha%20dormido%2010%20horas.&amp;key=37fefa0829cb0fb0d8052ab35056af2e" text:style-name="Internet_20_link" text:visited-style-name="Visited_20_Internet_20_Link"> </text:a> </text:p>
          </table:table-cell>
        </table:table-row>
        <table:table-row>
          <table:table-cell table:style-name="Table79.A1" office:value-type="string">
            <text:p text:style-name="Table_20_Contents">Ella ha dicho que es una princesa.</text:p>
            <text:p text:style-name="Table_20_Contents">She has said that she is a princess.</text:p>
            <text:p text:style-name="Table_20_Contents"><text:a xlink:type="simple" xlink:href="https://audio1.spanishdict.com/audio?lang=es&amp;text=Ella%20ha%20dicho%20que%20es%20una%20princesa.&amp;key=a461690885525fd5eaf2b4ac41e143d0" text:style-name="Internet_20_link" text:visited-style-name="Visited_20_Internet_20_Link"> </text:a> </text:p>
          </table:table-cell>
        </table:table-row>
        <table:table-row>
          <table:table-cell table:style-name="Table79.A1" office:value-type="string">
            <text:p text:style-name="Table_20_Contents">Hemos vuelto para comprar la leche.</text:p>
            <text:p text:style-name="Table_20_Contents">We have returned to buy milk.</text:p>
            <text:p text:style-name="Table_20_Contents"><text:a xlink:type="simple" xlink:href="https://audio1.spanishdict.com/audio?lang=es&amp;text=Hemos%20vuelto%20para%20comprar%20la%20leche.&amp;key=52acc5f920b77cdb9c0964a0a063bf8b" text:style-name="Internet_20_link" text:visited-style-name="Visited_20_Internet_20_Link"> </text:a> </text:p>
          </table:table-cell>
        </table:table-row>
        <table:table-row>
          <table:table-cell table:style-name="Table79.A1" office:value-type="string">
            <text:p text:style-name="Table_20_Contents">Habéis cantado muy bien.</text:p>
            <text:p text:style-name="Table_20_Contents">You have sung very well.</text:p>
            <text:p text:style-name="Table_20_Contents"><text:a xlink:type="simple" xlink:href="https://audio1.spanishdict.com/audio?lang=es&amp;text=Habéis%20cantado%20muy%20bien.&amp;key=39fd82bca74d01af9d16cadbb3c4f389" text:style-name="Internet_20_link" text:visited-style-name="Visited_20_Internet_20_Link"> </text:a> </text:p>
          </table:table-cell>
        </table:table-row>
        <table:table-row>
          <table:table-cell table:style-name="Table79.A1" office:value-type="string">
            <text:p text:style-name="Table_20_Contents">Ustedes han hecho un pastel delicioso.</text:p>
            <text:p text:style-name="Table_20_Contents">You have made a delicious cake.</text:p>
            <text:p text:style-name="Table_20_Contents"><text:a xlink:type="simple" xlink:href="https://audio1.spanishdict.com/audio?lang=es&amp;text=Ustedes%20han%20hecho%20un%20pastel%20delicioso.&amp;key=b8f45e7f2b212a02906b701294fa1cd7" text:style-name="Internet_20_link" text:visited-style-name="Visited_20_Internet_20_Link"> </text:a> </text:p>
          </table:table-cell>
        </table:table-row>
        <table:table-row>
          <table:table-cell table:style-name="Table79.A1" office:value-type="string">
            <text:p text:style-name="Table_20_Contents">Ellos han bailado en 12 países.</text:p>
            <text:p text:style-name="Table_20_Contents">They have danced in 12 countries.</text:p>
            <text:p text:style-name="Table_20_Contents"><text:a xlink:type="simple" xlink:href="https://audio1.spanishdict.com/audio?lang=es&amp;text=Ellos%20han%20bailado%20en%2012%20países.&amp;key=a64db8f512e97209486d53130847a1ed" text:style-name="Internet_20_link" text:visited-style-name="Visited_20_Internet_20_Link"> </text:a> </text:p>
          </table:table-cell>
        </table:table-row>
        <table:table-row>
          <table:table-cell table:style-name="Table79.A1" office:value-type="string">
            <text:p text:style-name="Table_20_Contents">Ellas han oído la verdad.</text:p>
            <text:p text:style-name="Table_20_Contents">They have heard the truth.</text:p>
            <text:p text:style-name="Table_20_Contents"><text:a xlink:type="simple" xlink:href="https://audio1.spanishdict.com/audio?lang=es&amp;text=Ellas%20han%20oído%20la%20verdad.&amp;key=850bfb18baf6f596c83489b8435cdb7f" text:style-name="Internet_20_link" text:visited-style-name="Visited_20_Internet_20_Link"> </text:a> </text:p>
          </table:table-cell>
        </table:table-row>
      </table:table>
      <text:p text:style-name="Text_20_body">For talking about actions that happened in the recent past, the present perfect is more widely used in Spain than in Latin America. It's more common to hear <text:a xlink:type="simple" xlink:href="http://www.spanishdict.com/guide/spanish-preterite-tense-forms" text:style-name="Internet_20_link" text:visited-style-name="Visited_20_Internet_20_Link">the preterite</text:a>, or <text:span text:style-name="Emphasis">simple past</text:span>, used in Latin America to talk about something that just happened.</text:p>
      <text:h text:style-name="Heading_20_2" text:outline-level="2"><text:bookmark text:name="spanclasssdmdsdmdtextaccent2haberspanandpronounplacement"/>Haber and Pronoun Placement</text:h>
      <text:p text:style-name="Text_20_body"><text:span text:style-name="Strong_20_Emphasis">Haber</text:span><text:a xlink:type="simple" xlink:href="https://audio1.spanishdict.com/audio?lang=es&amp;text=Haber&amp;key=511b5cc24fda1e7267c8d0cd00ac1686" text:style-name="Internet_20_link" text:visited-style-name="Visited_20_Internet_20_Link"><text:span text:style-name="Strong_20_Emphasis"> </text:span></text:a>, the auxiliary verb used with the present perfect, and the past participle are never separated in a present perfect construction. If an object pronoun (such as <text:span text:style-name="Strong_20_Emphasis">los</text:span>) is used with the present perfect, it goes immediately before <text:span text:style-name="Strong_20_Emphasis">haber</text:span>. </text:p>
      <table:table table:name="Table80" table:style-name="Table80">
        <table:table-column table:style-name="Table80.A"/>
        <table:table-row>
          <table:table-cell table:style-name="Table80.A1" office:value-type="string">
            <text:p text:style-name="Table_20_Contents">¿Los has visto?</text:p>
            <text:p text:style-name="Table_20_Contents">Have you seen them?</text:p>
            <text:p text:style-name="Table_20_Contents"><text:a xlink:type="simple" xlink:href="https://audio1.spanishdict.com/audio?lang=es&amp;text=¿Los%20has%20visto%3F&amp;key=32549ff946d11f441e9f7801897f6e44" text:style-name="Internet_20_link" text:visited-style-name="Visited_20_Internet_20_Link"> </text:a> </text:p>
          </table:table-cell>
        </table:table-row>
        <table:table-row>
          <table:table-cell table:style-name="Table80.A1" office:value-type="string">
            <text:p text:style-name="Table_20_Contents">Se las he dado.</text:p>
            <text:p text:style-name="Table_20_Contents">I have given them to her.</text:p>
            <text:p text:style-name="Table_20_Contents"><text:a xlink:type="simple" xlink:href="https://audio1.spanishdict.com/audio?lang=es&amp;text=Se%20las%20he%20dado.&amp;key=a852a340c6bd2959212c779455fcc38f" text:style-name="Internet_20_link" text:visited-style-name="Visited_20_Internet_20_Link"> </text:a> </text:p>
          </table:table-cell>
        </table:table-row>
      </table:table>
      <text:h text:style-name="Heading_20_2" text:outline-level="2"><text:bookmark text:name="presentperfectorpresentsimple"/>Present Perfect or Present Simple?</text:h>
      <text:p text:style-name="Text_20_body">The present perfect may be used to talk about an action still in progress, but it's also common to use the <text:a xlink:type="simple" xlink:href="http://www.spanishdict.com/topics/show/36" text:style-name="Internet_20_link" text:visited-style-name="Visited_20_Internet_20_Link">present tense</text:a> to do this.</text:p>
      <table:table table:name="Table81" table:style-name="Table81">
        <table:table-column table:style-name="Table81.A"/>
        <table:table-row>
          <table:table-cell table:style-name="Table81.A1" office:value-type="string">
            <text:p text:style-name="Table_20_Contents">He vivido aquí por muchos años.</text:p>
            <text:p text:style-name="Table_20_Contents">I have lived here many years.</text:p>
            <text:p text:style-name="Table_20_Contents"><text:a xlink:type="simple" xlink:href="https://audio1.spanishdict.com/audio?lang=es&amp;text=He%20vivido%20aquí%20por%20muchos%20años.&amp;key=787ce4d108b02831c9c272b7700da42b" text:style-name="Internet_20_link" text:visited-style-name="Visited_20_Internet_20_Link"> </text:a> </text:p>
          </table:table-cell>
        </table:table-row>
        <table:table-row>
          <table:table-cell table:style-name="Table81.A1" office:value-type="string">
            <text:p text:style-name="Table_20_Contents">Hace tres años que vivo aquí.</text:p>
            <text:p text:style-name="Table_20_Contents"><text:soft-page-break/>I have lived here for three years.</text:p>
            <text:p text:style-name="Table_20_Contents"><text:a xlink:type="simple" xlink:href="https://audio1.spanishdict.com/audio?lang=es&amp;text=Hace%20tres%20años%20que%20vivo%20aquí.&amp;key=9ef52300c591dac7ce6bad0c21583c61" text:style-name="Internet_20_link" text:visited-style-name="Visited_20_Internet_20_Link"> </text:a> </text:p>
          </table:table-cell>
        </table:table-row>
      </table:table>
      <text:p text:style-name="Text_20_body">The present perfect may be used to talk about something that was just done, but it's also very common to use <text:span text:style-name="Strong_20_Emphasis">acabar de</text:span><text:a xlink:type="simple" xlink:href="https://audio1.spanishdict.com/audio?lang=es&amp;text=acabar%20de&amp;key=3e6ce95c31a14998fbcabe00765e07e8" text:style-name="Internet_20_link" text:visited-style-name="Visited_20_Internet_20_Link"><text:span text:style-name="Strong_20_Emphasis"> </text:span></text:a> or the simple past, especially in Latin America. </text:p>
      <table:table table:name="Table82" table:style-name="Table82">
        <table:table-column table:style-name="Table82.A"/>
        <table:table-row>
          <table:table-cell table:style-name="Table82.A1" office:value-type="string">
            <text:p text:style-name="Table_20_Contents">He comprado la leche y los panes.</text:p>
            <text:p text:style-name="Table_20_Contents">I've bought the milk and the rolls.</text:p>
            <text:p text:style-name="Table_20_Contents"><text:a xlink:type="simple" xlink:href="https://audio1.spanishdict.com/audio?lang=es&amp;text=He%20comprado%20la%20leche%20y%20los%20panes.&amp;key=17d487599206ce797fbb84db4617859c" text:style-name="Internet_20_link" text:visited-style-name="Visited_20_Internet_20_Link"> </text:a> </text:p>
          </table:table-cell>
        </table:table-row>
        <table:table-row>
          <table:table-cell table:style-name="Table82.A1" office:value-type="string">
            <text:p text:style-name="Table_20_Contents">Acabo de comprar la leche y los panes.</text:p>
            <text:p text:style-name="Table_20_Contents">I just bought the milk and the rolls.</text:p>
            <text:p text:style-name="Table_20_Contents"><text:a xlink:type="simple" xlink:href="https://audio1.spanishdict.com/audio?lang=es&amp;text=Acabo%20de%20comprar%20la%20leche%20y%20los%20panes.&amp;key=1ad976af9cd7ecc3c78fe42dca69cd6e" text:style-name="Internet_20_link" text:visited-style-name="Visited_20_Internet_20_Link"> </text:a> </text:p>
          </table:table-cell>
        </table:table-row>
        <table:table-row>
          <table:table-cell table:style-name="Table82.A1" office:value-type="string">
            <text:p text:style-name="Table_20_Contents">Compré la leche y los panes.</text:p>
            <text:p text:style-name="Table_20_Contents">I bought the milk and the rolls.</text:p>
            <text:p text:style-name="Table_20_Contents"><text:a xlink:type="simple" xlink:href="https://audio1.spanishdict.com/audio?lang=es&amp;text=Compré%20la%20leche%20y%20los%20panes.&amp;key=f94990c18606bdfcabe036cfe36f75d8" text:style-name="Internet_20_link" text:visited-style-name="Visited_20_Internet_20_Link"> </text:a> </text:p>
          </table:table-cell>
        </table:table-row>
      </table:table>
      <text:h text:style-name="Heading_20_2" text:outline-level="2"><text:bookmark text:name="takeapracticequiz9"/>Take a practice quiz!</text:h>
      <text:p text:style-name="Standard"/>
      <text:h text:style-name="Heading_20_1" text:outline-level="1">Spanish Preterite Perfect Tense</text:h>
      <text:p text:style-name="Text_20_body">Quick Answer </text:p>
      <text:p text:style-name="Text_20_body">The <text:span text:style-name="Emphasis">preterite perfect tense</text:span> (<text:span text:style-name="Strong_20_Emphasis">el pretérito anterior</text:span><text:a xlink:type="simple" xlink:href="https://audio1.spanishdict.com/audio?lang=es&amp;text=el%20pretérito%20anterior&amp;key=4980b0850d69d813e4c2ece0061804cc" text:style-name="Internet_20_link" text:visited-style-name="Visited_20_Internet_20_Link"><text:span text:style-name="Strong_20_Emphasis"> </text:span></text:a>) is primarily used formally or literarily (in written texts). It describes an action in the past that happened immediately before another action in the past.</text:p>
      <text:h text:style-name="Heading_20_2" text:outline-level="2"><text:bookmark text:name="formation"/>Formation</text:h>
      <text:p text:style-name="Text_20_body">The preterite perfect tense uses the verb <text:span text:style-name="Strong_20_Emphasis">haber</text:span><text:a xlink:type="simple" xlink:href="https://audio1.spanishdict.com/audio?lang=es&amp;text=haber&amp;key=78fff81e8d0b34f8a340a1a674766ab3" text:style-name="Internet_20_link" text:visited-style-name="Visited_20_Internet_20_Link"><text:span text:style-name="Strong_20_Emphasis"> </text:span></text:a> in the <text:a xlink:type="simple" xlink:href="http://www.spanishdict.com/guide/spanish-preterite-tense-forms/" text:style-name="Internet_20_link" text:visited-style-name="Visited_20_Internet_20_Link">preterite</text:a> plus a <text:a xlink:type="simple" xlink:href="http://www.spanishdict.com/guide/past-participle-in-spanish/" text:style-name="Internet_20_link" text:visited-style-name="Visited_20_Internet_20_Link">past participle</text:a>. </text:p>
      <text:h text:style-name="Heading_20_3" text:outline-level="3"><text:bookmark text:name="preteriteperfectformula"/>Preterite Perfect Formula:</text:h>
      <text:p text:style-name="Text_20_body">preterite of <text:span text:style-name="Strong_20_Emphasis">haber</text:span> + past participle</text:p>
      <text:h text:style-name="Heading_20_3" text:outline-level="3"><text:bookmark text:name="preteriteofspanclasssdmdsdmdtextaccent2haberspan"/>Preterite of Haber</text:h>
      <text:p text:style-name="Text_20_body">In case you don't know it, here is how to form <text:span text:style-name="Strong_20_Emphasis">haber</text:span> in the preterite.</text:p>
      <table:table table:name="Table83" table:style-name="Table83">
        <table:table-column table:style-name="Table83.A"/>
        <table:table-column table:style-name="Table83.B"/>
        <table:table-row>
          <table:table-cell table:style-name="Table83.A1" office:value-type="string">
            <text:p text:style-name="Table_20_Heading">Subject</text:p>
          </table:table-cell>
          <table:table-cell table:style-name="Table83.A1" office:value-type="string">
            <text:p text:style-name="Table_20_Heading">Haber Conjugation</text:p>
          </table:table-cell>
        </table:table-row>
        <table:table-row>
          <table:table-cell table:style-name="Table83.A1" office:value-type="string">
            <text:p text:style-name="Table_20_Contents">yo</text:p>
          </table:table-cell>
          <table:table-cell table:style-name="Table83.A1" office:value-type="string">
            <text:p text:style-name="Table_20_Contents"><text:span text:style-name="Strong_20_Emphasis">hube </text:span></text:p>
            <text:p text:style-name="Table_20_Contents"><text:a xlink:type="simple" xlink:href="https://audio1.spanishdict.com/audio?lang=es&amp;text=hube&amp;key=ea5aae9615a13f0f75f1d28913e88a2c" text:style-name="Internet_20_link" text:visited-style-name="Visited_20_Internet_20_Link"> </text:a> </text:p>
          </table:table-cell>
        </table:table-row>
        <table:table-row>
          <table:table-cell table:style-name="Table83.A1" office:value-type="string">
            <text:p text:style-name="Table_20_Contents">tú</text:p>
          </table:table-cell>
          <table:table-cell table:style-name="Table83.A1" office:value-type="string">
            <text:p text:style-name="Table_20_Contents"><text:span text:style-name="Strong_20_Emphasis">hubiste </text:span></text:p>
            <text:p text:style-name="Table_20_Contents"><text:a xlink:type="simple" xlink:href="https://audio1.spanishdict.com/audio?lang=es&amp;text=hubiste&amp;key=782fa6739b7aca9e3a5a30727efee6ea" text:style-name="Internet_20_link" text:visited-style-name="Visited_20_Internet_20_Link"> </text:a> </text:p>
          </table:table-cell>
        </table:table-row>
        <table:table-row>
          <table:table-cell table:style-name="Table83.A1" office:value-type="string">
            <text:p text:style-name="Table_20_Contents">él, ella, usted</text:p>
          </table:table-cell>
          <table:table-cell table:style-name="Table83.A1" office:value-type="string">
            <text:p text:style-name="Table_20_Contents"><text:span text:style-name="Strong_20_Emphasis">hubo </text:span></text:p>
            <text:p text:style-name="Table_20_Contents"><text:a xlink:type="simple" xlink:href="https://audio1.spanishdict.com/audio?lang=es&amp;text=hubo&amp;key=65946e73380da96858e401cafb1ee1fb" text:style-name="Internet_20_link" text:visited-style-name="Visited_20_Internet_20_Link"> </text:a> </text:p>
          </table:table-cell>
        </table:table-row>
        <table:table-row>
          <table:table-cell table:style-name="Table83.A1" office:value-type="string">
            <text:p text:style-name="Table_20_Contents">nosotros</text:p>
          </table:table-cell>
          <table:table-cell table:style-name="Table83.A1" office:value-type="string">
            <text:p text:style-name="Table_20_Contents"><text:span text:style-name="Strong_20_Emphasis">hubimos </text:span></text:p>
            <text:p text:style-name="Table_20_Contents"><text:a xlink:type="simple" xlink:href="https://audio1.spanishdict.com/audio?lang=es&amp;text=hubimos&amp;key=94d3dac98c2445de7de4c52c98f3cea4" text:style-name="Internet_20_link" text:visited-style-name="Visited_20_Internet_20_Link"> </text:a> </text:p>
          </table:table-cell>
        </table:table-row>
        <table:table-row>
          <table:table-cell table:style-name="Table83.A1" office:value-type="string">
            <text:p text:style-name="Table_20_Contents">vosotros</text:p>
          </table:table-cell>
          <table:table-cell table:style-name="Table83.A1" office:value-type="string">
            <text:p text:style-name="Table_20_Contents"><text:span text:style-name="Strong_20_Emphasis">hubisteis </text:span></text:p>
            <text:p text:style-name="Table_20_Contents"><text:a xlink:type="simple" xlink:href="https://audio1.spanishdict.com/audio?lang=es&amp;text=hubisteis&amp;key=4d6e6ebd9673d4fddf09cef575f44846" text:style-name="Internet_20_link" text:visited-style-name="Visited_20_Internet_20_Link"> </text:a> </text:p>
          </table:table-cell>
        </table:table-row>
        <table:table-row>
          <table:table-cell table:style-name="Table83.A1" office:value-type="string">
            <text:p text:style-name="Table_20_Contents">ellos, ellas, ustedes</text:p>
          </table:table-cell>
          <table:table-cell table:style-name="Table83.A1" office:value-type="string">
            <text:p text:style-name="Table_20_Contents"><text:span text:style-name="Strong_20_Emphasis">hubieron </text:span></text:p>
            <text:p text:style-name="Table_20_Contents"><text:a xlink:type="simple" xlink:href="https://audio1.spanishdict.com/audio?lang=es&amp;text=hubieron&amp;key=5490e1e3a8bb197caff5b67e90cacb06" text:style-name="Internet_20_link" text:visited-style-name="Visited_20_Internet_20_Link"> </text:a> </text:p>
          </table:table-cell>
        </table:table-row>
      </table:table>
      <text:h text:style-name="Heading_20_2" text:outline-level="2"><text:bookmark text:name="examplesofthepreteriteperfect"/><text:soft-page-break/>Examples of the Preterite Perfect</text:h>
      <table:table table:name="Table84" table:style-name="Table84">
        <table:table-column table:style-name="Table84.A"/>
        <table:table-row>
          <table:table-cell table:style-name="Table84.A1" office:value-type="string">
            <text:p text:style-name="Table_20_Contents">En cuanto hube visto a mi primo, salió.</text:p>
            <text:p text:style-name="Table_20_Contents">As soon as I had seen my cousin, he left.</text:p>
            <text:p text:style-name="Table_20_Contents"><text:a xlink:type="simple" xlink:href="https://audio1.spanishdict.com/audio?lang=es&amp;text=En%20cuanto%20hube%20visto%20a%20mi%20primo%2C%20salió.&amp;key=022d3e6e08928b409bd404ee01b1a713" text:style-name="Internet_20_link" text:visited-style-name="Visited_20_Internet_20_Link"> </text:a> </text:p>
          </table:table-cell>
        </table:table-row>
        <table:table-row>
          <table:table-cell table:style-name="Table84.A1" office:value-type="string">
            <text:p text:style-name="Table_20_Contents">Cuando hubiste llegado a la fiesta, cantamos la canción.</text:p>
            <text:p text:style-name="Table_20_Contents">As soon as you had arrived at the party, we sang the song.</text:p>
            <text:p text:style-name="Table_20_Contents"><text:a xlink:type="simple" xlink:href="https://audio1.spanishdict.com/audio?lang=es&amp;text=Cuando%20hubiste%20llegado%20a%20la%20fiesta%2C%20cantamos%20la%20canción.&amp;key=ccad4fef9d62876f86dd886ed1a22d73" text:style-name="Internet_20_link" text:visited-style-name="Visited_20_Internet_20_Link"> </text:a> </text:p>
          </table:table-cell>
        </table:table-row>
        <table:table-row>
          <table:table-cell table:style-name="Table84.A1" office:value-type="string">
            <text:p text:style-name="Table_20_Contents">Tan pronto Ud. hubo leído el libro, entendió mi misión.</text:p>
            <text:p text:style-name="Table_20_Contents">As soon as you had read the book, you understood my mission.</text:p>
            <text:p text:style-name="Table_20_Contents"><text:a xlink:type="simple" xlink:href="https://audio1.spanishdict.com/audio?lang=es&amp;text=Tan%20pronto%20Ud.%20hubo%20leído%20el%20libro%2C%20entendió%20mi%20misión.&amp;key=7cc2bd79d40aba0993a58d014c4a85c8" text:style-name="Internet_20_link" text:visited-style-name="Visited_20_Internet_20_Link"> </text:a> </text:p>
          </table:table-cell>
        </table:table-row>
        <table:table-row>
          <table:table-cell table:style-name="Table84.A1" office:value-type="string">
            <text:p text:style-name="Table_20_Contents">Él hubo sacado su gorro cuando entró en mi casa.</text:p>
            <text:p text:style-name="Table_20_Contents">He had taken off his hat when he entered my house.</text:p>
            <text:p text:style-name="Table_20_Contents"><text:a xlink:type="simple" xlink:href="https://audio1.spanishdict.com/audio?lang=es&amp;text=Él%20hubo%20sacado%20su%20gorro%20cuando%20entró%20en%20mi%20casa.&amp;key=ac3557d1334c540521762d97e03303a1" text:style-name="Internet_20_link" text:visited-style-name="Visited_20_Internet_20_Link"> </text:a> </text:p>
          </table:table-cell>
        </table:table-row>
        <table:table-row>
          <table:table-cell table:style-name="Table84.A1" office:value-type="string">
            <text:p text:style-name="Table_20_Contents">Cuando hubo salido, empecé a llorar.</text:p>
            <text:p text:style-name="Table_20_Contents">When she had left, I began to cry.</text:p>
            <text:p text:style-name="Table_20_Contents"><text:a xlink:type="simple" xlink:href="https://audio1.spanishdict.com/audio?lang=es&amp;text=Cuando%20hubo%20salido%2C%20empecé%20a%20llorar.&amp;key=fa8bffa4aff21e01daeb8bd06c1af7f9" text:style-name="Internet_20_link" text:visited-style-name="Visited_20_Internet_20_Link"> </text:a> </text:p>
          </table:table-cell>
        </table:table-row>
        <table:table-row>
          <table:table-cell table:style-name="Table84.A1" office:value-type="string">
            <text:p text:style-name="Table_20_Contents">Después de que hubimos comido, sirvió el postre.</text:p>
            <text:p text:style-name="Table_20_Contents">After we had eaten, he served dessert.</text:p>
            <text:p text:style-name="Table_20_Contents"><text:a xlink:type="simple" xlink:href="https://audio1.spanishdict.com/audio?lang=es&amp;text=Después%20de%20que%20hubimos%20comido%2C%20sirvió%20el%20postre.&amp;key=acedca6366eaa82723270c65d5e186f2" text:style-name="Internet_20_link" text:visited-style-name="Visited_20_Internet_20_Link"> </text:a> </text:p>
          </table:table-cell>
        </table:table-row>
        <table:table-row>
          <table:table-cell table:style-name="Table84.A1" office:value-type="string">
            <text:p text:style-name="Table_20_Contents">Apenas hubisteis terminado cuando sonó el timbre.</text:p>
            <text:p text:style-name="Table_20_Contents">You had just finished when the bell rang.</text:p>
            <text:p text:style-name="Table_20_Contents"><text:a xlink:type="simple" xlink:href="https://audio1.spanishdict.com/audio?lang=es&amp;text=Apenas%20hubisteis%20terminado%20cuando%20sonó%20el%20timbre.&amp;key=8f47c2675dd3abff9ba0e4062a2f8012" text:style-name="Internet_20_link" text:visited-style-name="Visited_20_Internet_20_Link"> </text:a> </text:p>
          </table:table-cell>
        </table:table-row>
        <table:table-row>
          <table:table-cell table:style-name="Table84.A1" office:value-type="string">
            <text:p text:style-name="Table_20_Contents">Tan pronto nos hubieron llamado, salimos de la oficina.</text:p>
            <text:p text:style-name="Table_20_Contents">As soon as you had called us, we left the office.</text:p>
            <text:p text:style-name="Table_20_Contents"><text:a xlink:type="simple" xlink:href="https://audio1.spanishdict.com/audio?lang=es&amp;text=Tan%20pronto%20nos%20hubieron%20llamado%2C%20salimos%20de%20la%20oficina.&amp;key=18ae54b95adaa1d3ae485f45e779b21a" text:style-name="Internet_20_link" text:visited-style-name="Visited_20_Internet_20_Link"> </text:a> </text:p>
          </table:table-cell>
        </table:table-row>
        <table:table-row>
          <table:table-cell table:style-name="Table84.A1" office:value-type="string">
            <text:p text:style-name="Table_20_Contents">¿La tienda? La hubieron cerrado cuando llegamos.</text:p>
            <text:p text:style-name="Table_20_Contents">The store? They had closed it when we arrived.</text:p>
            <text:p text:style-name="Table_20_Contents"><text:a xlink:type="simple" xlink:href="https://audio1.spanishdict.com/audio?lang=es&amp;text=¿La%20tienda%3F%20La%20hubieron%20cerrado%20cuando%20llegamos.&amp;key=69457679f01729f09ee01c3c1eccc39d" text:style-name="Internet_20_link" text:visited-style-name="Visited_20_Internet_20_Link"> </text:a> </text:p>
          </table:table-cell>
        </table:table-row>
        <table:table-row>
          <table:table-cell table:style-name="Table84.A1" office:value-type="string">
            <text:p text:style-name="Table_20_Contents">Cuando hubieron terminado de bailar, todos aplaudieron.</text:p>
            <text:p text:style-name="Table_20_Contents">When they had finished dancing, everyone applauded.</text:p>
            <text:p text:style-name="Table_20_Contents"><text:a xlink:type="simple" xlink:href="https://audio1.spanishdict.com/audio?lang=es&amp;text=Cuando%20hubieron%20terminado%20de%20bailar%2C%20todos%20aplaudieron.&amp;key=481370f2055b9a661809644365c59cb1" text:style-name="Internet_20_link" text:visited-style-name="Visited_20_Internet_20_Link"> </text:a> </text:p>
          </table:table-cell>
        </table:table-row>
      </table:table>
      <text:p text:style-name="Text_20_body">Notice that the <text:span text:style-name="Strong_20_Emphasis">haber</text:span> and the past participle are never separated in this tense. If object pronouns are present, they go immediately before <text:span text:style-name="Strong_20_Emphasis">haber</text:span>.</text:p>
      <text:h text:style-name="Heading_20_2" text:outline-level="2"><text:bookmark text:name="takeapracticequiz10"/>Take a practice quiz!</text:h>
      <text:p text:style-name="Standard"/>
      <text:p text:style-name="Standard"/>
      <text:h text:style-name="Heading_20_1" text:outline-level="1">Spanish Future Perfect Indicative</text:h>
      <text:p text:style-name="Text_20_body">Quick Answer </text:p>
      <text:p text:style-name="Text_20_body">The Spanish <text:span text:style-name="Emphasis">future perfect indicative</text:span> (<text:span text:style-name="Strong_20_Emphasis">el futuro compuesto</text:span><text:a xlink:type="simple" xlink:href="https://audio1.spanishdict.com/audio?lang=es&amp;text=el%20futuro%20compuesto&amp;key=e36bfffd795db7c3a7cc9dfb6d2303ae" text:style-name="Internet_20_link" text:visited-style-name="Visited_20_Internet_20_Link"><text:span text:style-name="Strong_20_Emphasis"> </text:span></text:a>) is used to talk about something that will have been completed at a certain point in the future. It can also indicate probability, or what might have or could have happened.</text:p>
      <text:h text:style-name="Heading_20_2" text:outline-level="2"><text:bookmark text:name="spanishfutureperfectforms"/><text:soft-page-break/>Spanish Future Perfect Forms</text:h>
      <text:p text:style-name="Text_20_body">The Spanish future perfect is formed by combining the <text:a xlink:type="simple" xlink:href="http://www.spanishdict.com/guide/simple-future-regular-forms-and-tenses/" text:style-name="Internet_20_link" text:visited-style-name="Visited_20_Internet_20_Link">simple future</text:a> of the verb <text:span text:style-name="Strong_20_Emphasis">haber</text:span><text:a xlink:type="simple" xlink:href="https://audio1.spanishdict.com/audio?lang=es&amp;text=haber&amp;key=78fff81e8d0b34f8a340a1a674766ab3" text:style-name="Internet_20_link" text:visited-style-name="Visited_20_Internet_20_Link"><text:span text:style-name="Strong_20_Emphasis"> </text:span></text:a> with a <text:a xlink:type="simple" xlink:href="http://www.spanishdict.com/topics/show/33" text:style-name="Internet_20_link" text:visited-style-name="Visited_20_Internet_20_Link">past participle</text:a>. </text:p>
      <text:h text:style-name="Heading_20_3" text:outline-level="3"><text:bookmark text:name="futureperfectformula"/>Future Perfect Formula:</text:h>
      <text:p text:style-name="Text_20_body">simple future of <text:span text:style-name="Strong_20_Emphasis">haber</text:span> + past participle</text:p>
      <text:p text:style-name="Text_20_body">In case you've forgotten, here's how to form <text:span text:style-name="Strong_20_Emphasis">haber</text:span> in the simple future:</text:p>
      <text:h text:style-name="Heading_20_3" text:outline-level="3"><text:bookmark text:name="spanclasssdmdsdmdtextaccent2haberspaninthesimplefuture"/>Haber in the Simple Future</text:h>
      <table:table table:name="Table85" table:style-name="Table85">
        <table:table-column table:style-name="Table85.A"/>
        <table:table-column table:style-name="Table85.B"/>
        <table:table-row>
          <table:table-cell table:style-name="Table85.A1" office:value-type="string">
            <text:p text:style-name="Table_20_Heading">Subject</text:p>
          </table:table-cell>
          <table:table-cell table:style-name="Table85.A1" office:value-type="string">
            <text:p text:style-name="Table_20_Heading">Simple Future of Haber</text:p>
          </table:table-cell>
        </table:table-row>
        <table:table-row>
          <table:table-cell table:style-name="Table85.A1" office:value-type="string">
            <text:p text:style-name="Table_20_Contents">yo</text:p>
          </table:table-cell>
          <table:table-cell table:style-name="Table85.A1" office:value-type="string">
            <text:p text:style-name="Table_20_Contents"><text:span text:style-name="Strong_20_Emphasis">habré </text:span></text:p>
            <text:p text:style-name="Table_20_Contents"><text:a xlink:type="simple" xlink:href="https://audio1.spanishdict.com/audio?lang=es&amp;text=habré&amp;key=c6a009f4ee8bd6dc66ad1bec632a6edd" text:style-name="Internet_20_link" text:visited-style-name="Visited_20_Internet_20_Link"> </text:a> </text:p>
          </table:table-cell>
        </table:table-row>
        <table:table-row>
          <table:table-cell table:style-name="Table85.A1" office:value-type="string">
            <text:p text:style-name="Table_20_Contents">tú</text:p>
          </table:table-cell>
          <table:table-cell table:style-name="Table85.A1" office:value-type="string">
            <text:p text:style-name="Table_20_Contents"><text:span text:style-name="Strong_20_Emphasis">habrás </text:span></text:p>
            <text:p text:style-name="Table_20_Contents"><text:a xlink:type="simple" xlink:href="https://audio1.spanishdict.com/audio?lang=es&amp;text=habrás&amp;key=16fc07a3d70bc88d0d0781cebc91e12c" text:style-name="Internet_20_link" text:visited-style-name="Visited_20_Internet_20_Link"> </text:a> </text:p>
          </table:table-cell>
        </table:table-row>
        <table:table-row>
          <table:table-cell table:style-name="Table85.A1" office:value-type="string">
            <text:p text:style-name="Table_20_Contents">él, ella, usted</text:p>
          </table:table-cell>
          <table:table-cell table:style-name="Table85.A1" office:value-type="string">
            <text:p text:style-name="Table_20_Contents"><text:span text:style-name="Strong_20_Emphasis">habrá </text:span></text:p>
            <text:p text:style-name="Table_20_Contents"><text:a xlink:type="simple" xlink:href="https://audio1.spanishdict.com/audio?lang=es&amp;text=habrá&amp;key=7aaa376ab16d24f94cb0f3985f3a69e5" text:style-name="Internet_20_link" text:visited-style-name="Visited_20_Internet_20_Link"> </text:a> </text:p>
          </table:table-cell>
        </table:table-row>
        <table:table-row>
          <table:table-cell table:style-name="Table85.A1" office:value-type="string">
            <text:p text:style-name="Table_20_Contents">nosotros</text:p>
          </table:table-cell>
          <table:table-cell table:style-name="Table85.A1" office:value-type="string">
            <text:p text:style-name="Table_20_Contents"><text:span text:style-name="Strong_20_Emphasis">habremos </text:span></text:p>
            <text:p text:style-name="Table_20_Contents"><text:a xlink:type="simple" xlink:href="https://audio1.spanishdict.com/audio?lang=es&amp;text=habremos&amp;key=8dd9c889a0cf88e5dfb75c5587d8fb38" text:style-name="Internet_20_link" text:visited-style-name="Visited_20_Internet_20_Link"> </text:a> </text:p>
          </table:table-cell>
        </table:table-row>
        <table:table-row>
          <table:table-cell table:style-name="Table85.A1" office:value-type="string">
            <text:p text:style-name="Table_20_Contents">vosotros</text:p>
          </table:table-cell>
          <table:table-cell table:style-name="Table85.A1" office:value-type="string">
            <text:p text:style-name="Table_20_Contents"><text:span text:style-name="Strong_20_Emphasis">habréis </text:span></text:p>
            <text:p text:style-name="Table_20_Contents"><text:a xlink:type="simple" xlink:href="https://audio1.spanishdict.com/audio?lang=es&amp;text=habréis&amp;key=9ef4661be9b4372d4eff2fdebc57bb6e" text:style-name="Internet_20_link" text:visited-style-name="Visited_20_Internet_20_Link"> </text:a> </text:p>
          </table:table-cell>
        </table:table-row>
        <table:table-row>
          <table:table-cell table:style-name="Table85.A1" office:value-type="string">
            <text:p text:style-name="Table_20_Contents">ellos, ellas, ustedes</text:p>
          </table:table-cell>
          <table:table-cell table:style-name="Table85.A1" office:value-type="string">
            <text:p text:style-name="Table_20_Contents"><text:span text:style-name="Strong_20_Emphasis">habrán </text:span></text:p>
            <text:p text:style-name="Table_20_Contents"><text:a xlink:type="simple" xlink:href="https://audio1.spanishdict.com/audio?lang=es&amp;text=habrán&amp;key=739e48b33a1c902f24274b0dea1b7512" text:style-name="Internet_20_link" text:visited-style-name="Visited_20_Internet_20_Link"> </text:a> </text:p>
          </table:table-cell>
        </table:table-row>
      </table:table>
      <text:h text:style-name="Heading_20_2" text:outline-level="2"><text:bookmark text:name="futureperfectexamples"/>Future Perfect Examples</text:h>
      <text:h text:style-name="Heading_20_3" text:outline-level="3"><text:bookmark text:name="futureevents"/>Future Events</text:h>
      <text:p text:style-name="Text_20_body">Here are examples of the future perfect indicative used to talk about actions that will have been completed before another action in the future. In this sense, the future perfect is used to talk about something that hasn’t happened yet.</text:p>
      <table:table table:name="Table86" table:style-name="Table86">
        <table:table-column table:style-name="Table86.A"/>
        <table:table-row>
          <table:table-cell table:style-name="Table86.A1" office:value-type="string">
            <text:p text:style-name="Table_20_Contents">Habré terminado mi trabajo para diciembre.</text:p>
            <text:p text:style-name="Table_20_Contents">I will have finished my work by December.</text:p>
            <text:p text:style-name="Table_20_Contents"><text:a xlink:type="simple" xlink:href="https://audio1.spanishdict.com/audio?lang=es&amp;text=Habré%20terminado%20mi%20trabajo%20para%20diciembre.&amp;key=68426bd16a6fce3d1bf43a5f85166873" text:style-name="Internet_20_link" text:visited-style-name="Visited_20_Internet_20_Link"> </text:a> </text:p>
          </table:table-cell>
        </table:table-row>
        <table:table-row>
          <table:table-cell table:style-name="Table86.A1" office:value-type="string">
            <text:p text:style-name="Table_20_Contents">Ya habrás pedido cuando yo llegue.</text:p>
            <text:p text:style-name="Table_20_Contents">You will have already ordered when I arrive.</text:p>
            <text:p text:style-name="Table_20_Contents"><text:a xlink:type="simple" xlink:href="https://audio1.spanishdict.com/audio?lang=es&amp;text=Ya%20habrás%20pedido%20cuando%20yo%20llegue.&amp;key=1e87b2c0ad719feca4e7a7bf363ebda2" text:style-name="Internet_20_link" text:visited-style-name="Visited_20_Internet_20_Link"> </text:a> </text:p>
          </table:table-cell>
        </table:table-row>
        <table:table-row>
          <table:table-cell table:style-name="Table86.A1" office:value-type="string">
            <text:p text:style-name="Table_20_Contents">Usted habrá estudiado español por tres años para este mayo.</text:p>
            <text:p text:style-name="Table_20_Contents">You will have studied three years of Spanish by this May.</text:p>
            <text:p text:style-name="Table_20_Contents"><text:a xlink:type="simple" xlink:href="https://audio1.spanishdict.com/audio?lang=es&amp;text=Usted%20habrá%20estudiado%20español%20por%20tres%20años%20para%20este%20mayo.&amp;key=ba8ef8e3e74bb08cb344bc3b91829724" text:style-name="Internet_20_link" text:visited-style-name="Visited_20_Internet_20_Link"> </text:a> </text:p>
          </table:table-cell>
        </table:table-row>
      </table:table>
      <text:h text:style-name="Heading_20_3" text:outline-level="3"><text:bookmark text:name="likelihoodandconjecture"/>Likelihood and Conjecture</text:h>
      <text:p text:style-name="Text_20_body">Here are examples of the future perfect indicative used to talk about likelihood or conjecture. In this sense, the future perfect is used to talk about what someone guesses or thinks might be true. </text:p>
      <table:table table:name="Table87" table:style-name="Table87">
        <table:table-column table:style-name="Table87.A"/>
        <table:table-row>
          <table:table-cell table:style-name="Table87.A1" office:value-type="string">
            <text:p text:style-name="Table_20_Contents">¿Dónde está Paco? - Él habrá ido a otro café.</text:p>
            <text:p text:style-name="Table_20_Contents">Where is Paco? - He might have gone to another cafe.</text:p>
            <text:p text:style-name="Table_20_Contents"><text:soft-page-break/><text:a xlink:type="simple" xlink:href="https://audio1.spanishdict.com/audio?lang=es&amp;text=¿Dónde%20está%20Paco%3F%20-%20Él%20habrá%20ido%20a%20otro%20café.&amp;key=6fe9c33af7a0e0849866383d76ec6af9" text:style-name="Internet_20_link" text:visited-style-name="Visited_20_Internet_20_Link"> </text:a> </text:p>
          </table:table-cell>
        </table:table-row>
        <table:table-row>
          <table:table-cell table:style-name="Table87.A1" office:value-type="string">
            <text:p text:style-name="Table_20_Contents">Ellos habrán tenido hambre para la noche.</text:p>
            <text:p text:style-name="Table_20_Contents">They may have been hungry by nighttime.</text:p>
            <text:p text:style-name="Table_20_Contents"><text:a xlink:type="simple" xlink:href="https://audio1.spanishdict.com/audio?lang=es&amp;text=Ellos%20habrán%20tenido%20hambre%20para%20la%20noche.&amp;key=40503b2b95f247bca774f17ea4c6991e" text:style-name="Internet_20_link" text:visited-style-name="Visited_20_Internet_20_Link"> </text:a> </text:p>
          </table:table-cell>
        </table:table-row>
        <table:table-row>
          <table:table-cell table:style-name="Table87.A1" office:value-type="string">
            <text:p text:style-name="Table_20_Contents">Habrá salido de Atlanta.</text:p>
            <text:p text:style-name="Table_20_Contents">She must have left Atlanta.</text:p>
            <text:p text:style-name="Table_20_Contents"><text:a xlink:type="simple" xlink:href="https://audio1.spanishdict.com/audio?lang=es&amp;text=Habrá%20salido%20de%20Atlanta.&amp;key=358281103235eb5b346764e6ca0ecc0a" text:style-name="Internet_20_link" text:visited-style-name="Visited_20_Internet_20_Link"> </text:a> </text:p>
          </table:table-cell>
        </table:table-row>
      </table:table>
      <text:h text:style-name="Heading_20_2" text:outline-level="2"><text:bookmark text:name="perfectthespanclasssdmdsdmdtextaccent1perfectspantenses1"/>Perfect the Perfect Tenses</text:h>
      <text:p text:style-name="Text_20_body">Need a review of the other perfect tenses? Check out our other perfect articles:</text:p>
      <text:list xml:id="list3770922350582562900" text:style-name="L21">
        <text:list-item>
          <text:p text:style-name="P28"><text:a xlink:type="simple" xlink:href="http://www.spanishdict.com/guide/spanish-present-perfect-indicative" text:style-name="Internet_20_link" text:visited-style-name="Visited_20_Internet_20_Link">the present perfect indicative</text:a> </text:p>
        </text:list-item>
        <text:list-item>
          <text:p text:style-name="P28"><text:a xlink:type="simple" xlink:href="http://www.spanishdict.com/guide/spanish-present-perfect-subjunctive" text:style-name="Internet_20_link" text:visited-style-name="Visited_20_Internet_20_Link">the present perfect subjunctive</text:a> </text:p>
        </text:list-item>
        <text:list-item>
          <text:p text:style-name="P28"><text:a xlink:type="simple" xlink:href="http://www.spanishdict.com/guide/past-perfect-forms-and-uses/" text:style-name="Internet_20_link" text:visited-style-name="Visited_20_Internet_20_Link">the past perfect</text:a> </text:p>
        </text:list-item>
        <text:list-item>
          <text:p text:style-name="P28"><text:a xlink:type="simple" xlink:href="http://www.spanishdict.com/topics/show/101" text:style-name="Internet_20_link" text:visited-style-name="Visited_20_Internet_20_Link">the preterite perfect</text:a> </text:p>
        </text:list-item>
        <text:list-item>
          <text:p text:style-name="P28"><text:a xlink:type="simple" xlink:href="http://www.spanishdict.com/guide/conditional-perfect-forms-and-uses/" text:style-name="Internet_20_link" text:visited-style-name="Visited_20_Internet_20_Link">the conditional perfect</text:a> </text:p>
        </text:list-item>
        <text:list-item>
          <text:p text:style-name="P28"><text:a xlink:type="simple" xlink:href="http://www.spanishdict.com/topics/show/105" text:style-name="Internet_20_link" text:visited-style-name="Visited_20_Internet_20_Link">the past perfect subjunctive</text:a> </text:p>
        </text:list-item>
        <text:list-item>
          <text:p text:style-name="P21"><text:a xlink:type="simple" xlink:href="http://www.spanishdict.com/topics/show/106" text:style-name="Internet_20_link" text:visited-style-name="Visited_20_Internet_20_Link">the future perfect subjunctive</text:a> </text:p>
        </text:list-item>
      </text:list>
      <text:h text:style-name="Heading_20_2" text:outline-level="2"><text:bookmark text:name="takeapracticequiz11"/>Take a practice quiz!</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5T19:48:49.258333276</meta:creation-date>
    <dc:date>2018-06-15T20:12:32.899082803</dc:date>
    <meta:editing-duration>PT23M50S</meta:editing-duration>
    <meta:editing-cycles>4</meta:editing-cycles>
    <meta:generator>LibreOffice/5.1.6.2$Linux_x86 LibreOffice_project/10m0$Build-2</meta:generator>
    <meta:document-statistic meta:table-count="87" meta:image-count="0" meta:object-count="0" meta:page-count="39" meta:paragraph-count="2037" meta:word-count="8326" meta:character-count="50010" meta:non-whitespace-character-count="41523"/>
  </office:meta>
</office:document-meta>
</file>